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Bookman BT S.O.Cist." svg:font-family="'Bookman BT S.O.Cist.'" style:font-pitch="variable"/>
    <style:font-face style:name="Bookman Old Style S.O.Cist." svg:font-family="'Bookman Old Style S.O.Cist.'"/>
    <style:font-face style:name="Bookman Old Style S.O.Cist.1" svg:font-family="'Bookman Old Style S.O.Cist.'" style:font-pitch="variable"/>
    <style:font-face style:name="Bookman Old Style S.O.Cist.2" svg:font-family="'Bookman Old Style S.O.Cist.'" style:font-family-generic="roman" style:font-pitch="variable"/>
    <style:font-face style:name="Courier New"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tine" svg:font-family="Libertine" style:font-family-generic="roman" style:font-pitch="variable"/>
    <style:font-face style:name="LibertineSC" svg:font-family="LibertineSC" style:font-family-generic="roman" style:font-pitch="variable"/>
    <style:font-face style:name="Linux Libertine S.O.Cist." svg:font-family="'Linux Libertine S.O.Cist.'" style:font-pitch="variable"/>
    <style:font-face style:name="Linux Libertine S.O.Cist.1" svg:font-family="'Linux Libertine S.O.Cist.'" style:font-adornments="Regular" style:font-pitch="variable"/>
    <style:font-face style:name="Microsoft YaHei" svg:font-family="'Microsoft YaHei'" style:font-family-generic="system" style:font-pitch="variable"/>
    <style:font-face style:name="OpenSymbol" svg:font-family="OpenSymbol" style:font-charset="x-symbol"/>
    <style:font-face style:name="PingFang SC" svg:font-family="'PingFang SC'" style:font-family-generic="system" style:font-pitch="variable"/>
    <style:font-face style:name="Segoe UI" svg:font-family="'Segoe UI'" style:font-family-generic="roman" style:font-pitch="variable"/>
    <style:font-face style:name="Segoe UI Symbol" svg:font-family="'Segoe UI Symbol'" style:font-family-generic="roman" style:font-pitch="variable"/>
    <style:font-face style:name="Segoe UI Symbol1" svg:font-family="'Segoe UI Symbol'" style:font-family-generic="system" style:font-pitch="variable"/>
    <style:font-face style:name="Segoe UI1" svg:font-family="'Segoe UI'" style:font-family-generic="system" style:font-pitch="variable"/>
    <style:font-face style:name="Songti SC" svg:font-family="'Songti SC'" style:font-family-generic="system" style:font-pitch="variable"/>
    <style:font-face style:name="Symbol" svg:font-family="Symbol" style:font-family-generic="system" style:font-pitch="variable"/>
    <style:font-face style:name="Symbol1" svg:font-family="Symbol" style:font-adornments="Regular"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face style:name="var(--bs-body-font-family)" svg:font-family="var(--bs-body-font-family)" style:font-family-generic="roman" style:font-pitch="variable"/>
  </office:font-face-decls>
  <office:automatic-styles>
    <style:style style:name="P1" style:family="paragraph" style:parent-style-name="Title">
      <style:text-properties style:font-name="Bookman Old Style S.O.Cist.2" fo:font-size="22pt" officeooo:rsid="000e2ac0" officeooo:paragraph-rsid="0007a87a" style:font-size-asian="22pt" style:font-size-complex="22pt"/>
    </style:style>
    <style:style style:name="P2" style:family="paragraph" style:parent-style-name="Title">
      <style:text-properties fo:color="#ff0000" loext:opacity="100%" style:font-name="Bookman BT S.O.Cist." fo:language="la" fo:country="VA" officeooo:paragraph-rsid="00090cbf" style:language-asian="en" style:country-asian="GB"/>
    </style:style>
    <style:style style:name="P3" style:family="paragraph" style:parent-style-name="Běžný_20_text" style:list-style-name="List_20_2" style:master-page-name="">
      <loext:graphic-properties draw:fill="solid" draw:fill-color="#ffffff" draw:fill-gradient-name="gradient" draw:fill-hatch-name="hatch"/>
      <style:paragraph-properties fo:margin-top="0in" fo:margin-bottom="0.0402in" style:contextual-spacing="false" fo:text-align="justify" style:justify-single-word="false" fo:hyphenation-ladder-count="no-limit" style:page-number="auto" fo:background-color="#ffffff" style:writing-mode="lr-tb">
        <style:tab-stops>
          <style:tab-stop style:position="0.1236in"/>
        </style:tab-stops>
      </style:paragraph-properties>
      <style:text-properties fo:font-size="15pt" style:font-size-asian="15pt" style:font-size-complex="15pt" fo:hyphenate="true" fo:hyphenation-remain-char-count="2" fo:hyphenation-push-char-count="2" loext:hyphenation-no-caps="false" loext:hyphenation-no-last-word="false" loext:hyphenation-word-char-count="5" loext:hyphenation-zone="no-limit"/>
    </style:style>
    <style:style style:name="P4" style:family="paragraph" style:parent-style-name="Běžný_20_text">
      <style:text-properties fo:font-size="15pt" style:font-size-asian="15pt" style:font-size-complex="15pt"/>
    </style:style>
    <style:style style:name="P5" style:family="paragraph" style:parent-style-name="Běžný_20_text_20__28_rubrika_29_">
      <style:text-properties fo:font-size="15pt" style:font-size-asian="15pt" style:font-size-complex="15pt"/>
    </style:style>
    <style:style style:name="P6" style:family="paragraph" style:parent-style-name="Header">
      <style:paragraph-properties fo:text-align="center" style:justify-single-word="false"/>
      <style:text-properties style:font-name="Bookman Old Style S.O.Cist.1" fo:font-weight="bold" officeooo:paragraph-rsid="00090cbf" style:font-weight-asian="bold" style:font-weight-complex="bold"/>
    </style:style>
    <style:style style:name="P7" style:family="paragraph" style:parent-style-name="Standard" style:master-page-name="">
      <loext:graphic-properties draw:fill="solid" draw:fill-color="#ffffff" draw:fill-gradient-name="gradient" draw:fill-hatch-name="hatch"/>
      <style:paragraph-properties fo:margin-left="0in" fo:margin-right="0in" fo:hyphenation-ladder-count="no-limit" fo:text-indent="0in" style:auto-text-indent="false" style:page-number="auto" fo:background-color="#ffffff" style:writing-mode="lr-tb">
        <style:drop-cap style:lines="2" style:length="3"/>
      </style:paragraph-properties>
      <style:text-properties style:font-name="Linux Libertine S.O.Cist." fo:font-size="15pt" fo:language="la" fo:country="VA" style:font-size-asian="15pt" style:font-size-complex="15pt" fo:hyphenate="true" fo:hyphenation-remain-char-count="2" fo:hyphenation-push-char-count="2" loext:hyphenation-no-caps="false" loext:hyphenation-no-last-word="false" loext:hyphenation-word-char-count="5" loext:hyphenation-zone="no-limit"/>
    </style:style>
    <style:style style:name="P8" style:family="paragraph" style:parent-style-name="Standard">
      <loext:graphic-properties draw:fill-gradient-name="gradient" draw:fill-hatch-name="hatch"/>
      <style:paragraph-properties fo:margin-left="0in" fo:margin-right="0in" fo:hyphenation-ladder-count="no-limit" fo:text-indent="0in" style:auto-text-indent="false" style:writing-mode="lr-tb"/>
      <style:text-properties style:font-name="Linux Libertine S.O.Cist." fo:font-size="15pt" fo:language="la" fo:country="VA" style:font-size-asian="15pt" style:font-size-complex="15pt" fo:hyphenate="true" fo:hyphenation-remain-char-count="2" fo:hyphenation-push-char-count="2" loext:hyphenation-no-caps="false" loext:hyphenation-no-last-word="false" loext:hyphenation-word-char-count="5" loext:hyphenation-zone="no-limit"/>
    </style:style>
    <style:style style:name="P9" style:family="paragraph" style:parent-style-name="Standard" style:list-style-name="WWNum2a">
      <loext:graphic-properties draw:fill="solid" draw:fill-color="#ffffff" draw:fill-gradient-name="gradient" draw:fill-hatch-name="hatch"/>
      <style:paragraph-properties fo:margin-left="0.1252in" fo:margin-right="0in" fo:margin-top="0.0693in" fo:margin-bottom="0.0693in" style:contextual-spacing="false" fo:text-align="justify" style:justify-single-word="false" fo:hyphenation-ladder-count="no-limit" fo:text-indent="-0.1252in" style:auto-text-indent="false" fo:background-color="#ffffff" style:writing-mode="lr-tb">
        <style:tab-stops>
          <style:tab-stop style:position="0.5in"/>
        </style:tab-stops>
      </style:paragraph-properties>
      <style:text-properties style:font-name="Linux Libertine S.O.Cist." fo:font-size="15pt" fo:language="la" fo:country="VA" style:font-size-asian="15pt" style:font-size-complex="15pt" fo:hyphenate="true" fo:hyphenation-remain-char-count="2" fo:hyphenation-push-char-count="2" loext:hyphenation-no-caps="false" loext:hyphenation-no-last-word="false" loext:hyphenation-word-char-count="5" loext:hyphenation-zone="no-limit"/>
    </style:style>
    <style:style style:name="P10" style:family="paragraph" style:parent-style-name="Standard" style:list-style-name="WWNum3a">
      <loext:graphic-properties draw:fill="solid" draw:fill-color="#ffffff" draw:fill-gradient-name="gradient" draw:fill-hatch-name="hatch"/>
      <style:paragraph-properties fo:margin-left="0in" fo:margin-right="0in" fo:margin-top="0.0402in" fo:margin-bottom="0.0402in" style:contextual-spacing="false" fo:text-align="justify" style:justify-single-word="false" fo:hyphenation-ladder-count="no-limit" fo:text-indent="0in" style:auto-text-indent="false" fo:background-color="#ffffff" style:writing-mode="lr-tb">
        <style:tab-stops>
          <style:tab-stop style:position="0.1236in"/>
        </style:tab-stops>
      </style:paragraph-properties>
      <style:text-properties style:font-name="Linux Libertine S.O.Cist." fo:font-size="15pt" fo:language="la" fo:country="VA" style:font-size-asian="15pt" style:font-size-complex="15pt" fo:hyphenate="true" fo:hyphenation-remain-char-count="2" fo:hyphenation-push-char-count="2" loext:hyphenation-no-caps="false" loext:hyphenation-no-last-word="false" loext:hyphenation-word-char-count="5" loext:hyphenation-zone="no-limit"/>
    </style:style>
    <style:style style:name="P11" style:family="paragraph" style:parent-style-name="Standard">
      <loext:graphic-properties draw:fill-gradient-name="gradient" draw:fill-hatch-name="hatch"/>
      <style:paragraph-properties fo:margin-left="0in" fo:margin-right="0in" fo:hyphenation-ladder-count="no-limit" fo:text-indent="0in" style:auto-text-indent="false" style:writing-mode="lr-tb"/>
      <style:text-properties style:font-name="Linux Libertine S.O.Cist." fo:font-size="15pt" style:font-size-asian="15pt" style:font-size-complex="15pt" fo:hyphenate="true" fo:hyphenation-remain-char-count="2" fo:hyphenation-push-char-count="2" loext:hyphenation-no-caps="false" loext:hyphenation-no-last-word="false" loext:hyphenation-word-char-count="5" loext:hyphenation-zone="no-limit"/>
    </style:style>
    <style:style style:name="P12" style:family="paragraph" style:parent-style-name="Čísla_20_dne">
      <style:text-properties fo:font-size="15pt" style:font-size-asian="15pt" style:font-size-complex="15pt"/>
    </style:style>
    <style:style style:name="P13" style:family="paragraph" style:parent-style-name="Čísla_20_dne">
      <style:text-properties fo:font-size="15pt" officeooo:paragraph-rsid="0005ac57" style:font-size-asian="15pt" style:font-size-complex="15pt"/>
    </style:style>
    <style:style style:name="P14" style:family="paragraph" style:parent-style-name="Čísla_20_dne">
      <style:text-properties fo:font-size="15pt" officeooo:paragraph-rsid="00079141" style:font-size-asian="15pt" style:font-size-complex="15pt"/>
    </style:style>
    <style:style style:name="P15" style:family="paragraph" style:parent-style-name="Čísla_20_dne">
      <style:paragraph-properties fo:text-align="justify" style:justify-single-word="false"/>
      <style:text-properties fo:font-size="15pt" officeooo:paragraph-rsid="00079141" style:font-size-asian="15pt" style:font-size-complex="15pt"/>
    </style:style>
    <style:style style:name="T1" style:family="text">
      <style:text-properties fo:color="#008000" loext:opacity="100%" style:text-line-through-style="solid" style:text-line-through-type="single" fo:font-size="13.5pt" fo:font-weight="bold" style:letter-kerning="false" style:font-size-asian="13.5pt" style:language-asian="en" style:country-asian="GB" style:font-weight-asian="bold" style:font-name-complex="Segoe UI1" style:font-size-complex="13.5pt" style:font-weight-complex="bold"/>
    </style:style>
    <style:style style:name="T2" style:family="text">
      <style:text-properties fo:color="#008000" loext:opacity="100%" style:text-line-through-style="solid" style:text-line-through-type="single" fo:font-weight="bold" style:letter-kerning="false" style:font-size-asian="13.5pt" style:language-asian="en" style:country-asian="GB" style:font-weight-asian="bold" style:font-name-complex="Segoe UI1" style:font-size-complex="13.5pt" style:font-weight-complex="bold"/>
    </style:style>
    <style:style style:name="T3" style:family="text">
      <style:text-properties fo:color="#008000" loext:opacity="100%" style:text-line-through-style="solid" style:text-line-through-type="single" fo:font-weight="bold" style:letter-kerning="false" style:language-asian="en" style:country-asian="GB" style:font-weight-asian="bold" style:font-name-complex="Segoe UI1" style:font-weight-complex="bold"/>
    </style:style>
    <style:style style:name="T4" style:family="text">
      <style:text-properties fo:color="#008000" loext:opacity="100%" style:text-line-through-style="solid" style:text-line-through-type="single" fo:font-size="15.5pt" fo:font-weight="bold" style:letter-kerning="false" style:font-size-asian="13.5pt" style:language-asian="en" style:country-asian="GB" style:font-weight-asian="bold" style:font-name-complex="Segoe UI1" style:font-size-complex="13.5pt" style:font-weight-complex="bold"/>
    </style:style>
    <style:style style:name="T5" style:family="text">
      <style:text-properties fo:color="#008000" loext:opacity="100%" style:text-line-through-style="solid" style:text-line-through-type="single" fo:font-size="15.5pt" fo:font-weight="bold" style:letter-kerning="false" style:language-asian="en" style:country-asian="GB" style:font-weight-asian="bold" style:font-name-complex="Segoe UI1" style:font-weight-complex="bold"/>
    </style:style>
    <style:style style:name="T6" style:family="text">
      <style:text-properties fo:color="#008000" loext:opacity="100%" style:text-line-through-style="solid" style:text-line-through-type="single" fo:font-size="17.5pt" fo:font-weight="bold" style:letter-kerning="false" style:font-size-asian="13.5pt" style:language-asian="en" style:country-asian="GB" style:font-weight-asian="bold" style:font-name-complex="Segoe UI1" style:font-size-complex="13.5pt" style:font-weight-complex="bold"/>
    </style:style>
    <style:style style:name="T7" style:family="text">
      <style:text-properties fo:color="#008000" loext:opacity="100%" style:text-line-through-style="solid" style:text-line-through-type="single" fo:font-size="17.5pt" fo:font-weight="bold" style:letter-kerning="false" style:language-asian="en" style:country-asian="GB" style:font-weight-asian="bold" style:font-name-complex="Segoe UI1" style:font-weight-complex="bold"/>
    </style:style>
    <style:style style:name="T8" style:family="text">
      <style:text-properties fo:color="#008000" loext:opacity="100%" fo:font-size="13.5pt" fo:font-weight="bold" style:letter-kerning="false" style:font-size-asian="13.5pt" style:language-asian="en" style:country-asian="GB" style:font-weight-asian="bold" style:font-name-complex="Segoe UI1" style:font-size-complex="13.5pt" style:font-weight-complex="bold"/>
    </style:style>
    <style:style style:name="T9" style:family="text">
      <style:text-properties fo:color="#008000" loext:opacity="100%" style:font-name="Linux Libertine S.O.Cist." fo:font-size="13.5pt" fo:language="la" fo:country="VA" fo:font-weight="bold" style:letter-kerning="false" style:font-size-asian="13.5pt" style:language-asian="en" style:country-asian="GB" style:font-weight-asian="bold" style:font-name-complex="Segoe UI1" style:font-size-complex="13.5pt" style:font-weight-complex="bold"/>
    </style:style>
    <style:style style:name="T10" style:family="text">
      <style:text-properties fo:color="#008000" loext:opacity="100%" style:font-name="Linux Libertine S.O.Cist." fo:font-size="15.5pt" fo:language="la" fo:country="VA" fo:font-weight="bold" style:letter-kerning="false" style:font-size-asian="13.5pt" style:language-asian="en" style:country-asian="GB" style:font-weight-asian="bold" style:font-name-complex="Segoe UI1" style:font-size-complex="13.5pt" style:font-weight-complex="bold"/>
    </style:style>
    <style:style style:name="T11" style:family="text">
      <style:text-properties fo:color="#008000" loext:opacity="100%" style:font-name="Linux Libertine S.O.Cist." fo:font-size="17.5pt" fo:language="la" fo:country="VA" fo:font-weight="bold" style:letter-kerning="false" style:font-size-asian="13.5pt" style:language-asian="en" style:country-asian="GB" style:font-weight-asian="bold" style:font-name-complex="Segoe UI1" style:font-size-complex="13.5pt" style:font-weight-complex="bold"/>
    </style:style>
    <style:style style:name="T12" style:family="text">
      <style:text-properties fo:color="#008000" loext:opacity="100%" style:font-name="Linux Libertine S.O.Cist." fo:language="la" fo:country="VA" fo:font-weight="bold" style:letter-kerning="false" style:language-asian="en" style:country-asian="GB" style:font-weight-asian="bold" style:font-name-complex="Segoe UI1" style:font-weight-complex="bold"/>
    </style:style>
    <style:style style:name="T13" style:family="text">
      <style:text-properties fo:color="#008000" loext:opacity="100%" fo:font-weight="bold" style:letter-kerning="false" style:font-size-asian="13.5pt" style:language-asian="en" style:country-asian="GB" style:font-weight-asian="bold" style:font-name-complex="Segoe UI1" style:font-size-complex="13.5pt" style:font-weight-complex="bold"/>
    </style:style>
    <style:style style:name="T14" style:family="text">
      <style:text-properties fo:color="#008000" loext:opacity="100%" fo:font-weight="bold" style:letter-kerning="false" style:language-asian="en" style:country-asian="GB" style:font-weight-asian="bold" style:font-name-complex="Segoe UI1" style:font-weight-complex="bold"/>
    </style:style>
    <style:style style:name="T15" style:family="text">
      <style:text-properties fo:color="#008000" loext:opacity="100%" fo:font-size="15.5pt" fo:font-weight="bold" style:letter-kerning="false" style:font-size-asian="13.5pt" style:language-asian="en" style:country-asian="GB" style:font-weight-asian="bold" style:font-name-complex="Segoe UI1" style:font-size-complex="13.5pt" style:font-weight-complex="bold"/>
    </style:style>
    <style:style style:name="T16" style:family="text">
      <style:text-properties fo:color="#008000" loext:opacity="100%" fo:font-size="15.5pt" fo:font-weight="bold" style:letter-kerning="false" style:language-asian="en" style:country-asian="GB" style:font-weight-asian="bold" style:font-name-complex="Segoe UI1" style:font-weight-complex="bold"/>
    </style:style>
    <style:style style:name="T17" style:family="text">
      <style:text-properties fo:color="#008000" loext:opacity="100%" fo:font-size="17.5pt" fo:font-weight="bold" style:letter-kerning="false" style:font-size-asian="13.5pt" style:language-asian="en" style:country-asian="GB" style:font-weight-asian="bold" style:font-name-complex="Segoe UI1" style:font-size-complex="13.5pt" style:font-weight-complex="bold"/>
    </style:style>
    <style:style style:name="T18" style:family="text">
      <style:text-properties fo:color="#008000" loext:opacity="100%" fo:font-size="17.5pt" fo:font-weight="bold" style:letter-kerning="false" style:language-asian="en" style:country-asian="GB" style:font-weight-asian="bold" style:font-name-complex="Segoe UI1" style:font-weight-complex="bold"/>
    </style:style>
    <style:style style:name="T19" style:family="text">
      <style:text-properties style:font-name="Libertine" fo:language="la" fo:country="VA"/>
    </style:style>
    <style:style style:name="T20" style:family="text">
      <style:text-properties style:font-name="Libertine" fo:font-size="13.5pt" fo:language="la" fo:country="VA" style:font-size-asian="13.5pt" style:font-size-complex="13.5pt"/>
    </style:style>
    <style:style style:name="T21" style:family="text">
      <style:text-properties style:font-name="var(--bs-body-font-family)" fo:language="la" fo:country="VA"/>
    </style:style>
    <style:style style:name="T22" style:family="text">
      <style:text-properties fo:color="#000000" loext:opacity="100%" fo:font-size="13.5pt" fo:font-style="italic" style:letter-kerning="false" style:font-size-asian="13.5pt" style:language-asian="en" style:country-asian="GB" style:font-style-asian="italic" style:font-name-complex="Segoe UI1" style:font-size-complex="13.5pt" style:font-style-complex="italic"/>
    </style:style>
    <style:style style:name="T23" style:family="text">
      <style:text-properties fo:color="#ff00ff" loext:opacity="100%" fo:font-size="13.5pt" fo:font-weight="bold" style:letter-kerning="false" style:font-size-asian="13.5pt" style:language-asian="en" style:country-asian="GB" style:font-weight-asian="bold" style:font-name-complex="Segoe UI1" style:font-size-complex="13.5pt" style:font-weight-complex="bold"/>
    </style:style>
    <style:style style:name="T24" style:family="text">
      <style:text-properties fo:color="#ff00ff" loext:opacity="100%" fo:font-size="13.5pt" fo:font-style="italic" fo:font-weight="bold" style:letter-kerning="false" style:font-size-asian="13.5pt" style:language-asian="en" style:country-asian="GB" style:font-style-asian="italic" style:font-weight-asian="bold" style:font-name-complex="Segoe UI1" style:font-size-complex="13.5pt" style:font-style-complex="italic" style:font-weight-complex="bold"/>
    </style:style>
    <style:style style:name="T25" style:family="text">
      <style:text-properties fo:color="#ff0000" loext:opacity="100%"/>
    </style:style>
    <style:style style:name="T26" style:family="text">
      <style:text-properties fo:color="#ff0000" loext:opacity="100%" fo:font-size="15pt" fo:font-weight="bold" style:letter-kerning="false" style:font-size-asian="15pt" style:language-asian="en" style:country-asian="GB" style:font-weight-asian="bold" style:font-name-complex="Segoe UI1" style:font-size-complex="15pt" style:font-weight-complex="bold"/>
    </style:style>
    <style:style style:name="T27" style:family="text">
      <style:text-properties fo:color="#ff0000" loext:opacity="100%" style:text-position="super 58%" fo:font-size="9pt" fo:language="la" fo:country="VA" style:letter-kerning="false" style:font-size-asian="9pt" style:language-asian="en" style:country-asian="GB" style:font-name-complex="Segoe UI1" style:font-size-complex="9pt"/>
    </style:style>
    <style:style style:name="T28" style:family="text">
      <style:text-properties fo:color="#ff0000" loext:opacity="100%" style:text-position="super 58%" fo:language="la" fo:country="VA" style:letter-kerning="false" style:font-size-asian="9pt" style:language-asian="en" style:country-asian="GB" style:font-name-complex="Segoe UI1" style:font-size-complex="9pt"/>
    </style:style>
    <style:style style:name="T29" style:family="text">
      <style:text-properties fo:color="#ff0000" loext:opacity="100%" style:text-position="super 58%" fo:language="la" fo:country="VA" style:letter-kerning="false" style:language-asian="en" style:country-asian="GB" style:font-name-complex="Segoe UI1"/>
    </style:style>
    <style:style style:name="T30" style:family="text">
      <style:text-properties fo:color="#ff0000" loext:opacity="100%" style:text-position="super 58%" fo:font-size="11pt" fo:language="la" fo:country="VA" style:letter-kerning="false" style:font-size-asian="9pt" style:language-asian="en" style:country-asian="GB" style:font-name-complex="Segoe UI1" style:font-size-complex="9pt"/>
    </style:style>
    <style:style style:name="T31" style:family="text">
      <style:text-properties fo:color="#ff0000" loext:opacity="100%" style:text-position="super 58%" fo:font-size="13pt" fo:language="la" fo:country="VA" style:letter-kerning="false" style:font-size-asian="9pt" style:language-asian="en" style:country-asian="GB" style:font-name-complex="Segoe UI1" style:font-size-complex="9pt"/>
    </style:style>
    <style:style style:name="T32" style:family="text">
      <style:text-properties fo:color="#ff0000" loext:opacity="100%" fo:font-size="13.5pt" style:letter-kerning="false" style:font-size-asian="13.5pt" style:language-asian="en" style:country-asian="GB" style:font-name-complex="Segoe UI1" style:font-size-complex="13.5pt"/>
    </style:style>
    <style:style style:name="T33" style:family="text">
      <style:text-properties fo:color="#ff0000" loext:opacity="100%" fo:font-size="13.5pt" officeooo:rsid="00090cbf" style:letter-kerning="false" style:font-size-asian="13.5pt" style:language-asian="en" style:country-asian="GB" style:font-name-complex="Segoe UI1" style:font-size-complex="13.5pt"/>
    </style:style>
    <style:style style:name="T34" style:family="text">
      <style:text-properties fo:color="#ff0000" loext:opacity="100%" fo:font-size="13.5pt" fo:font-weight="bold" style:letter-kerning="false" style:font-size-asian="13.5pt" style:language-asian="en" style:country-asian="GB" style:font-weight-asian="bold" style:font-name-complex="Segoe UI1" style:font-size-complex="13.5pt" style:font-weight-complex="bold"/>
    </style:style>
    <style:style style:name="T35" style:family="text">
      <style:text-properties fo:color="#ff0000" loext:opacity="100%" fo:font-size="13.5pt" fo:font-weight="bold" style:letter-kerning="false" style:font-size-asian="13.5pt" style:language-asian="en" style:country-asian="GB" style:font-weight-asian="bold" style:font-name-complex="Segoe UI Symbol1" style:font-size-complex="13.5pt" style:font-weight-complex="bold"/>
    </style:style>
    <style:style style:name="T36" style:family="text">
      <style:text-properties fo:color="#ff0000" loext:opacity="100%" fo:font-size="13.5pt" fo:font-style="italic" fo:font-weight="bold" style:letter-kerning="false" style:font-size-asian="13.5pt" style:language-asian="en" style:country-asian="GB" style:font-style-asian="italic" style:font-weight-asian="bold" style:font-name-complex="Segoe UI1" style:font-size-complex="13.5pt" style:font-style-complex="italic" style:font-weight-complex="bold"/>
    </style:style>
    <style:style style:name="T37" style:family="text">
      <style:text-properties fo:color="#ff0000" loext:opacity="100%" style:letter-kerning="false" style:language-asian="en" style:country-asian="GB" style:font-name-complex="Segoe UI1"/>
    </style:style>
    <style:style style:name="T38" style:family="text">
      <style:text-properties fo:color="#ff0000" loext:opacity="100%" officeooo:rsid="00090cbf" style:letter-kerning="false" style:language-asian="en" style:country-asian="GB" style:font-name-complex="Segoe UI1"/>
    </style:style>
    <style:style style:name="T39" style:family="text">
      <style:text-properties fo:color="#ff0000" loext:opacity="100%" style:letter-kerning="false" style:font-size-asian="13.5pt" style:language-asian="en" style:country-asian="GB" style:font-name-complex="Segoe UI1" style:font-size-complex="13.5pt"/>
    </style:style>
    <style:style style:name="T40" style:family="text">
      <style:text-properties fo:color="#ff0000" loext:opacity="100%" officeooo:rsid="00090cbf" style:letter-kerning="false" style:font-size-asian="13.5pt" style:language-asian="en" style:country-asian="GB" style:font-name-complex="Segoe UI1" style:font-size-complex="13.5pt"/>
    </style:style>
    <style:style style:name="T41" style:family="text">
      <style:text-properties fo:color="#ff0000" loext:opacity="100%" fo:font-style="italic" fo:font-weight="bold" style:letter-kerning="false" style:language-asian="en" style:country-asian="GB" style:font-style-asian="italic" style:font-weight-asian="bold" style:font-name-complex="Segoe UI1" style:font-style-complex="italic" style:font-weight-complex="bold"/>
    </style:style>
    <style:style style:name="T42" style:family="text">
      <style:text-properties fo:color="#ff0000" loext:opacity="100%" fo:font-style="italic" style:letter-kerning="false" style:language-asian="en" style:country-asian="GB" style:font-style-asian="italic" style:font-name-complex="Segoe UI1" style:font-style-complex="italic"/>
    </style:style>
    <style:style style:name="T43" style:family="text">
      <style:text-properties fo:color="#ff0000" loext:opacity="100%" fo:language="la" fo:country="VA" style:letter-kerning="false" style:language-asian="en" style:country-asian="GB" style:font-name-complex="Segoe UI1"/>
    </style:style>
    <style:style style:name="T44" style:family="text">
      <style:text-properties fo:color="#ff0000" loext:opacity="100%" style:font-name="Linux Libertine S.O.Cist." fo:font-size="13.5pt" fo:language="la" fo:country="VA" style:letter-kerning="false" style:font-size-asian="13.5pt" style:language-asian="en" style:country-asian="GB" style:font-name-complex="Segoe UI1" style:font-size-complex="13.5pt"/>
    </style:style>
    <style:style style:name="T45" style:family="text">
      <style:text-properties fo:color="#ff0000" loext:opacity="100%" style:font-name="Linux Libertine S.O.Cist." fo:language="la" fo:country="VA" style:letter-kerning="false" style:language-asian="en" style:country-asian="GB" style:font-name-complex="Segoe UI1"/>
    </style:style>
    <style:style style:name="T46" style:family="text">
      <style:text-properties fo:color="#ff0000" loext:opacity="100%" style:font-name="Linux Libertine S.O.Cist." fo:language="la" fo:country="VA" fo:font-style="italic" fo:font-weight="bold" style:letter-kerning="false" style:language-asian="en" style:country-asian="GB" style:font-style-asian="italic" style:font-weight-asian="bold" style:font-name-complex="Segoe UI1" style:font-style-complex="italic" style:font-weight-complex="bold"/>
    </style:style>
    <style:style style:name="T47" style:family="text">
      <style:text-properties fo:color="#ff0000" loext:opacity="100%" style:font-name="Linux Libertine S.O.Cist." fo:font-size="15.5pt" fo:language="la" fo:country="VA" style:letter-kerning="false" style:font-size-asian="13.5pt" style:language-asian="en" style:country-asian="GB" style:font-name-complex="Segoe UI1" style:font-size-complex="13.5pt"/>
    </style:style>
    <style:style style:name="T48" style:family="text">
      <style:text-properties fo:color="#ff0000" loext:opacity="100%" style:font-name="Linux Libertine S.O.Cist." fo:font-size="17.5pt" fo:language="la" fo:country="VA" style:letter-kerning="false" style:font-size-asian="13.5pt" style:language-asian="en" style:country-asian="GB" style:font-name-complex="Segoe UI1" style:font-size-complex="13.5pt"/>
    </style:style>
    <style:style style:name="T49" style:family="text">
      <style:text-properties fo:color="#ff0000" loext:opacity="100%" fo:font-weight="bold" style:letter-kerning="false" style:font-size-asian="15pt" style:language-asian="en" style:country-asian="GB" style:font-weight-asian="bold" style:font-name-complex="Segoe UI1" style:font-size-complex="15pt" style:font-weight-complex="bold"/>
    </style:style>
    <style:style style:name="T50" style:family="text">
      <style:text-properties fo:color="#ff0000" loext:opacity="100%" fo:font-weight="bold" style:letter-kerning="false" style:language-asian="en" style:country-asian="GB" style:font-weight-asian="bold" style:font-name-complex="Segoe UI Symbol1" style:font-weight-complex="bold"/>
    </style:style>
    <style:style style:name="T51" style:family="text">
      <style:text-properties fo:color="#ff0000" loext:opacity="100%" fo:font-weight="bold" style:letter-kerning="false" style:language-asian="en" style:country-asian="GB" style:font-weight-asian="bold" style:font-name-complex="Segoe UI1" style:font-weight-complex="bold"/>
    </style:style>
    <style:style style:name="T52" style:family="text">
      <style:text-properties fo:color="#ff0000" loext:opacity="100%" fo:font-weight="bold" style:letter-kerning="false" style:font-size-asian="13.5pt" style:language-asian="en" style:country-asian="GB" style:font-weight-asian="bold" style:font-name-complex="Segoe UI1" style:font-size-complex="13.5pt" style:font-weight-complex="bold"/>
    </style:style>
    <style:style style:name="T53" style:family="text">
      <style:text-properties fo:color="#ff0000" loext:opacity="100%" fo:font-size="17pt" fo:font-weight="bold" style:letter-kerning="false" style:font-size-asian="15pt" style:language-asian="en" style:country-asian="GB" style:font-weight-asian="bold" style:font-name-complex="Segoe UI1" style:font-size-complex="15pt" style:font-weight-complex="bold"/>
    </style:style>
    <style:style style:name="T54" style:family="text">
      <style:text-properties fo:color="#ff0000" loext:opacity="100%" fo:font-size="15.5pt" style:letter-kerning="false" style:font-size-asian="13.5pt" style:language-asian="en" style:country-asian="GB" style:font-name-complex="Segoe UI1" style:font-size-complex="13.5pt"/>
    </style:style>
    <style:style style:name="T55" style:family="text">
      <style:text-properties fo:color="#ff0000" loext:opacity="100%" fo:font-size="15.5pt" officeooo:rsid="00090cbf" style:letter-kerning="false" style:font-size-asian="13.5pt" style:language-asian="en" style:country-asian="GB" style:font-name-complex="Segoe UI1" style:font-size-complex="13.5pt"/>
    </style:style>
    <style:style style:name="T56" style:family="text">
      <style:text-properties fo:color="#ff0000" loext:opacity="100%" fo:font-size="15.5pt" style:letter-kerning="false" style:language-asian="en" style:country-asian="GB" style:font-name-complex="Segoe UI1"/>
    </style:style>
    <style:style style:name="T57" style:family="text">
      <style:text-properties fo:color="#ff0000" loext:opacity="100%" fo:font-size="15.5pt" fo:font-weight="bold" style:letter-kerning="false" style:font-size-asian="13.5pt" style:language-asian="en" style:country-asian="GB" style:font-weight-asian="bold" style:font-name-complex="Segoe UI1" style:font-size-complex="13.5pt" style:font-weight-complex="bold"/>
    </style:style>
    <style:style style:name="T58" style:family="text">
      <style:text-properties fo:color="#ff0000" loext:opacity="100%" fo:font-size="15.5pt" fo:font-weight="bold" style:letter-kerning="false" style:language-asian="en" style:country-asian="GB" style:font-weight-asian="bold" style:font-name-complex="Segoe UI Symbol1" style:font-weight-complex="bold"/>
    </style:style>
    <style:style style:name="T59" style:family="text">
      <style:text-properties fo:color="#ff0000" loext:opacity="100%" fo:font-size="15.5pt" fo:font-weight="bold" style:letter-kerning="false" style:language-asian="en" style:country-asian="GB" style:font-weight-asian="bold" style:font-name-complex="Segoe UI1" style:font-weight-complex="bold"/>
    </style:style>
    <style:style style:name="T60" style:family="text">
      <style:text-properties fo:color="#ff0000" loext:opacity="100%" fo:font-size="15.5pt" fo:font-style="italic" fo:font-weight="bold" style:letter-kerning="false" style:font-size-asian="13.5pt" style:language-asian="en" style:country-asian="GB" style:font-style-asian="italic" style:font-weight-asian="bold" style:font-name-complex="Segoe UI1" style:font-size-complex="13.5pt" style:font-style-complex="italic" style:font-weight-complex="bold"/>
    </style:style>
    <style:style style:name="T61" style:family="text">
      <style:text-properties fo:color="#ff0000" loext:opacity="100%" fo:font-size="15.5pt" fo:font-style="italic" fo:font-weight="bold" style:letter-kerning="false" style:language-asian="en" style:country-asian="GB" style:font-style-asian="italic" style:font-weight-asian="bold" style:font-name-complex="Segoe UI1" style:font-style-complex="italic" style:font-weight-complex="bold"/>
    </style:style>
    <style:style style:name="T62" style:family="text">
      <style:text-properties fo:color="#ff0000" loext:opacity="100%" fo:font-size="19pt" fo:font-weight="bold" style:letter-kerning="false" style:font-size-asian="15pt" style:language-asian="en" style:country-asian="GB" style:font-weight-asian="bold" style:font-name-complex="Segoe UI1" style:font-size-complex="15pt" style:font-weight-complex="bold"/>
    </style:style>
    <style:style style:name="T63" style:family="text">
      <style:text-properties fo:color="#ff0000" loext:opacity="100%" fo:font-size="17.5pt" style:letter-kerning="false" style:font-size-asian="13.5pt" style:language-asian="en" style:country-asian="GB" style:font-name-complex="Segoe UI1" style:font-size-complex="13.5pt"/>
    </style:style>
    <style:style style:name="T64" style:family="text">
      <style:text-properties fo:color="#ff0000" loext:opacity="100%" fo:font-size="17.5pt" officeooo:rsid="00090cbf" style:letter-kerning="false" style:font-size-asian="13.5pt" style:language-asian="en" style:country-asian="GB" style:font-name-complex="Segoe UI1" style:font-size-complex="13.5pt"/>
    </style:style>
    <style:style style:name="T65" style:family="text">
      <style:text-properties fo:color="#ff0000" loext:opacity="100%" fo:font-size="17.5pt" style:letter-kerning="false" style:language-asian="en" style:country-asian="GB" style:font-name-complex="Segoe UI1"/>
    </style:style>
    <style:style style:name="T66" style:family="text">
      <style:text-properties fo:color="#ff0000" loext:opacity="100%" fo:font-size="17.5pt" fo:font-weight="bold" style:letter-kerning="false" style:font-size-asian="13.5pt" style:language-asian="en" style:country-asian="GB" style:font-weight-asian="bold" style:font-name-complex="Segoe UI1" style:font-size-complex="13.5pt" style:font-weight-complex="bold"/>
    </style:style>
    <style:style style:name="T67" style:family="text">
      <style:text-properties fo:color="#ff0000" loext:opacity="100%" fo:font-size="17.5pt" fo:font-weight="bold" style:letter-kerning="false" style:language-asian="en" style:country-asian="GB" style:font-weight-asian="bold" style:font-name-complex="Segoe UI Symbol1" style:font-weight-complex="bold"/>
    </style:style>
    <style:style style:name="T68" style:family="text">
      <style:text-properties fo:color="#ff0000" loext:opacity="100%" fo:font-size="17.5pt" fo:font-weight="bold" style:letter-kerning="false" style:language-asian="en" style:country-asian="GB" style:font-weight-asian="bold" style:font-name-complex="Segoe UI1" style:font-weight-complex="bold"/>
    </style:style>
    <style:style style:name="T69" style:family="text">
      <style:text-properties fo:color="#ff0000" loext:opacity="100%" fo:font-size="17.5pt" fo:font-style="italic" fo:font-weight="bold" style:letter-kerning="false" style:font-size-asian="13.5pt" style:language-asian="en" style:country-asian="GB" style:font-style-asian="italic" style:font-weight-asian="bold" style:font-name-complex="Segoe UI1" style:font-size-complex="13.5pt" style:font-style-complex="italic" style:font-weight-complex="bold"/>
    </style:style>
    <style:style style:name="T70" style:family="text">
      <style:text-properties fo:color="#ff0000" loext:opacity="100%" fo:font-size="17.5pt" fo:font-style="italic" fo:font-weight="bold" style:letter-kerning="false" style:language-asian="en" style:country-asian="GB" style:font-style-asian="italic" style:font-weight-asian="bold" style:font-name-complex="Segoe UI1" style:font-style-complex="italic" style:font-weight-complex="bold"/>
    </style:style>
    <style:style style:name="T71" style:family="text">
      <style:text-properties fo:color="#0000ff" loext:opacity="100%" style:font-name="Libertine" fo:font-size="18pt" fo:font-weight="bold" style:letter-kerning="false" style:font-size-asian="18pt" style:language-asian="en" style:country-asian="GB" style:font-weight-asian="bold" style:font-size-complex="18pt" style:font-weight-complex="bold"/>
    </style:style>
    <style:style style:name="T72" style:family="text">
      <style:text-properties fo:color="#0000ff" loext:opacity="100%" fo:font-size="18pt" fo:font-weight="bold" style:letter-kerning="false" style:font-size-asian="18pt" style:language-asian="en" style:country-asian="GB" style:font-weight-asian="bold" style:font-size-complex="18pt" style:font-weight-complex="bold"/>
    </style:style>
    <style:style style:name="T73" style:family="text">
      <style:text-properties fo:color="#0000ff" loext:opacity="100%" fo:font-size="18pt" fo:font-weight="bold" officeooo:rsid="0007a87a" style:letter-kerning="false" style:font-size-asian="18pt" style:language-asian="en" style:country-asian="GB" style:font-weight-asian="bold" style:font-size-complex="18pt" style:font-weight-complex="bold"/>
    </style:style>
    <style:style style:name="T74" style:family="text">
      <style:text-properties fo:color="#0000ff" loext:opacity="100%" fo:font-size="18pt" fo:font-weight="bold" officeooo:rsid="0032ba8c" style:letter-kerning="false" style:font-name-asian="Microsoft YaHei" style:font-size-asian="18pt" style:language-asian="en" style:country-asian="GB" style:font-weight-asian="bold" style:font-name-complex="Bookman Old Style S.O.Cist." style:font-size-complex="18pt" style:font-weight-complex="bold"/>
    </style:style>
    <style:style style:name="T75" style:family="text">
      <style:text-properties fo:color="#0000ff" loext:opacity="100%" fo:font-size="18pt" fo:font-weight="bold" officeooo:rsid="0007a87a" style:letter-kerning="false" style:font-name-asian="Microsoft YaHei" style:font-size-asian="18pt" style:language-asian="en" style:country-asian="GB" style:font-weight-asian="bold" style:font-name-complex="Bookman Old Style S.O.Cist." style:font-size-complex="18pt" style:font-weight-complex="bold"/>
    </style:style>
    <style:style style:name="T76" style:family="text">
      <style:text-properties fo:color="#0000ff" loext:opacity="100%" fo:font-size="13.5pt" fo:font-weight="bold" style:letter-kerning="false" style:font-size-asian="13.5pt" style:language-asian="en" style:country-asian="GB" style:font-weight-asian="bold" style:font-name-complex="Segoe UI1" style:font-size-complex="13.5pt" style:font-weight-complex="bold"/>
    </style:style>
    <style:style style:name="T77" style:family="text">
      <style:text-properties fo:color="#0000ff" loext:opacity="100%" style:letter-kerning="false" style:language-asian="en" style:country-asian="GB" style:font-name-complex="Segoe UI1"/>
    </style:style>
    <style:style style:name="T78" style:family="text">
      <style:text-properties fo:color="#0000ff" loext:opacity="100%" fo:font-style="italic" style:letter-kerning="false" style:language-asian="en" style:country-asian="GB" style:font-style-asian="italic" style:font-name-complex="Segoe UI1" style:font-style-complex="italic"/>
    </style:style>
    <style:style style:name="T79" style:family="text">
      <style:text-properties fo:color="#0000ff" loext:opacity="100%" fo:language="cs" fo:country="CZ" fo:font-style="italic" fo:font-weight="bold" style:letter-kerning="false" style:language-asian="en" style:country-asian="GB" style:font-style-asian="italic" style:font-weight-asian="bold" style:font-name-complex="Segoe UI1" style:font-style-complex="italic" style:font-weight-complex="bold"/>
    </style:style>
    <style:style style:name="T80" style:family="text">
      <style:text-properties fo:color="#0000ff" loext:opacity="100%" fo:font-weight="bold" style:letter-kerning="false" style:language-asian="en" style:country-asian="GB" style:font-weight-asian="bold" style:font-weight-complex="bold"/>
    </style:style>
    <style:style style:name="T81" style:family="text">
      <style:text-properties fo:color="#0000ff" loext:opacity="100%" fo:font-weight="bold" officeooo:rsid="0007a87a" style:letter-kerning="false" style:language-asian="en" style:country-asian="GB" style:font-weight-asian="bold" style:font-weight-complex="bold"/>
    </style:style>
    <style:style style:name="T82" style:family="text">
      <style:text-properties fo:color="#0000ff" loext:opacity="100%" fo:font-weight="bold" style:letter-kerning="false" style:language-asian="en" style:country-asian="GB" style:font-weight-asian="bold" style:font-name-complex="Segoe UI1" style:font-weight-complex="bold"/>
    </style:style>
    <style:style style:name="T83" style:family="text">
      <style:text-properties fo:color="#0000ff" loext:opacity="100%" fo:font-weight="bold" officeooo:rsid="0007a87a" style:letter-kerning="false" style:font-name-asian="Microsoft YaHei" style:language-asian="en" style:country-asian="GB" style:font-weight-asian="bold" style:font-name-complex="Bookman Old Style S.O.Cist." style:font-weight-complex="bold"/>
    </style:style>
    <style:style style:name="T84" style:family="text">
      <style:text-properties fo:color="#0000ff" loext:opacity="100%" fo:font-weight="bold" style:letter-kerning="false" style:font-size-asian="13.5pt" style:language-asian="en" style:country-asian="GB" style:font-weight-asian="bold" style:font-name-complex="Segoe UI1" style:font-size-complex="13.5pt" style:font-weight-complex="bold"/>
    </style:style>
    <style:style style:name="T85" style:family="text">
      <style:text-properties fo:color="#0000ff" loext:opacity="100%" fo:font-size="20pt" fo:font-weight="bold" style:letter-kerning="false" style:language-asian="en" style:country-asian="GB" style:font-weight-asian="bold" style:font-weight-complex="bold"/>
    </style:style>
    <style:style style:name="T86" style:family="text">
      <style:text-properties fo:color="#0000ff" loext:opacity="100%" fo:font-size="20pt" fo:font-weight="bold" officeooo:rsid="0007a87a" style:letter-kerning="false" style:language-asian="en" style:country-asian="GB" style:font-weight-asian="bold" style:font-weight-complex="bold"/>
    </style:style>
    <style:style style:name="T87" style:family="text">
      <style:text-properties fo:color="#0000ff" loext:opacity="100%" fo:font-size="20pt" fo:font-weight="bold" officeooo:rsid="0007a87a" style:letter-kerning="false" style:font-name-asian="Microsoft YaHei" style:language-asian="en" style:country-asian="GB" style:font-weight-asian="bold" style:font-name-complex="Bookman Old Style S.O.Cist." style:font-weight-complex="bold"/>
    </style:style>
    <style:style style:name="T88" style:family="text">
      <style:text-properties fo:color="#0000ff" loext:opacity="100%" fo:font-size="15.5pt" fo:font-weight="bold" style:letter-kerning="false" style:font-size-asian="13.5pt" style:language-asian="en" style:country-asian="GB" style:font-weight-asian="bold" style:font-name-complex="Segoe UI1" style:font-size-complex="13.5pt" style:font-weight-complex="bold"/>
    </style:style>
    <style:style style:name="T89" style:family="text">
      <style:text-properties fo:color="#0000ff" loext:opacity="100%" fo:font-size="22pt" fo:font-weight="bold" style:letter-kerning="false" style:language-asian="en" style:country-asian="GB" style:font-weight-asian="bold" style:font-weight-complex="bold"/>
    </style:style>
    <style:style style:name="T90" style:family="text">
      <style:text-properties fo:color="#0000ff" loext:opacity="100%" fo:font-size="22pt" fo:font-weight="bold" officeooo:rsid="0007a87a" style:letter-kerning="false" style:language-asian="en" style:country-asian="GB" style:font-weight-asian="bold" style:font-weight-complex="bold"/>
    </style:style>
    <style:style style:name="T91" style:family="text">
      <style:text-properties fo:color="#0000ff" loext:opacity="100%" fo:font-size="22pt" fo:font-weight="bold" officeooo:rsid="0007a87a" style:letter-kerning="false" style:font-name-asian="Microsoft YaHei" style:language-asian="en" style:country-asian="GB" style:font-weight-asian="bold" style:font-name-complex="Bookman Old Style S.O.Cist." style:font-weight-complex="bold"/>
    </style:style>
    <style:style style:name="T92" style:family="text">
      <style:text-properties fo:color="#0000ff" loext:opacity="100%" fo:font-size="17.5pt" fo:font-weight="bold" style:letter-kerning="false" style:font-size-asian="13.5pt" style:language-asian="en" style:country-asian="GB" style:font-weight-asian="bold" style:font-name-complex="Segoe UI1" style:font-size-complex="13.5pt" style:font-weight-complex="bold"/>
    </style:style>
    <style:style style:name="T93" style:family="text">
      <style:text-properties fo:color="#212529" loext:opacity="100%" style:font-name="Libertine" fo:font-size="13.5pt" style:letter-kerning="false" style:font-size-asian="13.5pt" style:language-asian="en" style:country-asian="GB" style:font-name-complex="Segoe UI1" style:font-size-complex="13.5pt"/>
    </style:style>
    <style:style style:name="T94" style:family="text">
      <style:text-properties fo:color="#212529" loext:opacity="100%" style:font-name="Libertine" style:letter-kerning="false" style:language-asian="en" style:country-asian="GB" style:font-name-complex="Segoe UI1"/>
    </style:style>
    <style:style style:name="T95" style:family="text">
      <style:text-properties fo:color="#212529" loext:opacity="100%" style:font-name="Segoe UI" style:letter-kerning="false" style:language-asian="en" style:country-asian="GB" style:font-name-complex="Segoe UI1"/>
    </style:style>
    <style:style style:name="T96" style:family="text">
      <style:text-properties fo:color="#212529" loext:opacity="100%" style:text-position="super 58%" fo:font-size="10pt" style:letter-kerning="false" style:font-size-asian="10pt" style:language-asian="en" style:country-asian="GB" style:font-name-complex="Segoe UI1" style:font-size-complex="10pt"/>
    </style:style>
    <style:style style:name="T97" style:family="text">
      <style:text-properties fo:color="#212529" loext:opacity="100%" style:text-position="super 58%" fo:font-size="9pt" fo:language="la" fo:country="VA" fo:font-style="italic" fo:font-weight="bold" style:letter-kerning="false" style:font-size-asian="9pt" style:language-asian="en" style:country-asian="GB" style:font-style-asian="italic" style:font-weight-asian="bold" style:font-name-complex="Segoe UI1" style:font-size-complex="9pt" style:font-style-complex="italic" style:font-weight-complex="bold"/>
    </style:style>
    <style:style style:name="T98" style:family="text">
      <style:text-properties fo:color="#212529" loext:opacity="100%" style:text-position="super 58%" style:font-name="Linux Libertine S.O.Cist." fo:font-size="10pt" fo:language="la" fo:country="VA" style:letter-kerning="false" style:font-size-asian="10pt" style:language-asian="en" style:country-asian="GB" style:font-name-complex="Segoe UI1" style:font-size-complex="10pt"/>
    </style:style>
    <style:style style:name="T99" style:family="text">
      <style:text-properties fo:color="#212529" loext:opacity="100%" style:text-position="super 58%" style:font-name="Linux Libertine S.O.Cist." fo:font-size="12pt" fo:language="la" fo:country="VA" style:letter-kerning="false" style:font-size-asian="10pt" style:language-asian="en" style:country-asian="GB" style:font-name-complex="Segoe UI1" style:font-size-complex="10pt"/>
    </style:style>
    <style:style style:name="T100" style:family="text">
      <style:text-properties fo:color="#212529" loext:opacity="100%" style:text-position="super 58%" style:font-name="Linux Libertine S.O.Cist." fo:font-size="14pt" fo:language="la" fo:country="VA" style:letter-kerning="false" style:font-size-asian="10pt" style:language-asian="en" style:country-asian="GB" style:font-name-complex="Segoe UI1" style:font-size-complex="10pt"/>
    </style:style>
    <style:style style:name="T101" style:family="text">
      <style:text-properties fo:color="#212529" loext:opacity="100%" style:text-position="super 58%" style:font-name="Linux Libertine S.O.Cist." fo:language="la" fo:country="VA" style:letter-kerning="false" style:language-asian="en" style:country-asian="GB" style:font-name-complex="Segoe UI1"/>
    </style:style>
    <style:style style:name="T102" style:family="text">
      <style:text-properties fo:color="#212529" loext:opacity="100%" style:text-position="super 58%" style:letter-kerning="false" style:font-size-asian="10pt" style:language-asian="en" style:country-asian="GB" style:font-name-complex="Segoe UI1" style:font-size-complex="10pt"/>
    </style:style>
    <style:style style:name="T103" style:family="text">
      <style:text-properties fo:color="#212529" loext:opacity="100%" style:text-position="super 58%" style:letter-kerning="false" style:language-asian="en" style:country-asian="GB" style:font-name-complex="Segoe UI1"/>
    </style:style>
    <style:style style:name="T104" style:family="text">
      <style:text-properties fo:color="#212529" loext:opacity="100%" style:text-position="super 58%" fo:font-size="12pt" style:letter-kerning="false" style:font-size-asian="10pt" style:language-asian="en" style:country-asian="GB" style:font-name-complex="Segoe UI1" style:font-size-complex="10pt"/>
    </style:style>
    <style:style style:name="T105" style:family="text">
      <style:text-properties fo:color="#212529" loext:opacity="100%" style:text-position="super 58%" fo:language="la" fo:country="VA" fo:font-style="italic" fo:font-weight="bold" style:letter-kerning="false" style:font-size-asian="9pt" style:language-asian="en" style:country-asian="GB" style:font-style-asian="italic" style:font-weight-asian="bold" style:font-name-complex="Segoe UI1" style:font-size-complex="9pt" style:font-style-complex="italic" style:font-weight-complex="bold"/>
    </style:style>
    <style:style style:name="T106" style:family="text">
      <style:text-properties fo:color="#212529" loext:opacity="100%" style:text-position="super 58%" fo:language="la" fo:country="VA" fo:font-style="italic" fo:font-weight="bold" style:letter-kerning="false" style:language-asian="en" style:country-asian="GB" style:font-style-asian="italic" style:font-weight-asian="bold" style:font-name-complex="Segoe UI1" style:font-style-complex="italic" style:font-weight-complex="bold"/>
    </style:style>
    <style:style style:name="T107" style:family="text">
      <style:text-properties fo:color="#212529" loext:opacity="100%" style:text-position="super 58%" fo:font-size="11pt" fo:language="la" fo:country="VA" fo:font-style="italic" fo:font-weight="bold" style:letter-kerning="false" style:font-size-asian="9pt" style:language-asian="en" style:country-asian="GB" style:font-style-asian="italic" style:font-weight-asian="bold" style:font-name-complex="Segoe UI1" style:font-size-complex="9pt" style:font-style-complex="italic" style:font-weight-complex="bold"/>
    </style:style>
    <style:style style:name="T108" style:family="text">
      <style:text-properties fo:color="#212529" loext:opacity="100%" style:text-position="super 58%" fo:font-size="14pt" style:letter-kerning="false" style:font-size-asian="10pt" style:language-asian="en" style:country-asian="GB" style:font-name-complex="Segoe UI1" style:font-size-complex="10pt"/>
    </style:style>
    <style:style style:name="T109" style:family="text">
      <style:text-properties fo:color="#212529" loext:opacity="100%" style:text-position="super 58%" fo:font-size="13pt" fo:language="la" fo:country="VA" fo:font-style="italic" fo:font-weight="bold" style:letter-kerning="false" style:font-size-asian="9pt" style:language-asian="en" style:country-asian="GB" style:font-style-asian="italic" style:font-weight-asian="bold" style:font-name-complex="Segoe UI1" style:font-size-complex="9pt" style:font-style-complex="italic" style:font-weight-complex="bold"/>
    </style:style>
    <style:style style:name="T110" style:family="text">
      <style:text-properties fo:color="#212529" loext:opacity="100%" style:text-line-through-style="solid" style:text-line-through-type="single" fo:font-size="13.5pt" style:letter-kerning="false" style:font-size-asian="13.5pt" style:language-asian="en" style:country-asian="GB" style:font-name-complex="Segoe UI1" style:font-size-complex="13.5pt"/>
    </style:style>
    <style:style style:name="T111" style:family="text">
      <style:text-properties fo:color="#212529" loext:opacity="100%" style:text-line-through-style="solid" style:text-line-through-type="single" fo:font-size="13.5pt" fo:font-weight="bold" style:letter-kerning="false" style:font-size-asian="13.5pt" style:language-asian="en" style:country-asian="GB" style:font-weight-asian="bold" style:font-name-complex="Segoe UI1" style:font-size-complex="13.5pt" style:font-weight-complex="bold"/>
    </style:style>
    <style:style style:name="T112" style:family="text">
      <style:text-properties fo:color="#212529" loext:opacity="100%" style:text-line-through-style="solid" style:text-line-through-type="single" style:letter-kerning="false" style:font-size-asian="13.5pt" style:language-asian="en" style:country-asian="GB" style:font-name-complex="Segoe UI1" style:font-size-complex="13.5pt"/>
    </style:style>
    <style:style style:name="T113" style:family="text">
      <style:text-properties fo:color="#212529" loext:opacity="100%" style:text-line-through-style="solid" style:text-line-through-type="single" style:letter-kerning="false" style:language-asian="en" style:country-asian="GB" style:font-name-complex="Segoe UI1"/>
    </style:style>
    <style:style style:name="T114" style:family="text">
      <style:text-properties fo:color="#212529" loext:opacity="100%" style:text-line-through-style="solid" style:text-line-through-type="single" fo:font-size="15.5pt" style:letter-kerning="false" style:font-size-asian="13.5pt" style:language-asian="en" style:country-asian="GB" style:font-name-complex="Segoe UI1" style:font-size-complex="13.5pt"/>
    </style:style>
    <style:style style:name="T115" style:family="text">
      <style:text-properties fo:color="#212529" loext:opacity="100%" style:text-line-through-style="solid" style:text-line-through-type="single" fo:font-size="15.5pt" fo:font-weight="bold" style:letter-kerning="false" style:font-size-asian="13.5pt" style:language-asian="en" style:country-asian="GB" style:font-weight-asian="bold" style:font-name-complex="Segoe UI1" style:font-size-complex="13.5pt" style:font-weight-complex="bold"/>
    </style:style>
    <style:style style:name="T116" style:family="text">
      <style:text-properties fo:color="#212529" loext:opacity="100%" style:text-line-through-style="solid" style:text-line-through-type="single" fo:font-weight="bold" style:letter-kerning="false" style:font-size-asian="13.5pt" style:language-asian="en" style:country-asian="GB" style:font-weight-asian="bold" style:font-name-complex="Segoe UI1" style:font-size-complex="13.5pt" style:font-weight-complex="bold"/>
    </style:style>
    <style:style style:name="T117" style:family="text">
      <style:text-properties fo:color="#212529" loext:opacity="100%" style:text-line-through-style="solid" style:text-line-through-type="single" fo:font-weight="bold" style:letter-kerning="false" style:language-asian="en" style:country-asian="GB" style:font-weight-asian="bold" style:font-name-complex="Segoe UI1" style:font-weight-complex="bold"/>
    </style:style>
    <style:style style:name="T118" style:family="text">
      <style:text-properties fo:color="#212529" loext:opacity="100%" style:text-line-through-style="solid" style:text-line-through-type="single" fo:font-size="17.5pt" style:letter-kerning="false" style:font-size-asian="13.5pt" style:language-asian="en" style:country-asian="GB" style:font-name-complex="Segoe UI1" style:font-size-complex="13.5pt"/>
    </style:style>
    <style:style style:name="T119" style:family="text">
      <style:text-properties fo:color="#212529" loext:opacity="100%" style:text-line-through-style="solid" style:text-line-through-type="single" fo:font-size="17.5pt" fo:font-weight="bold" style:letter-kerning="false" style:font-size-asian="13.5pt" style:language-asian="en" style:country-asian="GB" style:font-weight-asian="bold" style:font-name-complex="Segoe UI1" style:font-size-complex="13.5pt" style:font-weight-complex="bold"/>
    </style:style>
    <style:style style:name="T120" style:family="text">
      <style:text-properties fo:color="#212529" loext:opacity="100%" fo:font-size="13.5pt" fo:font-weight="bold" style:letter-kerning="false" style:font-size-asian="13.5pt" style:language-asian="en" style:country-asian="GB" style:font-weight-asian="bold" style:font-name-complex="Segoe UI1" style:font-size-complex="13.5pt" style:font-weight-complex="bold"/>
    </style:style>
    <style:style style:name="T121" style:family="text">
      <style:text-properties fo:color="#212529" loext:opacity="100%" fo:font-size="13.5pt" style:letter-kerning="false" style:font-size-asian="13.5pt" style:language-asian="en" style:country-asian="GB" style:font-name-complex="Segoe UI1" style:font-size-complex="13.5pt"/>
    </style:style>
    <style:style style:name="T122" style:family="text">
      <style:text-properties fo:color="#212529" loext:opacity="100%" fo:font-size="13.5pt" style:letter-kerning="false" style:font-size-asian="13.5pt" style:language-asian="en" style:country-asian="GB" style:font-name-complex="Segoe UI Symbol1" style:font-size-complex="13.5pt"/>
    </style:style>
    <style:style style:name="T123" style:family="text">
      <style:text-properties fo:color="#212529" loext:opacity="100%" fo:font-size="13.5pt" fo:font-style="italic" fo:font-weight="bold" style:letter-kerning="false" style:font-size-asian="13.5pt" style:language-asian="en" style:country-asian="GB" style:font-style-asian="italic" style:font-weight-asian="bold" style:font-name-complex="Segoe UI1" style:font-size-complex="13.5pt" style:font-style-complex="italic" style:font-weight-complex="bold"/>
    </style:style>
    <style:style style:name="T124" style:family="text">
      <style:text-properties fo:color="#212529" loext:opacity="100%" fo:font-size="13.5pt" style:text-underline-style="solid" style:text-underline-type="double" style:text-underline-width="auto" style:text-underline-color="font-color" style:letter-kerning="false" style:font-size-asian="13.5pt" style:language-asian="en" style:country-asian="GB" style:font-name-complex="Segoe UI1" style:font-size-complex="13.5pt"/>
    </style:style>
    <style:style style:name="T125" style:family="text">
      <style:text-properties fo:color="#212529" loext:opacity="100%" fo:font-size="13.5pt" style:text-underline-style="solid" style:text-underline-type="double" style:text-underline-width="auto" style:text-underline-color="font-color" officeooo:rsid="00079141" style:letter-kerning="false" style:font-size-asian="13.5pt" style:language-asian="en" style:country-asian="GB" style:font-name-complex="Segoe UI1" style:font-size-complex="13.5pt"/>
    </style:style>
    <style:style style:name="T126" style:family="text">
      <style:text-properties fo:color="#212529" loext:opacity="100%" fo:font-size="15pt" fo:font-weight="bold" style:letter-kerning="false" style:font-size-asian="15pt" style:language-asian="en" style:country-asian="GB" style:font-weight-asian="bold" style:font-name-complex="Segoe UI1" style:font-size-complex="15pt" style:font-weight-complex="bold"/>
    </style:style>
    <style:style style:name="T127" style:family="text">
      <style:text-properties fo:color="#212529" loext:opacity="100%" style:letter-kerning="false" style:language-asian="en" style:country-asian="GB" style:font-name-complex="Segoe UI1"/>
    </style:style>
    <style:style style:name="T128" style:family="text">
      <style:text-properties fo:color="#212529" loext:opacity="100%" style:letter-kerning="false" style:language-asian="en" style:country-asian="GB" style:font-name-complex="Segoe UI Symbol1"/>
    </style:style>
    <style:style style:name="T129" style:family="text">
      <style:text-properties fo:color="#212529" loext:opacity="100%" style:letter-kerning="false" style:font-size-asian="13.5pt" style:language-asian="en" style:country-asian="GB" style:font-name-complex="Segoe UI1" style:font-size-complex="13.5pt"/>
    </style:style>
    <style:style style:name="T130" style:family="text">
      <style:text-properties fo:color="#212529" loext:opacity="100%" style:letter-kerning="false" style:font-name-complex="Segoe UI1"/>
    </style:style>
    <style:style style:name="T131" style:family="text">
      <style:text-properties fo:color="#212529" loext:opacity="100%" fo:font-style="italic" fo:font-weight="bold" style:letter-kerning="false" style:language-asian="en" style:country-asian="GB" style:font-style-asian="italic" style:font-weight-asian="bold" style:font-name-complex="Segoe UI1" style:font-style-complex="italic" style:font-weight-complex="bold"/>
    </style:style>
    <style:style style:name="T132" style:family="text">
      <style:text-properties fo:color="#212529" loext:opacity="100%" fo:font-style="italic" fo:font-weight="bold" style:letter-kerning="false" style:font-size-asian="13.5pt" style:language-asian="en" style:country-asian="GB" style:font-style-asian="italic" style:font-weight-asian="bold" style:font-name-complex="Segoe UI1" style:font-size-complex="13.5pt" style:font-style-complex="italic" style:font-weight-complex="bold"/>
    </style:style>
    <style:style style:name="T133" style:family="text">
      <style:text-properties fo:color="#212529" loext:opacity="100%" fo:language="la" fo:country="VA" style:letter-kerning="false" style:language-asian="en" style:country-asian="GB" style:font-name-complex="Segoe UI1"/>
    </style:style>
    <style:style style:name="T134" style:family="text">
      <style:text-properties fo:color="#212529" loext:opacity="100%" fo:language="la" fo:country="VA" fo:font-style="italic" fo:font-weight="bold" style:letter-kerning="false" style:language-asian="en" style:country-asian="GB" style:font-style-asian="italic" style:font-weight-asian="bold" style:font-name-complex="Segoe UI1" style:font-style-complex="italic" style:font-weight-complex="bold"/>
    </style:style>
    <style:style style:name="T135" style:family="text">
      <style:text-properties fo:color="#212529" loext:opacity="100%" fo:language="la" fo:country="VA" style:text-underline-style="solid" style:text-underline-type="double" style:text-underline-width="auto" style:text-underline-color="font-color" style:letter-kerning="false" style:language-asian="en" style:country-asian="GB" style:font-name-complex="Segoe UI1"/>
    </style:style>
    <style:style style:name="T136" style:family="text">
      <style:text-properties fo:color="#212529" loext:opacity="100%" fo:language="cs" fo:country="CZ" fo:font-style="italic" fo:font-weight="bold" style:letter-kerning="false" style:language-asian="en" style:country-asian="GB" style:font-style-asian="italic" style:font-weight-asian="bold" style:font-name-complex="Segoe UI1" style:font-style-complex="italic" style:font-weight-complex="bold"/>
    </style:style>
    <style:style style:name="T137" style:family="text">
      <style:text-properties fo:color="#212529" loext:opacity="100%" style:font-name="Linux Libertine S.O.Cist." fo:font-size="13.5pt" fo:language="la" fo:country="VA" style:text-underline-style="solid" style:text-underline-type="double" style:text-underline-width="auto" style:text-underline-color="font-color" style:letter-kerning="false" style:font-size-asian="13.5pt" style:language-asian="en" style:country-asian="GB" style:font-name-complex="Segoe UI1" style:font-size-complex="13.5pt"/>
    </style:style>
    <style:style style:name="T138" style:family="text">
      <style:text-properties fo:color="#212529" loext:opacity="100%" style:font-name="Linux Libertine S.O.Cist." fo:font-size="13.5pt" fo:language="la" fo:country="VA" style:letter-kerning="false" style:font-size-asian="13.5pt" style:language-asian="en" style:country-asian="GB" style:font-name-complex="Segoe UI1" style:font-size-complex="13.5pt"/>
    </style:style>
    <style:style style:name="T139" style:family="text">
      <style:text-properties fo:color="#212529" loext:opacity="100%" style:font-name="Linux Libertine S.O.Cist." fo:font-size="13.5pt" fo:language="la" fo:country="VA" fo:font-style="italic" fo:font-weight="bold" style:letter-kerning="false" style:font-size-asian="13.5pt" style:language-asian="en" style:country-asian="GB" style:font-style-asian="italic" style:font-weight-asian="bold" style:font-name-complex="Segoe UI1" style:font-size-complex="13.5pt" style:font-style-complex="italic" style:font-weight-complex="bold"/>
    </style:style>
    <style:style style:name="T140" style:family="text">
      <style:text-properties fo:color="#212529" loext:opacity="100%" style:font-name="Linux Libertine S.O.Cist." fo:language="la" fo:country="VA" style:letter-kerning="false" style:language-asian="en" style:country-asian="GB" style:font-name-complex="Segoe UI1"/>
    </style:style>
    <style:style style:name="T141" style:family="text">
      <style:text-properties fo:color="#212529" loext:opacity="100%" style:font-name="Linux Libertine S.O.Cist." fo:language="la" fo:country="VA" fo:font-style="italic" fo:font-weight="bold" style:letter-kerning="false" style:language-asian="en" style:country-asian="GB" style:font-style-asian="italic" style:font-weight-asian="bold" style:font-name-complex="Segoe UI1" style:font-style-complex="italic" style:font-weight-complex="bold"/>
    </style:style>
    <style:style style:name="T142" style:family="text">
      <style:text-properties fo:color="#212529" loext:opacity="100%" style:font-name="Linux Libertine S.O.Cist." fo:language="la" fo:country="VA" style:text-underline-style="solid" style:text-underline-type="double" style:text-underline-width="auto" style:text-underline-color="font-color" style:letter-kerning="false" style:language-asian="en" style:country-asian="GB" style:font-name-complex="Segoe UI1"/>
    </style:style>
    <style:style style:name="T143" style:family="text">
      <style:text-properties fo:color="#212529" loext:opacity="100%" style:font-name="Linux Libertine S.O.Cist." fo:font-size="15.5pt" fo:language="la" fo:country="VA" style:text-underline-style="solid" style:text-underline-type="double" style:text-underline-width="auto" style:text-underline-color="font-color" style:letter-kerning="false" style:font-size-asian="13.5pt" style:language-asian="en" style:country-asian="GB" style:font-name-complex="Segoe UI1" style:font-size-complex="13.5pt"/>
    </style:style>
    <style:style style:name="T144" style:family="text">
      <style:text-properties fo:color="#212529" loext:opacity="100%" style:font-name="Linux Libertine S.O.Cist." fo:font-size="15.5pt" fo:language="la" fo:country="VA" style:letter-kerning="false" style:font-size-asian="13.5pt" style:language-asian="en" style:country-asian="GB" style:font-name-complex="Segoe UI1" style:font-size-complex="13.5pt"/>
    </style:style>
    <style:style style:name="T145" style:family="text">
      <style:text-properties fo:color="#212529" loext:opacity="100%" style:font-name="Linux Libertine S.O.Cist." fo:font-size="15.5pt" fo:language="la" fo:country="VA" fo:font-style="italic" fo:font-weight="bold" style:letter-kerning="false" style:font-size-asian="13.5pt" style:language-asian="en" style:country-asian="GB" style:font-style-asian="italic" style:font-weight-asian="bold" style:font-name-complex="Segoe UI1" style:font-size-complex="13.5pt" style:font-style-complex="italic" style:font-weight-complex="bold"/>
    </style:style>
    <style:style style:name="T146" style:family="text">
      <style:text-properties fo:color="#212529" loext:opacity="100%" style:font-name="Linux Libertine S.O.Cist." fo:font-size="17.5pt" fo:language="la" fo:country="VA" style:text-underline-style="solid" style:text-underline-type="double" style:text-underline-width="auto" style:text-underline-color="font-color" style:letter-kerning="false" style:font-size-asian="13.5pt" style:language-asian="en" style:country-asian="GB" style:font-name-complex="Segoe UI1" style:font-size-complex="13.5pt"/>
    </style:style>
    <style:style style:name="T147" style:family="text">
      <style:text-properties fo:color="#212529" loext:opacity="100%" style:font-name="Linux Libertine S.O.Cist." fo:font-size="17.5pt" fo:language="la" fo:country="VA" style:letter-kerning="false" style:font-size-asian="13.5pt" style:language-asian="en" style:country-asian="GB" style:font-name-complex="Segoe UI1" style:font-size-complex="13.5pt"/>
    </style:style>
    <style:style style:name="T148" style:family="text">
      <style:text-properties fo:color="#212529" loext:opacity="100%" style:font-name="Linux Libertine S.O.Cist." fo:font-size="17.5pt" fo:language="la" fo:country="VA" fo:font-style="italic" fo:font-weight="bold" style:letter-kerning="false" style:font-size-asian="13.5pt" style:language-asian="en" style:country-asian="GB" style:font-style-asian="italic" style:font-weight-asian="bold" style:font-name-complex="Segoe UI1" style:font-size-complex="13.5pt" style:font-style-complex="italic" style:font-weight-complex="bold"/>
    </style:style>
    <style:style style:name="T149" style:family="text">
      <style:text-properties fo:color="#212529" loext:opacity="100%" fo:font-weight="bold" style:letter-kerning="false" style:font-size-asian="13.5pt" style:language-asian="en" style:country-asian="GB" style:font-weight-asian="bold" style:font-name-complex="Segoe UI1" style:font-size-complex="13.5pt" style:font-weight-complex="bold"/>
    </style:style>
    <style:style style:name="T150" style:family="text">
      <style:text-properties fo:color="#212529" loext:opacity="100%" fo:font-weight="bold" style:letter-kerning="false" style:font-size-asian="15pt" style:language-asian="en" style:country-asian="GB" style:font-weight-asian="bold" style:font-name-complex="Segoe UI1" style:font-size-complex="15pt" style:font-weight-complex="bold"/>
    </style:style>
    <style:style style:name="T151" style:family="text">
      <style:text-properties fo:color="#212529" loext:opacity="100%" fo:font-weight="bold" style:letter-kerning="false" style:language-asian="en" style:country-asian="GB" style:font-weight-asian="bold" style:font-name-complex="Segoe UI1" style:font-weight-complex="bold"/>
    </style:style>
    <style:style style:name="T152" style:family="text">
      <style:text-properties fo:color="#212529" loext:opacity="100%" style:text-line-through-style="none" style:text-line-through-type="none" fo:font-size="13.5pt" fo:font-weight="bold" style:letter-kerning="false" style:font-size-asian="13.5pt" style:language-asian="en" style:country-asian="GB" style:font-weight-asian="bold" style:font-name-complex="Segoe UI1" style:font-size-complex="13.5pt" style:font-weight-complex="bold"/>
    </style:style>
    <style:style style:name="T153" style:family="text">
      <style:text-properties fo:color="#212529" loext:opacity="100%" style:text-line-through-style="none" style:text-line-through-type="none" fo:font-weight="bold" style:letter-kerning="false" style:font-size-asian="13.5pt" style:language-asian="en" style:country-asian="GB" style:font-weight-asian="bold" style:font-name-complex="Segoe UI1" style:font-size-complex="13.5pt" style:font-weight-complex="bold"/>
    </style:style>
    <style:style style:name="T154" style:family="text">
      <style:text-properties fo:color="#212529" loext:opacity="100%" style:text-line-through-style="none" style:text-line-through-type="none" fo:font-weight="bold" style:letter-kerning="false" style:language-asian="en" style:country-asian="GB" style:font-weight-asian="bold" style:font-name-complex="Segoe UI1" style:font-weight-complex="bold"/>
    </style:style>
    <style:style style:name="T155" style:family="text">
      <style:text-properties fo:color="#212529" loext:opacity="100%" style:text-line-through-style="none" style:text-line-through-type="none" fo:font-size="15.5pt" fo:font-weight="bold" style:letter-kerning="false" style:font-size-asian="13.5pt" style:language-asian="en" style:country-asian="GB" style:font-weight-asian="bold" style:font-name-complex="Segoe UI1" style:font-size-complex="13.5pt" style:font-weight-complex="bold"/>
    </style:style>
    <style:style style:name="T156" style:family="text">
      <style:text-properties fo:color="#212529" loext:opacity="100%" style:text-line-through-style="none" style:text-line-through-type="none" fo:font-size="17.5pt" fo:font-weight="bold" style:letter-kerning="false" style:font-size-asian="13.5pt" style:language-asian="en" style:country-asian="GB" style:font-weight-asian="bold" style:font-name-complex="Segoe UI1" style:font-size-complex="13.5pt" style:font-weight-complex="bold"/>
    </style:style>
    <style:style style:name="T157" style:family="text">
      <style:text-properties fo:color="#212529" loext:opacity="100%" style:text-underline-style="solid" style:text-underline-type="double" style:text-underline-width="auto" style:text-underline-color="font-color" style:letter-kerning="false" style:font-size-asian="13.5pt" style:language-asian="en" style:country-asian="GB" style:font-name-complex="Segoe UI1" style:font-size-complex="13.5pt"/>
    </style:style>
    <style:style style:name="T158" style:family="text">
      <style:text-properties fo:color="#212529" loext:opacity="100%" style:text-underline-style="solid" style:text-underline-type="double" style:text-underline-width="auto" style:text-underline-color="font-color" officeooo:rsid="00079141" style:letter-kerning="false" style:font-size-asian="13.5pt" style:language-asian="en" style:country-asian="GB" style:font-name-complex="Segoe UI1" style:font-size-complex="13.5pt"/>
    </style:style>
    <style:style style:name="T159" style:family="text">
      <style:text-properties fo:color="#212529" loext:opacity="100%" style:text-underline-style="solid" style:text-underline-type="double" style:text-underline-width="auto" style:text-underline-color="font-color" style:letter-kerning="false" style:language-asian="en" style:country-asian="GB" style:font-name-complex="Segoe UI1"/>
    </style:style>
    <style:style style:name="T160" style:family="text">
      <style:text-properties fo:color="#212529" loext:opacity="100%" style:text-underline-style="solid" style:text-underline-type="double" style:text-underline-width="auto" style:text-underline-color="font-color" officeooo:rsid="00079141" style:letter-kerning="false" style:language-asian="en" style:country-asian="GB" style:font-name-complex="Segoe UI1"/>
    </style:style>
    <style:style style:name="T161" style:family="text">
      <style:text-properties fo:color="#212529" loext:opacity="100%" fo:font-size="15.5pt" fo:font-weight="bold" style:letter-kerning="false" style:font-size-asian="13.5pt" style:language-asian="en" style:country-asian="GB" style:font-weight-asian="bold" style:font-name-complex="Segoe UI1" style:font-size-complex="13.5pt" style:font-weight-complex="bold"/>
    </style:style>
    <style:style style:name="T162" style:family="text">
      <style:text-properties fo:color="#212529" loext:opacity="100%" fo:font-size="15.5pt" fo:font-weight="bold" style:letter-kerning="false" style:language-asian="en" style:country-asian="GB" style:font-weight-asian="bold" style:font-name-complex="Segoe UI1" style:font-weight-complex="bold"/>
    </style:style>
    <style:style style:name="T163" style:family="text">
      <style:text-properties fo:color="#212529" loext:opacity="100%" fo:font-size="15.5pt" style:text-underline-style="solid" style:text-underline-type="double" style:text-underline-width="auto" style:text-underline-color="font-color" style:letter-kerning="false" style:font-size-asian="13.5pt" style:language-asian="en" style:country-asian="GB" style:font-name-complex="Segoe UI1" style:font-size-complex="13.5pt"/>
    </style:style>
    <style:style style:name="T164" style:family="text">
      <style:text-properties fo:color="#212529" loext:opacity="100%" fo:font-size="15.5pt" style:text-underline-style="solid" style:text-underline-type="double" style:text-underline-width="auto" style:text-underline-color="font-color" officeooo:rsid="00079141" style:letter-kerning="false" style:font-size-asian="13.5pt" style:language-asian="en" style:country-asian="GB" style:font-name-complex="Segoe UI1" style:font-size-complex="13.5pt"/>
    </style:style>
    <style:style style:name="T165" style:family="text">
      <style:text-properties fo:color="#212529" loext:opacity="100%" fo:font-size="15.5pt" style:text-underline-style="solid" style:text-underline-type="double" style:text-underline-width="auto" style:text-underline-color="font-color" style:letter-kerning="false" style:language-asian="en" style:country-asian="GB" style:font-name-complex="Segoe UI1"/>
    </style:style>
    <style:style style:name="T166" style:family="text">
      <style:text-properties fo:color="#212529" loext:opacity="100%" fo:font-size="15.5pt" style:letter-kerning="false" style:font-size-asian="13.5pt" style:language-asian="en" style:country-asian="GB" style:font-name-complex="Segoe UI1" style:font-size-complex="13.5pt"/>
    </style:style>
    <style:style style:name="T167" style:family="text">
      <style:text-properties fo:color="#212529" loext:opacity="100%" fo:font-size="15.5pt" style:letter-kerning="false" style:font-size-asian="13.5pt" style:language-asian="en" style:country-asian="GB" style:font-name-complex="Segoe UI Symbol1" style:font-size-complex="13.5pt"/>
    </style:style>
    <style:style style:name="T168" style:family="text">
      <style:text-properties fo:color="#212529" loext:opacity="100%" fo:font-size="15.5pt" style:letter-kerning="false" style:language-asian="en" style:country-asian="GB" style:font-name-complex="Segoe UI1"/>
    </style:style>
    <style:style style:name="T169" style:family="text">
      <style:text-properties fo:color="#212529" loext:opacity="100%" fo:font-size="15.5pt" fo:font-style="italic" fo:font-weight="bold" style:letter-kerning="false" style:font-size-asian="13.5pt" style:language-asian="en" style:country-asian="GB" style:font-style-asian="italic" style:font-weight-asian="bold" style:font-name-complex="Segoe UI1" style:font-size-complex="13.5pt" style:font-style-complex="italic" style:font-weight-complex="bold"/>
    </style:style>
    <style:style style:name="T170" style:family="text">
      <style:text-properties fo:color="#212529" loext:opacity="100%" fo:font-size="15.5pt" fo:font-style="italic" fo:font-weight="bold" style:letter-kerning="false" style:language-asian="en" style:country-asian="GB" style:font-style-asian="italic" style:font-weight-asian="bold" style:font-name-complex="Segoe UI1" style:font-style-complex="italic" style:font-weight-complex="bold"/>
    </style:style>
    <style:style style:name="T171" style:family="text">
      <style:text-properties fo:color="#212529" loext:opacity="100%" fo:font-size="17pt" fo:font-weight="bold" style:letter-kerning="false" style:font-size-asian="15pt" style:language-asian="en" style:country-asian="GB" style:font-weight-asian="bold" style:font-name-complex="Segoe UI1" style:font-size-complex="15pt" style:font-weight-complex="bold"/>
    </style:style>
    <style:style style:name="T172" style:family="text">
      <style:text-properties fo:color="#212529" loext:opacity="100%" fo:font-size="17.5pt" fo:font-weight="bold" style:letter-kerning="false" style:font-size-asian="13.5pt" style:language-asian="en" style:country-asian="GB" style:font-weight-asian="bold" style:font-name-complex="Segoe UI1" style:font-size-complex="13.5pt" style:font-weight-complex="bold"/>
    </style:style>
    <style:style style:name="T173" style:family="text">
      <style:text-properties fo:color="#212529" loext:opacity="100%" fo:font-size="17.5pt" fo:font-weight="bold" style:letter-kerning="false" style:language-asian="en" style:country-asian="GB" style:font-weight-asian="bold" style:font-name-complex="Segoe UI1" style:font-weight-complex="bold"/>
    </style:style>
    <style:style style:name="T174" style:family="text">
      <style:text-properties fo:color="#212529" loext:opacity="100%" fo:font-size="17.5pt" style:text-underline-style="solid" style:text-underline-type="double" style:text-underline-width="auto" style:text-underline-color="font-color" style:letter-kerning="false" style:font-size-asian="13.5pt" style:language-asian="en" style:country-asian="GB" style:font-name-complex="Segoe UI1" style:font-size-complex="13.5pt"/>
    </style:style>
    <style:style style:name="T175" style:family="text">
      <style:text-properties fo:color="#212529" loext:opacity="100%" fo:font-size="17.5pt" style:text-underline-style="solid" style:text-underline-type="double" style:text-underline-width="auto" style:text-underline-color="font-color" officeooo:rsid="00079141" style:letter-kerning="false" style:font-size-asian="13.5pt" style:language-asian="en" style:country-asian="GB" style:font-name-complex="Segoe UI1" style:font-size-complex="13.5pt"/>
    </style:style>
    <style:style style:name="T176" style:family="text">
      <style:text-properties fo:color="#212529" loext:opacity="100%" fo:font-size="17.5pt" style:text-underline-style="solid" style:text-underline-type="double" style:text-underline-width="auto" style:text-underline-color="font-color" style:letter-kerning="false" style:language-asian="en" style:country-asian="GB" style:font-name-complex="Segoe UI1"/>
    </style:style>
    <style:style style:name="T177" style:family="text">
      <style:text-properties fo:color="#212529" loext:opacity="100%" fo:font-size="17.5pt" style:letter-kerning="false" style:font-size-asian="13.5pt" style:language-asian="en" style:country-asian="GB" style:font-name-complex="Segoe UI1" style:font-size-complex="13.5pt"/>
    </style:style>
    <style:style style:name="T178" style:family="text">
      <style:text-properties fo:color="#212529" loext:opacity="100%" fo:font-size="17.5pt" style:letter-kerning="false" style:font-size-asian="13.5pt" style:language-asian="en" style:country-asian="GB" style:font-name-complex="Segoe UI Symbol1" style:font-size-complex="13.5pt"/>
    </style:style>
    <style:style style:name="T179" style:family="text">
      <style:text-properties fo:color="#212529" loext:opacity="100%" fo:font-size="17.5pt" style:letter-kerning="false" style:language-asian="en" style:country-asian="GB" style:font-name-complex="Segoe UI1"/>
    </style:style>
    <style:style style:name="T180" style:family="text">
      <style:text-properties fo:color="#212529" loext:opacity="100%" fo:font-size="17.5pt" fo:font-style="italic" fo:font-weight="bold" style:letter-kerning="false" style:font-size-asian="13.5pt" style:language-asian="en" style:country-asian="GB" style:font-style-asian="italic" style:font-weight-asian="bold" style:font-name-complex="Segoe UI1" style:font-size-complex="13.5pt" style:font-style-complex="italic" style:font-weight-complex="bold"/>
    </style:style>
    <style:style style:name="T181" style:family="text">
      <style:text-properties fo:color="#212529" loext:opacity="100%" fo:font-size="17.5pt" fo:font-style="italic" fo:font-weight="bold" style:letter-kerning="false" style:language-asian="en" style:country-asian="GB" style:font-style-asian="italic" style:font-weight-asian="bold" style:font-name-complex="Segoe UI1" style:font-style-complex="italic" style:font-weight-complex="bold"/>
    </style:style>
    <style:style style:name="T182" style:family="text">
      <style:text-properties fo:color="#212529" loext:opacity="100%" fo:font-size="19pt" fo:font-weight="bold" style:letter-kerning="false" style:font-size-asian="15pt" style:language-asian="en" style:country-asian="GB" style:font-weight-asian="bold" style:font-name-complex="Segoe UI1" style:font-size-complex="15pt" style:font-weight-complex="bold"/>
    </style:style>
    <style:style style:name="T183" style:family="text">
      <style:text-properties fo:color="#ffffff" loext:opacity="100%" fo:font-size="13.5pt" fo:text-shadow="1pt 1pt" fo:font-weight="bold" style:letter-kerning="false" style:font-size-asian="13.5pt" style:language-asian="en" style:country-asian="GB" style:font-weight-asian="bold" style:font-name-complex="Segoe UI1" style:font-size-complex="13.5pt" style:font-weight-complex="bold"/>
    </style:style>
    <style:style style:name="T184" style:family="text">
      <style:text-properties fo:color="#ffffff" loext:opacity="100%" fo:text-shadow="1pt 1pt" fo:font-weight="bold" style:letter-kerning="false" style:font-size-asian="13.5pt" style:language-asian="en" style:country-asian="GB" style:font-weight-asian="bold" style:font-name-complex="Segoe UI1" style:font-size-complex="13.5pt" style:font-weight-complex="bold"/>
    </style:style>
    <style:style style:name="T185" style:family="text">
      <style:text-properties fo:color="#ffffff" loext:opacity="100%" fo:text-shadow="1pt 1pt" fo:font-weight="bold" style:letter-kerning="false" style:language-asian="en" style:country-asian="GB" style:font-weight-asian="bold" style:font-name-complex="Segoe UI1" style:font-weight-complex="bold"/>
    </style:style>
    <style:style style:name="T186" style:family="text">
      <style:text-properties fo:color="#ffffff" loext:opacity="100%" fo:font-size="15.5pt" fo:text-shadow="1pt 1pt" fo:font-weight="bold" style:letter-kerning="false" style:font-size-asian="13.5pt" style:language-asian="en" style:country-asian="GB" style:font-weight-asian="bold" style:font-name-complex="Segoe UI1" style:font-size-complex="13.5pt" style:font-weight-complex="bold"/>
    </style:style>
    <style:style style:name="T187" style:family="text">
      <style:text-properties fo:color="#ffffff" loext:opacity="100%" fo:font-size="17.5pt" fo:text-shadow="1pt 1pt" fo:font-weight="bold" style:letter-kerning="false" style:font-size-asian="13.5pt" style:language-asian="en" style:country-asian="GB" style:font-weight-asian="bold" style:font-name-complex="Segoe UI1" style:font-size-complex="13.5pt" style:font-weight-complex="bold"/>
    </style:style>
    <style:style style:name="T188" style:family="text">
      <style:text-properties fo:font-variant="small-caps" fo:color="#212529" loext:opacity="100%" fo:font-size="15pt" style:letter-kerning="false" style:font-size-asian="15pt" style:language-asian="en" style:country-asian="GB" style:font-name-complex="Segoe UI1" style:font-size-complex="15pt"/>
    </style:style>
    <style:style style:name="T189" style:family="text">
      <style:text-properties fo:font-variant="small-caps" fo:color="#212529" loext:opacity="100%" fo:font-size="13.5pt" fo:font-weight="bold" style:letter-kerning="false" fo:background-color="#e6e6e6" loext:char-shading-value="0" style:font-size-asian="13.5pt" style:language-asian="en" style:country-asian="GB" style:font-weight-asian="bold" style:font-name-complex="Segoe UI1" style:font-size-complex="13.5pt" style:font-weight-complex="bold"/>
    </style:style>
    <style:style style:name="T190" style:family="text">
      <style:text-properties fo:font-variant="small-caps" fo:color="#212529" loext:opacity="100%" fo:font-size="13.5pt" fo:font-weight="bold" style:letter-kerning="false" style:font-size-asian="13.5pt" style:language-asian="en" style:country-asian="GB" style:font-weight-asian="bold" style:font-name-complex="Segoe UI1" style:font-size-complex="13.5pt" style:font-weight-complex="bold"/>
    </style:style>
    <style:style style:name="T191" style:family="text">
      <style:text-properties fo:font-variant="small-caps" fo:color="#212529" loext:opacity="100%" style:letter-kerning="false" style:font-size-asian="15pt" style:language-asian="en" style:country-asian="GB" style:font-name-complex="Segoe UI1" style:font-size-complex="15pt"/>
    </style:style>
    <style:style style:name="T192" style:family="text">
      <style:text-properties fo:font-variant="small-caps" fo:color="#212529" loext:opacity="100%" style:letter-kerning="false" style:language-asian="en" style:country-asian="GB" style:font-name-complex="Segoe UI1"/>
    </style:style>
    <style:style style:name="T193" style:family="text">
      <style:text-properties fo:font-variant="small-caps" fo:color="#212529" loext:opacity="100%" fo:font-size="17pt" style:letter-kerning="false" style:font-size-asian="15pt" style:language-asian="en" style:country-asian="GB" style:font-name-complex="Segoe UI1" style:font-size-complex="15pt"/>
    </style:style>
    <style:style style:name="T194" style:family="text">
      <style:text-properties fo:font-variant="small-caps" fo:color="#212529" loext:opacity="100%" fo:font-weight="bold" style:letter-kerning="false" fo:background-color="#e6e6e6" loext:char-shading-value="0" style:font-size-asian="13.5pt" style:language-asian="en" style:country-asian="GB" style:font-weight-asian="bold" style:font-name-complex="Segoe UI1" style:font-size-complex="13.5pt" style:font-weight-complex="bold"/>
    </style:style>
    <style:style style:name="T195" style:family="text">
      <style:text-properties fo:font-variant="small-caps" fo:color="#212529" loext:opacity="100%" fo:font-weight="bold" style:letter-kerning="false" fo:background-color="#e6e6e6" loext:char-shading-value="0" style:language-asian="en" style:country-asian="GB" style:font-weight-asian="bold" style:font-name-complex="Segoe UI1" style:font-weight-complex="bold"/>
    </style:style>
    <style:style style:name="T196" style:family="text">
      <style:text-properties fo:font-variant="small-caps" fo:color="#212529" loext:opacity="100%" fo:font-weight="bold" style:letter-kerning="false" style:font-size-asian="13.5pt" style:language-asian="en" style:country-asian="GB" style:font-weight-asian="bold" style:font-name-complex="Segoe UI1" style:font-size-complex="13.5pt" style:font-weight-complex="bold"/>
    </style:style>
    <style:style style:name="T197" style:family="text">
      <style:text-properties fo:font-variant="small-caps" fo:color="#212529" loext:opacity="100%" fo:font-weight="bold" style:letter-kerning="false" style:language-asian="en" style:country-asian="GB" style:font-weight-asian="bold" style:font-name-complex="Segoe UI1" style:font-weight-complex="bold"/>
    </style:style>
    <style:style style:name="T198" style:family="text">
      <style:text-properties fo:font-variant="small-caps" fo:color="#212529" loext:opacity="100%" fo:font-size="15.5pt" fo:font-weight="bold" style:letter-kerning="false" fo:background-color="#e6e6e6" loext:char-shading-value="0" style:font-size-asian="13.5pt" style:language-asian="en" style:country-asian="GB" style:font-weight-asian="bold" style:font-name-complex="Segoe UI1" style:font-size-complex="13.5pt" style:font-weight-complex="bold"/>
    </style:style>
    <style:style style:name="T199" style:family="text">
      <style:text-properties fo:font-variant="small-caps" fo:color="#212529" loext:opacity="100%" fo:font-size="15.5pt" fo:font-weight="bold" style:letter-kerning="false" style:font-size-asian="13.5pt" style:language-asian="en" style:country-asian="GB" style:font-weight-asian="bold" style:font-name-complex="Segoe UI1" style:font-size-complex="13.5pt" style:font-weight-complex="bold"/>
    </style:style>
    <style:style style:name="T200" style:family="text">
      <style:text-properties fo:font-variant="small-caps" fo:color="#212529" loext:opacity="100%" fo:font-size="19pt" style:letter-kerning="false" style:font-size-asian="15pt" style:language-asian="en" style:country-asian="GB" style:font-name-complex="Segoe UI1" style:font-size-complex="15pt"/>
    </style:style>
    <style:style style:name="T201" style:family="text">
      <style:text-properties fo:font-variant="small-caps" fo:color="#212529" loext:opacity="100%" fo:font-size="17.5pt" fo:font-weight="bold" style:letter-kerning="false" fo:background-color="#e6e6e6" loext:char-shading-value="0" style:font-size-asian="13.5pt" style:language-asian="en" style:country-asian="GB" style:font-weight-asian="bold" style:font-name-complex="Segoe UI1" style:font-size-complex="13.5pt" style:font-weight-complex="bold"/>
    </style:style>
    <style:style style:name="T202" style:family="text">
      <style:text-properties fo:font-variant="small-caps" fo:color="#212529" loext:opacity="100%" fo:font-size="17.5pt" fo:font-weight="bold" style:letter-kerning="false" style:font-size-asian="13.5pt" style:language-asian="en" style:country-asian="GB" style:font-weight-asian="bold" style:font-name-complex="Segoe UI1" style:font-size-complex="13.5pt" style:font-weight-complex="bold"/>
    </style:style>
    <style:style style:name="T203" style:family="text">
      <style:text-properties fo:color="#9c29c1" loext:opacity="100%" fo:font-size="13.5pt" fo:font-weight="bold" style:letter-kerning="false" style:font-size-asian="13.5pt" style:language-asian="en" style:country-asian="GB" style:font-weight-asian="bold" style:font-name-complex="Segoe UI1" style:font-size-complex="13.5pt" style:font-weight-complex="bold"/>
    </style:style>
    <style:style style:name="T204" style:family="text">
      <style:text-properties fo:color="#9c29c1" loext:opacity="100%" fo:font-weight="bold" style:letter-kerning="false" style:font-size-asian="13.5pt" style:language-asian="en" style:country-asian="GB" style:font-weight-asian="bold" style:font-name-complex="Segoe UI1" style:font-size-complex="13.5pt" style:font-weight-complex="bold"/>
    </style:style>
    <style:style style:name="T205" style:family="text">
      <style:text-properties fo:color="#9c29c1" loext:opacity="100%" fo:font-weight="bold" style:letter-kerning="false" style:language-asian="en" style:country-asian="GB" style:font-weight-asian="bold" style:font-name-complex="Segoe UI1" style:font-weight-complex="bold"/>
    </style:style>
    <style:style style:name="T206" style:family="text">
      <style:text-properties fo:color="#9c29c1" loext:opacity="100%" fo:font-size="15.5pt" fo:font-weight="bold" style:letter-kerning="false" style:font-size-asian="13.5pt" style:language-asian="en" style:country-asian="GB" style:font-weight-asian="bold" style:font-name-complex="Segoe UI1" style:font-size-complex="13.5pt" style:font-weight-complex="bold"/>
    </style:style>
    <style:style style:name="T207" style:family="text">
      <style:text-properties fo:color="#9c29c1" loext:opacity="100%" fo:font-size="17.5pt" fo:font-weight="bold" style:letter-kerning="false" style:font-size-asian="13.5pt" style:language-asian="en" style:country-asian="GB" style:font-weight-asian="bold" style:font-name-complex="Segoe UI1" style:font-size-complex="13.5pt" style:font-weight-complex="bold"/>
    </style:style>
    <style:style style:name="T208" style:family="text">
      <style:text-properties officeooo:rsid="00090cbf"/>
    </style:style>
    <style:style style:name="T209" style:family="text">
      <style:text-properties style:letter-kerning="false" style:font-name-complex="Segoe UI1"/>
    </style:style>
    <style:style style:name="T210" style:family="text">
      <style:text-properties officeooo:rsid="0032ba8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51">31. – </text:span><text:span text:style-name="T185">Alb.</text:span><text:span text:style-name="T151"> – Feria IV. – </text:span><text:span text:style-name="T192">S. Ignatii de Loyola, Conf.</text:span><text:span text:style-name="T151"> – </text:span><text:span text:style-name="T51">jejunatur - </text:span><text:span text:style-name="T159">in Laud.:</text:span><text:span text:style-name="T127"> </text:span><text:span text:style-name="T14">Com.</text:span><text:span text:style-name="T127"> S. Germani. E.C. </text:span><text:span text:style-name="T131">Euge serve bone</text:span><text:span text:style-name="T127">. </text:span><text:span text:style-name="T14">&amp;</text:span><text:span text:style-name="T127"> B. M. V. </text:span><text:span text:style-name="T14">&amp;</text:span><text:span text:style-name="T127"> S. Joseph</text:span></text:p>
      <text:list text:style-name="WWNum2a">
        <text:list-item>
          <text:p text:style-name="P9"><text:span text:style-name="T159">in Missa:</text:span><text:span text:style-name="T127"> Glo. – 2</text:span><text:span text:style-name="T103">a</text:span><text:span text:style-name="T127"> S. Germani. 3</text:span><text:span text:style-name="T103">a</text:span><text:span text:style-name="T127"> </text:span><text:span text:style-name="T131">A cunctis</text:span><text:span text:style-name="T127">. – Præf. Comm.</text:span></text:p>
        </text:list-item>
      </text:list>
      <text:list text:style-name="WWNum3a">
        <text:list-item>
          <text:p text:style-name="P10"><text:span text:style-name="T159">in Vesp.:</text:span><text:span text:style-name="T127"> de seq. – </text:span><text:span text:style-name="T14">Com.</text:span><text:span text:style-name="T127"> S. Pauli Apostoli (Com. privileg.) </text:span><text:span text:style-name="T131">Sancte Paule.</text:span><text:span text:style-name="T127"> </text:span><text:span text:style-name="T14">&amp;</text:span><text:span text:style-name="T127"> SS. Machabæorum Martyrum (Com.) </text:span><text:span text:style-name="T131">Isti sunt Sancti</text:span><text:span text:style-name="T127">. </text:span><text:span text:style-name="T14">&amp;</text:span><text:span text:style-name="T127"> B. M. V.</text:span></text:p>
        </text:list-item>
      </text:list>
      <text:p text:style-name="P1"><text:span text:style-name="T80">AUGUSTUS 202</text:span><text:span text:style-name="T83">4</text:span></text:p>
      <text:p text:style-name="P12"><text:span text:style-name="T151">01. – </text:span><text:span text:style-name="T185">Alb.</text:span><text:span text:style-name="T151"> – Feria V. – </text:span><text:span text:style-name="T192">S. Petri ad Vincula</text:span><text:span text:style-name="T151"> – xij. Lect. et M. - </text:span><text:span text:style-name="T159">in Laud.:</text:span><text:span text:style-name="T127"> </text:span><text:span text:style-name="T14">Com.</text:span><text:span text:style-name="T127"> S. Pauli Apostoli </text:span><text:span text:style-name="T131">Sancte Paule.</text:span><text:span text:style-name="T127"> </text:span><text:span text:style-name="T14">&amp;</text:span><text:span text:style-name="T127"> SS. Machabæorum Martyrum </text:span><text:span text:style-name="T131">Fulgébunt justi</text:span><text:span text:style-name="T127">. </text:span><text:span text:style-name="T14">&amp;</text:span><text:span text:style-name="T127"> B. M. V. - </text:span><text:span text:style-name="T142">in Missa:</text:span><text:span text:style-name="T140"> </text:span><text:span text:style-name="T45">Duo Acolythi. </text:span><text:span text:style-name="T141">–</text:span><text:span text:style-name="T140"> </text:span><text:span text:style-name="T45">Cum incenso ad oblata. </text:span><text:span text:style-name="T141">–</text:span><text:span text:style-name="T140"> Glo. – 2</text:span><text:span text:style-name="T101">a</text:span><text:span text:style-name="T140"> de S. Paulo. 3</text:span><text:span text:style-name="T101">a</text:span><text:span text:style-name="T140"> SS. Machabæorum Martyrum. – Cre. – Præf. Apost.</text:span></text:p>
      <text:list xml:id="list838011025" text:style-name="List_20_2">
        <text:list-item>
          <text:p text:style-name="P3"><text:span text:style-name="T159">in Vesp.:</text:span><text:span text:style-name="T127"> de festo. – </text:span><text:span text:style-name="T14">Com.</text:span><text:span text:style-name="T127"> S. Pauli Apostoli </text:span><text:span text:style-name="T131">Sancte Paule.</text:span><text:span text:style-name="T127"> </text:span><text:span text:style-name="T14">&amp;</text:span><text:span text:style-name="T127"> S. Alphonsi Mariæ de Ligorio E.C.E.D. (iij. Lect. et M.) </text:span><text:span text:style-name="T131">O Doctor... beáte Alphónse María.</text:span><text:span text:style-name="T127"> </text:span><text:span text:style-name="T14">&amp;</text:span><text:span text:style-name="T127"> S. Stephani Papæ et Mart. (Com.) </text:span><text:span text:style-name="T131">Beátus vir</text:span><text:span text:style-name="T127">.</text:span></text:p>
        </text:list-item>
      </text:list>
      <text:p text:style-name="P13"><text:span text:style-name="T151">02. – </text:span><text:span text:style-name="T185">Alb.</text:span><text:span text:style-name="T151"> – Feria VI. – </text:span><text:span text:style-name="T192">S. Alphonsi Mariæ de Ligorio, Ep., Conf. et Eccl. Doct.</text:span><text:span text:style-name="T151"> – iij. Lect. et M. – </text:span><text:span text:style-name="T51">jejunatur </text:span><text:span text:style-name="T151">– </text:span><text:span text:style-name="T159">ad Vigil.:</text:span><text:span text:style-name="T127"> </text:span><text:span text:style-name="T37">in Hymno</text:span><text:span text:style-name="T127"> </text:span><text:span text:style-name="T131">Hac die … suprémos</text:span><text:span text:style-name="T127">.</text:span></text:p>
      <text:list xml:id="list170232518574327" text:continue-numbering="true" text:style-name="List_20_2">
        <text:list-item>
          <text:p text:style-name="P4"><text:span text:style-name="T159">in Laud.:</text:span><text:span text:style-name="T127"> </text:span><text:span text:style-name="T14">Com.</text:span><text:span text:style-name="T127"> S. Stephani Pp. M. </text:span><text:span text:style-name="T131">Qui vult</text:span><text:span text:style-name="T127">. </text:span><text:span text:style-name="T14">&amp;</text:span><text:span text:style-name="T127"> B. M. V.</text:span></text:p>
        </text:list-item>
        <text:list-item>
          <text:p text:style-name="P4"><text:span text:style-name="T159">in Missa:</text:span><text:span text:style-name="T127"> Glo. – 2</text:span><text:span text:style-name="T103">a</text:span><text:span text:style-name="T127"> S. Stephani. 3</text:span><text:span text:style-name="T103">a</text:span><text:span text:style-name="T127"> </text:span><text:span text:style-name="T131">A cunctis</text:span><text:span text:style-name="T127"> – Cre. – Præf. Comm.</text:span></text:p>
        </text:list-item>
        <text:list-item>
          <text:p text:style-name="P4"><text:span text:style-name="T159">in Vesp.:</text:span><text:span text:style-name="T127"> de seq. – </text:span><text:span text:style-name="T14">Com.</text:span><text:span text:style-name="T127"> Inventionis S. Stephani Protomartyris (Com. et M.) </text:span><text:span text:style-name="T131">Stéphanus autem.</text:span><text:span text:style-name="T127"> </text:span><text:span text:style-name="T14">&amp;</text:span><text:span text:style-name="T127"> De Pace</text:span></text:p>
        </text:list-item>
      </text:list>
      <text:p text:style-name="P5"><text:span text:style-name="T140">¶ </text:span><text:span text:style-name="T45">Ad Completorium et per Horas in die, in fine Hymnorum dicitur: </text:span><text:span text:style-name="T46">G</text:span><text:span text:style-name="T141">lória tibi, Dómine, Qui natus es de Vírgine.</text:span></text:p>
      <text:p text:style-name="P12"><text:span text:style-name="T151">03. – </text:span><text:span text:style-name="T82">Cær.</text:span><text:span text:style-name="T151"> – Sabbato. – </text:span><text:span text:style-name="T192">B. M. V. in Sabbato</text:span><text:span text:style-name="T151"> – iij. Lect. et M. - </text:span><text:span text:style-name="T142">in Laud.:</text:span><text:span text:style-name="T140"> </text:span><text:span text:style-name="T12">Com.</text:span><text:span text:style-name="T140"> Inventionis S. Stephani </text:span><text:span text:style-name="T141">Patefáctæ sunt.</text:span><text:span text:style-name="T140"> </text:span><text:span text:style-name="T12">&amp;</text:span><text:span text:style-name="T140"> De Pace</text:span></text:p>
      <text:list xml:id="list170232292561272" text:continue-numbering="true" text:style-name="List_20_2">
        <text:list-item>
          <text:p text:style-name="P4"><text:span text:style-name="T159">in Missa:</text:span><text:span text:style-name="T127"> Immaculati Cordis B. M. V. – Glo. – 2</text:span><text:span text:style-name="T103">a</text:span><text:span text:style-name="T127"> Inventionis S. Stephani. 3</text:span><text:span text:style-name="T103">a</text:span><text:span text:style-name="T127"> de Feria. – Praef. B.M.V.</text:span></text:p>
        </text:list-item>
        <text:list-item>
          <text:p text:style-name="P4"><text:span text:style-name="T159">in Vesp.:</text:span><text:span text:style-name="T127"> Sabb. ante Dom. j. Augusti </text:span><text:span text:style-name="T131">Sapiéntia ædificávit.</text:span><text:span text:style-name="T127"> – </text:span><text:span text:style-name="T14">Com.</text:span><text:span text:style-name="T127"> S. Dominici C. </text:span><text:span text:style-name="T131">Iste cognóvit</text:span><text:span text:style-name="T127">.</text:span></text:p>
        </text:list-item>
      </text:list>
      <text:p text:style-name="Běžný_20_text_20__28_rubrika_29_"><text:span text:style-name="T127">¶ </text:span><text:span text:style-name="T37">Dicitur autem j. Dominica mensis, quæ est in Kalendis, vel proximior Kalendis illius mensis: ita ut si Kalendæ fuerint ij. iij. vel iv. Feria, tunc j. Dominica mensis, in quo liber Scripturæ inchoandus ponitur, est ea quæ præcedit Kalendas. Sin autem Kalendæ fuerint v. vj. vel Sabbato, prima Dominica est ea quæ sequitur, et in Sabbato præcedenti Antiphona ad Magnificat ponatur illius historiæ, omissis aliis, quæ forte occurrerent.</text:span><text:span text:style-name="T127"> </text:span><text:span text:style-name="T77">(</text:span><text:span text:style-name="T78">„Kalendæ“</text:span><text:span text:style-name="T77"> primam diem mensis designant.)</text:span></text:p>
      <text:p text:style-name="P14"><text:span text:style-name="T151">04. – </text:span><text:span text:style-name="T14">Vir.</text:span><text:span text:style-name="T151"> – </text:span><text:span text:style-name="T195">Dominica.</text:span><text:span text:style-name="T151"> – </text:span><text:span text:style-name="T192">Dominica XI. post Pentecosten simul I. Augusti</text:span><text:span text:style-name="T151"> <text:s/>– </text:span><text:span text:style-name="T159">in Laud.:</text:span><text:span text:style-name="T127"> </text:span><text:span text:style-name="T14">Com.</text:span><text:span text:style-name="T127"> S. Dominici C. </text:span><text:span text:style-name="T131">Similábo eum</text:span><text:span text:style-name="T127">.</text:span></text:p>
      <text:list xml:id="list170233220886847" text:continue-numbering="true" text:style-name="List_20_2">
        <text:list-item>
          <text:p text:style-name="P4"><text:span text:style-name="T135">in Capit.:</text:span><text:span text:style-name="T133"> </text:span><text:span text:style-name="T43">In Martyr. 1</text:span><text:span text:style-name="T29">o</text:span><text:span text:style-name="T43"> loco:</text:span><text:span text:style-name="T133"> </text:span><text:span text:style-name="T134">Vigília Festi Dedicatiónis Beátæ Maríæ Vírginis ad Nives hódie est. – </text:span><text:span text:style-name="T79">Dnes je vigilie svátku Posvěcení kostela Blahoslavené Panny Marie Sněžné.</text:span><text:span text:style-name="T136"> Ave Maria.</text:span></text:p>
        </text:list-item>
        <text:list-item>
          <text:p text:style-name="P4"><text:span text:style-name="T159">in Missa:</text:span><text:span text:style-name="T127"> </text:span><text:span text:style-name="T37">Processio</text:span><text:span text:style-name="T127"> – </text:span><text:span text:style-name="T131">Asperges</text:span><text:span text:style-name="T127"> – Glo. – 2</text:span><text:span text:style-name="T103">a</text:span><text:span text:style-name="T127"> S. Dominici. 3</text:span><text:span text:style-name="T103">a</text:span><text:span text:style-name="T127"> </text:span><text:span text:style-name="T131">A cunctis</text:span><text:span text:style-name="T127">. – Cre. – Præf. Trin.</text:span></text:p>
        </text:list-item>
      </text:list>
      <text:p text:style-name="Běžný_20_text_20__28_rubrika_29_"><text:soft-page-break/><text:span text:style-name="T127">¶ </text:span><text:span text:style-name="T37">In Refectorio ab hodierna die usque ad Dom. primam Septembris leguntur quinque Libri </text:span><text:span text:style-name="T42">Sapientiae</text:span><text:span text:style-name="T37">, prout Cæremoniarius indicat</text:span><text:span text:style-name="T127"> (Rit. Cist. p. 257</text:span><text:span text:style-name="T131">–</text:span><text:span text:style-name="T127">260)</text:span></text:p>
      <text:list xml:id="list170233215593922" text:continue-numbering="true" text:style-name="List_20_2">
        <text:list-item>
          <text:p text:style-name="P4"><text:span text:style-name="T159">in Vesp.:</text:span><text:span text:style-name="T127"> de seq. – </text:span><text:span text:style-name="T14">Com.</text:span><text:span text:style-name="T127"> Dom. xj. post Pent. </text:span><text:span text:style-name="T131">Bene ómnia fecit.</text:span><text:span text:style-name="T127"> </text:span><text:span text:style-name="T14">&amp;</text:span><text:span text:style-name="T127"> S. Dominici C. </text:span><text:span text:style-name="T131">Iste Sanctus</text:span><text:span text:style-name="T127">.</text:span></text:p>
        </text:list-item>
      </text:list>
      <text:p text:style-name="P5"><text:span text:style-name="T128">✠</text:span><text:span text:style-name="T127"> Adoratio: Litaniae S. Cordis – Tantum ergo p. 5 – Mane nobiscum IV. (Laudes Vesp.)</text:span></text:p>
      <text:p text:style-name="P5"><text:span text:style-name="T127">¶ </text:span><text:span text:style-name="T37">Ad Completorium et per Horas in die, in fine Hymnorum dicitur: </text:span><text:span text:style-name="T41">G</text:span><text:span text:style-name="T131">lória tibi, Dómine, Qui natus es de Vírgine.</text:span></text:p>
      <text:p text:style-name="P14"><text:span text:style-name="T151">05. – </text:span><text:span text:style-name="T185">Alb.</text:span><text:span text:style-name="T151"> – Feria II. – </text:span><text:span text:style-name="T192">Dedicatio Beatæ Mariæ Virginis ad Nives</text:span><text:span text:style-name="T151"> – MM. maj. – </text:span><text:span text:style-name="T159">in Laud.:</text:span><text:span text:style-name="T127"> sine </text:span><text:span text:style-name="T3">Com.</text:span></text:p>
      <text:list xml:id="list170232067459759" text:continue-numbering="true" text:style-name="List_20_2">
        <text:list-item>
          <text:p text:style-name="P4"><text:span text:style-name="T159">in Missa:</text:span><text:span text:style-name="T127"> </text:span><text:span text:style-name="T37">Duo Acolythi. </text:span><text:span text:style-name="T131">–</text:span><text:span text:style-name="T127"> </text:span><text:span text:style-name="T37">Cum incenso ad oblata. </text:span><text:span text:style-name="T131">–</text:span><text:span text:style-name="T127"> Glo. – Cre. – Præf. B. M. V.</text:span></text:p>
        </text:list-item>
        <text:list-item>
          <text:p text:style-name="P4"><text:span text:style-name="T159">in Vesp.:</text:span><text:span text:style-name="T127"> de seq. – </text:span><text:span text:style-name="T14">Com.</text:span><text:span text:style-name="T127"> Dedicatio B. M. V. ad Nives </text:span><text:span text:style-name="T131">Beátam me dicent.</text:span><text:span text:style-name="T127"> </text:span><text:span text:style-name="T14">&amp;</text:span><text:span text:style-name="T127"> SS. Xysti Papæ, Felicissimi et Agapiti Martyrum (Com.) </text:span><text:span text:style-name="T131">Isti sunt Sancti</text:span><text:span text:style-name="T127">.</text:span></text:p>
        </text:list-item>
      </text:list>
      <text:p text:style-name="P14"><text:span text:style-name="T151">06. – </text:span><text:span text:style-name="T185">Alb.</text:span><text:span text:style-name="T151"> – Feria III. – </text:span><text:span text:style-name="T192">Transfiguratio D. N. J. CH.</text:span><text:span text:style-name="T151"> – MM. maj. – </text:span><text:span text:style-name="T159">in Laud.:</text:span><text:span text:style-name="T127"> </text:span><text:span text:style-name="T14">Com.</text:span><text:span text:style-name="T127"> SS. Xysti Papæ, Felicissimi et Agapiti Mart. </text:span><text:span text:style-name="T131">Fulgébunt justi</text:span><text:span text:style-name="T127">.</text:span></text:p>
      <text:list xml:id="list170233135264028" text:continue-numbering="true" text:style-name="List_20_2">
        <text:list-item>
          <text:p text:style-name="P4"><text:span text:style-name="T159">in Missa:</text:span><text:span text:style-name="T127"> </text:span><text:span text:style-name="T37">Duo Acolythi. </text:span><text:span text:style-name="T131">–</text:span><text:span text:style-name="T127"> </text:span><text:span text:style-name="T37">Cum incenso ad oblata. </text:span><text:span text:style-name="T131">–</text:span><text:span text:style-name="T127"> Glo. – 2</text:span><text:span text:style-name="T103">a</text:span><text:span text:style-name="T127"> SS. Xysti, Felicissimi et Agapiti. – Cre. – Præf. Nativit.</text:span></text:p>
        </text:list-item>
        <text:list-item>
          <text:p text:style-name="P4"><text:span text:style-name="T159">in Vesp.:</text:span><text:span text:style-name="T127"> de festo – </text:span><text:span text:style-name="T14">Com.</text:span><text:span text:style-name="T127"> S. Cajetani Thienæi Conf. (iij. Lect. et M.) </text:span><text:span text:style-name="T131">Quærite primum.</text:span><text:span text:style-name="T127"> </text:span><text:span text:style-name="T14">&amp;</text:span><text:span text:style-name="T127"> S. Donati Ep. et Mart. (Com.) </text:span><text:span text:style-name="T131">Beátus vir</text:span><text:span text:style-name="T127">.</text:span></text:p>
        </text:list-item>
      </text:list>
      <text:p text:style-name="P14"><text:span text:style-name="T151">07. – </text:span><text:span text:style-name="T185">Alb.</text:span><text:span text:style-name="T151"> – Feria IV. – </text:span><text:span text:style-name="T192">S. Cajetani Thienæi, Conf.</text:span><text:span text:style-name="T151"> – iij. Lect. et M. – </text:span><text:span text:style-name="T51">jejunatur</text:span><text:span text:style-name="T151"> – </text:span><text:span text:style-name="T159">in Laud.:</text:span><text:span text:style-name="T127"> Aña ad Ben. </text:span><text:span text:style-name="T131">Nolíte sollíciti esse.</text:span><text:span text:style-name="T127"> – </text:span><text:span text:style-name="T14">Com.</text:span><text:span text:style-name="T127"> S. Donati Episcopi et Mart. </text:span><text:span text:style-name="T131">Qui vult</text:span><text:span text:style-name="T127">. </text:span><text:span text:style-name="T14">&amp;</text:span><text:span text:style-name="T127"> B. M. V. </text:span><text:span text:style-name="T14">&amp;</text:span><text:span text:style-name="T127"> S. Joseph</text:span></text:p>
      <text:list xml:id="list170232279186355" text:continue-numbering="true" text:style-name="List_20_2">
        <text:list-item>
          <text:p text:style-name="P4"><text:span text:style-name="T159">in Missa:</text:span><text:span text:style-name="T127"> S. Cajetani – Glo. – 2. Ora S. Donati </text:span><text:span text:style-name="T14">&amp;</text:span><text:span text:style-name="T127"> 3. Ora. </text:span><text:span text:style-name="T131">A cunctis</text:span><text:span text:style-name="T127"> <text:s/>– Præf. Comm.</text:span></text:p>
        </text:list-item>
        <text:list-item>
          <text:p text:style-name="P4"><text:span text:style-name="T159">in Vesp.:</text:span><text:span text:style-name="T127"> de seq. – </text:span><text:span text:style-name="T14">Com.</text:span><text:span text:style-name="T127"> S. Joannis Mariæ Vianney C. (Com. et M.) </text:span><text:span text:style-name="T37">(Suppl. brev. Cist. 1965)</text:span><text:span text:style-name="T127"> </text:span><text:span text:style-name="T131">Iste cognóvit</text:span><text:span text:style-name="T127">. </text:span><text:span text:style-name="T14">&amp;</text:span><text:span text:style-name="T127"> SS. Cyriaci, Largi et Smaragdi MM. (Com. et M.) </text:span><text:span text:style-name="T131">Isti sunt Sancti</text:span><text:span text:style-name="T127">. </text:span><text:span text:style-name="T14">&amp;</text:span><text:span text:style-name="T127"> B. M. V.</text:span></text:p>
        </text:list-item>
      </text:list>
      <text:p text:style-name="P5"><text:span text:style-name="T127">Commemoratio et Missa S. Joannis Mariæ Vianney Conf. (</text:span><text:span text:style-name="T14">Com.</text:span><text:span text:style-name="T127"> et M.) </text:span><text:span text:style-name="T37">(Suppl. brev. Cist. 1965)</text:span><text:span text:style-name="T127"> </text:span><text:span text:style-name="T51">Oratio.</text:span><text:span text:style-name="T127"> </text:span><text:span text:style-name="T131">Omnípotens et miséricors Deus, qui sanctum Joánnem Maríam pastoráli stúdio et jugi oratiónis ac paeniténtiae ardóre mirábilem effecísti: </text:span><text:span text:style-name="T41">§</text:span><text:span text:style-name="T131"> da, quǽsumus; </text:span><text:span text:style-name="T41">*</text:span><text:span text:style-name="T131"> ut, ejus exémplo et intercessióne, ánimas fratrum lucrári Christo, </text:span><text:span text:style-name="T41">§</text:span><text:span text:style-name="T131"> et cum eis aetérnam glóriam cónsequi valeámus. </text:span><text:span text:style-name="T41">*</text:span><text:span text:style-name="T131"> Per Dóminum.</text:span></text:p>
      <text:p text:style-name="P14"><text:span text:style-name="T151">08. – </text:span><text:span text:style-name="T185">Alb.</text:span><text:span text:style-name="T151"> – Feria V. – </text:span><text:span text:style-name="T192">S. Famiani, Conf. O. N.</text:span><text:span text:style-name="T151"> – xij. Lect. et M. – </text:span><text:span text:style-name="T25">(Off. Proprium pro Cist. Bohemiæ et Lusatiæ)</text:span></text:p>
      <text:list xml:id="list170233610037578" text:continue-numbering="true" text:style-name="List_20_2">
        <text:list-item>
          <text:p text:style-name="P4"><text:span text:style-name="T159">in Laud.:</text:span><text:span text:style-name="T127"> </text:span><text:span text:style-name="T14">Com.</text:span><text:span text:style-name="T127"> S. Joannis Mariæ Vianney C. </text:span><text:span text:style-name="T37">(Suppl. brev. Cist. 1965)</text:span><text:span text:style-name="T127"> </text:span><text:span text:style-name="T131">Iste cognóvit</text:span><text:span text:style-name="T127">. </text:span><text:span text:style-name="T50">℣</text:span><text:span text:style-name="T51">.</text:span><text:span text:style-name="T127"> </text:span><text:span text:style-name="T131">Os justi.</text:span><text:span text:style-name="T127"> </text:span><text:span text:style-name="T14">&amp;</text:span><text:span text:style-name="T127"> SS. Cyriaci, Largi et Smaragdi MM. </text:span><text:span text:style-name="T131">Fulgébunt justi</text:span><text:span text:style-name="T127">. </text:span><text:span text:style-name="T14">&amp;</text:span><text:span text:style-name="T127"> B. M. V.</text:span></text:p>
        </text:list-item>
        <text:list-item>
          <text:p text:style-name="P4"><text:span text:style-name="T159">in Missa:</text:span><text:span text:style-name="T127"> </text:span><text:span text:style-name="T37">Duo Acolythi. </text:span><text:span text:style-name="T131">–</text:span><text:span text:style-name="T127"> </text:span><text:span text:style-name="T37">Cum incenso ad oblata. </text:span><text:span text:style-name="T131">–</text:span><text:span text:style-name="T127"> Glo. – 2</text:span><text:span text:style-name="T103">a</text:span><text:span text:style-name="T127"> S. Joannis Mariæ Vianney. 3</text:span><text:span text:style-name="T103">a</text:span><text:span text:style-name="T127"> SS. Cyriaci, Largi et Smaragdi. – Præf. Comm.</text:span></text:p>
        </text:list-item>
        <text:list-item>
          <text:p text:style-name="P4"><text:span text:style-name="T159">in Vesp.:</text:span><text:span text:style-name="T127"> de festo – </text:span><text:span text:style-name="T14">Com.</text:span><text:span text:style-name="T127"> S. Romani Mart. (Com.) </text:span><text:span text:style-name="T131">Beátus vir</text:span><text:span text:style-name="T127"> </text:span><text:span text:style-name="T14">&amp;</text:span><text:span text:style-name="T127"> B. M. V.</text:span></text:p>
        </text:list-item>
      </text:list>
      <text:p text:style-name="P14"><text:soft-page-break/><text:span text:style-name="T151">09. – </text:span><text:span text:style-name="T205">Viol.</text:span><text:span text:style-name="T151"> – Feria VI. – </text:span><text:span text:style-name="T192">Vigilia S. Laurentii, Mart.</text:span><text:span text:style-name="T151"> – </text:span><text:span text:style-name="T51">jejunatur</text:span><text:span text:style-name="T151"> – </text:span><text:span text:style-name="T37">Omnia dicuntur de Feria o</text:span><text:span text:style-name="T38">c</text:span><text:span text:style-name="T37">currente. Oratio post ij. Noct. ad Laudes et Horas:</text:span><text:span text:style-name="T127"> </text:span><text:span text:style-name="T131">Adésto, Dómine.</text:span></text:p>
      <text:list xml:id="list170233867447096" text:continue-numbering="true" text:style-name="List_20_2">
        <text:list-item>
          <text:p text:style-name="P4"><text:span text:style-name="T159">in Laud.:</text:span><text:span text:style-name="T127"> </text:span><text:span text:style-name="T14">Com.</text:span><text:span text:style-name="T127"> S. Romani Martyris </text:span><text:span text:style-name="T131">Qui vult</text:span><text:span text:style-name="T127">. </text:span><text:span text:style-name="T14">&amp;</text:span><text:span text:style-name="T127"> B. M. V.</text:span></text:p>
        </text:list-item>
        <text:list-item>
          <text:p text:style-name="P4"><text:span text:style-name="T135">in Capit.:</text:span><text:span text:style-name="T133"> </text:span><text:span text:style-name="T43">In Martyr. 1</text:span><text:span text:style-name="T29">o</text:span><text:span text:style-name="T43"> loco:</text:span><text:span text:style-name="T133"> </text:span><text:span text:style-name="T134">Vigília Festi Sancti Laurentii Martyris hodie est. – </text:span><text:span text:style-name="T79">Dnes je vigílie svátku svatého Vavřince Mučedníka.</text:span></text:p>
        </text:list-item>
        <text:list-item>
          <text:p text:style-name="P4"><text:span text:style-name="T159">in Missa:</text:span><text:span text:style-name="T127"> Vigilia S. Laurentii. – sine </text:span><text:span text:style-name="T113">Glo.</text:span><text:span text:style-name="T127"> – 2</text:span><text:span text:style-name="T103">a</text:span><text:span text:style-name="T127"> S. Romani. 3</text:span><text:span text:style-name="T103">a</text:span><text:span text:style-name="T127"> de S. Maria </text:span><text:span text:style-name="T131">Concéde nos</text:span><text:span text:style-name="T127"> – Præf. Comm.</text:span></text:p>
        </text:list-item>
        <text:list-item>
          <text:p text:style-name="P4"><text:span text:style-name="T159">in Vesp.:</text:span><text:span text:style-name="T127"> de seq.</text:span></text:p>
        </text:list-item>
      </text:list>
      <text:p text:style-name="P14"><text:span text:style-name="T151">10. – </text:span><text:span text:style-name="T51">Rub.</text:span><text:span text:style-name="T151"> – Sabbato. – </text:span><text:span text:style-name="T192">S. Laurentii, Mart.</text:span><text:span text:style-name="T151"> – MM. maj. – </text:span><text:span text:style-name="T159">in Laud.:</text:span><text:span text:style-name="T127"> sine </text:span><text:span text:style-name="T3">Com.</text:span><text:span text:style-name="T117"> </text:span><text:span text:style-name="T154">– </text:span><text:span text:style-name="T159">in Missa:</text:span><text:span text:style-name="T127"> </text:span><text:span text:style-name="T37">Duo Acolythi. </text:span><text:span text:style-name="T131">–</text:span><text:span text:style-name="T127"> </text:span><text:span text:style-name="T37">Cum incenso ad oblata. </text:span><text:span text:style-name="T131">–</text:span><text:span text:style-name="T127"> Glo. – Præf. Comm.</text:span></text:p>
      <text:list xml:id="list170233028668344" text:continue-numbering="true" text:style-name="List_20_2">
        <text:list-item>
          <text:p text:style-name="P4"><text:span text:style-name="T159">in Vesp.:</text:span><text:span text:style-name="T127"> de seq. – </text:span><text:span text:style-name="T14">Com.</text:span><text:span text:style-name="T127"> S. Laurentii Martyris </text:span><text:span text:style-name="T131">Beátus Lauréntius.</text:span><text:span text:style-name="T127"> </text:span><text:span text:style-name="T14">&amp;</text:span><text:span text:style-name="T127"> Sabb. ante Dom. ij. Augusti </text:span><text:span text:style-name="T131">Omnis sapiéntia.</text:span><text:span text:style-name="T127"> </text:span><text:span text:style-name="T14">&amp;</text:span><text:span text:style-name="T127"> SS. Tiburtii et Susannæ Martyrum (Com.) </text:span><text:span text:style-name="T131">Isti sunt Sancti</text:span><text:span text:style-name="T127">.</text:span></text:p>
        </text:list-item>
      </text:list>
      <text:p text:style-name="P14"><text:span text:style-name="T151">11. – </text:span><text:span text:style-name="T185">Alb.</text:span><text:span text:style-name="T151"> – </text:span><text:span text:style-name="T195">Dominica.</text:span><text:span text:style-name="T151"> – </text:span><text:span text:style-name="T192">Susceptio S. Coronæ D. N. J. CH.</text:span><text:span text:style-name="T151"> – MM. maj. – </text:span><text:span text:style-name="T159">in Laud.:</text:span><text:span text:style-name="T127"> </text:span><text:span text:style-name="T14">Com.</text:span><text:span text:style-name="T127"> Dom. xij. post Pent. </text:span><text:span text:style-name="T131">Homo quidam.</text:span><text:span text:style-name="T127"> </text:span><text:span text:style-name="T14">&amp;</text:span><text:span text:style-name="T127"> SS. Tiburtii et Susannæ Martyrum </text:span><text:span text:style-name="T131">Fulgébunt justi</text:span><text:span text:style-name="T127">.</text:span></text:p>
      <text:list xml:id="list170234137576376" text:continue-numbering="true" text:style-name="List_20_2">
        <text:list-item>
          <text:p text:style-name="P4"><text:span text:style-name="T159">in Missa:</text:span><text:span text:style-name="T127"> </text:span><text:span text:style-name="T37">Processio per Claustrum</text:span><text:span text:style-name="T127"> – </text:span><text:span text:style-name="T131">Asperges</text:span><text:span text:style-name="T127"> – Glo. – 2</text:span><text:span text:style-name="T103">a</text:span><text:span text:style-name="T127"> Dom. XII. post Pent. 3</text:span><text:span text:style-name="T103">a</text:span><text:span text:style-name="T127"> SS. Tiburtii et Susannæ – Cre. – Præf. Comm. – </text:span><text:span text:style-name="T37">In fine Missæ legitur Evangelium Dominicae.</text:span></text:p>
        </text:list-item>
        <text:list-item>
          <text:p text:style-name="P4"><text:span text:style-name="T159">in Vesp.:</text:span><text:span text:style-name="T127"> de festo – </text:span><text:span text:style-name="T14">Com.</text:span><text:span text:style-name="T127"> S. Claræ V. </text:span><text:span text:style-name="T131">Veni, sponsa Christi</text:span><text:span text:style-name="T127">. </text:span><text:span text:style-name="T14">&amp;</text:span><text:span text:style-name="T127"> Dom. xij. post Pent. </text:span><text:span text:style-name="T131">Quis tibi vidétur.</text:span></text:p>
        </text:list-item>
      </text:list>
      <text:p text:style-name="P5"><text:span text:style-name="T128">✠</text:span><text:span text:style-name="T127"> Adoratio: Tantum ergo p. 6a – Mane nobiscum I. (Laudes Vesp.)</text:span></text:p>
      <text:p text:style-name="P14"><text:span text:style-name="T151">12. – </text:span><text:span text:style-name="T185">Alb.</text:span><text:span text:style-name="T151"> – Feria II. – </text:span><text:span text:style-name="T192">S. Claræ, Virg.</text:span><text:span text:style-name="T151"> – iij. Lect. et M. – </text:span><text:span text:style-name="T159">in Laud.:</text:span><text:span text:style-name="T127"> </text:span><text:span text:style-name="T14">Com.</text:span><text:span text:style-name="T127"> B. M. V.</text:span><text:span text:style-name="T151"> – </text:span><text:span text:style-name="T159">in Missa:</text:span><text:span text:style-name="T127"> Glo. – 2</text:span><text:span text:style-name="T103">a</text:span><text:span text:style-name="T127"> </text:span><text:span text:style-name="T131">A cunctis</text:span><text:span text:style-name="T127">. 3</text:span><text:span text:style-name="T103">a</text:span><text:span text:style-name="T127"> </text:span><text:span text:style-name="T37">ad libitum</text:span><text:span text:style-name="T127">. – Præf. Comm.</text:span></text:p>
      <text:list xml:id="list170233687688176" text:continue-numbering="true" text:style-name="List_20_2">
        <text:list-item>
          <text:p text:style-name="P4"><text:span text:style-name="T159">in Vesp.:</text:span><text:span text:style-name="T127"> Fer. ij. – </text:span><text:span text:style-name="T14">Com.</text:span><text:span text:style-name="T127"> SS. Hippolyti et Cassiani Martyrum (Com.) </text:span><text:span text:style-name="T131">Isti sunt Sancti</text:span><text:span text:style-name="T127">. </text:span><text:span text:style-name="T14">&amp;</text:span><text:span text:style-name="T127"> B. M. V. </text:span><text:span text:style-name="T14">&amp;</text:span><text:span text:style-name="T127"> B. B. R.</text:span></text:p>
        </text:list-item>
      </text:list>
      <text:p text:style-name="P14"><text:span text:style-name="T151">13. – </text:span><text:span text:style-name="T14">Vir.</text:span><text:span text:style-name="T151"> – Feria III. – </text:span><text:span text:style-name="T127">De ea.</text:span><text:span text:style-name="T151"> – </text:span><text:span text:style-name="T159">in Laud.:</text:span><text:span text:style-name="T127"> </text:span><text:span text:style-name="T14">Com.</text:span><text:span text:style-name="T127"> SS. Hippolyti et Cassiani Martyrum (Com.) </text:span><text:span text:style-name="T131">Fulgébunt justi</text:span><text:span text:style-name="T127">. </text:span><text:span text:style-name="T14">&amp;</text:span><text:span text:style-name="T127"> B. M. V. </text:span><text:span text:style-name="T14">&amp;</text:span><text:span text:style-name="T127"> B. B. R.</text:span></text:p>
      <text:list xml:id="list170233837887045" text:continue-numbering="true" text:style-name="List_20_2">
        <text:list-item>
          <text:p text:style-name="P4"><text:span text:style-name="T159">in Missa:</text:span><text:span text:style-name="T127"> de Dom. xij. post Pent. 2</text:span><text:span text:style-name="T103">a</text:span><text:span text:style-name="T127"> SS. Hippolyti et Cassiani. 3</text:span><text:span text:style-name="T103">a</text:span><text:span text:style-name="T127"> </text:span><text:span text:style-name="T131">A cunctis</text:span><text:span text:style-name="T127">. – Præf. Comm.</text:span></text:p>
        </text:list-item>
        <text:list-item>
          <text:p text:style-name="P4"><text:span text:style-name="T159">in Vesp.:</text:span><text:span text:style-name="T127"> Fer. iij. – </text:span><text:span text:style-name="T14">Com.</text:span><text:span text:style-name="T127"> S. Eusebii C. (Com.) </text:span><text:span text:style-name="T131">Iste cognóvit</text:span><text:span text:style-name="T127">. </text:span><text:span text:style-name="T14">&amp;</text:span><text:span text:style-name="T127"> B. M. V. </text:span><text:span text:style-name="T14">&amp;</text:span><text:span text:style-name="T127"> S. Joseph</text:span></text:p>
        </text:list-item>
      </text:list>
      <text:p text:style-name="P14"><text:span text:style-name="T151">14. – </text:span><text:span text:style-name="T205">Viol.</text:span><text:span text:style-name="T151"> – Feria IV. – </text:span><text:span text:style-name="T192">Vigilia Assumptionis B. M. V.</text:span><text:span text:style-name="T151"> – </text:span><text:span text:style-name="T51">jejunatur</text:span><text:span text:style-name="T151"> – </text:span><text:span text:style-name="T37">Omnia dicuntur de Feria ocurrente. Oratio post ij. Noct. ad Laudes et Horas:</text:span><text:span text:style-name="T127"> </text:span><text:span text:style-name="T131">Deus, qui virginálem aulam.</text:span></text:p>
      <text:list xml:id="list170232222457207" text:continue-numbering="true" text:style-name="List_20_2">
        <text:list-item>
          <text:p text:style-name="P4"><text:span text:style-name="T159">in Laud.:</text:span><text:span text:style-name="T127"> </text:span><text:span text:style-name="T14">Com.</text:span><text:span text:style-name="T127"> S. Eusebii C. (Com.) </text:span><text:span text:style-name="T131">Similábo eum</text:span><text:span text:style-name="T127">. </text:span><text:span text:style-name="T14">&amp;</text:span><text:span text:style-name="T127"> S. Joseph</text:span></text:p>
        </text:list-item>
        <text:list-item>
          <text:p text:style-name="P4"><text:span text:style-name="T135">in Capit.:</text:span><text:span text:style-name="T133"> </text:span><text:span text:style-name="T43">In Martyr. 1</text:span><text:span text:style-name="T29">o</text:span><text:span text:style-name="T43"> loco:</text:span><text:span text:style-name="T133"> </text:span><text:span text:style-name="T134">Vigília Festi Sermónis Assumptionis Beátae Mariae Virginis Ordinis Cisterciensis Patronae hodie est. – </text:span><text:span text:style-name="T79">Dnes je vigilie slavnosti </text:span><text:soft-page-break/><text:span text:style-name="T79">Blahoslavené Panny Marie Nanebevzaté, patronky Cisterciáckého řádu.</text:span><text:span text:style-name="T136"> Ave Maria</text:span></text:p>
        </text:list-item>
        <text:list-item>
          <text:p text:style-name="P4"><text:span text:style-name="T159">in Missa:</text:span><text:span text:style-name="T127"> </text:span><text:span text:style-name="T37">Abbas celebrat in Conventu cum duobus Ministris (Diacon et Subdiacon)</text:span><text:span text:style-name="T127"> – </text:span><text:span text:style-name="T37">Duo Acolythi. </text:span><text:span text:style-name="T131">–</text:span><text:span text:style-name="T127"> </text:span><text:span text:style-name="T37">Cum incenso ad oblata. </text:span><text:span text:style-name="T131">–</text:span><text:span text:style-name="T127"> sine </text:span><text:span text:style-name="T113">Glo.</text:span><text:span text:style-name="T127"> – 2</text:span><text:span text:style-name="T103">a</text:span><text:span text:style-name="T127"> S. Eusebii. 3</text:span><text:span text:style-name="T103">a</text:span><text:span text:style-name="T127"> </text:span><text:span text:style-name="T131">A cunctis</text:span><text:span text:style-name="T127">. – </text:span><text:span text:style-name="T151">Præf. Comm.</text:span></text:p>
        </text:list-item>
        <text:list-item>
          <text:p text:style-name="P4"><text:span text:style-name="T159">in Vesp.:</text:span><text:span text:style-name="T127"> de seq. </text:span><text:span text:style-name="T50">℟</text:span><text:span text:style-name="T51">. maj.</text:span><text:span text:style-name="T127"> </text:span><text:span text:style-name="T131">Beáta es, Virgo Maria.</text:span><text:span text:style-name="T127"> Ora. </text:span><text:span text:style-name="T131">Omnípotens sempitérne Deus.</text:span><text:span text:style-name="T127"> – sine </text:span><text:span text:style-name="T3">Com.</text:span></text:p>
        </text:list-item>
      </text:list>
      <text:p text:style-name="P5"><text:span text:style-name="T127">¶ </text:span><text:span text:style-name="T37">Ad Completorium et per Horas in die, in fine Hymnorum dicitur: </text:span><text:span text:style-name="T41">G</text:span><text:span text:style-name="T131">lória tibi, Dómine, Qui natus es de Vírgine.</text:span></text:p>
      <text:p text:style-name="P5"><text:span text:style-name="T127">Officium et Missa Assumptionis B. M. V. Ordinis Cisterciensis Patronæ </text:span><text:span text:style-name="T37">(Ex Decreto S. Congr. Rit. 4 Julii 1959.)</text:span><text:span text:style-name="T127"> – </text:span><text:span text:style-name="T37">Omnia ut in Breviario; præter sequentia:</text:span><text:span text:style-name="T127"> </text:span><text:span text:style-name="T51">Oratio.</text:span><text:span text:style-name="T127"> </text:span><text:span text:style-name="T131">Omnípotens sempitérne Deus, qui Immaculátam Vírginem Maríam, Fílii tui Genítricem, córpore et ánima ad cœléstem glóriam assumpsísti: </text:span><text:span text:style-name="T41">§</text:span><text:span text:style-name="T131"> concéde quǽsumus; </text:span><text:span text:style-name="T41">*</text:span><text:span text:style-name="T131"> ut ad supérna semper inténti, </text:span><text:span text:style-name="T41">§</text:span><text:span text:style-name="T131"> ipsíus glóriae mereámur esse consórtes. </text:span><text:span text:style-name="T41">*</text:span><text:span text:style-name="T131"> Per eúmdem Dóminum.</text:span></text:p>
      <text:p text:style-name="P14"><text:span text:style-name="T151">15. – </text:span><text:span text:style-name="T82">Cær.</text:span><text:span text:style-name="T151"> – Feria V. – </text:span><text:span text:style-name="T192">Assumptio B. M. V., Ordinis Cisterciensis Patronæ.</text:span><text:span text:style-name="T151"> – Serm. maj. – </text:span><text:span text:style-name="T159">ad Vigil.:</text:span><text:span text:style-name="T127"> iij. Noct. (Hom. S. Bernardi) </text:span><text:span text:style-name="T37">Ex Decreto S. C. R. 4. Julii 1959.</text:span></text:p>
      <text:list xml:id="list170232943874737" text:continue-numbering="true" text:style-name="List_20_2">
        <text:list-item>
          <text:p text:style-name="P4"><text:span text:style-name="T159">in Laud.:</text:span><text:span text:style-name="T127"> Ora. </text:span><text:span text:style-name="T131">Omnípotens sempitérne Deus.</text:span><text:span text:style-name="T127"> – sine </text:span><text:span text:style-name="T3">Com.</text:span></text:p>
        </text:list-item>
        <text:list-item>
          <text:p text:style-name="P4"><text:span text:style-name="T159">in Missa:</text:span><text:span text:style-name="T127"> </text:span><text:span text:style-name="T37">Processio sollemnissima cum pluviali et dalmaticis Stationibus</text:span><text:span text:style-name="T127"> – Glo. – Ora. </text:span><text:span text:style-name="T131">Omnípotens sempitérne Deus.</text:span><text:span text:style-name="T127"> – Lectio </text:span><text:span text:style-name="T37">(Judith 13,22</text:span><text:span text:style-name="T41">–</text:span><text:span text:style-name="T37">25; 15,10.)</text:span><text:span text:style-name="T127"> </text:span><text:span text:style-name="T131">Benedíxit Dóminus in virtúte sua.</text:span><text:span text:style-name="T127"> – Evangelium </text:span><text:span text:style-name="T37">(Luc. 1, 41</text:span><text:span text:style-name="T41">–</text:span><text:span text:style-name="T37">50.)</text:span><text:span text:style-name="T127"> </text:span><text:span text:style-name="T131">Repléta est Spiritu Sancto.</text:span><text:span text:style-name="T127"> – Cre. – Præf. B. M. V.: </text:span><text:span text:style-name="T131">Et te in Assumptióne.</text:span></text:p>
        </text:list-item>
        <text:list-item>
          <text:p text:style-name="P4"><text:span text:style-name="T159">in Vesp.:</text:span><text:span text:style-name="T127"> de festo. Ora. </text:span><text:span text:style-name="T131">Omnípotens sempitérne Deus.</text:span><text:span text:style-name="T127"> – </text:span><text:span text:style-name="T14">Com.</text:span><text:span text:style-name="T127"> S. Hyacinthi C. (Com.) </text:span><text:span text:style-name="T131">Iste cognóvit</text:span><text:span text:style-name="T127">.</text:span></text:p>
        </text:list-item>
      </text:list>
      <text:p text:style-name="P14"><text:span text:style-name="T151">16. – </text:span><text:span text:style-name="T14">Vir.</text:span><text:span text:style-name="T151"> – Feria VI. – </text:span><text:span text:style-name="T127">De ea.</text:span><text:span text:style-name="T151"> – </text:span><text:span text:style-name="T51">jejunatur</text:span><text:span text:style-name="T151"> – </text:span><text:span text:style-name="T159">in Laud.:</text:span><text:span text:style-name="T127"> </text:span><text:span text:style-name="T14">Com.</text:span><text:span text:style-name="T127"> S. Hyacinthi C. (Com.) </text:span><text:span text:style-name="T131">Similábo eum</text:span><text:span text:style-name="T127">. </text:span><text:span text:style-name="T14">&amp;</text:span><text:span text:style-name="T127"> B. M. V.</text:span></text:p>
      <text:list xml:id="list170233890588913" text:continue-numbering="true" text:style-name="List_20_2">
        <text:list-item>
          <text:p text:style-name="P4"><text:span text:style-name="T159">in Missa:</text:span><text:span text:style-name="T127"> de Dom. xij. post Pent. 2</text:span><text:span text:style-name="T103">a</text:span><text:span text:style-name="T127"> S. Hyacinthi. 3</text:span><text:span text:style-name="T103">a</text:span><text:span text:style-name="T127"> </text:span><text:span text:style-name="T131">A cunctis</text:span><text:span text:style-name="T127">. – Præf. Comm.</text:span></text:p>
        </text:list-item>
        <text:list-item>
          <text:p text:style-name="P4"><text:span text:style-name="T159">in Vesp.:</text:span><text:span text:style-name="T127"> de seq. – </text:span><text:span text:style-name="T14">Com.</text:span><text:span text:style-name="T127"> De Pace</text:span></text:p>
        </text:list-item>
      </text:list>
      <text:p text:style-name="Běžný_20_text_20__28_rubrika_29_"><text:span text:style-name="T127">¶ </text:span><text:span text:style-name="T37">Ad Completorium et per Horas in die, in fine Hymnorum dicitur: </text:span><text:span text:style-name="T41">G</text:span><text:span text:style-name="T131">lória tibi, Dómine, Qui natus es de Vírgine.</text:span></text:p>
      <text:p text:style-name="P14"><text:span text:style-name="T151">17. – </text:span><text:span text:style-name="T185">Alb.</text:span><text:span text:style-name="T151"> – Sabbato. – </text:span><text:span text:style-name="T192">B. M. V. in Sabbato</text:span><text:span text:style-name="T151"> – iij. Lect. et M. – </text:span><text:span text:style-name="T159">in Laud.:</text:span><text:span text:style-name="T127"> </text:span><text:span text:style-name="T14">Com.</text:span><text:span text:style-name="T127"> De Pace</text:span></text:p>
      <text:list xml:id="list170233724328785" text:continue-numbering="true" text:style-name="List_20_2">
        <text:list-item>
          <text:p text:style-name="P4"><text:span text:style-name="T159">in Missa:</text:span><text:span text:style-name="T127"> Glo. – 2</text:span><text:span text:style-name="T103">a</text:span><text:span text:style-name="T127"> de Sp. Sancto. 3</text:span><text:span text:style-name="T103">a</text:span><text:span text:style-name="T127"> </text:span><text:span text:style-name="T131">Ecclésiæ</text:span><text:span text:style-name="T127"> vel pro Papa. – Praef. B. M. V.</text:span></text:p>
        </text:list-item>
        <text:list-item>
          <text:p text:style-name="P4"><text:span text:style-name="T159">in Vesp.:</text:span><text:span text:style-name="T127"> Sabb. ante Dom. iij. Augusti </text:span><text:span text:style-name="T131">Sapiéntia clámitat.</text:span><text:span text:style-name="T127"> – </text:span><text:span text:style-name="T14">Com.</text:span><text:span text:style-name="T127"> S. Agapiti M. (Com.) </text:span><text:span text:style-name="T131">Beátus vir</text:span><text:span text:style-name="T127">.</text:span></text:p>
        </text:list-item>
      </text:list>
      <text:p text:style-name="P14"><text:span text:style-name="T151">18. – </text:span><text:span text:style-name="T14">Vir.</text:span><text:span text:style-name="T151"> – </text:span><text:span text:style-name="T195">Dominica.</text:span><text:span text:style-name="T151"> – </text:span><text:span text:style-name="T192">Dominica XIII. post Pentecosten simul III. Augusti</text:span><text:span text:style-name="T197"> – </text:span><text:span text:style-name="T159">in Laud.:</text:span><text:span text:style-name="T127"> </text:span><text:span text:style-name="T14">Com.</text:span><text:span text:style-name="T127"> S. Agapiti M. (Com.) </text:span><text:span text:style-name="T131">Qui vult</text:span><text:span text:style-name="T127">.</text:span></text:p>
      <text:list xml:id="list170233182192919" text:continue-numbering="true" text:style-name="List_20_2">
        <text:list-item>
          <text:p text:style-name="P4"><text:span text:style-name="T159">in Missa:</text:span><text:span text:style-name="T127"> </text:span><text:span text:style-name="T37">Processio</text:span><text:span text:style-name="T127"> – </text:span><text:span text:style-name="T131">Asperges</text:span><text:span text:style-name="T127"> – Glo. – 2</text:span><text:span text:style-name="T103">a</text:span><text:span text:style-name="T127"> S. Agapiti. 3</text:span><text:span text:style-name="T103">a</text:span><text:span text:style-name="T127"> </text:span><text:span text:style-name="T131">A cunctis</text:span><text:span text:style-name="T127">. – Cre. – Præf. Trin.</text:span></text:p>
        </text:list-item>
        <text:list-item>
          <text:p text:style-name="P4"><text:soft-page-break/><text:span text:style-name="T159">in Vesp.:</text:span><text:span text:style-name="T127"> Dom. xiij. post Pent. – </text:span><text:span text:style-name="T14">Com.</text:span><text:span text:style-name="T127"> B. Guerrici Abb. O. N. </text:span><text:span text:style-name="T37">(Suppl. brev. Cist. 1965)</text:span><text:span text:style-name="T127"> </text:span><text:span text:style-name="T131">Iste cognóvit</text:span><text:span text:style-name="T127">.</text:span></text:p>
        </text:list-item>
      </text:list>
      <text:p text:style-name="P5"><text:span text:style-name="T128">✠</text:span><text:span text:style-name="T127"> Adoratio: Tantum ergo p. 6b – Mane nobiscum II. (Laudes Vesp.)</text:span></text:p>
      <text:p text:style-name="P5"><text:span text:style-name="T127">Officium et Missa B. Guerrici Abbatis O. Cist. (iij. Lect. et M.) </text:span><text:span text:style-name="T51">Oratio.</text:span><text:span text:style-name="T127"> </text:span><text:span text:style-name="T131">Deus, qui beátum Guerrícum Abbátem doctrína, humilitáte et in advérsis constántia decorásti: </text:span><text:span text:style-name="T41">*</text:span><text:span text:style-name="T131"> praesta, quǽsumus, nobis sic ejus mónita et exémpla sectári in terris, </text:span><text:span text:style-name="T41">§</text:span><text:span text:style-name="T131"> ut cum ipso in cœlis aetérnam indúere glóriam mereámur. </text:span><text:span text:style-name="T41">*</text:span><text:span text:style-name="T131"> Per Dóminum.</text:span></text:p>
      <text:p text:style-name="P14"><text:span text:style-name="T151">19. – </text:span><text:span text:style-name="T185">Alb.</text:span><text:span text:style-name="T151"> – Feria II. – </text:span><text:span text:style-name="T192">S. Guerrici, Abb.</text:span><text:span text:style-name="T151"> – iij. Lect. et M. – </text:span><text:span text:style-name="T51">jejunatur</text:span><text:span text:style-name="T151"> – </text:span><text:span text:style-name="T159">in Laud.:</text:span><text:span text:style-name="T127"> </text:span><text:span text:style-name="T14">Com.</text:span><text:span text:style-name="T127"> B. Guerrici Abb. </text:span><text:span text:style-name="T131">Similábo eum</text:span><text:span text:style-name="T127">. </text:span><text:span text:style-name="T14">&amp;</text:span><text:span text:style-name="T127"> B. M. V.</text:span></text:p>
      <text:list xml:id="list170232393519799" text:continue-numbering="true" text:style-name="List_20_2">
        <text:list-item>
          <text:p text:style-name="P4"><text:span text:style-name="T135">in Capit.:</text:span><text:span text:style-name="T133"> </text:span><text:span text:style-name="T43">In Martyr. 1</text:span><text:span text:style-name="T29">o</text:span><text:span text:style-name="T43"> loco:</text:span><text:span text:style-name="T133"> </text:span><text:span text:style-name="T134">Vigília Festi Sermónis S</text:span><text:span text:style-name="T106">ti</text:span><text:span text:style-name="T134"> P</text:span><text:span text:style-name="T106">ris</text:span><text:span text:style-name="T134"> N</text:span><text:span text:style-name="T106">ri</text:span><text:span text:style-name="T134"> Bernárdi, primi Clarævállis Abbátis Ordinis Cisterciénsis et Ecclésiæ Doctóris hodie est. – </text:span><text:span text:style-name="T79">Dnes je vigilie slavnosti našeho svatého otce Bernarda prvního cisterciáckého Opata z Clairvaux a Učitele Církve.</text:span></text:p>
        </text:list-item>
        <text:list-item>
          <text:p text:style-name="P4"><text:span text:style-name="T159">in Missa:</text:span><text:span text:style-name="T127"> Glo. – 2</text:span><text:span text:style-name="T103">a</text:span><text:span text:style-name="T127"> </text:span><text:span text:style-name="T131">A cunctis</text:span><text:span text:style-name="T127">. 3</text:span><text:span text:style-name="T103">a</text:span><text:span text:style-name="T127"> </text:span><text:span text:style-name="T37">ad libitum</text:span><text:span text:style-name="T127">. – Præf. Comm.</text:span></text:p>
        </text:list-item>
        <text:list-item>
          <text:p text:style-name="P4"><text:span text:style-name="T159">in Vesp.:</text:span><text:span text:style-name="T127"> de seq. </text:span><text:span text:style-name="T50">℟</text:span><text:span text:style-name="T51">. maj.</text:span><text:span text:style-name="T127"> </text:span><text:span text:style-name="T131">Beátus Bernárdus.</text:span></text:p>
        </text:list-item>
      </text:list>
      <text:p text:style-name="P12"><text:span text:style-name="T151">20. – </text:span><text:span text:style-name="T185">Alb.</text:span><text:span text:style-name="T151"> – Feria III. – </text:span><text:span text:style-name="T192">S. P. N. Bernardi, Primi Clarævallis Abbatis Ordinis Cisterciensis et Eccl. Doct.</text:span><text:span text:style-name="T151"> – Serm. maj.</text:span></text:p>
      <text:list xml:id="list170233467492368" text:continue-numbering="true" text:style-name="List_20_2">
        <text:list-item>
          <text:p text:style-name="P4"><text:span text:style-name="T159">in Laud.:</text:span><text:span text:style-name="T127"> sine </text:span><text:span text:style-name="T3">Com.</text:span></text:p>
        </text:list-item>
        <text:list-item>
          <text:p text:style-name="P4"><text:span text:style-name="T159">in Missa:</text:span><text:span text:style-name="T127"> </text:span><text:span text:style-name="T37">Processio sollemnissima cum pluviali et dalmaticis Stationibus</text:span><text:span text:style-name="T127"> – Glo. – Cre. – Præf. Comm. vel S. Bernardi.</text:span></text:p>
        </text:list-item>
        <text:list-item>
          <text:p text:style-name="P4"><text:span text:style-name="T159">in Vesp.:</text:span><text:span text:style-name="T127"> de festo.</text:span></text:p>
        </text:list-item>
      </text:list>
      <text:p text:style-name="P14"><text:span text:style-name="T151">21. – </text:span><text:span text:style-name="T14">Vir.</text:span><text:span text:style-name="T151"> – Feria IV. – </text:span><text:span text:style-name="T127">De ea.</text:span><text:span text:style-name="T151"> – </text:span><text:span text:style-name="T51">jejunatur</text:span><text:span text:style-name="T151"> – </text:span><text:span text:style-name="T159">in Laud.:</text:span><text:span text:style-name="T127"> </text:span><text:span text:style-name="T14">Com.</text:span><text:span text:style-name="T127"> B. M. V. </text:span><text:span text:style-name="T14">&amp;</text:span><text:span text:style-name="T127"> S. Joseph</text:span><text:span text:style-name="T151"> – </text:span><text:span text:style-name="T159">in Missa:</text:span><text:span text:style-name="T127"> de Dom. xiij. post Pent. 2</text:span><text:span text:style-name="T103">a</text:span><text:span text:style-name="T127"> B. M. V. </text:span><text:span text:style-name="T131">A cunctis</text:span><text:span text:style-name="T127"> 3</text:span><text:span text:style-name="T103">a</text:span><text:span text:style-name="T127"> </text:span><text:span text:style-name="T37">ad libitum</text:span><text:span text:style-name="T127">. – Præf. Comm.</text:span></text:p>
      <text:list xml:id="list170233667157552" text:continue-numbering="true" text:style-name="List_20_2">
        <text:list-item>
          <text:p text:style-name="P4"><text:span text:style-name="T159">in Vesp.:</text:span><text:span text:style-name="T127"> de seq. </text:span><text:span text:style-name="T50">℟</text:span><text:span text:style-name="T51">. maj.</text:span><text:span text:style-name="T127"> </text:span><text:span text:style-name="T131">Confirmátum est.</text:span><text:span text:style-name="T127"> </text:span><text:span text:style-name="T37">(in fine Libri)</text:span><text:span text:style-name="T127"> – </text:span><text:span text:style-name="T14">Com.</text:span><text:span text:style-name="T127"> SS. Timothei, Hippolyti et Symphoriani Martyrum (Com.) </text:span><text:span text:style-name="T131">Isti sunt Sancti</text:span><text:span text:style-name="T127">.</text:span></text:p>
        </text:list-item>
      </text:list>
      <text:p text:style-name="Běžný_20_text_20__28_rubrika_29_"><text:span text:style-name="T127">¶ </text:span><text:span text:style-name="T37">Ad Completorium et per Horas in die, in fine Hymnorum dicitur: </text:span><text:span text:style-name="T41">G</text:span><text:span text:style-name="T131">lória tibi, Dómine, Qui natus es de Vírgine.</text:span></text:p>
      <text:p text:style-name="P12"><text:span text:style-name="T151">22. – </text:span><text:span text:style-name="T185">Alb.</text:span><text:span text:style-name="T151"> – Feria V. – </text:span><text:span text:style-name="T192">Purissimi Cordis B. M. V.</text:span><text:span text:style-name="T151"> – Serm. min. </text:span><text:span text:style-name="T25">(Off. Proprium pro Cist. Bohemiæ et Lusatiæ)</text:span></text:p>
      <text:list xml:id="list170233135153037" text:continue-numbering="true" text:style-name="List_20_2">
        <text:list-item>
          <text:p text:style-name="P4"><text:span text:style-name="T159">in Laud.:</text:span><text:span text:style-name="T127"> </text:span><text:span text:style-name="T14">Com.</text:span><text:span text:style-name="T127"> SS. Timothei, Hippolyti et Symphoriani Martyrum </text:span><text:span text:style-name="T131">Fulgébunt justi</text:span><text:span text:style-name="T127">.</text:span></text:p>
        </text:list-item>
        <text:list-item>
          <text:p text:style-name="P4"><text:span text:style-name="T159">in Missa:</text:span><text:span text:style-name="T127"> </text:span><text:span text:style-name="T37">Processio sollemnissima cum pluviali et dalmaticis Stationibus</text:span><text:span text:style-name="T127"> – Glo. – 2</text:span><text:span text:style-name="T103">a</text:span><text:span text:style-name="T127"> SS. Timothei, Hippolyti et Symphoriani – Cre. – Præf. B. M. V.: </text:span><text:span text:style-name="T131">Et te in Festivitáte.</text:span></text:p>
        </text:list-item>
        <text:list-item>
          <text:p text:style-name="P4"><text:span text:style-name="T159">in Vesp.:</text:span><text:span text:style-name="T127"> de festo – sine </text:span><text:span text:style-name="T3">Com.</text:span></text:p>
        </text:list-item>
      </text:list>
      <text:p text:style-name="P15"><text:span text:style-name="T151">23. – </text:span><text:span text:style-name="T205">Viol.</text:span><text:span text:style-name="T151"> – Feria VI. – </text:span><text:span text:style-name="T192">Vigilia S. Bartholomæi, Ap.</text:span><text:span text:style-name="T151"> – </text:span><text:span text:style-name="T51">jejunatur</text:span><text:span text:style-name="T151"> – </text:span><text:span text:style-name="T37">Omnia dicuntur de Feria ocurrente. Oratio post ij. Noct. ad Laudes et Horas:</text:span><text:span text:style-name="T127"> </text:span><text:span text:style-name="T131">Da, quǽsumus.</text:span></text:p>
      <text:list xml:id="list170233070975943" text:continue-numbering="true" text:style-name="List_20_2">
        <text:list-item>
          <text:p text:style-name="P4"><text:soft-page-break/><text:span text:style-name="T159">in Laud.:</text:span><text:span text:style-name="T127"> </text:span><text:span text:style-name="T14">Com.</text:span><text:span text:style-name="T127"> B. M. V.</text:span></text:p>
        </text:list-item>
        <text:list-item>
          <text:p text:style-name="P4"><text:span text:style-name="T135">in Capit.:</text:span><text:span text:style-name="T133"> </text:span><text:span text:style-name="T43">In Martyr. 1</text:span><text:span text:style-name="T29">o</text:span><text:span text:style-name="T43"> loco:</text:span><text:span text:style-name="T133"> </text:span><text:span text:style-name="T134">Vigília Festi S. Bartholomæi Apostoli hodie est. – </text:span><text:span text:style-name="T79">Dnes je vigilie svátku sv. Bartoloměje Apoštola.</text:span></text:p>
        </text:list-item>
        <text:list-item>
          <text:p text:style-name="P4"><text:span text:style-name="T159">in Missa:</text:span><text:span text:style-name="T127"> </text:span><text:span text:style-name="T131">Ego autem sicut olíva</text:span><text:span text:style-name="T127"> </text:span><text:span text:style-name="T37">(Commune Apostolorum)</text:span><text:span text:style-name="T127"> – sine </text:span><text:span text:style-name="T113">Glo.</text:span><text:span text:style-name="T127"> – 2</text:span><text:span text:style-name="T103">a</text:span><text:span text:style-name="T127"> de S. Maria </text:span><text:span text:style-name="T131">Concéde nos</text:span><text:span text:style-name="T127">. – Præf. Comm.</text:span></text:p>
        </text:list-item>
        <text:list-item>
          <text:p text:style-name="P4"><text:span text:style-name="T159">in Vesp.:</text:span><text:span text:style-name="T127"> de seq.</text:span></text:p>
        </text:list-item>
      </text:list>
      <text:p text:style-name="P14"><text:span text:style-name="T151">24. – </text:span><text:span text:style-name="T51">Rub.</text:span><text:span text:style-name="T151"> – Sabbato. – </text:span><text:span text:style-name="T192">S. Bartholomæi, Ap.</text:span><text:span text:style-name="T151"> – MM. maj. – </text:span><text:span text:style-name="T159">in Laud.:</text:span><text:span text:style-name="T127"> sine </text:span><text:span text:style-name="T3">Com.</text:span></text:p>
      <text:list xml:id="list170233964056122" text:continue-numbering="true" text:style-name="List_20_2">
        <text:list-item>
          <text:p text:style-name="P4"><text:span text:style-name="T159">in Missa:</text:span><text:span text:style-name="T127"> </text:span><text:span text:style-name="T37">Duo Acolythi. </text:span><text:span text:style-name="T131">–</text:span><text:span text:style-name="T127"> </text:span><text:span text:style-name="T37">Cum incenso ad oblata. </text:span><text:span text:style-name="T131">–</text:span><text:span text:style-name="T127"> Glo. – Cre. – Præf. Apost.</text:span></text:p>
        </text:list-item>
        <text:list-item>
          <text:p text:style-name="P4"><text:span text:style-name="T159">in Vesp.:</text:span><text:span text:style-name="T127"> de festo – </text:span><text:span text:style-name="T14">Com.</text:span><text:span text:style-name="T127"> Sabb. ante Dom. iv. Augusti </text:span><text:span text:style-name="T131">Atténde, fili mi.</text:span><text:span text:style-name="T127"> </text:span><text:span text:style-name="T14">&amp;</text:span><text:span text:style-name="T127"> S. Ludovici Regis Fr. C. </text:span><text:span text:style-name="T131">Iste cognóvit</text:span><text:span text:style-name="T127">.</text:span></text:p>
        </text:list-item>
      </text:list>
      <text:p text:style-name="P14"><text:span text:style-name="T151">25. – </text:span><text:span text:style-name="T14">Vir.</text:span><text:span text:style-name="T151"> – </text:span><text:span text:style-name="T195">Dominica.</text:span><text:span text:style-name="T151"> – </text:span><text:span text:style-name="T192">Dominica XIV. post Pentecosten simul IV. Augusti</text:span><text:span text:style-name="T197"> – </text:span><text:span text:style-name="T159">in Laud.:</text:span><text:span text:style-name="T127"> sine </text:span><text:span text:style-name="T3">Com.</text:span></text:p>
      <text:list xml:id="list170232650525017" text:continue-numbering="true" text:style-name="List_20_2">
        <text:list-item>
          <text:p text:style-name="P4"><text:span text:style-name="T159">in Missa:</text:span><text:span text:style-name="T127"> </text:span><text:span text:style-name="T37">Processio</text:span><text:span text:style-name="T127"> – </text:span><text:span text:style-name="T131">Asperges</text:span><text:span text:style-name="T127"> – Glo. – 2</text:span><text:span text:style-name="T103">a</text:span><text:span text:style-name="T127"> S. Ludovici. 3</text:span><text:span text:style-name="T103">a</text:span><text:span text:style-name="T127"> </text:span><text:span text:style-name="T131">A cunctis</text:span><text:span text:style-name="T127">. – Cre. – Præf. Trin.</text:span></text:p>
        </text:list-item>
        <text:list-item>
          <text:p text:style-name="P4"><text:span text:style-name="T159">in Vesp.:</text:span><text:span text:style-name="T127"> Dom. xiv. post Pent. – </text:span><text:span text:style-name="T14">Com.</text:span><text:span text:style-name="T127"> S. Ludovici Regis Fr. C. </text:span><text:span text:style-name="T131">Iste Sanctus</text:span><text:span text:style-name="T127">. </text:span><text:span text:style-name="T14">&amp;</text:span><text:span text:style-name="T127"> S. Zephyrini Papæ et Mart. (Com.) </text:span><text:span text:style-name="T131">Beátus vir</text:span><text:span text:style-name="T127">.</text:span></text:p>
        </text:list-item>
      </text:list>
      <text:p text:style-name="P5"><text:span text:style-name="T128">✠</text:span><text:span text:style-name="T127"> Adoratio: Tantum ergo p. 7 – Mane nobiscum III. (Laudes Vesp.)</text:span></text:p>
      <text:p text:style-name="P14"><text:span text:style-name="T151">26. – </text:span><text:span text:style-name="T14">Vir.</text:span><text:span text:style-name="T151"> – Feria II. – </text:span><text:span text:style-name="T127">De ea.</text:span><text:span text:style-name="T151"> – </text:span><text:span text:style-name="T159">in Laud.:</text:span><text:span text:style-name="T127"> </text:span><text:span text:style-name="T14">Com.</text:span><text:span text:style-name="T127"> S. Zephyrini Papæ et Martyris (Com.) </text:span><text:span text:style-name="T131">Qui vult</text:span><text:span text:style-name="T127">. </text:span><text:span text:style-name="T14">&amp;</text:span><text:span text:style-name="T127"> B. M. V.</text:span></text:p>
      <text:list xml:id="list170233805527166" text:continue-numbering="true" text:style-name="List_20_2">
        <text:list-item>
          <text:p text:style-name="P4"><text:span text:style-name="T159">in Missa:</text:span><text:span text:style-name="T127"> de Dom. xiv. post Pent. 2</text:span><text:span text:style-name="T103">a</text:span><text:span text:style-name="T127"> S. Zephyrini. 3</text:span><text:span text:style-name="T103">a</text:span><text:span text:style-name="T127"> </text:span><text:span text:style-name="T131">A cunctis</text:span><text:span text:style-name="T127">. – Præf. Comm.</text:span></text:p>
        </text:list-item>
        <text:list-item>
          <text:p text:style-name="P4"><text:span text:style-name="T159">in Vesp.:</text:span><text:span text:style-name="T127"> de seq. – </text:span><text:span text:style-name="T14">Com.</text:span><text:span text:style-name="T127"> B. M. V. </text:span><text:span text:style-name="T14">&amp;</text:span><text:span text:style-name="T127"> B. B. R.</text:span></text:p>
        </text:list-item>
      </text:list>
      <text:p text:style-name="P5"><text:span text:style-name="T127">Officium et Missa SS. Guarini et Amedei Episcoporum et Conf. O. Cist. (iij. Lect. et M.) </text:span><text:span text:style-name="T37">(Suppl. brev. Cist. 1965)</text:span><text:span text:style-name="T127"> </text:span><text:span text:style-name="T51">Oratio.</text:span><text:span text:style-name="T127"> </text:span><text:span text:style-name="T131">Deus, qui Ecclésiam tuam dispositióne mirábili novis semper illústras Sanctórum splendóribus: </text:span><text:span text:style-name="T41">§</text:span><text:span text:style-name="T131"> tríbue quǽsumus; </text:span><text:span text:style-name="T41">*</text:span><text:span text:style-name="T131"> ut qui beatórum Guaríni et Amedéi Confessórum tuórum atque Pontíficum sollémniis gratulámur, </text:span><text:span text:style-name="T41">§</text:span><text:span text:style-name="T131"> ad eórum consórtium felíciter perducámur. </text:span><text:span text:style-name="T41">*</text:span><text:span text:style-name="T131"> Per Dóminum.</text:span></text:p>
      <text:p text:style-name="P14"><text:span text:style-name="T151">27. – </text:span><text:span text:style-name="T185">Alb.</text:span><text:span text:style-name="T151"> – Feria III. – </text:span><text:span text:style-name="T192">SS. Guarini et Amedei, Ep. et Conf. O. N.</text:span><text:span text:style-name="T151"> – iij. Lect. et M. – </text:span><text:span text:style-name="T159">in Laud.:</text:span><text:span text:style-name="T127"> </text:span><text:span text:style-name="T14">Com.</text:span><text:span text:style-name="T127"> B. M. V. </text:span><text:span text:style-name="T14">&amp;</text:span><text:span text:style-name="T127"> B. B. R.</text:span></text:p>
      <text:list xml:id="list170233456370494" text:continue-numbering="true" text:style-name="List_20_2">
        <text:list-item>
          <text:p text:style-name="P4"><text:span text:style-name="T159">in Missa:</text:span><text:span text:style-name="T127"> Glo. – 2</text:span><text:span text:style-name="T103">a</text:span><text:span text:style-name="T127"> </text:span><text:span text:style-name="T131">A cunctis</text:span><text:span text:style-name="T127">. 3</text:span><text:span text:style-name="T103">a</text:span><text:span text:style-name="T127"> </text:span><text:span text:style-name="T37">ad libitum</text:span><text:span text:style-name="T127">. – Præf. Comm.</text:span></text:p>
        </text:list-item>
        <text:list-item>
          <text:p text:style-name="P4"><text:span text:style-name="T159">in Vesp.:</text:span><text:span text:style-name="T127"> de seq. Aña ad Magn. </text:span><text:span text:style-name="T131">O Doctor... beáte Augustíne.</text:span><text:span text:style-name="T127"> </text:span><text:span text:style-name="T14">&amp;</text:span><text:span text:style-name="T127"> S. Hermetis Martyris (Com.) </text:span><text:span text:style-name="T131">Beátus vir</text:span><text:span text:style-name="T127">.</text:span></text:p>
        </text:list-item>
      </text:list>
      <text:p text:style-name="P14"><text:span text:style-name="T151">28. – </text:span><text:span text:style-name="T185">Alb.</text:span><text:span text:style-name="T151"> – Feria IV. – </text:span><text:span text:style-name="T192">S. Augustini, Ep., Conf. et Eccl. Doct.</text:span><text:span text:style-name="T151"> – MM. min. – </text:span><text:span text:style-name="T51">jejunatur</text:span><text:span text:style-name="T151"> – </text:span><text:span text:style-name="T159">in Laud.:</text:span><text:span text:style-name="T127"> </text:span><text:span text:style-name="T14">Com.</text:span><text:span text:style-name="T127"> S. Hermetis Martyris </text:span><text:span text:style-name="T131">Qui vult</text:span><text:span text:style-name="T127">.</text:span></text:p>
      <text:list xml:id="list170232987919776" text:continue-numbering="true" text:style-name="List_20_2">
        <text:list-item>
          <text:p text:style-name="P4"><text:span text:style-name="T159">in Missa:</text:span><text:span text:style-name="T127"> </text:span><text:span text:style-name="T37">Duo Acolythi. </text:span><text:span text:style-name="T131">–</text:span><text:span text:style-name="T127"> </text:span><text:span text:style-name="T37">Cum incenso ad oblata. </text:span><text:span text:style-name="T131">–</text:span><text:span text:style-name="T127"> Glo. – 2</text:span><text:span text:style-name="T103">a</text:span><text:span text:style-name="T127"> S. Hermetis. 3</text:span><text:span text:style-name="T103">a</text:span><text:span text:style-name="T127"> </text:span><text:span text:style-name="T131">A cunctis</text:span><text:span text:style-name="T127">. – Præf. Comm.</text:span></text:p>
        </text:list-item>
        <text:list-item>
          <text:p text:style-name="P4"><text:soft-page-break/><text:span text:style-name="T159">in Vesp.:</text:span><text:span text:style-name="T127"> de festo, </text:span><text:span text:style-name="T37">a capitulo de sequenti.</text:span><text:span text:style-name="T127"> – </text:span><text:span text:style-name="T14">Com.</text:span><text:span text:style-name="T127"> S. Augustini E.C.E.D. Aña ad Magn. </text:span><text:span text:style-name="T131">O Doctor... beáte Augustíne.</text:span><text:span text:style-name="T127"> </text:span><text:span text:style-name="T14">&amp;</text:span><text:span text:style-name="T127"> S. Sabinæ Martyris (Com.) </text:span><text:span text:style-name="T131">Símile est... hómini.</text:span></text:p>
        </text:list-item>
      </text:list>
      <text:p text:style-name="P14"><text:span text:style-name="T151">29. – </text:span><text:span text:style-name="T51">Rub.</text:span><text:span text:style-name="T151"> – Feria V. – </text:span><text:span text:style-name="T192">Decollationis S. Joannis Baptistæ</text:span><text:span text:style-name="T151"> – MM. min. – </text:span><text:span text:style-name="T159">i</text:span><text:span text:style-name="T160">n </text:span><text:span text:style-name="T159">Laud.:</text:span><text:span text:style-name="T127"> </text:span><text:span text:style-name="T14">Com.</text:span><text:span text:style-name="T127"> S. Sabinæ M. </text:span><text:span text:style-name="T131">Símile est … sagénæ</text:span><text:span text:style-name="T127">.</text:span></text:p>
      <text:list xml:id="list170232485103136" text:continue-numbering="true" text:style-name="List_20_2">
        <text:list-item>
          <text:p text:style-name="P4"><text:span text:style-name="T159">in Missa:</text:span><text:span text:style-name="T127"> </text:span><text:span text:style-name="T37">Duo Acolythi. </text:span><text:span text:style-name="T131">–</text:span><text:span text:style-name="T127"> </text:span><text:span text:style-name="T37">Cum incenso ad oblata. </text:span><text:span text:style-name="T131">–</text:span><text:span text:style-name="T127"> Glo. – 2</text:span><text:span text:style-name="T103">a</text:span><text:span text:style-name="T127"> S. Sabinæ. – Præf. Comm.</text:span></text:p>
        </text:list-item>
        <text:list-item>
          <text:p text:style-name="P4"><text:span text:style-name="T159">in Vesp.:</text:span><text:span text:style-name="T127"> de festo. – </text:span><text:span text:style-name="T14">Com.</text:span><text:span text:style-name="T127"> SS. Felicis et Adaucti MM (Com. et M.) </text:span><text:span text:style-name="T131">Isti sunt Sancti</text:span><text:span text:style-name="T127">. </text:span><text:span text:style-name="T14">&amp; </text:span><text:span text:style-name="T127">S. Rosæ a S. Maria Virginis Limanæ (Com.) </text:span><text:span text:style-name="T37">(Suppl. brev. Cist. 1965)</text:span><text:span text:style-name="T127"> </text:span><text:span text:style-name="T131">Veni, sponsa Christi</text:span><text:span text:style-name="T127">.</text:span></text:p>
        </text:list-item>
      </text:list>
      <text:p text:style-name="P5"><text:span text:style-name="T127">Commemoratio et Missa (</text:span><text:span text:style-name="T131">Dilexísti justítiam</text:span><text:span text:style-name="T127">) S. Rosæ a S. Maria Virginis Limanæ (Com.) </text:span><text:span text:style-name="T37">(Suppl. brev. Cist. 1965)</text:span><text:span text:style-name="T127"> </text:span><text:span text:style-name="T51">Oratio.</text:span><text:span text:style-name="T127"> </text:span><text:span text:style-name="T131">Bonórum ómnium largítor, omnípotens Deus, </text:span><text:span text:style-name="T41">*</text:span><text:span text:style-name="T131"> qui beátam Rosam cœléstis grátiae rore praevéntam virginitátis et patiéntiae decóre Indis floréscere voluísti: </text:span><text:span text:style-name="T41">§</text:span><text:span text:style-name="T131"> da nobis fámulis tuis: </text:span><text:span text:style-name="T41">*</text:span><text:span text:style-name="T131"> ut in odóre suavitátis ejus curréntes, Christi bonus odor éffici mereámur. </text:span><text:span text:style-name="T41">*</text:span><text:span text:style-name="T131"> Qui tecum vivit.</text:span></text:p>
      <text:p text:style-name="P14"><text:span text:style-name="T151">30. – </text:span><text:span text:style-name="T14">Vir.</text:span><text:span text:style-name="T151"> – Feria VI. – </text:span><text:span text:style-name="T127">De ea.</text:span><text:span text:style-name="T151"> – </text:span><text:span text:style-name="T51">jejunatur</text:span><text:span text:style-name="T151"> – </text:span><text:span text:style-name="T159">in Laud.:</text:span><text:span text:style-name="T127"> </text:span><text:span text:style-name="T14">Com.</text:span><text:span text:style-name="T127"> SS. Felicis et Adaucti Martyrum (</text:span><text:span text:style-name="T14">Com.</text:span><text:span text:style-name="T127"> et M.) </text:span><text:span text:style-name="T131">Fulgébunt justi</text:span><text:span text:style-name="T127">. </text:span><text:span text:style-name="T14">&amp;</text:span><text:span text:style-name="T127"> S. Rosæ Virginis Limanæ </text:span><text:span text:style-name="T37">(Suppl. brev. Cist. 1965)</text:span><text:span text:style-name="T127"> </text:span><text:span text:style-name="T131">Símile est … sagénæ</text:span><text:span text:style-name="T127">. </text:span><text:span text:style-name="T14">&amp;</text:span><text:span text:style-name="T127"> B. M. V.</text:span></text:p>
      <text:list xml:id="list170233491503268" text:continue-numbering="true" text:style-name="List_20_2">
        <text:list-item>
          <text:p text:style-name="P4"><text:span text:style-name="T159">in Missa:</text:span><text:span text:style-name="T127"> SS. Felicis et Adaucti Mart. – sine </text:span><text:span text:style-name="T113">Glo.</text:span><text:span text:style-name="T127"> – 2</text:span><text:span text:style-name="T103">a</text:span><text:span text:style-name="T127"> de Off. diei. 3</text:span><text:span text:style-name="T103">a</text:span><text:span text:style-name="T127"> S. Rosæ. – Præf. Comm.</text:span></text:p>
        </text:list-item>
        <text:list-item>
          <text:p text:style-name="P4"><text:span text:style-name="T159">in Vesp.:</text:span><text:span text:style-name="T127"> de seq. – </text:span><text:span text:style-name="T14">Com.</text:span><text:span text:style-name="T127"> S. Josephi Calasanctii C. </text:span><text:span text:style-name="T131">Iste cognóvit</text:span><text:span text:style-name="T127">. </text:span><text:span text:style-name="T14">&amp;</text:span><text:span text:style-name="T127"> De Pace</text:span></text:p>
        </text:list-item>
      </text:list>
      <text:p text:style-name="P5"><text:span text:style-name="T127">¶ </text:span><text:span text:style-name="T37">Ad Completorium et per Horas in die, in fine Hymnorum dicitur: </text:span><text:span text:style-name="T41">G</text:span><text:span text:style-name="T131">lória tibi, Dómine, Qui natus es de Vírgine.</text:span></text:p>
      <text:p text:style-name="P14"><text:span text:style-name="T151">31. – </text:span><text:span text:style-name="T185">Alb.</text:span><text:span text:style-name="T151"> – Sabbato. – </text:span><text:span text:style-name="T192">B. M. V. in Sabbato</text:span><text:span text:style-name="T151"> – iij. Lect. et M. – </text:span><text:span text:style-name="T159">in Laud.:</text:span><text:span text:style-name="T127"> </text:span><text:span text:style-name="T14">Com.</text:span><text:span text:style-name="T127"> S. Josephi Calasanctii C. </text:span><text:span text:style-name="T131">Similábo eum</text:span><text:span text:style-name="T127">. </text:span><text:span text:style-name="T14">&amp;</text:span><text:span text:style-name="T127"> De Pace</text:span></text:p>
      <text:list xml:id="list170232902602782" text:continue-numbering="true" text:style-name="List_20_2">
        <text:list-item>
          <text:p text:style-name="P4"><text:span text:style-name="T159">in Missa:</text:span><text:span text:style-name="T127"> Glo. – 2</text:span><text:span text:style-name="T103">a</text:span><text:span text:style-name="T127"> S. Josephi Calasanctii. 3</text:span><text:span text:style-name="T103">a</text:span><text:span text:style-name="T127"> de Sp. Sancto. – Praef. B. M. V.</text:span></text:p>
        </text:list-item>
        <text:list-item>
          <text:p text:style-name="P4"><text:span text:style-name="T159">in Vesp.:</text:span><text:span text:style-name="T127"> Sabb. ante Dom. j. Septembris </text:span><text:span text:style-name="T131">Cum audísse Job.</text:span><text:span text:style-name="T127"> – </text:span><text:span text:style-name="T14">Com.</text:span><text:span text:style-name="T127"> S. Ægidii Abb. </text:span><text:span text:style-name="T131">Iste cognóvit</text:span><text:span text:style-name="T127">.</text:span></text:p>
          <text:p text:style-name="P4"><text:span text:style-name="T127"/></text:p>
        </text:list-item>
      </text:list>
      <text:p text:style-name="P2"><text:span text:style-name="T209">PARS AUTUMNALIS</text:span></text:p>
      <text:p text:style-name="P1"><text:span text:style-name="T81">SEPTEMBER</text:span><text:span text:style-name="T80"> 202</text:span><text:span text:style-name="T83">4</text:span></text:p>
      <text:p text:style-name="P14"><text:span text:style-name="T151">01. – </text:span><text:span text:style-name="T185">Alb.</text:span><text:span text:style-name="T151"> – </text:span><text:span text:style-name="T195">Dominica.</text:span><text:span text:style-name="T151"> – </text:span><text:span text:style-name="T192">Dominica XV. post Pentecosten simul I. Septembris</text:span><text:span text:style-name="T197"> – </text:span><text:span text:style-name="T159">in Laud.:</text:span><text:span text:style-name="T127"> </text:span><text:span text:style-name="T14">Com.</text:span><text:span text:style-name="T127"> S. Ægidii Abb. </text:span><text:span text:style-name="T131">Similábo eum</text:span><text:span text:style-name="T127">.</text:span></text:p>
      <text:list xml:id="list170233987107028" text:continue-numbering="true" text:style-name="List_20_2">
        <text:list-item>
          <text:p text:style-name="P4"><text:span text:style-name="T159">in Missa:</text:span><text:span text:style-name="T127"> </text:span><text:span text:style-name="T37">Processio</text:span><text:span text:style-name="T127"> – </text:span><text:span text:style-name="T131">Asperges</text:span><text:span text:style-name="T127"> – Glo. – 2</text:span><text:span text:style-name="T103">a</text:span><text:span text:style-name="T127"> S. Ægidii. 3</text:span><text:span text:style-name="T103">a</text:span><text:span text:style-name="T127"> de Off. diei. – Cre. – Præf. Trin.</text:span></text:p>
        </text:list-item>
      </text:list>
      <text:p text:style-name="Běžný_20_text_20__28_rubrika_29_"><text:span text:style-name="T127">¶ </text:span><text:span text:style-name="T37">In Refectorio ab hodierna die usque ad Dom. primam Octobris legitur ex Libris </text:span><text:span text:style-name="T42">Job, Tobias, Judith</text:span><text:span text:style-name="T37"> et </text:span><text:span text:style-name="T42">Esther</text:span><text:span text:style-name="T37">, prout Cæremoniarius indicat</text:span><text:span text:style-name="T127"> (Rit. Cist. p. 257</text:span><text:span text:style-name="T131">–</text:span><text:span text:style-name="T127">260)</text:span></text:p>
      <text:list xml:id="list170232476165463" text:continue-numbering="true" text:style-name="List_20_2">
        <text:list-item>
          <text:p text:style-name="P4"><text:soft-page-break/><text:span text:style-name="T159">in Vesp.:</text:span><text:span text:style-name="T127"> Dom. xv. post Pent. – </text:span><text:span text:style-name="T14">Com.</text:span><text:span text:style-name="T127"> S. Stephani Regis Hung. C. </text:span><text:span text:style-name="T131">Iste cognóvit</text:span><text:span text:style-name="T127">.</text:span></text:p>
        </text:list-item>
      </text:list>
      <text:p text:style-name="P5"><text:span text:style-name="T128">✠</text:span><text:span text:style-name="T127"> Adoratio: Litaniae S. Cordis – Tantum ergo p. 8 – Mane nobiscum IV. (Laudes Vesp.)</text:span></text:p>
      <text:p text:style-name="P5"><text:span text:style-name="T131"/></text:p>
      <text:p text:style-name="P8"/>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Bookman BT S.O.Cist." svg:font-family="'Bookman BT S.O.Cist.'" style:font-pitch="variable"/>
    <style:font-face style:name="Bookman Old Style S.O.Cist." svg:font-family="'Bookman Old Style S.O.Cist.'"/>
    <style:font-face style:name="Bookman Old Style S.O.Cist.1" svg:font-family="'Bookman Old Style S.O.Cist.'" style:font-pitch="variable"/>
    <style:font-face style:name="Bookman Old Style S.O.Cist.2" svg:font-family="'Bookman Old Style S.O.Cist.'" style:font-family-generic="roman" style:font-pitch="variable"/>
    <style:font-face style:name="Courier New"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tine" svg:font-family="Libertine" style:font-family-generic="roman" style:font-pitch="variable"/>
    <style:font-face style:name="LibertineSC" svg:font-family="LibertineSC" style:font-family-generic="roman" style:font-pitch="variable"/>
    <style:font-face style:name="Linux Libertine S.O.Cist." svg:font-family="'Linux Libertine S.O.Cist.'" style:font-pitch="variable"/>
    <style:font-face style:name="Linux Libertine S.O.Cist.1" svg:font-family="'Linux Libertine S.O.Cist.'" style:font-adornments="Regular" style:font-pitch="variable"/>
    <style:font-face style:name="Microsoft YaHei" svg:font-family="'Microsoft YaHei'" style:font-family-generic="system" style:font-pitch="variable"/>
    <style:font-face style:name="OpenSymbol" svg:font-family="OpenSymbol" style:font-charset="x-symbol"/>
    <style:font-face style:name="PingFang SC" svg:font-family="'PingFang SC'" style:font-family-generic="system" style:font-pitch="variable"/>
    <style:font-face style:name="Segoe UI" svg:font-family="'Segoe UI'" style:font-family-generic="roman" style:font-pitch="variable"/>
    <style:font-face style:name="Segoe UI Symbol" svg:font-family="'Segoe UI Symbol'" style:font-family-generic="roman" style:font-pitch="variable"/>
    <style:font-face style:name="Segoe UI Symbol1" svg:font-family="'Segoe UI Symbol'" style:font-family-generic="system" style:font-pitch="variable"/>
    <style:font-face style:name="Segoe UI1" svg:font-family="'Segoe UI'" style:font-family-generic="system" style:font-pitch="variable"/>
    <style:font-face style:name="Songti SC" svg:font-family="'Songti SC'" style:font-family-generic="system" style:font-pitch="variable"/>
    <style:font-face style:name="Symbol" svg:font-family="Symbol" style:font-family-generic="system" style:font-pitch="variable"/>
    <style:font-face style:name="Symbol1" svg:font-family="Symbol" style:font-adornments="Regular"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face style:name="var(--bs-body-font-family)" svg:font-family="var(--bs-body-font-family)"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loext:hidden="true" style:hidden="true"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Normal_20_Table" style:display-name="Normal Table" style:family="paragraph">
      <style:paragraph-properties fo:text-align="start" style:justify-single-word="false" fo:orphans="2" fo:widows="2" style:vertical-align="auto"/>
      <style:text-properties style:font-name="Times New Roman" fo:font-family="'Times New Roman'" style:font-family-generic="roman" style:font-pitch="variable" fo:font-size="10pt" fo:language="en" fo:country="US" style:font-name-asian="Symbol" style:font-family-asian="Symbol" style:font-family-generic-asian="system" style:font-pitch-asian="variable" style:font-size-asian="10pt" style:language-asian="en" style:country-asian="GB" style:font-name-complex="Times New Roman1" style:font-family-complex="'Times New Roman'" style:font-family-generic-complex="system" style:font-pitch-complex="variable" style:font-size-complex="10pt" style:language-complex="ar" style:country-complex="SA"/>
    </style:style>
    <style:style style:name="Čísla_20_dne" style:display-name="Čísla dne" style:family="paragraph" style:parent-style-name="Standard" style:master-page-name="">
      <loext:graphic-properties draw:fill="solid" draw:fill-color="#ffffff" draw:fill-gradient-name="gradient" draw:fill-hatch-name="hatch"/>
      <style:paragraph-properties fo:margin-left="0in" fo:margin-right="0in" fo:margin-top="0in" fo:margin-bottom="0.0402in" style:contextual-spacing="false" fo:hyphenation-ladder-count="no-limit" fo:text-indent="0in" style:auto-text-indent="false" style:page-number="auto" fo:background-color="#ffffff" style:writing-mode="lr-tb">
        <style:drop-cap style:lines="2" style:length="3"/>
      </style:paragraph-properties>
      <style:text-properties style:font-name="Linux Libertine S.O.Cist." fo:font-family="'Linux Libertine S.O.Cist.'" style:font-pitch="variable" fo:language="la" fo:country="VA" fo:hyphenate="true" fo:hyphenation-remain-char-count="2" fo:hyphenation-push-char-count="2" loext:hyphenation-no-caps="false" loext:hyphenation-no-last-word="false" loext:hyphenation-word-char-count="5" loext:hyphenation-zone="no-limit"/>
    </style:style>
    <style:style style:name="Běžný_20_text" style:display-name="Běžný text" style:family="paragraph" style:parent-style-name="Standard" style:list-style-name="List_20_2" style:list-level="1">
      <loext:graphic-properties draw:fill="solid" draw:fill-color="#ffffff" draw:fill-gradient-name="gradient" draw:fill-hatch-name="hatch"/>
      <style:paragraph-properties fo:margin-top="0in" fo:margin-bottom="0.0402in" style:contextual-spacing="false" fo:text-align="justify" style:justify-single-word="false" fo:hyphenation-ladder-count="no-limit" fo:background-color="#ffffff" style:writing-mode="lr-tb">
        <style:tab-stops>
          <style:tab-stop style:position="0.1236in"/>
        </style:tab-stops>
      </style:paragraph-properties>
      <style:text-properties style:font-name="Linux Libertine S.O.Cist." fo:font-family="'Linux Libertine S.O.Cist.'" style:font-pitch="variable" fo:language="la" fo:country="VA" fo:hyphenate="true" fo:hyphenation-remain-char-count="2" fo:hyphenation-push-char-count="2" loext:hyphenation-no-caps="false" loext:hyphenation-no-last-word="false" loext:hyphenation-word-char-count="5" loext:hyphenation-zone="no-limit"/>
    </style:style>
    <style:style style:name="Běžný_20_text_20__28_rubrika_29_" style:display-name="Běžný text (rubrika)" style:family="paragraph" style:parent-style-name="Standard" style:master-page-name="">
      <loext:graphic-properties draw:fill="solid" draw:fill-color="#ffffff" draw:fill-gradient-name="gradient" draw:fill-hatch-name="hatch"/>
      <style:paragraph-properties fo:margin-left="0.1252in" fo:margin-right="0in" fo:margin-top="0in" fo:margin-bottom="0.0402in" style:contextual-spacing="false" style:line-height-at-least="0.1866in" fo:text-align="justify" style:justify-single-word="false" fo:hyphenation-ladder-count="no-limit" fo:text-indent="0in" style:auto-text-indent="false" style:page-number="auto" fo:background-color="#ffffff" style:writing-mode="lr-tb"/>
      <style:text-properties style:font-name="Linux Libertine S.O.Cist.1" fo:font-family="'Linux Libertine S.O.Cist.'" style:font-style-name="Regular" style:font-pitch="variable" fo:language="la" fo:country="VA" fo:hyphenate="true" fo:hyphenation-remain-char-count="2" fo:hyphenation-push-char-count="2" loext:hyphenation-no-caps="false" loext:hyphenation-no-last-word="false" loext:hyphenation-word-char-count="5" loext:hyphenation-zone="no-limit"/>
    </style:style>
    <style:style style:name="Title" style:family="paragraph" style:parent-style-name="Heading" style:next-style-name="Text_20_body" style:class="chapter">
      <style:paragraph-properties fo:margin-top="0.0783in" fo:margin-bottom="0.0783in" style:contextual-spacing="false" fo:text-align="center" style:justify-single-word="false">
        <style:drop-cap/>
      </style:paragraph-properties>
      <style:text-properties fo:font-size="22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6346in" style:type="center"/>
          <style:tab-stop style:position="7.2701in" style:type="right"/>
        </style:tab-stops>
      </style:paragraph-properties>
    </style:style>
    <style:style style:name="Header" style:family="paragraph" style:parent-style-name="Header_20_and_20_Footer" style:class="extra">
      <style:paragraph-properties text:number-lines="false" text:line-number="0">
        <style:tab-stops>
          <style:tab-stop style:position="3.6346in" style:type="center"/>
          <style:tab-stop style:position="7.2701in" style:type="right"/>
        </style:tab-stops>
      </style:paragraph-properties>
    </style:style>
    <style:style style:name="Default_20_Paragraph_20_Font" style:display-name="Default Paragraph Font" style:family="text"/>
    <style:style style:name="first_5f_line1" style:display-name="first_line1" style:family="text" style:parent-style-name="Default_20_Paragraph_20_Font">
      <style:text-properties style:font-name="Libertine" fo:font-family="Libertine" style:font-family-generic="roman" style:font-pitch="variable" fo:font-size="13.5pt" style:font-name-asian="Times New Roman1" style:font-family-asian="'Times New Roman'" style:font-family-generic-asian="system" style:font-pitch-asian="variable" style:font-size-asian="13.5pt" style:font-size-complex="13.5pt"/>
    </style:style>
    <style:style style:name="dominica1" style:family="text" style:parent-style-name="Default_20_Paragraph_20_Font">
      <style:text-properties fo:font-variant="small-caps" style:font-name="Times New Roman" fo:font-family="'Times New Roman'" style:font-family-generic="roman" style:font-pitch="variable" fo:font-size="12pt" fo:background-color="#e6e6e6" style:font-name-asian="Times New Roman1" style:font-family-asian="'Times New Roman'" style:font-family-generic-asian="system" style:font-pitch-asian="variable" style:font-size-asian="12pt" style:font-size-complex="12pt"/>
    </style:style>
    <style:style style:name="header1" style:family="text" style:parent-style-name="Default_20_Paragraph_20_Font">
      <style:text-properties fo:font-variant="small-caps" style:font-name="LibertineSC" fo:font-family="LibertineSC" style:font-family-generic="roman" style:font-pitch="variable" fo:font-size="13pt" style:font-name-asian="Times New Roman1" style:font-family-asian="'Times New Roman'" style:font-family-generic-asian="system" style:font-pitch-asian="variable" style:font-size-asian="13pt" style:font-size-complex="13pt"/>
    </style:style>
    <style:style style:name="rank1" style:family="text" style:parent-style-name="Default_20_Paragraph_20_Font">
      <style:text-properties style:font-name="Libertine" fo:font-family="Libertine" style:font-family-generic="roman" style:font-pitch="variable" fo:font-size="13.5pt" fo:font-weight="bold" style:font-name-asian="Times New Roman1" style:font-family-asian="'Times New Roman'" style:font-family-generic-asian="system" style:font-pitch-asian="variable" style:font-size-asian="13.5pt" style:font-weight-asian="bold" style:font-size-complex="13.5pt" style:font-weight-complex="bold"/>
    </style:style>
    <style:style style:name="outline1" style:family="text" style:parent-style-name="Default_20_Paragraph_20_Font">
      <style:text-properties fo:color="#ffffff" loext:opacity="1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fo:font-size="10pt" style:font-size-asian="10pt"/>
    </style:style>
    <style:style style:name="ListLabel_20_119" style:display-name="ListLabel 119" style:family="text">
      <style:text-properties fo:font-size="10pt" style:font-size-asian="10pt"/>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text-properties fo:font-size="10pt" style:font-size-asian="10pt"/>
    </style:style>
    <style:style style:name="ListLabel_20_123" style:display-name="ListLabel 123" style:family="text">
      <style:text-properties fo:font-size="10pt" style:font-size-asian="10pt"/>
    </style:style>
    <style:style style:name="ListLabel_20_124" style:display-name="ListLabel 124" style:family="text">
      <style:text-properties fo:font-size="10pt" style:font-size-asian="10pt"/>
    </style:style>
    <style:style style:name="ListLabel_20_125" style:display-name="ListLabel 125" style:family="text">
      <style:text-properties fo:font-size="10pt" style:font-size-asian="10pt"/>
    </style:style>
    <style:style style:name="ListLabel_20_126" style:display-name="ListLabel 126" style:family="text">
      <style:text-properties fo:font-size="10pt" style:font-size-asian="10pt"/>
    </style:style>
    <style:style style:name="ListLabel_20_127" style:display-name="ListLabel 127" style:family="text">
      <style:text-properties fo:font-size="10pt" style:font-size-asian="10pt"/>
    </style:style>
    <style:style style:name="ListLabel_20_128" style:display-name="ListLabel 128" style:family="text">
      <style:text-properties fo:font-size="10pt" style:font-size-asian="10pt"/>
    </style:style>
    <style:style style:name="ListLabel_20_129" style:display-name="ListLabel 129" style:family="text">
      <style:text-properties fo:font-size="10pt" style:font-size-asian="10pt"/>
    </style:style>
    <style:style style:name="ListLabel_20_130" style:display-name="ListLabel 130" style:family="text">
      <style:text-properties fo:font-size="10pt" style:font-size-asian="10pt"/>
    </style:style>
    <style:style style:name="ListLabel_20_131" style:display-name="ListLabel 131" style:family="text">
      <style:text-properties fo:font-size="10pt" style:font-size-asian="10pt"/>
    </style:style>
    <style:style style:name="ListLabel_20_132" style:display-name="ListLabel 132" style:family="text">
      <style:text-properties fo:font-size="10pt" style:font-size-asian="10pt"/>
    </style:style>
    <style:style style:name="ListLabel_20_133" style:display-name="ListLabel 133" style:family="text">
      <style:text-properties fo:font-size="10pt" style:font-size-asian="10pt"/>
    </style:style>
    <style:style style:name="ListLabel_20_134" style:display-name="ListLabel 134" style:family="text">
      <style:text-properties fo:font-size="10pt" style:font-size-asian="10pt"/>
    </style:style>
    <style:style style:name="ListLabel_20_135" style:display-name="ListLabel 135" style:family="text">
      <style:text-properties fo:font-size="10pt" style:font-size-asian="10pt"/>
    </style:style>
    <style:style style:name="ListLabel_20_136" style:display-name="ListLabel 136" style:family="text">
      <style:text-properties fo:font-size="10pt" style:font-size-asian="10pt"/>
    </style:style>
    <style:style style:name="ListLabel_20_137" style:display-name="ListLabel 137" style:family="text">
      <style:text-properties fo:font-size="10pt" style:font-size-asian="10pt"/>
    </style:style>
    <style:style style:name="ListLabel_20_138" style:display-name="ListLabel 138" style:family="text">
      <style:text-properties fo:font-size="10pt" style:font-size-asian="10pt"/>
    </style:style>
    <style:style style:name="ListLabel_20_139" style:display-name="ListLabel 139" style:family="text">
      <style:text-properties fo:font-size="10pt" style:font-size-asian="10pt"/>
    </style:style>
    <style:style style:name="ListLabel_20_140" style:display-name="ListLabel 140" style:family="text">
      <style:text-properties fo:font-size="10pt" style:font-size-asian="10pt"/>
    </style:style>
    <style:style style:name="ListLabel_20_141" style:display-name="ListLabel 141" style:family="text">
      <style:text-properties fo:font-size="10pt" style:font-size-asian="10pt"/>
    </style:style>
    <style:style style:name="ListLabel_20_142" style:display-name="ListLabel 142" style:family="text">
      <style:text-properties fo:font-size="10pt" style:font-size-asian="10pt"/>
    </style:style>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text-properties fo:font-size="10pt" style:font-size-asian="10pt"/>
    </style:style>
    <style:style style:name="ListLabel_20_146" style:display-name="ListLabel 146" style:family="text">
      <style:text-properties fo:font-size="10pt" style:font-size-asian="10pt"/>
    </style:style>
    <style:style style:name="ListLabel_20_147" style:display-name="ListLabel 147" style:family="text">
      <style:text-properties fo:font-size="10pt" style:font-size-asian="10pt"/>
    </style:style>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ListLabel_20_154" style:display-name="ListLabel 154" style:family="text">
      <style:text-properties fo:font-size="10pt" style:font-size-asian="10pt"/>
    </style:style>
    <style:style style:name="ListLabel_20_155" style:display-name="ListLabel 155" style:family="text">
      <style:text-properties fo:font-size="10pt" style:font-size-asian="10pt"/>
    </style:style>
    <style:style style:name="ListLabel_20_156" style:display-name="ListLabel 156" style:family="text">
      <style:text-properties fo:font-size="10pt" style:font-size-asian="10pt"/>
    </style:style>
    <style:style style:name="ListLabel_20_157" style:display-name="ListLabel 157" style:family="text">
      <style:text-properties fo:font-size="10pt" style:font-size-asian="10pt"/>
    </style:style>
    <style:style style:name="ListLabel_20_158" style:display-name="ListLabel 158" style:family="text">
      <style:text-properties fo:font-size="10pt" style:font-size-asian="10pt"/>
    </style:style>
    <style:style style:name="ListLabel_20_159" style:display-name="ListLabel 159" style:family="text">
      <style:text-properties fo:font-size="10pt" style:font-size-asian="10pt"/>
    </style:style>
    <style:style style:name="ListLabel_20_160" style:display-name="ListLabel 160" style:family="text">
      <style:text-properties fo:font-size="10pt" style:font-size-asian="10pt"/>
    </style:style>
    <style:style style:name="ListLabel_20_161" style:display-name="ListLabel 161" style:family="text">
      <style:text-properties fo:font-size="10pt" style:font-size-asian="10pt"/>
    </style:style>
    <style:style style:name="ListLabel_20_162" style:display-name="ListLabel 162" style:family="text">
      <style:text-properties fo:font-size="10pt" style:font-size-asian="10pt"/>
    </style:style>
    <style:style style:name="ListLabel_20_163" style:display-name="ListLabel 163" style:family="text">
      <style:text-properties fo:font-size="10pt" style:font-size-asian="10pt"/>
    </style:style>
    <style:style style:name="ListLabel_20_164" style:display-name="ListLabel 164" style:family="text">
      <style:text-properties fo:font-size="10pt" style:font-size-asian="10pt"/>
    </style:style>
    <style:style style:name="ListLabel_20_165" style:display-name="ListLabel 165" style:family="text">
      <style:text-properties fo:font-size="10pt" style:font-size-asian="10pt"/>
    </style:style>
    <style:style style:name="ListLabel_20_166" style:display-name="ListLabel 166" style:family="text">
      <style:text-properties fo:font-size="10pt" style:font-size-asian="10pt"/>
    </style:style>
    <style:style style:name="ListLabel_20_167" style:display-name="ListLabel 167" style:family="text">
      <style:text-properties fo:font-size="10pt" style:font-size-asian="10pt"/>
    </style:style>
    <style:style style:name="ListLabel_20_168" style:display-name="ListLabel 168" style:family="text">
      <style:text-properties fo:font-size="10pt" style:font-size-asian="10pt"/>
    </style:style>
    <style:style style:name="ListLabel_20_169" style:display-name="ListLabel 169" style:family="text">
      <style:text-properties fo:font-size="10pt" style:font-size-asian="10pt"/>
    </style:style>
    <style:style style:name="ListLabel_20_170" style:display-name="ListLabel 170" style:family="text">
      <style:text-properties fo:font-size="10pt" style:font-size-asian="10pt"/>
    </style:style>
    <style:style style:name="ListLabel_20_171" style:display-name="ListLabel 171" style:family="text">
      <style:text-properties fo:font-size="10pt" style:font-size-asian="10pt"/>
    </style:style>
    <style:style style:name="ListLabel_20_172" style:display-name="ListLabel 172" style:family="text">
      <style:text-properties fo:font-size="10pt" style:font-size-asian="10pt"/>
    </style:style>
    <style:style style:name="ListLabel_20_173" style:display-name="ListLabel 173" style:family="text">
      <style:text-properties fo:font-size="10pt" style:font-size-asian="10pt"/>
    </style:style>
    <style:style style:name="ListLabel_20_174" style:display-name="ListLabel 174" style:family="text">
      <style:text-properties fo:font-size="10pt" style:font-size-asian="10pt"/>
    </style:style>
    <style:style style:name="ListLabel_20_175" style:display-name="ListLabel 175" style:family="text">
      <style:text-properties fo:font-size="10pt" style:font-size-asian="10pt"/>
    </style:style>
    <style:style style:name="ListLabel_20_176" style:display-name="ListLabel 176" style:family="text">
      <style:text-properties fo:font-size="10pt" style:font-size-asian="10pt"/>
    </style:style>
    <style:style style:name="ListLabel_20_177" style:display-name="ListLabel 177" style:family="text">
      <style:text-properties fo:font-size="10pt" style:font-size-asian="10pt"/>
    </style:style>
    <style:style style:name="ListLabel_20_178" style:display-name="ListLabel 178" style:family="text">
      <style:text-properties fo:font-size="10pt" style:font-size-asian="10pt"/>
    </style:style>
    <style:style style:name="ListLabel_20_179" style:display-name="ListLabel 179" style:family="text">
      <style:text-properties fo:font-size="10pt" style:font-size-asian="10pt"/>
    </style:style>
    <style:style style:name="ListLabel_20_180" style:display-name="ListLabel 180" style:family="text">
      <style:text-properties fo:font-size="10pt" style:font-size-asian="10pt"/>
    </style:style>
    <style:style style:name="ListLabel_20_181" style:display-name="ListLabel 181" style:family="text">
      <style:text-properties fo:font-size="10pt" style:font-size-asian="10pt"/>
    </style:style>
    <style:style style:name="ListLabel_20_182" style:display-name="ListLabel 182" style:family="text">
      <style:text-properties fo:font-size="10pt" style:font-size-asian="10pt"/>
    </style:style>
    <style:style style:name="ListLabel_20_183" style:display-name="ListLabel 183" style:family="text">
      <style:text-properties fo:font-size="10pt" style:font-size-asian="10pt"/>
    </style:style>
    <style:style style:name="ListLabel_20_184" style:display-name="ListLabel 184" style:family="text">
      <style:text-properties fo:font-size="10pt" style:font-size-asian="10pt"/>
    </style:style>
    <style:style style:name="ListLabel_20_185" style:display-name="ListLabel 185" style:family="text">
      <style:text-properties fo:font-size="10pt" style:font-size-asian="10pt"/>
    </style:style>
    <style:style style:name="ListLabel_20_186" style:display-name="ListLabel 186" style:family="text">
      <style:text-properties fo:font-size="10pt" style:font-size-asian="10pt"/>
    </style:style>
    <style:style style:name="ListLabel_20_187" style:display-name="ListLabel 187" style:family="text">
      <style:text-properties fo:font-size="10pt"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font-size="10pt" style:font-size-asian="10pt"/>
    </style:style>
    <style:style style:name="ListLabel_20_190" style:display-name="ListLabel 190" style:family="text">
      <style:text-properties fo:font-size="10pt" style:font-size-asian="10pt"/>
    </style:style>
    <style:style style:name="ListLabel_20_191" style:display-name="ListLabel 191" style:family="text">
      <style:text-properties fo:font-size="10pt" style:font-size-asian="10pt"/>
    </style:style>
    <style:style style:name="ListLabel_20_192" style:display-name="ListLabel 192" style:family="text">
      <style:text-properties fo:font-size="10pt" style:font-size-asian="10pt"/>
    </style:style>
    <style:style style:name="ListLabel_20_193" style:display-name="ListLabel 193" style:family="text">
      <style:text-properties fo:font-size="10pt" style:font-size-asian="10pt"/>
    </style:style>
    <style:style style:name="ListLabel_20_194" style:display-name="ListLabel 194" style:family="text">
      <style:text-properties fo:font-size="10pt" style:font-size-asian="10pt"/>
    </style:style>
    <style:style style:name="ListLabel_20_195" style:display-name="ListLabel 195" style:family="text">
      <style:text-properties fo:font-size="10pt" style:font-size-asian="10pt"/>
    </style:style>
    <style:style style:name="ListLabel_20_196" style:display-name="ListLabel 196" style:family="text">
      <style:text-properties fo:font-size="10pt" style:font-size-asian="10pt"/>
    </style:style>
    <style:style style:name="ListLabel_20_197" style:display-name="ListLabel 197" style:family="text">
      <style:text-properties fo:font-size="10pt" style:font-size-asian="10pt"/>
    </style:style>
    <style:style style:name="ListLabel_20_198" style:display-name="ListLabel 198" style:family="text">
      <style:text-properties fo:font-size="10pt" style:font-size-asian="10pt"/>
    </style:style>
    <style:style style:name="ListLabel_20_199" style:display-name="ListLabel 199" style:family="text">
      <style:text-properties fo:font-size="10pt" style:font-size-asian="10pt"/>
    </style:style>
    <style:style style:name="ListLabel_20_200" style:display-name="ListLabel 200" style:family="text">
      <style:text-properties fo:font-size="10pt" style:font-size-asian="10pt"/>
    </style:style>
    <style:style style:name="ListLabel_20_201" style:display-name="ListLabel 201" style:family="text">
      <style:text-properties fo:font-size="10pt" style:font-size-asian="10pt"/>
    </style:style>
    <style:style style:name="ListLabel_20_202" style:display-name="ListLabel 202" style:family="text">
      <style:text-properties fo:font-size="10pt" style:font-size-asian="10pt"/>
    </style:style>
    <style:style style:name="ListLabel_20_203" style:display-name="ListLabel 203" style:family="text">
      <style:text-properties fo:font-size="10pt" style:font-size-asian="10pt"/>
    </style:style>
    <style:style style:name="ListLabel_20_204" style:display-name="ListLabel 204" style:family="text">
      <style:text-properties fo:font-size="10pt" style:font-size-asian="10pt"/>
    </style:style>
    <style:style style:name="ListLabel_20_205" style:display-name="ListLabel 205" style:family="text">
      <style:text-properties fo:font-size="10pt" style:font-size-asian="10pt"/>
    </style:style>
    <style:style style:name="ListLabel_20_206" style:display-name="ListLabel 206" style:family="text">
      <style:text-properties fo:font-size="10pt" style:font-size-asian="10pt"/>
    </style:style>
    <style:style style:name="ListLabel_20_207" style:display-name="ListLabel 207" style:family="text">
      <style:text-properties fo:font-size="10pt" style:font-size-asian="10pt"/>
    </style:style>
    <style:style style:name="ListLabel_20_208" style:display-name="ListLabel 208" style:family="text">
      <style:text-properties fo:font-size="10pt" style:font-size-asian="10pt"/>
    </style:style>
    <style:style style:name="ListLabel_20_209" style:display-name="ListLabel 209" style:family="text">
      <style:text-properties fo:font-size="10pt" style:font-size-asian="10pt"/>
    </style:style>
    <style:style style:name="ListLabel_20_210" style:display-name="ListLabel 210" style:family="text">
      <style:text-properties fo:font-size="10pt" style:font-size-asian="10pt"/>
    </style:style>
    <style:style style:name="ListLabel_20_211" style:display-name="ListLabel 211" style:family="text">
      <style:text-properties fo:font-size="10pt" style:font-size-asian="10pt"/>
    </style:style>
    <style:style style:name="ListLabel_20_212" style:display-name="ListLabel 212" style:family="text">
      <style:text-properties fo:font-size="10pt" style:font-size-asian="10pt"/>
    </style:style>
    <style:style style:name="ListLabel_20_213" style:display-name="ListLabel 213" style:family="text">
      <style:text-properties fo:font-size="10pt" style:font-size-asian="10pt"/>
    </style:style>
    <style:style style:name="ListLabel_20_214" style:display-name="ListLabel 214" style:family="text">
      <style:text-properties fo:font-size="10pt" style:font-size-asian="10pt"/>
    </style:style>
    <style:style style:name="ListLabel_20_215" style:display-name="ListLabel 215" style:family="text">
      <style:text-properties fo:font-size="10pt" style:font-size-asian="10pt"/>
    </style:style>
    <style:style style:name="ListLabel_20_216" style:display-name="ListLabel 216" style:family="text">
      <style:text-properties fo:font-size="10pt" style:font-size-asian="10pt"/>
    </style:style>
    <style:style style:name="ListLabel_20_217" style:display-name="ListLabel 217" style:family="text">
      <style:text-properties fo:font-size="10pt" style:font-size-asian="10pt"/>
    </style:style>
    <style:style style:name="ListLabel_20_218" style:display-name="ListLabel 218" style:family="text">
      <style:text-properties fo:font-size="10pt" style:font-size-asian="10pt"/>
    </style:style>
    <style:style style:name="ListLabel_20_219" style:display-name="ListLabel 219" style:family="text">
      <style:text-properties fo:font-size="10pt" style:font-size-asian="10pt"/>
    </style:style>
    <style:style style:name="ListLabel_20_220" style:display-name="ListLabel 220" style:family="text">
      <style:text-properties fo:font-size="10pt" style:font-size-asian="10pt"/>
    </style:style>
    <style:style style:name="ListLabel_20_221" style:display-name="ListLabel 221" style:family="text">
      <style:text-properties fo:font-size="10pt" style:font-size-asian="10pt"/>
    </style:style>
    <style:style style:name="ListLabel_20_222" style:display-name="ListLabel 222" style:family="text">
      <style:text-properties fo:font-size="10pt" style:font-size-asian="10pt"/>
    </style:style>
    <style:style style:name="ListLabel_20_223" style:display-name="ListLabel 223" style:family="text">
      <style:text-properties fo:font-size="10pt" style:font-size-asian="10pt"/>
    </style:style>
    <style:style style:name="ListLabel_20_224" style:display-name="ListLabel 224" style:family="text">
      <style:text-properties fo:font-size="10pt" style:font-size-asian="10pt"/>
    </style:style>
    <style:style style:name="ListLabel_20_225" style:display-name="ListLabel 225" style:family="text">
      <style:text-properties fo:font-size="10pt" style:font-size-asian="10pt"/>
    </style:style>
    <style:style style:name="ListLabel_20_226" style:display-name="ListLabel 226" style:family="text">
      <style:text-properties fo:font-size="10pt" style:font-size-asian="10pt"/>
    </style:style>
    <style:style style:name="ListLabel_20_227" style:display-name="ListLabel 227" style:family="text">
      <style:text-properties fo:font-size="10pt" style:font-size-asian="10pt"/>
    </style:style>
    <style:style style:name="ListLabel_20_228" style:display-name="ListLabel 228" style:family="text">
      <style:text-properties fo:font-size="10pt" style:font-size-asian="10pt"/>
    </style:style>
    <style:style style:name="ListLabel_20_229" style:display-name="ListLabel 229" style:family="text">
      <style:text-properties fo:font-size="10pt" style:font-size-asian="10pt"/>
    </style:style>
    <style:style style:name="ListLabel_20_230" style:display-name="ListLabel 230" style:family="text">
      <style:text-properties fo:font-size="10pt" style:font-size-asian="10pt"/>
    </style:style>
    <style:style style:name="ListLabel_20_231" style:display-name="ListLabel 231" style:family="text">
      <style:text-properties fo:font-size="10pt" style:font-size-asian="10pt"/>
    </style:style>
    <style:style style:name="ListLabel_20_232" style:display-name="ListLabel 232" style:family="text">
      <style:text-properties fo:font-size="10pt" style:font-size-asian="10pt"/>
    </style:style>
    <style:style style:name="ListLabel_20_233" style:display-name="ListLabel 233" style:family="text">
      <style:text-properties fo:font-size="10pt" style:font-size-asian="10pt"/>
    </style:style>
    <style:style style:name="ListLabel_20_234" style:display-name="ListLabel 234" style:family="text">
      <style:text-properties fo:font-size="10pt" style:font-size-asian="10pt"/>
    </style:style>
    <style:style style:name="ListLabel_20_235" style:display-name="ListLabel 235" style:family="text">
      <style:text-properties fo:font-size="10pt" style:font-size-asian="10pt"/>
    </style:style>
    <style:style style:name="ListLabel_20_236" style:display-name="ListLabel 236" style:family="text">
      <style:text-properties fo:font-size="10pt" style:font-size-asian="10pt"/>
    </style:style>
    <style:style style:name="ListLabel_20_237" style:display-name="ListLabel 237" style:family="text">
      <style:text-properties fo:font-size="10pt" style:font-size-asian="10pt"/>
    </style:style>
    <style:style style:name="ListLabel_20_238" style:display-name="ListLabel 238" style:family="text">
      <style:text-properties fo:font-size="10pt" style:font-size-asian="10pt"/>
    </style:style>
    <style:style style:name="ListLabel_20_239" style:display-name="ListLabel 239" style:family="text">
      <style:text-properties fo:font-size="10pt" style:font-size-asian="10pt"/>
    </style:style>
    <style:style style:name="ListLabel_20_240" style:display-name="ListLabel 240" style:family="text">
      <style:text-properties fo:font-size="10pt" style:font-size-asian="10pt"/>
    </style:style>
    <style:style style:name="ListLabel_20_241" style:display-name="ListLabel 241" style:family="text">
      <style:text-properties fo:font-size="10pt" style:font-size-asian="10pt"/>
    </style:style>
    <style:style style:name="ListLabel_20_242" style:display-name="ListLabel 242" style:family="text">
      <style:text-properties fo:font-size="10pt" style:font-size-asian="10pt"/>
    </style:style>
    <style:style style:name="ListLabel_20_243" style:display-name="ListLabel 243" style:family="text">
      <style:text-properties fo:font-size="10pt" style:font-size-asian="10pt"/>
    </style:style>
    <style:style style:name="ListLabel_20_244" style:display-name="ListLabel 244" style:family="text">
      <style:text-properties fo:font-size="10pt" style:font-size-asian="10pt"/>
    </style:style>
    <style:style style:name="ListLabel_20_245" style:display-name="ListLabel 245" style:family="text">
      <style:text-properties fo:font-size="10pt" style:font-size-asian="10pt"/>
    </style:style>
    <style:style style:name="ListLabel_20_246" style:display-name="ListLabel 246" style:family="text">
      <style:text-properties fo:font-size="10pt" style:font-size-asian="10pt"/>
    </style:style>
    <style:style style:name="ListLabel_20_247" style:display-name="ListLabel 247" style:family="text">
      <style:text-properties fo:font-size="10pt" style:font-size-asian="10pt"/>
    </style:style>
    <style:style style:name="ListLabel_20_248" style:display-name="ListLabel 248" style:family="text">
      <style:text-properties fo:font-size="10pt" style:font-size-asian="10pt"/>
    </style:style>
    <style:style style:name="ListLabel_20_249" style:display-name="ListLabel 249" style:family="text">
      <style:text-properties fo:font-size="10pt" style:font-size-asian="10pt"/>
    </style:style>
    <style:style style:name="ListLabel_20_250" style:display-name="ListLabel 250" style:family="text">
      <style:text-properties fo:font-size="10pt" style:font-size-asian="10pt"/>
    </style:style>
    <style:style style:name="ListLabel_20_251" style:display-name="ListLabel 251" style:family="text">
      <style:text-properties fo:font-size="10pt" style:font-size-asian="10pt"/>
    </style:style>
    <style:style style:name="ListLabel_20_252" style:display-name="ListLabel 252" style:family="text">
      <style:text-properties fo:font-size="10pt" style:font-size-asian="10pt"/>
    </style:style>
    <style:style style:name="ListLabel_20_253" style:display-name="ListLabel 253" style:family="text">
      <style:text-properties fo:font-size="10pt" style:font-size-asian="10pt"/>
    </style:style>
    <style:style style:name="ListLabel_20_254" style:display-name="ListLabel 254" style:family="text">
      <style:text-properties fo:font-size="10pt" style:font-size-asian="10pt"/>
    </style:style>
    <style:style style:name="ListLabel_20_255" style:display-name="ListLabel 255" style:family="text">
      <style:text-properties fo:font-size="10pt" style:font-size-asian="10pt"/>
    </style:style>
    <style:style style:name="ListLabel_20_256" style:display-name="ListLabel 256" style:family="text">
      <style:text-properties fo:font-size="10pt" style:font-size-asian="10pt"/>
    </style:style>
    <style:style style:name="ListLabel_20_257" style:display-name="ListLabel 257" style:family="text">
      <style:text-properties fo:font-size="10pt" style:font-size-asian="10pt"/>
    </style:style>
    <style:style style:name="ListLabel_20_258" style:display-name="ListLabel 258" style:family="text">
      <style:text-properties fo:font-size="10pt" style:font-size-asian="10pt"/>
    </style:style>
    <style:style style:name="ListLabel_20_259" style:display-name="ListLabel 259" style:family="text">
      <style:text-properties fo:font-size="10pt" style:font-size-asian="10pt"/>
    </style:style>
    <style:style style:name="ListLabel_20_260" style:display-name="ListLabel 260" style:family="text">
      <style:text-properties fo:font-size="10pt" style:font-size-asian="10pt"/>
    </style:style>
    <style:style style:name="ListLabel_20_261" style:display-name="ListLabel 261" style:family="text">
      <style:text-properties fo:font-size="10pt" style:font-size-asian="10pt"/>
    </style:style>
    <style:style style:name="ListLabel_20_262" style:display-name="ListLabel 262" style:family="text">
      <style:text-properties fo:font-size="10pt" style:font-size-asian="10pt"/>
    </style:style>
    <style:style style:name="ListLabel_20_263" style:display-name="ListLabel 263" style:family="text">
      <style:text-properties fo:font-size="10pt" style:font-size-asian="10pt"/>
    </style:style>
    <style:style style:name="ListLabel_20_264" style:display-name="ListLabel 264" style:family="text">
      <style:text-properties fo:font-size="10pt" style:font-size-asian="10pt"/>
    </style:style>
    <style:style style:name="ListLabel_20_265" style:display-name="ListLabel 265" style:family="text">
      <style:text-properties fo:font-size="10pt" style:font-size-asian="10pt"/>
    </style:style>
    <style:style style:name="ListLabel_20_266" style:display-name="ListLabel 266" style:family="text">
      <style:text-properties fo:font-size="10pt" style:font-size-asian="10pt"/>
    </style:style>
    <style:style style:name="ListLabel_20_267" style:display-name="ListLabel 267" style:family="text">
      <style:text-properties fo:font-size="10pt" style:font-size-asian="10pt"/>
    </style:style>
    <style:style style:name="ListLabel_20_268" style:display-name="ListLabel 268" style:family="text">
      <style:text-properties fo:font-size="10pt" style:font-size-asian="10pt"/>
    </style:style>
    <style:style style:name="ListLabel_20_269" style:display-name="ListLabel 269" style:family="text">
      <style:text-properties fo:font-size="10pt" style:font-size-asian="10pt"/>
    </style:style>
    <style:style style:name="ListLabel_20_270" style:display-name="ListLabel 270" style:family="text">
      <style:text-properties fo:font-size="10pt" style:font-size-asian="10pt"/>
    </style:style>
    <style:style style:name="ListLabel_20_271" style:display-name="ListLabel 271" style:family="text">
      <style:text-properties fo:font-size="10pt" style:font-size-asian="10pt"/>
    </style:style>
    <style:style style:name="ListLabel_20_272" style:display-name="ListLabel 272" style:family="text">
      <style:text-properties fo:font-size="10pt" style:font-size-asian="10pt"/>
    </style:style>
    <style:style style:name="ListLabel_20_273" style:display-name="ListLabel 273" style:family="text">
      <style:text-properties fo:font-size="10pt" style:font-size-asian="10pt"/>
    </style:style>
    <style:style style:name="ListLabel_20_274" style:display-name="ListLabel 274" style:family="text">
      <style:text-properties fo:font-size="10pt" style:font-size-asian="10pt"/>
    </style:style>
    <style:style style:name="ListLabel_20_275" style:display-name="ListLabel 275" style:family="text">
      <style:text-properties fo:font-size="10pt" style:font-size-asian="10pt"/>
    </style:style>
    <style:style style:name="ListLabel_20_276" style:display-name="ListLabel 276" style:family="text">
      <style:text-properties fo:font-size="10pt" style:font-size-asian="10pt"/>
    </style:style>
    <style:style style:name="ListLabel_20_277" style:display-name="ListLabel 277" style:family="text">
      <style:text-properties fo:font-size="10pt" style:font-size-asian="10pt"/>
    </style:style>
    <style:style style:name="ListLabel_20_278" style:display-name="ListLabel 278" style:family="text">
      <style:text-properties fo:font-size="10pt" style:font-size-asian="10pt"/>
    </style:style>
    <style:style style:name="ListLabel_20_279" style:display-name="ListLabel 279" style:family="text">
      <style:text-properties fo:font-size="10pt" style:font-size-asian="10pt"/>
    </style:style>
    <style:style style:name="ListLabel_20_280" style:display-name="ListLabel 280" style:family="text">
      <style:text-properties fo:font-size="10pt" style:font-size-asian="10pt"/>
    </style:style>
    <style:style style:name="ListLabel_20_281" style:display-name="ListLabel 281" style:family="text">
      <style:text-properties fo:font-size="10pt" style:font-size-asian="10pt"/>
    </style:style>
    <style:style style:name="ListLabel_20_282" style:display-name="ListLabel 282" style:family="text">
      <style:text-properties fo:font-size="10pt" style:font-size-asian="10pt"/>
    </style:style>
    <style:style style:name="ListLabel_20_283" style:display-name="ListLabel 283" style:family="text">
      <style:text-properties fo:font-size="10pt" style:font-size-asian="10pt"/>
    </style:style>
    <style:style style:name="ListLabel_20_284" style:display-name="ListLabel 284" style:family="text">
      <style:text-properties fo:font-size="10pt" style:font-size-asian="10pt"/>
    </style:style>
    <style:style style:name="ListLabel_20_285" style:display-name="ListLabel 285" style:family="text">
      <style:text-properties fo:font-size="10pt" style:font-size-asian="10pt"/>
    </style:style>
    <style:style style:name="ListLabel_20_286" style:display-name="ListLabel 286" style:family="text">
      <style:text-properties fo:font-size="10pt" style:font-size-asian="10pt"/>
    </style:style>
    <style:style style:name="ListLabel_20_287" style:display-name="ListLabel 287" style:family="text">
      <style:text-properties fo:font-size="10pt" style:font-size-asian="10pt"/>
    </style:style>
    <style:style style:name="ListLabel_20_288" style:display-name="ListLabel 288" style:family="text">
      <style:text-properties fo:font-size="10pt" style:font-size-asian="10pt"/>
    </style:style>
    <style:style style:name="ListLabel_20_289" style:display-name="ListLabel 289" style:family="text">
      <style:text-properties fo:font-size="10pt" style:font-size-asian="10pt"/>
    </style:style>
    <style:style style:name="ListLabel_20_290" style:display-name="ListLabel 290" style:family="text">
      <style:text-properties fo:font-size="10pt" style:font-size-asian="10pt"/>
    </style:style>
    <style:style style:name="ListLabel_20_291" style:display-name="ListLabel 291" style:family="text">
      <style:text-properties fo:font-size="10pt" style:font-size-asian="10pt"/>
    </style:style>
    <style:style style:name="ListLabel_20_292" style:display-name="ListLabel 292" style:family="text">
      <style:text-properties fo:font-size="10pt" style:font-size-asian="10pt"/>
    </style:style>
    <style:style style:name="ListLabel_20_293" style:display-name="ListLabel 293" style:family="text">
      <style:text-properties fo:font-size="10pt" style:font-size-asian="10pt"/>
    </style:style>
    <style:style style:name="ListLabel_20_294" style:display-name="ListLabel 294" style:family="text">
      <style:text-properties fo:font-size="10pt" style:font-size-asian="10pt"/>
    </style:style>
    <style:style style:name="ListLabel_20_295" style:display-name="ListLabel 295" style:family="text">
      <style:text-properties fo:font-size="10pt" style:font-size-asian="10pt"/>
    </style:style>
    <style:style style:name="ListLabel_20_296" style:display-name="ListLabel 296" style:family="text">
      <style:text-properties fo:font-size="10pt" style:font-size-asian="10pt"/>
    </style:style>
    <style:style style:name="ListLabel_20_297" style:display-name="ListLabel 297" style:family="text">
      <style:text-properties fo:font-size="10pt" style:font-size-asian="10pt"/>
    </style:style>
    <style:style style:name="ListLabel_20_298" style:display-name="ListLabel 298" style:family="text">
      <style:text-properties fo:font-size="10pt" style:font-size-asian="10pt"/>
    </style:style>
    <style:style style:name="ListLabel_20_299" style:display-name="ListLabel 299" style:family="text">
      <style:text-properties fo:font-size="10pt" style:font-size-asian="10pt"/>
    </style:style>
    <style:style style:name="ListLabel_20_300" style:display-name="ListLabel 300" style:family="text">
      <style:text-properties fo:font-size="10pt" style:font-size-asian="10pt"/>
    </style:style>
    <style:style style:name="ListLabel_20_301" style:display-name="ListLabel 301" style:family="text">
      <style:text-properties fo:font-size="10pt" style:font-size-asian="10pt"/>
    </style:style>
    <style:style style:name="ListLabel_20_302" style:display-name="ListLabel 302" style:family="text">
      <style:text-properties fo:font-size="10pt" style:font-size-asian="10pt"/>
    </style:style>
    <style:style style:name="ListLabel_20_303" style:display-name="ListLabel 303" style:family="text">
      <style:text-properties fo:font-size="10pt" style:font-size-asian="10pt"/>
    </style:style>
    <style:style style:name="ListLabel_20_304" style:display-name="ListLabel 304" style:family="text">
      <style:text-properties fo:font-size="10pt" style:font-size-asian="10pt"/>
    </style:style>
    <style:style style:name="ListLabel_20_305" style:display-name="ListLabel 305" style:family="text">
      <style:text-properties fo:font-size="10pt" style:font-size-asian="10pt"/>
    </style:style>
    <style:style style:name="ListLabel_20_306" style:display-name="ListLabel 306" style:family="text">
      <style:text-properties fo:font-size="10pt" style:font-size-asian="10pt"/>
    </style:style>
    <style:style style:name="ListLabel_20_307" style:display-name="ListLabel 307" style:family="text">
      <style:text-properties fo:font-size="10pt" style:font-size-asian="10pt"/>
    </style:style>
    <style:style style:name="ListLabel_20_308" style:display-name="ListLabel 308" style:family="text">
      <style:text-properties fo:font-size="10pt" style:font-size-asian="10pt"/>
    </style:style>
    <style:style style:name="ListLabel_20_309" style:display-name="ListLabel 309" style:family="text">
      <style:text-properties fo:font-size="10pt" style:font-size-asian="10pt"/>
    </style:style>
    <style:style style:name="ListLabel_20_310" style:display-name="ListLabel 310" style:family="text">
      <style:text-properties fo:font-size="10pt" style:font-size-asian="10pt"/>
    </style:style>
    <style:style style:name="ListLabel_20_311" style:display-name="ListLabel 311" style:family="text">
      <style:text-properties fo:font-size="10pt" style:font-size-asian="10pt"/>
    </style:style>
    <style:style style:name="ListLabel_20_312" style:display-name="ListLabel 312" style:family="text">
      <style:text-properties fo:font-size="10pt" style:font-size-asian="10pt"/>
    </style:style>
    <style:style style:name="ListLabel_20_313" style:display-name="ListLabel 313" style:family="text">
      <style:text-properties fo:font-size="10pt" style:font-size-asian="10pt"/>
    </style:style>
    <style:style style:name="ListLabel_20_314" style:display-name="ListLabel 314" style:family="text">
      <style:text-properties fo:font-size="10pt" style:font-size-asian="10pt"/>
    </style:style>
    <style:style style:name="ListLabel_20_315" style:display-name="ListLabel 315" style:family="text">
      <style:text-properties fo:font-size="10pt"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ListLabel_20_324" style:display-name="ListLabel 324" style:family="text">
      <style:text-properties fo:font-size="10pt" style:font-size-asian="10pt"/>
    </style:style>
    <style:style style:name="ListLabel_20_325" style:display-name="ListLabel 325" style:family="text">
      <style:text-properties fo:font-size="10pt" style:font-size-asian="10pt"/>
    </style:style>
    <style:style style:name="ListLabel_20_326" style:display-name="ListLabel 326" style:family="text">
      <style:text-properties fo:font-size="10pt" style:font-size-asian="10pt"/>
    </style:style>
    <style:style style:name="ListLabel_20_327" style:display-name="ListLabel 327" style:family="text">
      <style:text-properties fo:font-size="10pt" style:font-size-asian="10pt"/>
    </style:style>
    <style:style style:name="ListLabel_20_328" style:display-name="ListLabel 328" style:family="text">
      <style:text-properties fo:font-size="10pt" style:font-size-asian="10pt"/>
    </style:style>
    <style:style style:name="ListLabel_20_329" style:display-name="ListLabel 329" style:family="text">
      <style:text-properties fo:font-size="10pt" style:font-size-asian="10pt"/>
    </style:style>
    <style:style style:name="ListLabel_20_330" style:display-name="ListLabel 330" style:family="text">
      <style:text-properties fo:font-size="10pt" style:font-size-asian="10pt"/>
    </style:style>
    <style:style style:name="ListLabel_20_331" style:display-name="ListLabel 331" style:family="text">
      <style:text-properties fo:font-size="10pt" style:font-size-asian="10pt"/>
    </style:style>
    <style:style style:name="ListLabel_20_332" style:display-name="ListLabel 332" style:family="text">
      <style:text-properties fo:font-size="10pt" style:font-size-asian="10pt"/>
    </style:style>
    <style:style style:name="ListLabel_20_333" style:display-name="ListLabel 333" style:family="text">
      <style:text-properties fo:font-size="10pt" style:font-size-asian="10pt"/>
    </style:style>
    <style:style style:name="ListLabel_20_334" style:display-name="ListLabel 334" style:family="text">
      <style:text-properties fo:font-size="10pt" style:font-size-asian="10pt"/>
    </style:style>
    <style:style style:name="ListLabel_20_335" style:display-name="ListLabel 335" style:family="text">
      <style:text-properties fo:font-size="10pt" style:font-size-asian="10pt"/>
    </style:style>
    <style:style style:name="ListLabel_20_336" style:display-name="ListLabel 336" style:family="text">
      <style:text-properties fo:font-size="10pt" style:font-size-asian="10pt"/>
    </style:style>
    <style:style style:name="ListLabel_20_337" style:display-name="ListLabel 337" style:family="text">
      <style:text-properties fo:font-size="10pt" style:font-size-asian="10pt"/>
    </style:style>
    <style:style style:name="ListLabel_20_338" style:display-name="ListLabel 338" style:family="text">
      <style:text-properties fo:font-size="10pt" style:font-size-asian="10pt"/>
    </style:style>
    <style:style style:name="ListLabel_20_339" style:display-name="ListLabel 339" style:family="text">
      <style:text-properties fo:font-size="10pt" style:font-size-asian="10pt"/>
    </style:style>
    <style:style style:name="ListLabel_20_340" style:display-name="ListLabel 340" style:family="text">
      <style:text-properties fo:font-size="10pt" style:font-size-asian="10pt"/>
    </style:style>
    <style:style style:name="ListLabel_20_341" style:display-name="ListLabel 341" style:family="text">
      <style:text-properties fo:font-size="10pt" style:font-size-asian="10pt"/>
    </style:style>
    <style:style style:name="ListLabel_20_342" style:display-name="ListLabel 342" style:family="text">
      <style:text-properties fo:font-size="10pt" style:font-size-asian="10pt"/>
    </style:style>
    <style:style style:name="ListLabel_20_343" style:display-name="ListLabel 343" style:family="text">
      <style:text-properties fo:font-size="10pt" style:font-size-asian="10pt"/>
    </style:style>
    <style:style style:name="ListLabel_20_344" style:display-name="ListLabel 344" style:family="text">
      <style:text-properties fo:font-size="10pt" style:font-size-asian="10pt"/>
    </style:style>
    <style:style style:name="ListLabel_20_345" style:display-name="ListLabel 345" style:family="text">
      <style:text-properties fo:font-size="10pt" style:font-size-asian="10pt"/>
    </style:style>
    <style:style style:name="ListLabel_20_346" style:display-name="ListLabel 346" style:family="text">
      <style:text-properties fo:font-size="10pt" style:font-size-asian="10pt"/>
    </style:style>
    <style:style style:name="ListLabel_20_347" style:display-name="ListLabel 347" style:family="text">
      <style:text-properties fo:font-size="10pt" style:font-size-asian="10pt"/>
    </style:style>
    <style:style style:name="ListLabel_20_348" style:display-name="ListLabel 348" style:family="text">
      <style:text-properties fo:font-size="10pt" style:font-size-asian="10pt"/>
    </style:style>
    <style:style style:name="ListLabel_20_349" style:display-name="ListLabel 349" style:family="text">
      <style:text-properties fo:font-size="10pt" style:font-size-asian="10pt"/>
    </style:style>
    <style:style style:name="ListLabel_20_350" style:display-name="ListLabel 350" style:family="text">
      <style:text-properties fo:font-size="10pt" style:font-size-asian="10pt"/>
    </style:style>
    <style:style style:name="ListLabel_20_351" style:display-name="ListLabel 351" style:family="text">
      <style:text-properties fo:font-size="10pt" style:font-size-asian="10pt"/>
    </style:style>
    <style:style style:name="ListLabel_20_352" style:display-name="ListLabel 352" style:family="text">
      <style:text-properties fo:font-size="10pt" style:font-size-asian="10pt"/>
    </style:style>
    <style:style style:name="ListLabel_20_353" style:display-name="ListLabel 353" style:family="text">
      <style:text-properties fo:font-size="10pt" style:font-size-asian="10pt"/>
    </style:style>
    <style:style style:name="ListLabel_20_354" style:display-name="ListLabel 354" style:family="text">
      <style:text-properties fo:font-size="10pt" style:font-size-asian="10pt"/>
    </style:style>
    <style:style style:name="ListLabel_20_355" style:display-name="ListLabel 355" style:family="text">
      <style:text-properties fo:font-size="10pt" style:font-size-asian="10pt"/>
    </style:style>
    <style:style style:name="ListLabel_20_356" style:display-name="ListLabel 356" style:family="text">
      <style:text-properties fo:font-size="10pt" style:font-size-asian="10pt"/>
    </style:style>
    <style:style style:name="ListLabel_20_357" style:display-name="ListLabel 357" style:family="text">
      <style:text-properties fo:font-size="10pt" style:font-size-asian="10pt"/>
    </style:style>
    <style:style style:name="ListLabel_20_358" style:display-name="ListLabel 358" style:family="text">
      <style:text-properties fo:font-size="10pt" style:font-size-asian="10pt"/>
    </style:style>
    <style:style style:name="ListLabel_20_359" style:display-name="ListLabel 359" style:family="text">
      <style:text-properties fo:font-size="10pt" style:font-size-asian="10pt"/>
    </style:style>
    <style:style style:name="ListLabel_20_360" style:display-name="ListLabel 360" style:family="text">
      <style:text-properties fo:font-size="10pt" style:font-size-asian="10pt"/>
    </style:style>
    <style:style style:name="ListLabel_20_361" style:display-name="ListLabel 361" style:family="text">
      <style:text-properties fo:font-size="10pt" style:font-size-asian="10pt"/>
    </style:style>
    <style:style style:name="ListLabel_20_362" style:display-name="ListLabel 362" style:family="text">
      <style:text-properties fo:font-size="10pt" style:font-size-asian="10pt"/>
    </style:style>
    <style:style style:name="ListLabel_20_363" style:display-name="ListLabel 363" style:family="text">
      <style:text-properties fo:font-size="10pt" style:font-size-asian="10pt"/>
    </style:style>
    <style:style style:name="ListLabel_20_364" style:display-name="ListLabel 364" style:family="text">
      <style:text-properties fo:font-size="10pt" style:font-size-asian="10pt"/>
    </style:style>
    <style:style style:name="ListLabel_20_365" style:display-name="ListLabel 365" style:family="text">
      <style:text-properties fo:font-size="10pt" style:font-size-asian="10pt"/>
    </style:style>
    <style:style style:name="ListLabel_20_366" style:display-name="ListLabel 366" style:family="text">
      <style:text-properties fo:font-size="10pt" style:font-size-asian="10pt"/>
    </style:style>
    <style:style style:name="ListLabel_20_367" style:display-name="ListLabel 367" style:family="text">
      <style:text-properties fo:font-size="10pt" style:font-size-asian="10pt"/>
    </style:style>
    <style:style style:name="ListLabel_20_368" style:display-name="ListLabel 368" style:family="text">
      <style:text-properties fo:font-size="10pt" style:font-size-asian="10pt"/>
    </style:style>
    <style:style style:name="ListLabel_20_369" style:display-name="ListLabel 369" style:family="text">
      <style:text-properties fo:font-size="10pt" style:font-size-asian="10pt"/>
    </style:style>
    <style:style style:name="ListLabel_20_370" style:display-name="ListLabel 370" style:family="text">
      <style:text-properties fo:font-size="10pt" style:font-size-asian="10pt"/>
    </style:style>
    <style:style style:name="ListLabel_20_371" style:display-name="ListLabel 371" style:family="text">
      <style:text-properties fo:font-size="10pt" style:font-size-asian="10pt"/>
    </style:style>
    <style:style style:name="ListLabel_20_372" style:display-name="ListLabel 372" style:family="text">
      <style:text-properties fo:font-size="10pt" style:font-size-asian="10pt"/>
    </style:style>
    <style:style style:name="ListLabel_20_373" style:display-name="ListLabel 373" style:family="text">
      <style:text-properties fo:font-size="10pt" style:font-size-asian="10pt"/>
    </style:style>
    <style:style style:name="ListLabel_20_374" style:display-name="ListLabel 374" style:family="text">
      <style:text-properties fo:font-size="10pt" style:font-size-asian="10pt"/>
    </style:style>
    <style:style style:name="ListLabel_20_375" style:display-name="ListLabel 375" style:family="text">
      <style:text-properties fo:font-size="10pt" style:font-size-asian="10pt"/>
    </style:style>
    <style:style style:name="ListLabel_20_376" style:display-name="ListLabel 376" style:family="text">
      <style:text-properties fo:font-size="10pt" style:font-size-asian="10pt"/>
    </style:style>
    <style:style style:name="ListLabel_20_377" style:display-name="ListLabel 377" style:family="text">
      <style:text-properties fo:font-size="10pt" style:font-size-asian="10pt"/>
    </style:style>
    <style:style style:name="ListLabel_20_378" style:display-name="ListLabel 378" style:family="text">
      <style:text-properties fo:font-size="10pt" style:font-size-asian="10pt"/>
    </style:style>
    <style:style style:name="ListLabel_20_379" style:display-name="ListLabel 379" style:family="text">
      <style:text-properties fo:font-size="10pt" style:font-size-asian="10pt"/>
    </style:style>
    <style:style style:name="ListLabel_20_380" style:display-name="ListLabel 380" style:family="text">
      <style:text-properties fo:font-size="10pt" style:font-size-asian="10pt"/>
    </style:style>
    <style:style style:name="ListLabel_20_381" style:display-name="ListLabel 381" style:family="text">
      <style:text-properties fo:font-size="10pt" style:font-size-asian="10pt"/>
    </style:style>
    <style:style style:name="ListLabel_20_382" style:display-name="ListLabel 382" style:family="text">
      <style:text-properties fo:font-size="10pt" style:font-size-asian="10pt"/>
    </style:style>
    <style:style style:name="ListLabel_20_383" style:display-name="ListLabel 383" style:family="text">
      <style:text-properties fo:font-size="10pt" style:font-size-asian="10pt"/>
    </style:style>
    <style:style style:name="ListLabel_20_384" style:display-name="ListLabel 384" style:family="text">
      <style:text-properties fo:font-size="10pt" style:font-size-asian="10pt"/>
    </style:style>
    <style:style style:name="ListLabel_20_385" style:display-name="ListLabel 385" style:family="text">
      <style:text-properties fo:font-size="10pt" style:font-size-asian="10pt"/>
    </style:style>
    <style:style style:name="ListLabel_20_386" style:display-name="ListLabel 386" style:family="text">
      <style:text-properties fo:font-size="10pt" style:font-size-asian="10pt"/>
    </style:style>
    <style:style style:name="ListLabel_20_387" style:display-name="ListLabel 387" style:family="text">
      <style:text-properties fo:font-size="10pt" style:font-size-asian="10pt"/>
    </style:style>
    <style:style style:name="ListLabel_20_388" style:display-name="ListLabel 388" style:family="text">
      <style:text-properties fo:font-size="10pt" style:font-size-asian="10pt"/>
    </style:style>
    <style:style style:name="ListLabel_20_389" style:display-name="ListLabel 389" style:family="text">
      <style:text-properties fo:font-size="10pt" style:font-size-asian="10pt"/>
    </style:style>
    <style:style style:name="ListLabel_20_390" style:display-name="ListLabel 390" style:family="text">
      <style:text-properties fo:font-size="10pt" style:font-size-asian="10pt"/>
    </style:style>
    <style:style style:name="ListLabel_20_391" style:display-name="ListLabel 391" style:family="text">
      <style:text-properties fo:font-size="10pt" style:font-size-asian="10pt"/>
    </style:style>
    <style:style style:name="ListLabel_20_392" style:display-name="ListLabel 392" style:family="text">
      <style:text-properties fo:font-size="10pt" style:font-size-asian="10pt"/>
    </style:style>
    <style:style style:name="ListLabel_20_393" style:display-name="ListLabel 393" style:family="text">
      <style:text-properties fo:font-size="10pt" style:font-size-asian="10pt"/>
    </style:style>
    <style:style style:name="ListLabel_20_394" style:display-name="ListLabel 394" style:family="text">
      <style:text-properties fo:font-size="10pt" style:font-size-asian="10pt"/>
    </style:style>
    <style:style style:name="ListLabel_20_395" style:display-name="ListLabel 395" style:family="text">
      <style:text-properties fo:font-size="10pt" style:font-size-asian="10pt"/>
    </style:style>
    <style:style style:name="ListLabel_20_396" style:display-name="ListLabel 396" style:family="text">
      <style:text-properties fo:font-size="10pt" style:font-size-asian="10pt"/>
    </style:style>
    <style:style style:name="ListLabel_20_397" style:display-name="ListLabel 397" style:family="text">
      <style:text-properties fo:font-size="10pt" style:font-size-asian="10pt"/>
    </style:style>
    <style:style style:name="ListLabel_20_398" style:display-name="ListLabel 398" style:family="text">
      <style:text-properties fo:font-size="10pt" style:font-size-asian="10pt"/>
    </style:style>
    <style:style style:name="ListLabel_20_399" style:display-name="ListLabel 399" style:family="text">
      <style:text-properties fo:font-size="10pt" style:font-size-asian="10pt"/>
    </style:style>
    <style:style style:name="ListLabel_20_400" style:display-name="ListLabel 400" style:family="text">
      <style:text-properties fo:font-size="10pt" style:font-size-asian="10pt"/>
    </style:style>
    <style:style style:name="ListLabel_20_401" style:display-name="ListLabel 401" style:family="text">
      <style:text-properties fo:font-size="10pt" style:font-size-asian="10pt"/>
    </style:style>
    <style:style style:name="ListLabel_20_402" style:display-name="ListLabel 402" style:family="text">
      <style:text-properties fo:font-size="10pt" style:font-size-asian="10pt"/>
    </style:style>
    <style:style style:name="ListLabel_20_403" style:display-name="ListLabel 403" style:family="text">
      <style:text-properties fo:font-size="10pt" style:font-size-asian="10pt"/>
    </style:style>
    <style:style style:name="ListLabel_20_404" style:display-name="ListLabel 404" style:family="text">
      <style:text-properties fo:font-size="10pt" style:font-size-asian="10pt"/>
    </style:style>
    <style:style style:name="ListLabel_20_405" style:display-name="ListLabel 405" style:family="text">
      <style:text-properties fo:font-size="10pt" style:font-size-asian="10pt"/>
    </style:style>
    <style:style style:name="ListLabel_20_406" style:display-name="ListLabel 406" style:family="text">
      <style:text-properties fo:font-size="10pt" style:font-size-asian="10pt"/>
    </style:style>
    <style:style style:name="ListLabel_20_407" style:display-name="ListLabel 407" style:family="text">
      <style:text-properties fo:font-size="10pt" style:font-size-asian="10pt"/>
    </style:style>
    <style:style style:name="ListLabel_20_408" style:display-name="ListLabel 408" style:family="text">
      <style:text-properties fo:font-size="10pt" style:font-size-asian="10pt"/>
    </style:style>
    <style:style style:name="ListLabel_20_409" style:display-name="ListLabel 409" style:family="text">
      <style:text-properties fo:font-size="10pt" style:font-size-asian="10pt"/>
    </style:style>
    <style:style style:name="ListLabel_20_410" style:display-name="ListLabel 410" style:family="text">
      <style:text-properties fo:font-size="10pt" style:font-size-asian="10pt"/>
    </style:style>
    <style:style style:name="ListLabel_20_411" style:display-name="ListLabel 411" style:family="text">
      <style:text-properties fo:font-size="10pt" style:font-size-asian="10pt"/>
    </style:style>
    <style:style style:name="ListLabel_20_412" style:display-name="ListLabel 412" style:family="text">
      <style:text-properties fo:font-size="10pt" style:font-size-asian="10pt"/>
    </style:style>
    <style:style style:name="ListLabel_20_413" style:display-name="ListLabel 413" style:family="text">
      <style:text-properties fo:font-size="10pt" style:font-size-asian="10pt"/>
    </style:style>
    <style:style style:name="ListLabel_20_414" style:display-name="ListLabel 414" style:family="text">
      <style:text-properties fo:font-size="10pt" style:font-size-asian="10pt"/>
    </style:style>
    <style:style style:name="ListLabel_20_415" style:display-name="ListLabel 415" style:family="text">
      <style:text-properties fo:font-size="10pt" style:font-size-asian="10pt"/>
    </style:style>
    <style:style style:name="ListLabel_20_416" style:display-name="ListLabel 416" style:family="text">
      <style:text-properties fo:font-size="10pt" style:font-size-asian="10pt"/>
    </style:style>
    <style:style style:name="ListLabel_20_417" style:display-name="ListLabel 417" style:family="text">
      <style:text-properties fo:font-size="10pt" style:font-size-asian="10pt"/>
    </style:style>
    <style:style style:name="ListLabel_20_418" style:display-name="ListLabel 418" style:family="text">
      <style:text-properties fo:font-size="10pt" style:font-size-asian="10pt"/>
    </style:style>
    <style:style style:name="ListLabel_20_419" style:display-name="ListLabel 419" style:family="text">
      <style:text-properties fo:font-size="10pt" style:font-size-asian="10pt"/>
    </style:style>
    <style:style style:name="ListLabel_20_420" style:display-name="ListLabel 420" style:family="text">
      <style:text-properties fo:font-size="10pt" style:font-size-asian="10pt"/>
    </style:style>
    <style:style style:name="ListLabel_20_421" style:display-name="ListLabel 421" style:family="text">
      <style:text-properties fo:font-size="10pt" style:font-size-asian="10pt"/>
    </style:style>
    <style:style style:name="ListLabel_20_422" style:display-name="ListLabel 422" style:family="text">
      <style:text-properties fo:font-size="10pt" style:font-size-asian="10pt"/>
    </style:style>
    <style:style style:name="ListLabel_20_423" style:display-name="ListLabel 423" style:family="text">
      <style:text-properties fo:font-size="10pt" style:font-size-asian="10pt"/>
    </style:style>
    <style:style style:name="ListLabel_20_424" style:display-name="ListLabel 424" style:family="text">
      <style:text-properties fo:font-size="10pt" style:font-size-asian="10pt"/>
    </style:style>
    <style:style style:name="ListLabel_20_425" style:display-name="ListLabel 425" style:family="text">
      <style:text-properties fo:font-size="10pt" style:font-size-asian="10pt"/>
    </style:style>
    <style:style style:name="ListLabel_20_426" style:display-name="ListLabel 426" style:family="text">
      <style:text-properties fo:font-size="10pt" style:font-size-asian="10pt"/>
    </style:style>
    <style:style style:name="ListLabel_20_427" style:display-name="ListLabel 427" style:family="text">
      <style:text-properties fo:font-size="10pt" style:font-size-asian="10pt"/>
    </style:style>
    <style:style style:name="ListLabel_20_428" style:display-name="ListLabel 428" style:family="text">
      <style:text-properties fo:font-size="10pt" style:font-size-asian="10pt"/>
    </style:style>
    <style:style style:name="ListLabel_20_429" style:display-name="ListLabel 429" style:family="text">
      <style:text-properties fo:font-size="10pt" style:font-size-asian="10pt"/>
    </style:style>
    <style:style style:name="ListLabel_20_430" style:display-name="ListLabel 430" style:family="text">
      <style:text-properties fo:font-size="10pt" style:font-size-asian="10pt"/>
    </style:style>
    <style:style style:name="ListLabel_20_431" style:display-name="ListLabel 431" style:family="text">
      <style:text-properties fo:font-size="10pt" style:font-size-asian="10pt"/>
    </style:style>
    <style:style style:name="ListLabel_20_432" style:display-name="ListLabel 432" style:family="text">
      <style:text-properties fo:font-size="10pt" style:font-size-asian="10pt"/>
    </style:style>
    <style:style style:name="ListLabel_20_433" style:display-name="ListLabel 433" style:family="text">
      <style:text-properties fo:font-size="10pt" style:font-size-asian="10pt"/>
    </style:style>
    <style:style style:name="ListLabel_20_434" style:display-name="ListLabel 434" style:family="text">
      <style:text-properties fo:font-size="10pt" style:font-size-asian="10pt"/>
    </style:style>
    <style:style style:name="ListLabel_20_435" style:display-name="ListLabel 435" style:family="text">
      <style:text-properties fo:font-size="10pt" style:font-size-asian="10pt"/>
    </style:style>
    <style:style style:name="ListLabel_20_436" style:display-name="ListLabel 436" style:family="text">
      <style:text-properties fo:font-size="10pt" style:font-size-asian="10pt"/>
    </style:style>
    <style:style style:name="ListLabel_20_437" style:display-name="ListLabel 437" style:family="text">
      <style:text-properties fo:font-size="10pt" style:font-size-asian="10pt"/>
    </style:style>
    <style:style style:name="ListLabel_20_438" style:display-name="ListLabel 438" style:family="text">
      <style:text-properties fo:font-size="10pt" style:font-size-asian="10pt"/>
    </style:style>
    <style:style style:name="ListLabel_20_439" style:display-name="ListLabel 439" style:family="text">
      <style:text-properties fo:font-size="10pt" style:font-size-asian="10pt"/>
    </style:style>
    <style:style style:name="ListLabel_20_440" style:display-name="ListLabel 440" style:family="text">
      <style:text-properties fo:font-size="10pt" style:font-size-asian="10pt"/>
    </style:style>
    <style:style style:name="ListLabel_20_441" style:display-name="ListLabel 441" style:family="text">
      <style:text-properties fo:font-size="10pt" style:font-size-asian="10pt"/>
    </style:style>
    <style:style style:name="ListLabel_20_442" style:display-name="ListLabel 442" style:family="text">
      <style:text-properties fo:font-size="10pt" style:font-size-asian="10pt"/>
    </style:style>
    <style:style style:name="ListLabel_20_443" style:display-name="ListLabel 443" style:family="text">
      <style:text-properties fo:font-size="10pt" style:font-size-asian="10pt"/>
    </style:style>
    <style:style style:name="ListLabel_20_444" style:display-name="ListLabel 444" style:family="text">
      <style:text-properties fo:font-size="10pt" style:font-size-asian="10pt"/>
    </style:style>
    <style:style style:name="ListLabel_20_445" style:display-name="ListLabel 445" style:family="text">
      <style:text-properties fo:font-size="10pt" style:font-size-asian="10pt"/>
    </style:style>
    <style:style style:name="ListLabel_20_446" style:display-name="ListLabel 446" style:family="text">
      <style:text-properties fo:font-size="10pt" style:font-size-asian="10pt"/>
    </style:style>
    <style:style style:name="ListLabel_20_447" style:display-name="ListLabel 447" style:family="text">
      <style:text-properties fo:font-size="10pt" style:font-size-asian="10pt"/>
    </style:style>
    <style:style style:name="ListLabel_20_448" style:display-name="ListLabel 448" style:family="text">
      <style:text-properties fo:font-size="10pt" style:font-size-asian="10pt"/>
    </style:style>
    <style:style style:name="ListLabel_20_449" style:display-name="ListLabel 449" style:family="text">
      <style:text-properties fo:font-size="10pt" style:font-size-asian="10pt"/>
    </style:style>
    <style:style style:name="ListLabel_20_450" style:display-name="ListLabel 450" style:family="text">
      <style:text-properties fo:font-size="10pt" style:font-size-asian="10pt"/>
    </style:style>
    <style:style style:name="ListLabel_20_451" style:display-name="ListLabel 451" style:family="text">
      <style:text-properties fo:font-size="10pt" style:font-size-asian="10pt"/>
    </style:style>
    <style:style style:name="ListLabel_20_452" style:display-name="ListLabel 452" style:family="text">
      <style:text-properties fo:font-size="10pt" style:font-size-asian="10pt"/>
    </style:style>
    <style:style style:name="ListLabel_20_453" style:display-name="ListLabel 453" style:family="text">
      <style:text-properties fo:font-size="10pt" style:font-size-asian="10pt"/>
    </style:style>
    <style:style style:name="ListLabel_20_454" style:display-name="ListLabel 454" style:family="text">
      <style:text-properties fo:font-size="10pt" style:font-size-asian="10pt"/>
    </style:style>
    <style:style style:name="ListLabel_20_455" style:display-name="ListLabel 455" style:family="text">
      <style:text-properties fo:font-size="10pt" style:font-size-asian="10pt"/>
    </style:style>
    <style:style style:name="ListLabel_20_456" style:display-name="ListLabel 456" style:family="text">
      <style:text-properties fo:font-size="10pt" style:font-size-asian="10pt"/>
    </style:style>
    <style:style style:name="ListLabel_20_457" style:display-name="ListLabel 457" style:family="text">
      <style:text-properties fo:font-size="10pt" style:font-size-asian="10pt"/>
    </style:style>
    <style:style style:name="ListLabel_20_458" style:display-name="ListLabel 458" style:family="text">
      <style:text-properties fo:font-size="10pt" style:font-size-asian="10pt"/>
    </style:style>
    <style:style style:name="ListLabel_20_459" style:display-name="ListLabel 459" style:family="text">
      <style:text-properties fo:font-size="10pt" style:font-size-asian="10pt"/>
    </style:style>
    <style:style style:name="ListLabel_20_460" style:display-name="ListLabel 460" style:family="text">
      <style:text-properties fo:font-size="10pt" style:font-size-asian="10pt"/>
    </style:style>
    <style:style style:name="ListLabel_20_461" style:display-name="ListLabel 461" style:family="text">
      <style:text-properties fo:font-size="10pt" style:font-size-asian="10pt"/>
    </style:style>
    <style:style style:name="ListLabel_20_462" style:display-name="ListLabel 462" style:family="text">
      <style:text-properties fo:font-size="10pt" style:font-size-asian="10pt"/>
    </style:style>
    <style:style style:name="ListLabel_20_463" style:display-name="ListLabel 463" style:family="text">
      <style:text-properties fo:font-size="10pt" style:font-size-asian="10pt"/>
    </style:style>
    <style:style style:name="ListLabel_20_464" style:display-name="ListLabel 464" style:family="text">
      <style:text-properties fo:font-size="10pt" style:font-size-asian="10pt"/>
    </style:style>
    <style:style style:name="ListLabel_20_465" style:display-name="ListLabel 465" style:family="text">
      <style:text-properties fo:font-size="10pt" style:font-size-asian="10pt"/>
    </style:style>
    <style:style style:name="ListLabel_20_466" style:display-name="ListLabel 466" style:family="text">
      <style:text-properties fo:font-size="10pt" style:font-size-asian="10pt"/>
    </style:style>
    <style:style style:name="ListLabel_20_467" style:display-name="ListLabel 467" style:family="text">
      <style:text-properties fo:font-size="10pt" style:font-size-asian="10pt"/>
    </style:style>
    <style:style style:name="ListLabel_20_468" style:display-name="ListLabel 468" style:family="text">
      <style:text-properties fo:font-size="10pt" style:font-size-asian="10pt"/>
    </style:style>
    <style:style style:name="ListLabel_20_469" style:display-name="ListLabel 469" style:family="text">
      <style:text-properties fo:font-size="10pt" style:font-size-asian="10pt"/>
    </style:style>
    <style:style style:name="ListLabel_20_470" style:display-name="ListLabel 470" style:family="text">
      <style:text-properties fo:font-size="10pt" style:font-size-asian="10pt"/>
    </style:style>
    <style:style style:name="ListLabel_20_471" style:display-name="ListLabel 471" style:family="text">
      <style:text-properties fo:font-size="10pt" style:font-size-asian="10pt"/>
    </style:style>
    <style:style style:name="ListLabel_20_472" style:display-name="ListLabel 472" style:family="text">
      <style:text-properties fo:font-size="10pt" style:font-size-asian="10pt"/>
    </style:style>
    <style:style style:name="ListLabel_20_473" style:display-name="ListLabel 473" style:family="text">
      <style:text-properties fo:font-size="10pt" style:font-size-asian="10pt"/>
    </style:style>
    <style:style style:name="ListLabel_20_474" style:display-name="ListLabel 474" style:family="text">
      <style:text-properties fo:font-size="10pt" style:font-size-asian="10pt"/>
    </style:style>
    <style:style style:name="ListLabel_20_475" style:display-name="ListLabel 475" style:family="text">
      <style:text-properties fo:font-size="10pt" style:font-size-asian="10pt"/>
    </style:style>
    <style:style style:name="ListLabel_20_476" style:display-name="ListLabel 476" style:family="text">
      <style:text-properties fo:font-size="10pt" style:font-size-asian="10pt"/>
    </style:style>
    <style:style style:name="ListLabel_20_477" style:display-name="ListLabel 477" style:family="text">
      <style:text-properties fo:font-size="10pt" style:font-size-asian="10pt"/>
    </style:style>
    <style:style style:name="ListLabel_20_478" style:display-name="ListLabel 478" style:family="text">
      <style:text-properties fo:font-size="10pt" style:font-size-asian="10pt"/>
    </style:style>
    <style:style style:name="ListLabel_20_479" style:display-name="ListLabel 479" style:family="text">
      <style:text-properties fo:font-size="10pt" style:font-size-asian="10pt"/>
    </style:style>
    <style:style style:name="ListLabel_20_480" style:display-name="ListLabel 480" style:family="text">
      <style:text-properties fo:font-size="10pt" style:font-size-asian="10pt"/>
    </style:style>
    <style:style style:name="ListLabel_20_481" style:display-name="ListLabel 481" style:family="text">
      <style:text-properties fo:font-size="10pt" style:font-size-asian="10pt"/>
    </style:style>
    <style:style style:name="ListLabel_20_482" style:display-name="ListLabel 482" style:family="text">
      <style:text-properties fo:font-size="10pt" style:font-size-asian="10pt"/>
    </style:style>
    <style:style style:name="ListLabel_20_483" style:display-name="ListLabel 483" style:family="text">
      <style:text-properties fo:font-size="10pt" style:font-size-asian="10pt"/>
    </style:style>
    <style:style style:name="ListLabel_20_484" style:display-name="ListLabel 484" style:family="text">
      <style:text-properties fo:font-size="10pt" style:font-size-asian="10pt"/>
    </style:style>
    <style:style style:name="ListLabel_20_485" style:display-name="ListLabel 485" style:family="text">
      <style:text-properties fo:font-size="10pt" style:font-size-asian="10pt"/>
    </style:style>
    <style:style style:name="ListLabel_20_486" style:display-name="ListLabel 486" style:family="text">
      <style:text-properties fo:font-size="10pt" style:font-size-asian="10pt"/>
    </style:style>
    <style:style style:name="ListLabel_20_487" style:display-name="ListLabel 487" style:family="text">
      <style:text-properties fo:font-size="10pt" style:font-size-asian="10pt"/>
    </style:style>
    <style:style style:name="ListLabel_20_488" style:display-name="ListLabel 488" style:family="text">
      <style:text-properties fo:font-size="10pt" style:font-size-asian="10pt"/>
    </style:style>
    <style:style style:name="ListLabel_20_489" style:display-name="ListLabel 489" style:family="text">
      <style:text-properties fo:font-size="10pt" style:font-size-asian="10pt"/>
    </style:style>
    <style:style style:name="ListLabel_20_490" style:display-name="ListLabel 490" style:family="text">
      <style:text-properties fo:font-size="10pt" style:font-size-asian="10pt"/>
    </style:style>
    <style:style style:name="ListLabel_20_491" style:display-name="ListLabel 491" style:family="text">
      <style:text-properties fo:font-size="10pt" style:font-size-asian="10pt"/>
    </style:style>
    <style:style style:name="ListLabel_20_492" style:display-name="ListLabel 492" style:family="text">
      <style:text-properties fo:font-size="10pt" style:font-size-asian="10pt"/>
    </style:style>
    <style:style style:name="ListLabel_20_493" style:display-name="ListLabel 493" style:family="text">
      <style:text-properties fo:font-size="10pt" style:font-size-asian="10pt"/>
    </style:style>
    <style:style style:name="ListLabel_20_494" style:display-name="ListLabel 494" style:family="text">
      <style:text-properties fo:font-size="10pt" style:font-size-asian="10pt"/>
    </style:style>
    <style:style style:name="ListLabel_20_495" style:display-name="ListLabel 495" style:family="text">
      <style:text-properties fo:font-size="10pt" style:font-size-asian="10pt"/>
    </style:style>
    <style:style style:name="ListLabel_20_496" style:display-name="ListLabel 496" style:family="text">
      <style:text-properties fo:font-size="10pt" style:font-size-asian="10pt"/>
    </style:style>
    <style:style style:name="ListLabel_20_497" style:display-name="ListLabel 497" style:family="text">
      <style:text-properties fo:font-size="10pt" style:font-size-asian="10pt"/>
    </style:style>
    <style:style style:name="ListLabel_20_498" style:display-name="ListLabel 498" style:family="text">
      <style:text-properties fo:font-size="10pt" style:font-size-asian="10pt"/>
    </style:style>
    <style:style style:name="ListLabel_20_499" style:display-name="ListLabel 499" style:family="text">
      <style:text-properties fo:font-size="10pt" style:font-size-asian="10pt"/>
    </style:style>
    <style:style style:name="ListLabel_20_500" style:display-name="ListLabel 500" style:family="text">
      <style:text-properties fo:font-size="10pt" style:font-size-asian="10pt"/>
    </style:style>
    <style:style style:name="ListLabel_20_501" style:display-name="ListLabel 501" style:family="text">
      <style:text-properties fo:font-size="10pt" style:font-size-asian="10pt"/>
    </style:style>
    <style:style style:name="ListLabel_20_502" style:display-name="ListLabel 502" style:family="text">
      <style:text-properties fo:font-size="10pt" style:font-size-asian="10pt"/>
    </style:style>
    <style:style style:name="ListLabel_20_503" style:display-name="ListLabel 503" style:family="text">
      <style:text-properties fo:font-size="10pt" style:font-size-asian="10pt"/>
    </style:style>
    <style:style style:name="ListLabel_20_504" style:display-name="ListLabel 504" style:family="text">
      <style:text-properties fo:font-size="10pt" style:font-size-asian="10pt"/>
    </style:style>
    <style:style style:name="ListLabel_20_505" style:display-name="ListLabel 505" style:family="text">
      <style:text-properties fo:font-size="10pt" style:font-size-asian="10pt"/>
    </style:style>
    <style:style style:name="ListLabel_20_506" style:display-name="ListLabel 506" style:family="text">
      <style:text-properties fo:font-size="10pt" style:font-size-asian="10pt"/>
    </style:style>
    <style:style style:name="ListLabel_20_507" style:display-name="ListLabel 507" style:family="text">
      <style:text-properties fo:font-size="10pt" style:font-size-asian="10pt"/>
    </style:style>
    <style:style style:name="ListLabel_20_508" style:display-name="ListLabel 508" style:family="text">
      <style:text-properties fo:font-size="10pt" style:font-size-asian="10pt"/>
    </style:style>
    <style:style style:name="ListLabel_20_509" style:display-name="ListLabel 509" style:family="text">
      <style:text-properties fo:font-size="10pt" style:font-size-asian="10pt"/>
    </style:style>
    <style:style style:name="ListLabel_20_510" style:display-name="ListLabel 510" style:family="text">
      <style:text-properties fo:font-size="10pt" style:font-size-asian="10pt"/>
    </style:style>
    <style:style style:name="ListLabel_20_511" style:display-name="ListLabel 511" style:family="text">
      <style:text-properties fo:font-size="10pt" style:font-size-asian="10pt"/>
    </style:style>
    <style:style style:name="ListLabel_20_512" style:display-name="ListLabel 512" style:family="text">
      <style:text-properties fo:font-size="10pt" style:font-size-asian="10pt"/>
    </style:style>
    <style:style style:name="ListLabel_20_513" style:display-name="ListLabel 513" style:family="text">
      <style:text-properties fo:font-size="10pt" style:font-size-asian="10pt"/>
    </style:style>
    <style:style style:name="ListLabel_20_514" style:display-name="ListLabel 514" style:family="text">
      <style:text-properties fo:font-size="10pt" style:font-size-asian="10pt"/>
    </style:style>
    <style:style style:name="ListLabel_20_515" style:display-name="ListLabel 515" style:family="text">
      <style:text-properties fo:font-size="10pt" style:font-size-asian="10pt"/>
    </style:style>
    <style:style style:name="ListLabel_20_516" style:display-name="ListLabel 516" style:family="text">
      <style:text-properties fo:font-size="10pt" style:font-size-asian="10pt"/>
    </style:style>
    <style:style style:name="ListLabel_20_517" style:display-name="ListLabel 517" style:family="text">
      <style:text-properties fo:font-size="10pt" style:font-size-asian="10pt"/>
    </style:style>
    <style:style style:name="ListLabel_20_518" style:display-name="ListLabel 518" style:family="text">
      <style:text-properties fo:font-size="10pt" style:font-size-asian="10pt"/>
    </style:style>
    <style:style style:name="ListLabel_20_519" style:display-name="ListLabel 519" style:family="text">
      <style:text-properties fo:font-size="10pt" style:font-size-asian="10pt"/>
    </style:style>
    <style:style style:name="ListLabel_20_520" style:display-name="ListLabel 520" style:family="text">
      <style:text-properties fo:font-size="10pt" style:font-size-asian="10pt"/>
    </style:style>
    <style:style style:name="ListLabel_20_521" style:display-name="ListLabel 521" style:family="text">
      <style:text-properties fo:font-size="10pt" style:font-size-asian="10pt"/>
    </style:style>
    <style:style style:name="ListLabel_20_522" style:display-name="ListLabel 522" style:family="text">
      <style:text-properties fo:font-size="10pt" style:font-size-asian="10pt"/>
    </style:style>
    <style:style style:name="ListLabel_20_523" style:display-name="ListLabel 523" style:family="text">
      <style:text-properties fo:font-size="10pt" style:font-size-asian="10pt"/>
    </style:style>
    <style:style style:name="ListLabel_20_524" style:display-name="ListLabel 524" style:family="text">
      <style:text-properties fo:font-size="10pt" style:font-size-asian="10pt"/>
    </style:style>
    <style:style style:name="ListLabel_20_525" style:display-name="ListLabel 525" style:family="text">
      <style:text-properties fo:font-size="10pt" style:font-size-asian="10pt"/>
    </style:style>
    <style:style style:name="ListLabel_20_526" style:display-name="ListLabel 526" style:family="text">
      <style:text-properties fo:font-size="10pt" style:font-size-asian="10pt"/>
    </style:style>
    <style:style style:name="ListLabel_20_527" style:display-name="ListLabel 527" style:family="text">
      <style:text-properties fo:font-size="10pt" style:font-size-asian="10pt"/>
    </style:style>
    <style:style style:name="ListLabel_20_528" style:display-name="ListLabel 528" style:family="text">
      <style:text-properties fo:font-size="10pt" style:font-size-asian="10pt"/>
    </style:style>
    <style:style style:name="ListLabel_20_529" style:display-name="ListLabel 529" style:family="text">
      <style:text-properties fo:font-size="10pt" style:font-size-asian="10pt"/>
    </style:style>
    <style:style style:name="ListLabel_20_530" style:display-name="ListLabel 530" style:family="text">
      <style:text-properties fo:font-size="10pt" style:font-size-asian="10pt"/>
    </style:style>
    <style:style style:name="ListLabel_20_531" style:display-name="ListLabel 531" style:family="text">
      <style:text-properties fo:font-size="10pt" style:font-size-asian="10pt"/>
    </style:style>
    <style:style style:name="ListLabel_20_532" style:display-name="ListLabel 532" style:family="text">
      <style:text-properties fo:font-size="10pt" style:font-size-asian="10pt"/>
    </style:style>
    <style:style style:name="ListLabel_20_533" style:display-name="ListLabel 533" style:family="text">
      <style:text-properties fo:font-size="10pt" style:font-size-asian="10pt"/>
    </style:style>
    <style:style style:name="ListLabel_20_534" style:display-name="ListLabel 534" style:family="text">
      <style:text-properties fo:font-size="10pt" style:font-size-asian="10pt"/>
    </style:style>
    <style:style style:name="ListLabel_20_535" style:display-name="ListLabel 535" style:family="text">
      <style:text-properties fo:font-size="10pt" style:font-size-asian="10pt"/>
    </style:style>
    <style:style style:name="ListLabel_20_536" style:display-name="ListLabel 536" style:family="text">
      <style:text-properties fo:font-size="10pt" style:font-size-asian="10pt"/>
    </style:style>
    <style:style style:name="ListLabel_20_537" style:display-name="ListLabel 537" style:family="text">
      <style:text-properties fo:font-size="10pt" style:font-size-asian="10pt"/>
    </style:style>
    <style:style style:name="ListLabel_20_538" style:display-name="ListLabel 538" style:family="text">
      <style:text-properties fo:font-size="10pt" style:font-size-asian="10pt"/>
    </style:style>
    <style:style style:name="ListLabel_20_539" style:display-name="ListLabel 539" style:family="text">
      <style:text-properties fo:font-size="10pt" style:font-size-asian="10pt"/>
    </style:style>
    <style:style style:name="ListLabel_20_540" style:display-name="ListLabel 540" style:family="text">
      <style:text-properties fo:font-size="10pt" style:font-size-asian="10pt"/>
    </style:style>
    <style:style style:name="ListLabel_20_541" style:display-name="ListLabel 541" style:family="text">
      <style:text-properties fo:font-size="10pt" style:font-size-asian="10pt"/>
    </style:style>
    <style:style style:name="ListLabel_20_542" style:display-name="ListLabel 542" style:family="text">
      <style:text-properties fo:font-size="10pt" style:font-size-asian="10pt"/>
    </style:style>
    <style:style style:name="ListLabel_20_543" style:display-name="ListLabel 543" style:family="text">
      <style:text-properties fo:font-size="10pt" style:font-size-asian="10pt"/>
    </style:style>
    <style:style style:name="ListLabel_20_544" style:display-name="ListLabel 544" style:family="text">
      <style:text-properties fo:font-size="10pt" style:font-size-asian="10pt"/>
    </style:style>
    <style:style style:name="ListLabel_20_545" style:display-name="ListLabel 545" style:family="text">
      <style:text-properties fo:font-size="10pt" style:font-size-asian="10pt"/>
    </style:style>
    <style:style style:name="ListLabel_20_546" style:display-name="ListLabel 546" style:family="text">
      <style:text-properties fo:font-size="10pt" style:font-size-asian="10pt"/>
    </style:style>
    <style:style style:name="ListLabel_20_547" style:display-name="ListLabel 547" style:family="text">
      <style:text-properties fo:font-size="10pt" style:font-size-asian="10pt"/>
    </style:style>
    <style:style style:name="ListLabel_20_548" style:display-name="ListLabel 548" style:family="text">
      <style:text-properties fo:font-size="10pt" style:font-size-asian="10pt"/>
    </style:style>
    <style:style style:name="ListLabel_20_549" style:display-name="ListLabel 549" style:family="text">
      <style:text-properties fo:font-size="10pt" style:font-size-asian="10pt"/>
    </style:style>
    <style:style style:name="ListLabel_20_550" style:display-name="ListLabel 550" style:family="text">
      <style:text-properties fo:font-size="10pt" style:font-size-asian="10pt"/>
    </style:style>
    <style:style style:name="ListLabel_20_551" style:display-name="ListLabel 551" style:family="text">
      <style:text-properties fo:font-size="10pt" style:font-size-asian="10pt"/>
    </style:style>
    <style:style style:name="ListLabel_20_552" style:display-name="ListLabel 552" style:family="text">
      <style:text-properties fo:font-size="10pt" style:font-size-asian="10pt"/>
    </style:style>
    <style:style style:name="ListLabel_20_553" style:display-name="ListLabel 553" style:family="text">
      <style:text-properties fo:font-size="10pt" style:font-size-asian="10pt"/>
    </style:style>
    <style:style style:name="ListLabel_20_554" style:display-name="ListLabel 554" style:family="text">
      <style:text-properties fo:font-size="10pt" style:font-size-asian="10pt"/>
    </style:style>
    <style:style style:name="ListLabel_20_555" style:display-name="ListLabel 555" style:family="text">
      <style:text-properties fo:font-size="10pt" style:font-size-asian="10pt"/>
    </style:style>
    <style:style style:name="ListLabel_20_556" style:display-name="ListLabel 556" style:family="text">
      <style:text-properties fo:font-size="10pt" style:font-size-asian="10pt"/>
    </style:style>
    <style:style style:name="ListLabel_20_557" style:display-name="ListLabel 557" style:family="text">
      <style:text-properties fo:font-size="10pt" style:font-size-asian="10pt"/>
    </style:style>
    <style:style style:name="ListLabel_20_558" style:display-name="ListLabel 558" style:family="text">
      <style:text-properties fo:font-size="10pt" style:font-size-asian="10pt"/>
    </style:style>
    <style:style style:name="ListLabel_20_559" style:display-name="ListLabel 559" style:family="text">
      <style:text-properties fo:font-size="10pt" style:font-size-asian="10pt"/>
    </style:style>
    <style:style style:name="ListLabel_20_560" style:display-name="ListLabel 560" style:family="text">
      <style:text-properties fo:font-size="10pt" style:font-size-asian="10pt"/>
    </style:style>
    <style:style style:name="ListLabel_20_561" style:display-name="ListLabel 561" style:family="text">
      <style:text-properties fo:font-size="10pt" style:font-size-asian="10pt"/>
    </style:style>
    <style:style style:name="ListLabel_20_562" style:display-name="ListLabel 562" style:family="text">
      <style:text-properties fo:font-size="10pt" style:font-size-asian="10pt"/>
    </style:style>
    <style:style style:name="ListLabel_20_563" style:display-name="ListLabel 563" style:family="text">
      <style:text-properties fo:font-size="10pt" style:font-size-asian="10pt"/>
    </style:style>
    <style:style style:name="ListLabel_20_564" style:display-name="ListLabel 564" style:family="text">
      <style:text-properties fo:font-size="10pt" style:font-size-asian="10pt"/>
    </style:style>
    <style:style style:name="ListLabel_20_565" style:display-name="ListLabel 565" style:family="text">
      <style:text-properties fo:font-size="10pt" style:font-size-asian="10pt"/>
    </style:style>
    <style:style style:name="ListLabel_20_566" style:display-name="ListLabel 566" style:family="text">
      <style:text-properties fo:font-size="10pt" style:font-size-asian="10pt"/>
    </style:style>
    <style:style style:name="ListLabel_20_567" style:display-name="ListLabel 567" style:family="text">
      <style:text-properties fo:font-size="10pt" style:font-size-asian="10pt"/>
    </style:style>
    <style:style style:name="ListLabel_20_568" style:display-name="ListLabel 568" style:family="text">
      <style:text-properties fo:font-size="10pt" style:font-size-asian="10pt"/>
    </style:style>
    <style:style style:name="ListLabel_20_569" style:display-name="ListLabel 569" style:family="text">
      <style:text-properties fo:font-size="10pt" style:font-size-asian="10pt"/>
    </style:style>
    <style:style style:name="ListLabel_20_570" style:display-name="ListLabel 570" style:family="text">
      <style:text-properties fo:font-size="10pt" style:font-size-asian="10pt"/>
    </style:style>
    <style:style style:name="ListLabel_20_571" style:display-name="ListLabel 571" style:family="text">
      <style:text-properties fo:font-size="10pt" style:font-size-asian="10pt"/>
    </style:style>
    <style:style style:name="ListLabel_20_572" style:display-name="ListLabel 572" style:family="text">
      <style:text-properties fo:font-size="10pt" style:font-size-asian="10pt"/>
    </style:style>
    <style:style style:name="ListLabel_20_573" style:display-name="ListLabel 573" style:family="text">
      <style:text-properties fo:font-size="10pt" style:font-size-asian="10pt"/>
    </style:style>
    <style:style style:name="ListLabel_20_574" style:display-name="ListLabel 574" style:family="text">
      <style:text-properties fo:font-size="10pt" style:font-size-asian="10pt"/>
    </style:style>
    <style:style style:name="ListLabel_20_575" style:display-name="ListLabel 575" style:family="text">
      <style:text-properties fo:font-size="10pt" style:font-size-asian="10pt"/>
    </style:style>
    <style:style style:name="ListLabel_20_576" style:display-name="ListLabel 576" style:family="text">
      <style:text-properties fo:font-size="10pt" style:font-size-asian="10pt"/>
    </style:style>
    <style:style style:name="ListLabel_20_577" style:display-name="ListLabel 577" style:family="text">
      <style:text-properties fo:font-size="10pt" style:font-size-asian="10pt"/>
    </style:style>
    <style:style style:name="ListLabel_20_578" style:display-name="ListLabel 578" style:family="text">
      <style:text-properties fo:font-size="10pt" style:font-size-asian="10pt"/>
    </style:style>
    <style:style style:name="ListLabel_20_579" style:display-name="ListLabel 579" style:family="text">
      <style:text-properties fo:font-size="10pt" style:font-size-asian="10pt"/>
    </style:style>
    <style:style style:name="ListLabel_20_580" style:display-name="ListLabel 580" style:family="text">
      <style:text-properties fo:font-size="10pt" style:font-size-asian="10pt"/>
    </style:style>
    <style:style style:name="ListLabel_20_581" style:display-name="ListLabel 581" style:family="text">
      <style:text-properties fo:font-size="10pt" style:font-size-asian="10pt"/>
    </style:style>
    <style:style style:name="ListLabel_20_582" style:display-name="ListLabel 582" style:family="text">
      <style:text-properties fo:font-size="10pt" style:font-size-asian="10pt"/>
    </style:style>
    <style:style style:name="ListLabel_20_583" style:display-name="ListLabel 583" style:family="text">
      <style:text-properties fo:font-size="10pt" style:font-size-asian="10pt"/>
    </style:style>
    <style:style style:name="ListLabel_20_584" style:display-name="ListLabel 584" style:family="text">
      <style:text-properties fo:font-size="10pt" style:font-size-asian="10pt"/>
    </style:style>
    <style:style style:name="ListLabel_20_585" style:display-name="ListLabel 585" style:family="text">
      <style:text-properties fo:font-size="10pt" style:font-size-asian="10pt"/>
    </style:style>
    <style:style style:name="ListLabel_20_586" style:display-name="ListLabel 586" style:family="text">
      <style:text-properties fo:font-size="10pt" style:font-size-asian="10pt"/>
    </style:style>
    <style:style style:name="ListLabel_20_587" style:display-name="ListLabel 587" style:family="text">
      <style:text-properties fo:font-size="10pt" style:font-size-asian="10pt"/>
    </style:style>
    <style:style style:name="ListLabel_20_588" style:display-name="ListLabel 588" style:family="text">
      <style:text-properties fo:font-size="10pt" style:font-size-asian="10pt"/>
    </style:style>
    <style:style style:name="ListLabel_20_589" style:display-name="ListLabel 589" style:family="text">
      <style:text-properties fo:font-size="10pt" style:font-size-asian="10pt"/>
    </style:style>
    <style:style style:name="ListLabel_20_590" style:display-name="ListLabel 590" style:family="text">
      <style:text-properties fo:font-size="10pt" style:font-size-asian="10pt"/>
    </style:style>
    <style:style style:name="ListLabel_20_591" style:display-name="ListLabel 591" style:family="text">
      <style:text-properties fo:font-size="10pt" style:font-size-asian="10pt"/>
    </style:style>
    <style:style style:name="ListLabel_20_592" style:display-name="ListLabel 592" style:family="text">
      <style:text-properties fo:font-size="10pt" style:font-size-asian="10pt"/>
    </style:style>
    <style:style style:name="ListLabel_20_593" style:display-name="ListLabel 593" style:family="text">
      <style:text-properties fo:font-size="10pt" style:font-size-asian="10pt"/>
    </style:style>
    <style:style style:name="ListLabel_20_594" style:display-name="ListLabel 594" style:family="text">
      <style:text-properties fo:font-size="10pt" style:font-size-asian="10pt"/>
    </style:style>
    <style:style style:name="ListLabel_20_595" style:display-name="ListLabel 595" style:family="text">
      <style:text-properties fo:font-size="10pt" style:font-size-asian="10pt"/>
    </style:style>
    <style:style style:name="ListLabel_20_596" style:display-name="ListLabel 596" style:family="text">
      <style:text-properties fo:font-size="10pt" style:font-size-asian="10pt"/>
    </style:style>
    <style:style style:name="ListLabel_20_597" style:display-name="ListLabel 597" style:family="text">
      <style:text-properties fo:font-size="10pt" style:font-size-asian="10pt"/>
    </style:style>
    <style:style style:name="ListLabel_20_598" style:display-name="ListLabel 598" style:family="text">
      <style:text-properties fo:font-size="10pt" style:font-size-asian="10pt"/>
    </style:style>
    <style:style style:name="ListLabel_20_599" style:display-name="ListLabel 599" style:family="text">
      <style:text-properties fo:font-size="10pt" style:font-size-asian="10pt"/>
    </style:style>
    <style:style style:name="ListLabel_20_600" style:display-name="ListLabel 600" style:family="text">
      <style:text-properties fo:font-size="10pt" style:font-size-asian="10pt"/>
    </style:style>
    <style:style style:name="ListLabel_20_601" style:display-name="ListLabel 601" style:family="text">
      <style:text-properties fo:font-size="10pt" style:font-size-asian="10pt"/>
    </style:style>
    <style:style style:name="ListLabel_20_602" style:display-name="ListLabel 602" style:family="text">
      <style:text-properties fo:font-size="10pt" style:font-size-asian="10pt"/>
    </style:style>
    <style:style style:name="ListLabel_20_603" style:display-name="ListLabel 603" style:family="text">
      <style:text-properties fo:font-size="10pt" style:font-size-asian="10pt"/>
    </style:style>
    <style:style style:name="ListLabel_20_604" style:display-name="ListLabel 604" style:family="text">
      <style:text-properties fo:font-size="10pt" style:font-size-asian="10pt"/>
    </style:style>
    <style:style style:name="ListLabel_20_605" style:display-name="ListLabel 605" style:family="text">
      <style:text-properties fo:font-size="10pt" style:font-size-asian="10pt"/>
    </style:style>
    <style:style style:name="ListLabel_20_606" style:display-name="ListLabel 606" style:family="text">
      <style:text-properties fo:font-size="10pt" style:font-size-asian="10pt"/>
    </style:style>
    <style:style style:name="ListLabel_20_607" style:display-name="ListLabel 607" style:family="text">
      <style:text-properties fo:font-size="10pt" style:font-size-asian="10pt"/>
    </style:style>
    <style:style style:name="ListLabel_20_608" style:display-name="ListLabel 608" style:family="text">
      <style:text-properties fo:font-size="10pt" style:font-size-asian="10pt"/>
    </style:style>
    <style:style style:name="ListLabel_20_609" style:display-name="ListLabel 609" style:family="text">
      <style:text-properties fo:font-size="10pt" style:font-size-asian="10pt"/>
    </style:style>
    <style:style style:name="ListLabel_20_610" style:display-name="ListLabel 610" style:family="text">
      <style:text-properties fo:font-size="10pt" style:font-size-asian="10pt"/>
    </style:style>
    <style:style style:name="ListLabel_20_611" style:display-name="ListLabel 611" style:family="text">
      <style:text-properties fo:font-size="10pt" style:font-size-asian="10pt"/>
    </style:style>
    <style:style style:name="ListLabel_20_612" style:display-name="ListLabel 612" style:family="text">
      <style:text-properties fo:font-size="10pt" style:font-size-asian="10pt"/>
    </style:style>
    <style:style style:name="ListLabel_20_613" style:display-name="ListLabel 613" style:family="text">
      <style:text-properties fo:font-size="10pt" style:font-size-asian="10pt"/>
    </style:style>
    <style:style style:name="ListLabel_20_614" style:display-name="ListLabel 614" style:family="text">
      <style:text-properties fo:font-size="10pt" style:font-size-asian="10pt"/>
    </style:style>
    <style:style style:name="ListLabel_20_615" style:display-name="ListLabel 615" style:family="text">
      <style:text-properties fo:font-size="10pt" style:font-size-asian="10pt"/>
    </style:style>
    <style:style style:name="ListLabel_20_616" style:display-name="ListLabel 616" style:family="text">
      <style:text-properties fo:font-size="10pt" style:font-size-asian="10pt"/>
    </style:style>
    <style:style style:name="ListLabel_20_617" style:display-name="ListLabel 617" style:family="text">
      <style:text-properties fo:font-size="10pt" style:font-size-asian="10pt"/>
    </style:style>
    <style:style style:name="ListLabel_20_618" style:display-name="ListLabel 618" style:family="text">
      <style:text-properties fo:font-size="10pt" style:font-size-asian="10pt"/>
    </style:style>
    <style:style style:name="ListLabel_20_619" style:display-name="ListLabel 619" style:family="text">
      <style:text-properties fo:font-size="10pt" style:font-size-asian="10pt"/>
    </style:style>
    <style:style style:name="ListLabel_20_620" style:display-name="ListLabel 620" style:family="text">
      <style:text-properties fo:font-size="10pt" style:font-size-asian="10pt"/>
    </style:style>
    <style:style style:name="ListLabel_20_621" style:display-name="ListLabel 621" style:family="text">
      <style:text-properties fo:font-size="10pt" style:font-size-asian="10pt"/>
    </style:style>
    <style:style style:name="ListLabel_20_622" style:display-name="ListLabel 622" style:family="text">
      <style:text-properties fo:font-size="10pt" style:font-size-asian="10pt"/>
    </style:style>
    <style:style style:name="ListLabel_20_623" style:display-name="ListLabel 623" style:family="text">
      <style:text-properties fo:font-size="10pt" style:font-size-asian="10pt"/>
    </style:style>
    <style:style style:name="ListLabel_20_624" style:display-name="ListLabel 624" style:family="text">
      <style:text-properties fo:font-size="10pt" style:font-size-asian="10pt"/>
    </style:style>
    <style:style style:name="ListLabel_20_625" style:display-name="ListLabel 625" style:family="text">
      <style:text-properties fo:font-size="10pt" style:font-size-asian="10pt"/>
    </style:style>
    <style:style style:name="ListLabel_20_626" style:display-name="ListLabel 626" style:family="text">
      <style:text-properties fo:font-size="10pt" style:font-size-asian="10pt"/>
    </style:style>
    <style:style style:name="ListLabel_20_627" style:display-name="ListLabel 627" style:family="text">
      <style:text-properties fo:font-size="10pt" style:font-size-asian="10pt"/>
    </style:style>
    <style:style style:name="ListLabel_20_628" style:display-name="ListLabel 628" style:family="text">
      <style:text-properties fo:font-size="10pt" style:font-size-asian="10pt"/>
    </style:style>
    <style:style style:name="ListLabel_20_629" style:display-name="ListLabel 629" style:family="text">
      <style:text-properties fo:font-size="10pt" style:font-size-asian="10pt"/>
    </style:style>
    <style:style style:name="ListLabel_20_630" style:display-name="ListLabel 630" style:family="text">
      <style:text-properties fo:font-size="10pt" style:font-size-asian="10pt"/>
    </style:style>
    <style:style style:name="ListLabel_20_631" style:display-name="ListLabel 631" style:family="text">
      <style:text-properties fo:font-size="10pt" style:font-size-asian="10pt"/>
    </style:style>
    <style:style style:name="ListLabel_20_632" style:display-name="ListLabel 632" style:family="text">
      <style:text-properties fo:font-size="10pt" style:font-size-asian="10pt"/>
    </style:style>
    <style:style style:name="ListLabel_20_633" style:display-name="ListLabel 633" style:family="text">
      <style:text-properties fo:font-size="10pt" style:font-size-asian="10pt"/>
    </style:style>
    <style:style style:name="ListLabel_20_634" style:display-name="ListLabel 634" style:family="text">
      <style:text-properties fo:font-size="10pt" style:font-size-asian="10pt"/>
    </style:style>
    <style:style style:name="ListLabel_20_635" style:display-name="ListLabel 635" style:family="text">
      <style:text-properties fo:font-size="10pt" style:font-size-asian="10pt"/>
    </style:style>
    <style:style style:name="ListLabel_20_636" style:display-name="ListLabel 636" style:family="text">
      <style:text-properties fo:font-size="10pt" style:font-size-asian="10pt"/>
    </style:style>
    <style:style style:name="ListLabel_20_637" style:display-name="ListLabel 637" style:family="text">
      <style:text-properties fo:font-size="10pt" style:font-size-asian="10pt"/>
    </style:style>
    <style:style style:name="ListLabel_20_638" style:display-name="ListLabel 638" style:family="text">
      <style:text-properties fo:font-size="10pt" style:font-size-asian="10pt"/>
    </style:style>
    <style:style style:name="ListLabel_20_639" style:display-name="ListLabel 639" style:family="text">
      <style:text-properties fo:font-size="10pt" style:font-size-asian="10pt"/>
    </style:style>
    <style:style style:name="ListLabel_20_640" style:display-name="ListLabel 640" style:family="text">
      <style:text-properties fo:font-size="10pt" style:font-size-asian="10pt"/>
    </style:style>
    <style:style style:name="ListLabel_20_641" style:display-name="ListLabel 641" style:family="text">
      <style:text-properties fo:font-size="10pt" style:font-size-asian="10pt"/>
    </style:style>
    <style:style style:name="ListLabel_20_642" style:display-name="ListLabel 642" style:family="text">
      <style:text-properties fo:font-size="10pt" style:font-size-asian="10pt"/>
    </style:style>
    <style:style style:name="ListLabel_20_643" style:display-name="ListLabel 643" style:family="text">
      <style:text-properties fo:font-size="10pt" style:font-size-asian="10pt"/>
    </style:style>
    <style:style style:name="ListLabel_20_644" style:display-name="ListLabel 644" style:family="text">
      <style:text-properties fo:font-size="10pt" style:font-size-asian="10pt"/>
    </style:style>
    <style:style style:name="ListLabel_20_645" style:display-name="ListLabel 645" style:family="text">
      <style:text-properties fo:font-size="10pt" style:font-size-asian="10pt"/>
    </style:style>
    <style:style style:name="ListLabel_20_646" style:display-name="ListLabel 646" style:family="text">
      <style:text-properties fo:font-size="10pt" style:font-size-asian="10pt"/>
    </style:style>
    <style:style style:name="ListLabel_20_647" style:display-name="ListLabel 647" style:family="text">
      <style:text-properties fo:font-size="10pt" style:font-size-asian="10pt"/>
    </style:style>
    <style:style style:name="ListLabel_20_648" style:display-name="ListLabel 648" style:family="text">
      <style:text-properties fo:font-size="10pt" style:font-size-asian="10pt"/>
    </style:style>
    <style:style style:name="ListLabel_20_649" style:display-name="ListLabel 649" style:family="text">
      <style:text-properties fo:font-size="10pt" style:font-size-asian="10pt"/>
    </style:style>
    <style:style style:name="ListLabel_20_650" style:display-name="ListLabel 650" style:family="text">
      <style:text-properties fo:font-size="10pt" style:font-size-asian="10pt"/>
    </style:style>
    <style:style style:name="ListLabel_20_651" style:display-name="ListLabel 651" style:family="text">
      <style:text-properties fo:font-size="10pt" style:font-size-asian="10pt"/>
    </style:style>
    <style:style style:name="ListLabel_20_652" style:display-name="ListLabel 652" style:family="text">
      <style:text-properties fo:font-size="10pt" style:font-size-asian="10pt"/>
    </style:style>
    <style:style style:name="ListLabel_20_653" style:display-name="ListLabel 653" style:family="text">
      <style:text-properties fo:font-size="10pt" style:font-size-asian="10pt"/>
    </style:style>
    <style:style style:name="ListLabel_20_654" style:display-name="ListLabel 654" style:family="text">
      <style:text-properties fo:font-size="10pt" style:font-size-asian="10pt"/>
    </style:style>
    <style:style style:name="ListLabel_20_655" style:display-name="ListLabel 655" style:family="text">
      <style:text-properties fo:font-size="10pt" style:font-size-asian="10pt"/>
    </style:style>
    <style:style style:name="ListLabel_20_656" style:display-name="ListLabel 656" style:family="text">
      <style:text-properties fo:font-size="10pt" style:font-size-asian="10pt"/>
    </style:style>
    <style:style style:name="ListLabel_20_657" style:display-name="ListLabel 657" style:family="text">
      <style:text-properties fo:font-size="10pt" style:font-size-asian="10pt"/>
    </style:style>
    <style:style style:name="ListLabel_20_658" style:display-name="ListLabel 658" style:family="text">
      <style:text-properties fo:font-size="10pt" style:font-size-asian="10pt"/>
    </style:style>
    <style:style style:name="ListLabel_20_659" style:display-name="ListLabel 659" style:family="text">
      <style:text-properties fo:font-size="10pt" style:font-size-asian="10pt"/>
    </style:style>
    <style:style style:name="ListLabel_20_660" style:display-name="ListLabel 660" style:family="text">
      <style:text-properties fo:font-size="10pt" style:font-size-asian="10pt"/>
    </style:style>
    <style:style style:name="ListLabel_20_661" style:display-name="ListLabel 661" style:family="text">
      <style:text-properties fo:font-size="10pt" style:font-size-asian="10pt"/>
    </style:style>
    <style:style style:name="ListLabel_20_662" style:display-name="ListLabel 662" style:family="text">
      <style:text-properties fo:font-size="10pt" style:font-size-asian="10pt"/>
    </style:style>
    <style:style style:name="ListLabel_20_663" style:display-name="ListLabel 663" style:family="text">
      <style:text-properties fo:font-size="10pt" style:font-size-asian="10pt"/>
    </style:style>
    <style:style style:name="ListLabel_20_664" style:display-name="ListLabel 664" style:family="text">
      <style:text-properties fo:font-size="10pt" style:font-size-asian="10pt"/>
    </style:style>
    <style:style style:name="ListLabel_20_665" style:display-name="ListLabel 665" style:family="text">
      <style:text-properties fo:font-size="10pt" style:font-size-asian="10pt"/>
    </style:style>
    <style:style style:name="ListLabel_20_666" style:display-name="ListLabel 666" style:family="text">
      <style:text-properties fo:font-size="10pt" style:font-size-asian="10pt"/>
    </style:style>
    <style:style style:name="ListLabel_20_667" style:display-name="ListLabel 667" style:family="text">
      <style:text-properties fo:font-size="10pt" style:font-size-asian="10pt"/>
    </style:style>
    <style:style style:name="ListLabel_20_668" style:display-name="ListLabel 668" style:family="text">
      <style:text-properties fo:font-size="10pt" style:font-size-asian="10pt"/>
    </style:style>
    <style:style style:name="ListLabel_20_669" style:display-name="ListLabel 669" style:family="text">
      <style:text-properties fo:font-size="10pt" style:font-size-asian="10pt"/>
    </style:style>
    <style:style style:name="ListLabel_20_670" style:display-name="ListLabel 670" style:family="text">
      <style:text-properties fo:font-size="10pt" style:font-size-asian="10pt"/>
    </style:style>
    <style:style style:name="ListLabel_20_671" style:display-name="ListLabel 671" style:family="text">
      <style:text-properties fo:font-size="10pt" style:font-size-asian="10pt"/>
    </style:style>
    <style:style style:name="ListLabel_20_672" style:display-name="ListLabel 672" style:family="text">
      <style:text-properties fo:font-size="10pt" style:font-size-asian="10pt"/>
    </style:style>
    <style:style style:name="ListLabel_20_673" style:display-name="ListLabel 673" style:family="text">
      <style:text-properties fo:font-size="10pt" style:font-size-asian="10pt"/>
    </style:style>
    <style:style style:name="ListLabel_20_674" style:display-name="ListLabel 674" style:family="text">
      <style:text-properties fo:font-size="10pt" style:font-size-asian="10pt"/>
    </style:style>
    <style:style style:name="ListLabel_20_675" style:display-name="ListLabel 675" style:family="text">
      <style:text-properties fo:font-size="10pt" style:font-size-asian="10pt"/>
    </style:style>
    <style:style style:name="ListLabel_20_676" style:display-name="ListLabel 676" style:family="text">
      <style:text-properties fo:font-size="10pt" style:font-size-asian="10pt"/>
    </style:style>
    <style:style style:name="ListLabel_20_677" style:display-name="ListLabel 677" style:family="text">
      <style:text-properties fo:font-size="10pt" style:font-size-asian="10pt"/>
    </style:style>
    <style:style style:name="ListLabel_20_678" style:display-name="ListLabel 678" style:family="text">
      <style:text-properties fo:font-size="10pt" style:font-size-asian="10pt"/>
    </style:style>
    <style:style style:name="ListLabel_20_679" style:display-name="ListLabel 679" style:family="text">
      <style:text-properties fo:font-size="10pt" style:font-size-asian="10pt"/>
    </style:style>
    <style:style style:name="ListLabel_20_680" style:display-name="ListLabel 680" style:family="text">
      <style:text-properties fo:font-size="10pt" style:font-size-asian="10pt"/>
    </style:style>
    <style:style style:name="ListLabel_20_681" style:display-name="ListLabel 681" style:family="text">
      <style:text-properties fo:font-size="10pt" style:font-size-asian="10pt"/>
    </style:style>
    <style:style style:name="ListLabel_20_682" style:display-name="ListLabel 682" style:family="text">
      <style:text-properties fo:font-size="10pt" style:font-size-asian="10pt"/>
    </style:style>
    <style:style style:name="ListLabel_20_683" style:display-name="ListLabel 683" style:family="text">
      <style:text-properties fo:font-size="10pt" style:font-size-asian="10pt"/>
    </style:style>
    <style:style style:name="ListLabel_20_684" style:display-name="ListLabel 684" style:family="text">
      <style:text-properties fo:font-size="10pt" style:font-size-asian="10pt"/>
    </style:style>
    <style:style style:name="ListLabel_20_685" style:display-name="ListLabel 685" style:family="text">
      <style:text-properties fo:font-size="10pt" style:font-size-asian="10pt"/>
    </style:style>
    <style:style style:name="ListLabel_20_686" style:display-name="ListLabel 686" style:family="text">
      <style:text-properties fo:font-size="10pt" style:font-size-asian="10pt"/>
    </style:style>
    <style:style style:name="ListLabel_20_687" style:display-name="ListLabel 687" style:family="text">
      <style:text-properties fo:font-size="10pt" style:font-size-asian="10pt"/>
    </style:style>
    <style:style style:name="ListLabel_20_688" style:display-name="ListLabel 688" style:family="text">
      <style:text-properties fo:font-size="10pt" style:font-size-asian="10pt"/>
    </style:style>
    <style:style style:name="ListLabel_20_689" style:display-name="ListLabel 689" style:family="text">
      <style:text-properties fo:font-size="10pt" style:font-size-asian="10pt"/>
    </style:style>
    <style:style style:name="ListLabel_20_690" style:display-name="ListLabel 690" style:family="text">
      <style:text-properties fo:font-size="10pt" style:font-size-asian="10pt"/>
    </style:style>
    <style:style style:name="ListLabel_20_691" style:display-name="ListLabel 691" style:family="text">
      <style:text-properties fo:font-size="10pt" style:font-size-asian="10pt"/>
    </style:style>
    <style:style style:name="ListLabel_20_692" style:display-name="ListLabel 692" style:family="text">
      <style:text-properties fo:font-size="10pt" style:font-size-asian="10pt"/>
    </style:style>
    <style:style style:name="ListLabel_20_693" style:display-name="ListLabel 693" style:family="text">
      <style:text-properties fo:font-size="10pt" style:font-size-asian="10pt"/>
    </style:style>
    <style:style style:name="ListLabel_20_694" style:display-name="ListLabel 694" style:family="text">
      <style:text-properties fo:font-size="10pt" style:font-size-asian="10pt"/>
    </style:style>
    <style:style style:name="ListLabel_20_695" style:display-name="ListLabel 695" style:family="text">
      <style:text-properties fo:font-size="10pt" style:font-size-asian="10pt"/>
    </style:style>
    <style:style style:name="ListLabel_20_696" style:display-name="ListLabel 696" style:family="text">
      <style:text-properties fo:font-size="10pt" style:font-size-asian="10pt"/>
    </style:style>
    <style:style style:name="ListLabel_20_697" style:display-name="ListLabel 697" style:family="text">
      <style:text-properties fo:font-size="10pt" style:font-size-asian="10pt"/>
    </style:style>
    <style:style style:name="ListLabel_20_698" style:display-name="ListLabel 698" style:family="text">
      <style:text-properties fo:font-size="10pt" style:font-size-asian="10pt"/>
    </style:style>
    <style:style style:name="ListLabel_20_699" style:display-name="ListLabel 699" style:family="text">
      <style:text-properties fo:font-size="10pt" style:font-size-asian="10pt"/>
    </style:style>
    <style:style style:name="ListLabel_20_700" style:display-name="ListLabel 700" style:family="text">
      <style:text-properties fo:font-size="10pt" style:font-size-asian="10pt"/>
    </style:style>
    <style:style style:name="ListLabel_20_701" style:display-name="ListLabel 701" style:family="text">
      <style:text-properties fo:font-size="10pt" style:font-size-asian="10pt"/>
    </style:style>
    <style:style style:name="ListLabel_20_702" style:display-name="ListLabel 702" style:family="text">
      <style:text-properties fo:font-size="10pt" style:font-size-asian="10pt"/>
    </style:style>
    <style:style style:name="ListLabel_20_703" style:display-name="ListLabel 703" style:family="text">
      <style:text-properties fo:font-size="10pt" style:font-size-asian="10pt"/>
    </style:style>
    <style:style style:name="ListLabel_20_704" style:display-name="ListLabel 704" style:family="text">
      <style:text-properties fo:font-size="10pt" style:font-size-asian="10pt"/>
    </style:style>
    <style:style style:name="ListLabel_20_705" style:display-name="ListLabel 705" style:family="text">
      <style:text-properties fo:font-size="10pt" style:font-size-asian="10pt"/>
    </style:style>
    <style:style style:name="ListLabel_20_706" style:display-name="ListLabel 706" style:family="text">
      <style:text-properties fo:font-size="10pt" style:font-size-asian="10pt"/>
    </style:style>
    <style:style style:name="ListLabel_20_707" style:display-name="ListLabel 707" style:family="text">
      <style:text-properties fo:font-size="10pt" style:font-size-asian="10pt"/>
    </style:style>
    <style:style style:name="ListLabel_20_708" style:display-name="ListLabel 708" style:family="text">
      <style:text-properties fo:font-size="10pt" style:font-size-asian="10pt"/>
    </style:style>
    <style:style style:name="ListLabel_20_709" style:display-name="ListLabel 709" style:family="text">
      <style:text-properties fo:font-size="10pt" style:font-size-asian="10pt"/>
    </style:style>
    <style:style style:name="ListLabel_20_710" style:display-name="ListLabel 710" style:family="text">
      <style:text-properties fo:font-size="10pt" style:font-size-asian="10pt"/>
    </style:style>
    <style:style style:name="ListLabel_20_711" style:display-name="ListLabel 711" style:family="text">
      <style:text-properties fo:font-size="10pt" style:font-size-asian="10pt"/>
    </style:style>
    <style:style style:name="ListLabel_20_712" style:display-name="ListLabel 712" style:family="text">
      <style:text-properties fo:font-size="10pt" style:font-size-asian="10pt"/>
    </style:style>
    <style:style style:name="ListLabel_20_713" style:display-name="ListLabel 713" style:family="text">
      <style:text-properties fo:font-size="10pt" style:font-size-asian="10pt"/>
    </style:style>
    <style:style style:name="ListLabel_20_714" style:display-name="ListLabel 714" style:family="text">
      <style:text-properties fo:font-size="10pt" style:font-size-asian="10pt"/>
    </style:style>
    <style:style style:name="ListLabel_20_715" style:display-name="ListLabel 715" style:family="text">
      <style:text-properties fo:font-size="10pt" style:font-size-asian="10pt"/>
    </style:style>
    <style:style style:name="ListLabel_20_716" style:display-name="ListLabel 716" style:family="text">
      <style:text-properties fo:font-size="10pt" style:font-size-asian="10pt"/>
    </style:style>
    <style:style style:name="ListLabel_20_717" style:display-name="ListLabel 717" style:family="text">
      <style:text-properties fo:font-size="10pt" style:font-size-asian="10pt"/>
    </style:style>
    <style:style style:name="ListLabel_20_718" style:display-name="ListLabel 718" style:family="text">
      <style:text-properties fo:font-size="10pt" style:font-size-asian="10pt"/>
    </style:style>
    <style:style style:name="ListLabel_20_719" style:display-name="ListLabel 719" style:family="text">
      <style:text-properties fo:font-size="10pt" style:font-size-asian="10pt"/>
    </style:style>
    <style:style style:name="ListLabel_20_720" style:display-name="ListLabel 720" style:family="text">
      <style:text-properties fo:font-size="10pt" style:font-size-asian="10pt"/>
    </style:style>
    <style:style style:name="ListLabel_20_721" style:display-name="ListLabel 721" style:family="text">
      <style:text-properties fo:font-size="10pt" style:font-size-asian="10pt"/>
    </style:style>
    <style:style style:name="ListLabel_20_722" style:display-name="ListLabel 722" style:family="text">
      <style:text-properties fo:font-size="10pt" style:font-size-asian="10pt"/>
    </style:style>
    <style:style style:name="ListLabel_20_723" style:display-name="ListLabel 723" style:family="text">
      <style:text-properties fo:font-size="10pt" style:font-size-asian="10pt"/>
    </style:style>
    <style:style style:name="ListLabel_20_724" style:display-name="ListLabel 724" style:family="text">
      <style:text-properties fo:font-size="10pt" style:font-size-asian="10pt"/>
    </style:style>
    <style:style style:name="ListLabel_20_725" style:display-name="ListLabel 725" style:family="text">
      <style:text-properties fo:font-size="10pt" style:font-size-asian="10pt"/>
    </style:style>
    <style:style style:name="ListLabel_20_726" style:display-name="ListLabel 726" style:family="text">
      <style:text-properties fo:font-size="10pt" style:font-size-asian="10pt"/>
    </style:style>
    <style:style style:name="ListLabel_20_727" style:display-name="ListLabel 727" style:family="text">
      <style:text-properties fo:font-size="10pt" style:font-size-asian="10pt"/>
    </style:style>
    <style:style style:name="ListLabel_20_728" style:display-name="ListLabel 728" style:family="text">
      <style:text-properties fo:font-size="10pt" style:font-size-asian="10pt"/>
    </style:style>
    <style:style style:name="ListLabel_20_729" style:display-name="ListLabel 729" style:family="text">
      <style:text-properties fo:font-size="10pt" style:font-size-asian="10pt"/>
    </style:style>
    <style:style style:name="ListLabel_20_730" style:display-name="ListLabel 730" style:family="text">
      <style:text-properties fo:font-size="10pt" style:font-size-asian="10pt"/>
    </style:style>
    <style:style style:name="ListLabel_20_731" style:display-name="ListLabel 731" style:family="text">
      <style:text-properties fo:font-size="10pt" style:font-size-asian="10pt"/>
    </style:style>
    <style:style style:name="ListLabel_20_732" style:display-name="ListLabel 732" style:family="text">
      <style:text-properties fo:font-size="10pt" style:font-size-asian="10pt"/>
    </style:style>
    <style:style style:name="ListLabel_20_733" style:display-name="ListLabel 733" style:family="text">
      <style:text-properties fo:font-size="10pt" style:font-size-asian="10pt"/>
    </style:style>
    <style:style style:name="ListLabel_20_734" style:display-name="ListLabel 734" style:family="text">
      <style:text-properties fo:font-size="10pt" style:font-size-asian="10pt"/>
    </style:style>
    <style:style style:name="ListLabel_20_735" style:display-name="ListLabel 735" style:family="text">
      <style:text-properties fo:font-size="10pt" style:font-size-asian="10pt"/>
    </style:style>
    <style:style style:name="ListLabel_20_736" style:display-name="ListLabel 736" style:family="text">
      <style:text-properties fo:font-size="10pt" style:font-size-asian="10pt"/>
    </style:style>
    <style:style style:name="ListLabel_20_737" style:display-name="ListLabel 737" style:family="text">
      <style:text-properties fo:font-size="10pt" style:font-size-asian="10pt"/>
    </style:style>
    <style:style style:name="ListLabel_20_738" style:display-name="ListLabel 738" style:family="text">
      <style:text-properties fo:font-size="10pt" style:font-size-asian="10pt"/>
    </style:style>
    <style:style style:name="ListLabel_20_739" style:display-name="ListLabel 739" style:family="text">
      <style:text-properties fo:font-size="10pt" style:font-size-asian="10pt"/>
    </style:style>
    <style:style style:name="ListLabel_20_740" style:display-name="ListLabel 740" style:family="text">
      <style:text-properties fo:font-size="10pt" style:font-size-asian="10pt"/>
    </style:style>
    <style:style style:name="ListLabel_20_741" style:display-name="ListLabel 741" style:family="text">
      <style:text-properties fo:font-size="10pt" style:font-size-asian="10pt"/>
    </style:style>
    <style:style style:name="ListLabel_20_742" style:display-name="ListLabel 742" style:family="text">
      <style:text-properties fo:font-size="10pt" style:font-size-asian="10pt"/>
    </style:style>
    <style:style style:name="ListLabel_20_743" style:display-name="ListLabel 743" style:family="text">
      <style:text-properties fo:font-size="10pt" style:font-size-asian="10pt"/>
    </style:style>
    <style:style style:name="ListLabel_20_744" style:display-name="ListLabel 744" style:family="text">
      <style:text-properties fo:font-size="10pt" style:font-size-asian="10pt"/>
    </style:style>
    <style:style style:name="ListLabel_20_745" style:display-name="ListLabel 745" style:family="text">
      <style:text-properties fo:font-size="10pt" style:font-size-asian="10pt"/>
    </style:style>
    <style:style style:name="ListLabel_20_746" style:display-name="ListLabel 746" style:family="text">
      <style:text-properties fo:font-size="10pt" style:font-size-asian="10pt"/>
    </style:style>
    <style:style style:name="ListLabel_20_747" style:display-name="ListLabel 747" style:family="text">
      <style:text-properties fo:font-size="10pt" style:font-size-asian="10pt"/>
    </style:style>
    <style:style style:name="ListLabel_20_748" style:display-name="ListLabel 748" style:family="text">
      <style:text-properties fo:font-size="10pt" style:font-size-asian="10pt"/>
    </style:style>
    <style:style style:name="ListLabel_20_749" style:display-name="ListLabel 749" style:family="text">
      <style:text-properties fo:font-size="10pt" style:font-size-asian="10pt"/>
    </style:style>
    <style:style style:name="ListLabel_20_750" style:display-name="ListLabel 750" style:family="text">
      <style:text-properties fo:font-size="10pt" style:font-size-asian="10pt"/>
    </style:style>
    <style:style style:name="ListLabel_20_751" style:display-name="ListLabel 751" style:family="text">
      <style:text-properties fo:font-size="10pt" style:font-size-asian="10pt"/>
    </style:style>
    <style:style style:name="ListLabel_20_752" style:display-name="ListLabel 752" style:family="text">
      <style:text-properties fo:font-size="10pt" style:font-size-asian="10pt"/>
    </style:style>
    <style:style style:name="ListLabel_20_753" style:display-name="ListLabel 753" style:family="text">
      <style:text-properties fo:font-size="10pt" style:font-size-asian="10pt"/>
    </style:style>
    <style:style style:name="ListLabel_20_754" style:display-name="ListLabel 754" style:family="text">
      <style:text-properties fo:font-size="10pt" style:font-size-asian="10pt"/>
    </style:style>
    <style:style style:name="ListLabel_20_755" style:display-name="ListLabel 755" style:family="text">
      <style:text-properties fo:font-size="10pt" style:font-size-asian="10pt"/>
    </style:style>
    <style:style style:name="ListLabel_20_756" style:display-name="ListLabel 756" style:family="text">
      <style:text-properties fo:font-size="10pt" style:font-size-asian="10pt"/>
    </style:style>
    <style:style style:name="ListLabel_20_757" style:display-name="ListLabel 757" style:family="text">
      <style:text-properties fo:font-size="10pt" style:font-size-asian="10pt"/>
    </style:style>
    <style:style style:name="ListLabel_20_758" style:display-name="ListLabel 758" style:family="text">
      <style:text-properties fo:font-size="10pt" style:font-size-asian="10pt"/>
    </style:style>
    <style:style style:name="ListLabel_20_759" style:display-name="ListLabel 759" style:family="text">
      <style:text-properties fo:font-size="10pt" style:font-size-asian="10pt"/>
    </style:style>
    <style:style style:name="ListLabel_20_760" style:display-name="ListLabel 760" style:family="text">
      <style:text-properties fo:font-size="10pt" style:font-size-asian="10pt"/>
    </style:style>
    <style:style style:name="ListLabel_20_761" style:display-name="ListLabel 761" style:family="text">
      <style:text-properties fo:font-size="10pt" style:font-size-asian="10pt"/>
    </style:style>
    <style:style style:name="ListLabel_20_762" style:display-name="ListLabel 762" style:family="text">
      <style:text-properties fo:font-size="10pt" style:font-size-asian="10pt"/>
    </style:style>
    <style:style style:name="ListLabel_20_763" style:display-name="ListLabel 763" style:family="text">
      <style:text-properties fo:font-size="10pt" style:font-size-asian="10pt"/>
    </style:style>
    <style:style style:name="ListLabel_20_764" style:display-name="ListLabel 764" style:family="text">
      <style:text-properties fo:font-size="10pt" style:font-size-asian="10pt"/>
    </style:style>
    <style:style style:name="ListLabel_20_765" style:display-name="ListLabel 765" style:family="text">
      <style:text-properties fo:font-size="10pt" style:font-size-asian="10pt"/>
    </style:style>
    <style:style style:name="ListLabel_20_766" style:display-name="ListLabel 766" style:family="text">
      <style:text-properties fo:font-size="10pt" style:font-size-asian="10pt"/>
    </style:style>
    <style:style style:name="ListLabel_20_767" style:display-name="ListLabel 767" style:family="text">
      <style:text-properties fo:font-size="10pt" style:font-size-asian="10pt"/>
    </style:style>
    <style:style style:name="ListLabel_20_768" style:display-name="ListLabel 768" style:family="text">
      <style:text-properties fo:font-size="10pt" style:font-size-asian="10pt"/>
    </style:style>
    <style:style style:name="ListLabel_20_769" style:display-name="ListLabel 769" style:family="text">
      <style:text-properties fo:font-size="10pt" style:font-size-asian="10pt"/>
    </style:style>
    <style:style style:name="ListLabel_20_770" style:display-name="ListLabel 770" style:family="text">
      <style:text-properties fo:font-size="10pt" style:font-size-asian="10pt"/>
    </style:style>
    <style:style style:name="ListLabel_20_771" style:display-name="ListLabel 771" style:family="text">
      <style:text-properties fo:font-size="10pt" style:font-size-asian="10pt"/>
    </style:style>
    <style:style style:name="ListLabel_20_772" style:display-name="ListLabel 772" style:family="text">
      <style:text-properties fo:font-size="10pt" style:font-size-asian="10pt"/>
    </style:style>
    <style:style style:name="ListLabel_20_773" style:display-name="ListLabel 773" style:family="text">
      <style:text-properties fo:font-size="10pt" style:font-size-asian="10pt"/>
    </style:style>
    <style:style style:name="ListLabel_20_774" style:display-name="ListLabel 774" style:family="text">
      <style:text-properties fo:font-size="10pt" style:font-size-asian="10pt"/>
    </style:style>
    <style:style style:name="ListLabel_20_775" style:display-name="ListLabel 775" style:family="text">
      <style:text-properties fo:font-size="10pt" style:font-size-asian="10pt"/>
    </style:style>
    <style:style style:name="ListLabel_20_776" style:display-name="ListLabel 776" style:family="text">
      <style:text-properties fo:font-size="10pt" style:font-size-asian="10pt"/>
    </style:style>
    <style:style style:name="ListLabel_20_777" style:display-name="ListLabel 777" style:family="text">
      <style:text-properties fo:font-size="10pt" style:font-size-asian="10pt"/>
    </style:style>
    <style:style style:name="ListLabel_20_778" style:display-name="ListLabel 778" style:family="text">
      <style:text-properties fo:font-size="10pt" style:font-size-asian="10pt"/>
    </style:style>
    <style:style style:name="ListLabel_20_779" style:display-name="ListLabel 779" style:family="text">
      <style:text-properties fo:font-size="10pt" style:font-size-asian="10pt"/>
    </style:style>
    <style:style style:name="ListLabel_20_780" style:display-name="ListLabel 780" style:family="text">
      <style:text-properties fo:font-size="10pt" style:font-size-asian="10pt"/>
    </style:style>
    <style:style style:name="ListLabel_20_781" style:display-name="ListLabel 781" style:family="text">
      <style:text-properties fo:font-size="10pt" style:font-size-asian="10pt"/>
    </style:style>
    <style:style style:name="ListLabel_20_782" style:display-name="ListLabel 782" style:family="text">
      <style:text-properties fo:font-size="10pt" style:font-size-asian="10pt"/>
    </style:style>
    <style:style style:name="ListLabel_20_783" style:display-name="ListLabel 783" style:family="text">
      <style:text-properties fo:font-size="10pt" style:font-size-asian="10pt"/>
    </style:style>
    <style:style style:name="ListLabel_20_784" style:display-name="ListLabel 784" style:family="text">
      <style:text-properties fo:font-size="10pt" style:font-size-asian="10pt"/>
    </style:style>
    <style:style style:name="ListLabel_20_785" style:display-name="ListLabel 785" style:family="text">
      <style:text-properties fo:font-size="10pt" style:font-size-asian="10pt"/>
    </style:style>
    <style:style style:name="ListLabel_20_786" style:display-name="ListLabel 786" style:family="text">
      <style:text-properties fo:font-size="10pt" style:font-size-asian="10pt"/>
    </style:style>
    <style:style style:name="ListLabel_20_787" style:display-name="ListLabel 787" style:family="text">
      <style:text-properties fo:font-size="10pt" style:font-size-asian="10pt"/>
    </style:style>
    <style:style style:name="ListLabel_20_788" style:display-name="ListLabel 788" style:family="text">
      <style:text-properties fo:font-size="10pt" style:font-size-asian="10pt"/>
    </style:style>
    <style:style style:name="ListLabel_20_789" style:display-name="ListLabel 789" style:family="text">
      <style:text-properties fo:font-size="10pt" style:font-size-asian="10pt"/>
    </style:style>
    <style:style style:name="ListLabel_20_790" style:display-name="ListLabel 790" style:family="text">
      <style:text-properties fo:font-size="10pt" style:font-size-asian="10pt"/>
    </style:style>
    <style:style style:name="ListLabel_20_791" style:display-name="ListLabel 791" style:family="text">
      <style:text-properties fo:font-size="10pt" style:font-size-asian="10pt"/>
    </style:style>
    <style:style style:name="ListLabel_20_792" style:display-name="ListLabel 792" style:family="text">
      <style:text-properties fo:font-size="10pt" style:font-size-asian="10pt"/>
    </style:style>
    <style:style style:name="ListLabel_20_793" style:display-name="ListLabel 793" style:family="text">
      <style:text-properties fo:font-size="10pt" style:font-size-asian="10pt"/>
    </style:style>
    <style:style style:name="ListLabel_20_794" style:display-name="ListLabel 794" style:family="text">
      <style:text-properties fo:font-size="10pt" style:font-size-asian="10pt"/>
    </style:style>
    <style:style style:name="ListLabel_20_795" style:display-name="ListLabel 795" style:family="text">
      <style:text-properties fo:font-size="10pt" style:font-size-asian="10pt"/>
    </style:style>
    <style:style style:name="ListLabel_20_796" style:display-name="ListLabel 796" style:family="text">
      <style:text-properties fo:font-size="10pt" style:font-size-asian="10pt"/>
    </style:style>
    <style:style style:name="ListLabel_20_797" style:display-name="ListLabel 797" style:family="text">
      <style:text-properties fo:font-size="10pt" style:font-size-asian="10pt"/>
    </style:style>
    <style:style style:name="ListLabel_20_798" style:display-name="ListLabel 798" style:family="text">
      <style:text-properties fo:font-size="10pt" style:font-size-asian="10pt"/>
    </style:style>
    <style:style style:name="ListLabel_20_799" style:display-name="ListLabel 799" style:family="text">
      <style:text-properties fo:font-size="10pt" style:font-size-asian="10pt"/>
    </style:style>
    <style:style style:name="ListLabel_20_800" style:display-name="ListLabel 800" style:family="text">
      <style:text-properties fo:font-size="10pt" style:font-size-asian="10pt"/>
    </style:style>
    <style:style style:name="ListLabel_20_801" style:display-name="ListLabel 801" style:family="text">
      <style:text-properties fo:font-size="10pt" style:font-size-asian="10pt"/>
    </style:style>
    <style:style style:name="ListLabel_20_802" style:display-name="ListLabel 802" style:family="text">
      <style:text-properties fo:font-size="10pt" style:font-size-asian="10pt"/>
    </style:style>
    <style:style style:name="ListLabel_20_803" style:display-name="ListLabel 803" style:family="text">
      <style:text-properties fo:font-size="10pt" style:font-size-asian="10pt"/>
    </style:style>
    <style:style style:name="ListLabel_20_804" style:display-name="ListLabel 804" style:family="text">
      <style:text-properties fo:font-size="10pt" style:font-size-asian="10pt"/>
    </style:style>
    <style:style style:name="ListLabel_20_805" style:display-name="ListLabel 805" style:family="text">
      <style:text-properties fo:font-size="10pt" style:font-size-asian="10pt"/>
    </style:style>
    <style:style style:name="ListLabel_20_806" style:display-name="ListLabel 806" style:family="text">
      <style:text-properties fo:font-size="10pt" style:font-size-asian="10pt"/>
    </style:style>
    <style:style style:name="ListLabel_20_807" style:display-name="ListLabel 807" style:family="text">
      <style:text-properties fo:font-size="10pt" style:font-size-asian="10pt"/>
    </style:style>
    <style:style style:name="ListLabel_20_808" style:display-name="ListLabel 808" style:family="text">
      <style:text-properties fo:font-size="10pt" style:font-size-asian="10pt"/>
    </style:style>
    <style:style style:name="ListLabel_20_809" style:display-name="ListLabel 809" style:family="text">
      <style:text-properties fo:font-size="10pt" style:font-size-asian="10pt"/>
    </style:style>
    <style:style style:name="ListLabel_20_810" style:display-name="ListLabel 810" style:family="text">
      <style:text-properties fo:font-size="10pt" style:font-size-asian="10pt"/>
    </style:style>
    <style:style style:name="ListLabel_20_811" style:display-name="ListLabel 811" style:family="text">
      <style:text-properties fo:font-size="10pt" style:font-size-asian="10pt"/>
    </style:style>
    <style:style style:name="ListLabel_20_812" style:display-name="ListLabel 812" style:family="text">
      <style:text-properties fo:font-size="10pt" style:font-size-asian="10pt"/>
    </style:style>
    <style:style style:name="ListLabel_20_813" style:display-name="ListLabel 813" style:family="text">
      <style:text-properties fo:font-size="10pt" style:font-size-asian="10pt"/>
    </style:style>
    <style:style style:name="ListLabel_20_814" style:display-name="ListLabel 814" style:family="text">
      <style:text-properties fo:font-size="10pt" style:font-size-asian="10pt"/>
    </style:style>
    <style:style style:name="ListLabel_20_815" style:display-name="ListLabel 815" style:family="text">
      <style:text-properties fo:font-size="10pt" style:font-size-asian="10pt"/>
    </style:style>
    <style:style style:name="ListLabel_20_816" style:display-name="ListLabel 816" style:family="text">
      <style:text-properties fo:font-size="10pt" style:font-size-asian="10pt"/>
    </style:style>
    <style:style style:name="ListLabel_20_817" style:display-name="ListLabel 817" style:family="text">
      <style:text-properties fo:font-size="10pt" style:font-size-asian="10pt"/>
    </style:style>
    <style:style style:name="ListLabel_20_818" style:display-name="ListLabel 818" style:family="text">
      <style:text-properties fo:font-size="10pt" style:font-size-asian="10pt"/>
    </style:style>
    <style:style style:name="ListLabel_20_819" style:display-name="ListLabel 819" style:family="text">
      <style:text-properties fo:font-size="10pt" style:font-size-asian="10pt"/>
    </style:style>
    <style:style style:name="ListLabel_20_820" style:display-name="ListLabel 820" style:family="text">
      <style:text-properties fo:font-size="10pt" style:font-size-asian="10pt"/>
    </style:style>
    <style:style style:name="ListLabel_20_821" style:display-name="ListLabel 821" style:family="text">
      <style:text-properties fo:font-size="10pt" style:font-size-asian="10pt"/>
    </style:style>
    <style:style style:name="ListLabel_20_822" style:display-name="ListLabel 822" style:family="text">
      <style:text-properties fo:font-size="10pt" style:font-size-asian="10pt"/>
    </style:style>
    <style:style style:name="ListLabel_20_823" style:display-name="ListLabel 823" style:family="text">
      <style:text-properties fo:font-size="10pt" style:font-size-asian="10pt"/>
    </style:style>
    <style:style style:name="ListLabel_20_824" style:display-name="ListLabel 824" style:family="text">
      <style:text-properties fo:font-size="10pt" style:font-size-asian="10pt"/>
    </style:style>
    <style:style style:name="ListLabel_20_825" style:display-name="ListLabel 825" style:family="text">
      <style:text-properties fo:font-size="10pt" style:font-size-asian="10pt"/>
    </style:style>
    <style:style style:name="ListLabel_20_826" style:display-name="ListLabel 826" style:family="text">
      <style:text-properties fo:font-size="10pt" style:font-size-asian="10pt"/>
    </style:style>
    <style:style style:name="ListLabel_20_827" style:display-name="ListLabel 827" style:family="text">
      <style:text-properties fo:font-size="10pt" style:font-size-asian="10pt"/>
    </style:style>
    <style:style style:name="ListLabel_20_828" style:display-name="ListLabel 828" style:family="text">
      <style:text-properties fo:font-size="10pt" style:font-size-asian="10pt"/>
    </style:style>
    <style:style style:name="ListLabel_20_829" style:display-name="ListLabel 829" style:family="text">
      <style:text-properties fo:font-size="10pt" style:font-size-asian="10pt"/>
    </style:style>
    <style:style style:name="ListLabel_20_830" style:display-name="ListLabel 830" style:family="text">
      <style:text-properties fo:font-size="10pt" style:font-size-asian="10pt"/>
    </style:style>
    <style:style style:name="ListLabel_20_831" style:display-name="ListLabel 831" style:family="text">
      <style:text-properties fo:font-size="10pt" style:font-size-asian="10pt"/>
    </style:style>
    <style:style style:name="ListLabel_20_832" style:display-name="ListLabel 832" style:family="text">
      <style:text-properties fo:font-size="10pt" style:font-size-asian="10pt"/>
    </style:style>
    <style:style style:name="ListLabel_20_833" style:display-name="ListLabel 833" style:family="text">
      <style:text-properties fo:font-size="10pt" style:font-size-asian="10pt"/>
    </style:style>
    <style:style style:name="ListLabel_20_834" style:display-name="ListLabel 834" style:family="text">
      <style:text-properties fo:font-size="10pt" style:font-size-asian="10pt"/>
    </style:style>
    <style:style style:name="ListLabel_20_835" style:display-name="ListLabel 835" style:family="text">
      <style:text-properties fo:font-size="10pt" style:font-size-asian="10pt"/>
    </style:style>
    <style:style style:name="ListLabel_20_836" style:display-name="ListLabel 836" style:family="text">
      <style:text-properties fo:font-size="10pt" style:font-size-asian="10pt"/>
    </style:style>
    <style:style style:name="ListLabel_20_837" style:display-name="ListLabel 837" style:family="text">
      <style:text-properties fo:font-size="10pt" style:font-size-asian="10pt"/>
    </style:style>
    <style:style style:name="ListLabel_20_838" style:display-name="ListLabel 838" style:family="text">
      <style:text-properties fo:font-size="10pt" style:font-size-asian="10pt"/>
    </style:style>
    <style:style style:name="ListLabel_20_839" style:display-name="ListLabel 839" style:family="text">
      <style:text-properties fo:font-size="10pt" style:font-size-asian="10pt"/>
    </style:style>
    <style:style style:name="ListLabel_20_840" style:display-name="ListLabel 840" style:family="text">
      <style:text-properties fo:font-size="10pt" style:font-size-asian="10pt"/>
    </style:style>
    <style:style style:name="ListLabel_20_841" style:display-name="ListLabel 841" style:family="text">
      <style:text-properties fo:font-size="10pt" style:font-size-asian="10pt"/>
    </style:style>
    <style:style style:name="ListLabel_20_842" style:display-name="ListLabel 842" style:family="text">
      <style:text-properties fo:font-size="10pt" style:font-size-asian="10pt"/>
    </style:style>
    <style:style style:name="ListLabel_20_843" style:display-name="ListLabel 843" style:family="text">
      <style:text-properties fo:font-size="10pt" style:font-size-asian="10pt"/>
    </style:style>
    <style:style style:name="ListLabel_20_844" style:display-name="ListLabel 844" style:family="text">
      <style:text-properties fo:font-size="10pt" style:font-size-asian="10pt"/>
    </style:style>
    <style:style style:name="ListLabel_20_845" style:display-name="ListLabel 845" style:family="text">
      <style:text-properties fo:font-size="10pt" style:font-size-asian="10pt"/>
    </style:style>
    <style:style style:name="ListLabel_20_846" style:display-name="ListLabel 846" style:family="text">
      <style:text-properties fo:font-size="10pt" style:font-size-asian="10pt"/>
    </style:style>
    <style:style style:name="ListLabel_20_847" style:display-name="ListLabel 847" style:family="text">
      <style:text-properties fo:font-size="10pt" style:font-size-asian="10pt"/>
    </style:style>
    <style:style style:name="ListLabel_20_848" style:display-name="ListLabel 848" style:family="text">
      <style:text-properties fo:font-size="10pt" style:font-size-asian="10pt"/>
    </style:style>
    <style:style style:name="ListLabel_20_849" style:display-name="ListLabel 849" style:family="text">
      <style:text-properties fo:font-size="10pt" style:font-size-asian="10pt"/>
    </style:style>
    <style:style style:name="ListLabel_20_850" style:display-name="ListLabel 850" style:family="text">
      <style:text-properties fo:font-size="10pt" style:font-size-asian="10pt"/>
    </style:style>
    <style:style style:name="ListLabel_20_851" style:display-name="ListLabel 851" style:family="text">
      <style:text-properties fo:font-size="10pt" style:font-size-asian="10pt"/>
    </style:style>
    <style:style style:name="ListLabel_20_852" style:display-name="ListLabel 852" style:family="text">
      <style:text-properties fo:font-size="10pt" style:font-size-asian="10pt"/>
    </style:style>
    <style:style style:name="ListLabel_20_853" style:display-name="ListLabel 853" style:family="text">
      <style:text-properties fo:font-size="10pt" style:font-size-asian="10pt"/>
    </style:style>
    <style:style style:name="ListLabel_20_854" style:display-name="ListLabel 854" style:family="text">
      <style:text-properties fo:font-size="10pt" style:font-size-asian="10pt"/>
    </style:style>
    <style:style style:name="ListLabel_20_855" style:display-name="ListLabel 855" style:family="text">
      <style:text-properties fo:font-size="10pt" style:font-size-asian="10pt"/>
    </style:style>
    <style:style style:name="ListLabel_20_856" style:display-name="ListLabel 856" style:family="text">
      <style:text-properties fo:font-size="10pt" style:font-size-asian="10pt"/>
    </style:style>
    <style:style style:name="ListLabel_20_857" style:display-name="ListLabel 857" style:family="text">
      <style:text-properties fo:font-size="10pt" style:font-size-asian="10pt"/>
    </style:style>
    <style:style style:name="ListLabel_20_858" style:display-name="ListLabel 858" style:family="text">
      <style:text-properties fo:font-size="10pt" style:font-size-asian="10pt"/>
    </style:style>
    <style:style style:name="ListLabel_20_859" style:display-name="ListLabel 859" style:family="text">
      <style:text-properties fo:font-size="10pt" style:font-size-asian="10pt"/>
    </style:style>
    <style:style style:name="ListLabel_20_860" style:display-name="ListLabel 860" style:family="text">
      <style:text-properties fo:font-size="10pt" style:font-size-asian="10pt"/>
    </style:style>
    <style:style style:name="ListLabel_20_861" style:display-name="ListLabel 861" style:family="text">
      <style:text-properties fo:font-size="10pt" style:font-size-asian="10pt"/>
    </style:style>
    <style:style style:name="ListLabel_20_862" style:display-name="ListLabel 862" style:family="text">
      <style:text-properties fo:font-size="10pt" style:font-size-asian="10pt"/>
    </style:style>
    <style:style style:name="ListLabel_20_863" style:display-name="ListLabel 863" style:family="text">
      <style:text-properties fo:font-size="10pt" style:font-size-asian="10pt"/>
    </style:style>
    <style:style style:name="ListLabel_20_864" style:display-name="ListLabel 864" style:family="text">
      <style:text-properties fo:font-size="10pt" style:font-size-asian="10pt"/>
    </style:style>
    <style:style style:name="ListLabel_20_865" style:display-name="ListLabel 865" style:family="text">
      <style:text-properties fo:font-size="10pt" style:font-size-asian="10pt"/>
    </style:style>
    <style:style style:name="ListLabel_20_866" style:display-name="ListLabel 866" style:family="text">
      <style:text-properties fo:font-size="10pt" style:font-size-asian="10pt"/>
    </style:style>
    <style:style style:name="ListLabel_20_867" style:display-name="ListLabel 867" style:family="text">
      <style:text-properties fo:font-size="10pt" style:font-size-asian="10pt"/>
    </style:style>
    <style:style style:name="ListLabel_20_868" style:display-name="ListLabel 868" style:family="text">
      <style:text-properties fo:font-size="10pt" style:font-size-asian="10pt"/>
    </style:style>
    <style:style style:name="ListLabel_20_869" style:display-name="ListLabel 869" style:family="text">
      <style:text-properties fo:font-size="10pt" style:font-size-asian="10pt"/>
    </style:style>
    <style:style style:name="ListLabel_20_870" style:display-name="ListLabel 870" style:family="text">
      <style:text-properties fo:font-size="10pt" style:font-size-asian="10pt"/>
    </style:style>
    <style:style style:name="ListLabel_20_871" style:display-name="ListLabel 871" style:family="text">
      <style:text-properties fo:font-size="10pt" style:font-size-asian="10pt"/>
    </style:style>
    <style:style style:name="ListLabel_20_872" style:display-name="ListLabel 872" style:family="text">
      <style:text-properties fo:font-size="10pt" style:font-size-asian="10pt"/>
    </style:style>
    <style:style style:name="ListLabel_20_873" style:display-name="ListLabel 873" style:family="text">
      <style:text-properties fo:font-size="10pt" style:font-size-asian="10pt"/>
    </style:style>
    <style:style style:name="ListLabel_20_874" style:display-name="ListLabel 874" style:family="text">
      <style:text-properties fo:font-size="10pt" style:font-size-asian="10pt"/>
    </style:style>
    <style:style style:name="ListLabel_20_875" style:display-name="ListLabel 875" style:family="text">
      <style:text-properties fo:font-size="10pt" style:font-size-asian="10pt"/>
    </style:style>
    <style:style style:name="ListLabel_20_876" style:display-name="ListLabel 876" style:family="text">
      <style:text-properties fo:font-size="10pt" style:font-size-asian="10pt"/>
    </style:style>
    <style:style style:name="ListLabel_20_877" style:display-name="ListLabel 877" style:family="text">
      <style:text-properties fo:font-size="10pt" style:font-size-asian="10pt"/>
    </style:style>
    <style:style style:name="ListLabel_20_878" style:display-name="ListLabel 878" style:family="text">
      <style:text-properties fo:font-size="10pt" style:font-size-asian="10pt"/>
    </style:style>
    <style:style style:name="ListLabel_20_879" style:display-name="ListLabel 879" style:family="text">
      <style:text-properties fo:font-size="10pt" style:font-size-asian="10pt"/>
    </style:style>
    <style:style style:name="ListLabel_20_880" style:display-name="ListLabel 880" style:family="text">
      <style:text-properties fo:font-size="10pt" style:font-size-asian="10pt"/>
    </style:style>
    <style:style style:name="ListLabel_20_881" style:display-name="ListLabel 881" style:family="text">
      <style:text-properties fo:font-size="10pt" style:font-size-asian="10pt"/>
    </style:style>
    <style:style style:name="ListLabel_20_882" style:display-name="ListLabel 882" style:family="text">
      <style:text-properties fo:font-size="10pt" style:font-size-asian="10pt"/>
    </style:style>
    <style:style style:name="ListLabel_20_883" style:display-name="ListLabel 883" style:family="text">
      <style:text-properties fo:font-size="10pt" style:font-size-asian="10pt"/>
    </style:style>
    <style:style style:name="ListLabel_20_884" style:display-name="ListLabel 884" style:family="text">
      <style:text-properties fo:font-size="10pt" style:font-size-asian="10pt"/>
    </style:style>
    <style:style style:name="ListLabel_20_885" style:display-name="ListLabel 885" style:family="text">
      <style:text-properties fo:font-size="10pt" style:font-size-asian="10pt"/>
    </style:style>
    <style:style style:name="ListLabel_20_886" style:display-name="ListLabel 886" style:family="text">
      <style:text-properties fo:font-size="10pt" style:font-size-asian="10pt"/>
    </style:style>
    <style:style style:name="ListLabel_20_887" style:display-name="ListLabel 887" style:family="text">
      <style:text-properties fo:font-size="10pt" style:font-size-asian="10pt"/>
    </style:style>
    <style:style style:name="ListLabel_20_888" style:display-name="ListLabel 888" style:family="text">
      <style:text-properties fo:font-size="10pt" style:font-size-asian="10pt"/>
    </style:style>
    <style:style style:name="ListLabel_20_889" style:display-name="ListLabel 889" style:family="text">
      <style:text-properties fo:font-size="10pt" style:font-size-asian="10pt"/>
    </style:style>
    <style:style style:name="ListLabel_20_890" style:display-name="ListLabel 890" style:family="text">
      <style:text-properties fo:font-size="10pt" style:font-size-asian="10pt"/>
    </style:style>
    <style:style style:name="ListLabel_20_891" style:display-name="ListLabel 891" style:family="text">
      <style:text-properties fo:font-size="10pt" style:font-size-asian="10pt"/>
    </style:style>
    <style:style style:name="ListLabel_20_892" style:display-name="ListLabel 892" style:family="text">
      <style:text-properties fo:font-size="10pt" style:font-size-asian="10pt"/>
    </style:style>
    <style:style style:name="ListLabel_20_893" style:display-name="ListLabel 893" style:family="text">
      <style:text-properties fo:font-size="10pt" style:font-size-asian="10pt"/>
    </style:style>
    <style:style style:name="ListLabel_20_894" style:display-name="ListLabel 894" style:family="text">
      <style:text-properties fo:font-size="10pt" style:font-size-asian="10pt"/>
    </style:style>
    <style:style style:name="ListLabel_20_895" style:display-name="ListLabel 895" style:family="text">
      <style:text-properties fo:font-size="10pt" style:font-size-asian="10pt"/>
    </style:style>
    <style:style style:name="ListLabel_20_896" style:display-name="ListLabel 896" style:family="text">
      <style:text-properties fo:font-size="10pt" style:font-size-asian="10pt"/>
    </style:style>
    <style:style style:name="ListLabel_20_897" style:display-name="ListLabel 897" style:family="text">
      <style:text-properties fo:font-size="10pt" style:font-size-asian="10pt"/>
    </style:style>
    <style:style style:name="ListLabel_20_898" style:display-name="ListLabel 898" style:family="text">
      <style:text-properties fo:font-size="10pt" style:font-size-asian="10pt"/>
    </style:style>
    <style:style style:name="ListLabel_20_899" style:display-name="ListLabel 899" style:family="text">
      <style:text-properties fo:font-size="10pt" style:font-size-asian="10pt"/>
    </style:style>
    <style:style style:name="ListLabel_20_900" style:display-name="ListLabel 900" style:family="text">
      <style:text-properties fo:font-size="10pt" style:font-size-asian="10pt"/>
    </style:style>
    <style:style style:name="ListLabel_20_901" style:display-name="ListLabel 901" style:family="text">
      <style:text-properties fo:font-size="10pt" style:font-size-asian="10pt"/>
    </style:style>
    <style:style style:name="ListLabel_20_902" style:display-name="ListLabel 902" style:family="text">
      <style:text-properties fo:font-size="10pt" style:font-size-asian="10pt"/>
    </style:style>
    <style:style style:name="ListLabel_20_903" style:display-name="ListLabel 903" style:family="text">
      <style:text-properties fo:font-size="10pt" style:font-size-asian="10pt"/>
    </style:style>
    <style:style style:name="ListLabel_20_904" style:display-name="ListLabel 904" style:family="text">
      <style:text-properties fo:font-size="10pt" style:font-size-asian="10pt"/>
    </style:style>
    <style:style style:name="ListLabel_20_905" style:display-name="ListLabel 905" style:family="text">
      <style:text-properties fo:font-size="10pt" style:font-size-asian="10pt"/>
    </style:style>
    <style:style style:name="ListLabel_20_906" style:display-name="ListLabel 906" style:family="text">
      <style:text-properties fo:font-size="10pt" style:font-size-asian="10pt"/>
    </style:style>
    <style:style style:name="ListLabel_20_907" style:display-name="ListLabel 907" style:family="text">
      <style:text-properties fo:font-size="10pt" style:font-size-asian="10pt"/>
    </style:style>
    <style:style style:name="ListLabel_20_908" style:display-name="ListLabel 908" style:family="text">
      <style:text-properties fo:font-size="10pt" style:font-size-asian="10pt"/>
    </style:style>
    <style:style style:name="ListLabel_20_909" style:display-name="ListLabel 909" style:family="text">
      <style:text-properties fo:font-size="10pt" style:font-size-asian="10pt"/>
    </style:style>
    <style:style style:name="ListLabel_20_910" style:display-name="ListLabel 910" style:family="text">
      <style:text-properties fo:font-size="10pt" style:font-size-asian="10pt"/>
    </style:style>
    <style:style style:name="ListLabel_20_911" style:display-name="ListLabel 911" style:family="text">
      <style:text-properties fo:font-size="10pt" style:font-size-asian="10pt"/>
    </style:style>
    <style:style style:name="ListLabel_20_912" style:display-name="ListLabel 912" style:family="text">
      <style:text-properties fo:font-size="10pt" style:font-size-asian="10pt"/>
    </style:style>
    <style:style style:name="ListLabel_20_913" style:display-name="ListLabel 913" style:family="text">
      <style:text-properties fo:font-size="10pt" style:font-size-asian="10pt"/>
    </style:style>
    <style:style style:name="ListLabel_20_914" style:display-name="ListLabel 914" style:family="text">
      <style:text-properties fo:font-size="10pt" style:font-size-asian="10pt"/>
    </style:style>
    <style:style style:name="ListLabel_20_915" style:display-name="ListLabel 915" style:family="text">
      <style:text-properties fo:font-size="10pt" style:font-size-asian="10pt"/>
    </style:style>
    <style:style style:name="ListLabel_20_916" style:display-name="ListLabel 916" style:family="text">
      <style:text-properties fo:font-size="10pt" style:font-size-asian="10pt"/>
    </style:style>
    <style:style style:name="ListLabel_20_917" style:display-name="ListLabel 917" style:family="text">
      <style:text-properties fo:font-size="10pt" style:font-size-asian="10pt"/>
    </style:style>
    <style:style style:name="ListLabel_20_918" style:display-name="ListLabel 918" style:family="text">
      <style:text-properties fo:font-size="10pt" style:font-size-asian="10pt"/>
    </style:style>
    <style:style style:name="ListLabel_20_919" style:display-name="ListLabel 919" style:family="text">
      <style:text-properties fo:font-size="10pt" style:font-size-asian="10pt"/>
    </style:style>
    <style:style style:name="ListLabel_20_920" style:display-name="ListLabel 920" style:family="text">
      <style:text-properties fo:font-size="10pt" style:font-size-asian="10pt"/>
    </style:style>
    <style:style style:name="ListLabel_20_921" style:display-name="ListLabel 921" style:family="text">
      <style:text-properties fo:font-size="10pt" style:font-size-asian="10pt"/>
    </style:style>
    <style:style style:name="ListLabel_20_922" style:display-name="ListLabel 922" style:family="text">
      <style:text-properties fo:font-size="10pt" style:font-size-asian="10pt"/>
    </style:style>
    <style:style style:name="ListLabel_20_923" style:display-name="ListLabel 923" style:family="text">
      <style:text-properties fo:font-size="10pt" style:font-size-asian="10pt"/>
    </style:style>
    <style:style style:name="ListLabel_20_924" style:display-name="ListLabel 924" style:family="text">
      <style:text-properties fo:font-size="10pt" style:font-size-asian="10pt"/>
    </style:style>
    <style:style style:name="ListLabel_20_925" style:display-name="ListLabel 925" style:family="text">
      <style:text-properties fo:font-size="10pt" style:font-size-asian="10pt"/>
    </style:style>
    <style:style style:name="ListLabel_20_926" style:display-name="ListLabel 926" style:family="text">
      <style:text-properties fo:font-size="10pt" style:font-size-asian="10pt"/>
    </style:style>
    <style:style style:name="ListLabel_20_927" style:display-name="ListLabel 927" style:family="text">
      <style:text-properties fo:font-size="10pt" style:font-size-asian="10pt"/>
    </style:style>
    <style:style style:name="ListLabel_20_928" style:display-name="ListLabel 928" style:family="text">
      <style:text-properties fo:font-size="10pt" style:font-size-asian="10pt"/>
    </style:style>
    <style:style style:name="ListLabel_20_929" style:display-name="ListLabel 929" style:family="text">
      <style:text-properties fo:font-size="10pt" style:font-size-asian="10pt"/>
    </style:style>
    <style:style style:name="ListLabel_20_930" style:display-name="ListLabel 930" style:family="text">
      <style:text-properties fo:font-size="10pt" style:font-size-asian="10pt"/>
    </style:style>
    <style:style style:name="ListLabel_20_931" style:display-name="ListLabel 931" style:family="text">
      <style:text-properties fo:font-size="10pt" style:font-size-asian="10pt"/>
    </style:style>
    <style:style style:name="ListLabel_20_932" style:display-name="ListLabel 932" style:family="text">
      <style:text-properties fo:font-size="10pt" style:font-size-asian="10pt"/>
    </style:style>
    <style:style style:name="ListLabel_20_933" style:display-name="ListLabel 933" style:family="text">
      <style:text-properties fo:font-size="10pt" style:font-size-asian="10pt"/>
    </style:style>
    <style:style style:name="ListLabel_20_934" style:display-name="ListLabel 934" style:family="text">
      <style:text-properties fo:font-size="10pt" style:font-size-asian="10pt"/>
    </style:style>
    <style:style style:name="ListLabel_20_935" style:display-name="ListLabel 935" style:family="text">
      <style:text-properties fo:font-size="10pt" style:font-size-asian="10pt"/>
    </style:style>
    <style:style style:name="ListLabel_20_936" style:display-name="ListLabel 936" style:family="text">
      <style:text-properties fo:font-size="10pt" style:font-size-asian="10pt"/>
    </style:style>
    <style:style style:name="ListLabel_20_937" style:display-name="ListLabel 937" style:family="text">
      <style:text-properties fo:font-size="10pt" style:font-size-asian="10pt"/>
    </style:style>
    <style:style style:name="ListLabel_20_938" style:display-name="ListLabel 938" style:family="text">
      <style:text-properties fo:font-size="10pt" style:font-size-asian="10pt"/>
    </style:style>
    <style:style style:name="ListLabel_20_939" style:display-name="ListLabel 939" style:family="text">
      <style:text-properties fo:font-size="10pt" style:font-size-asian="10pt"/>
    </style:style>
    <style:style style:name="ListLabel_20_940" style:display-name="ListLabel 940" style:family="text">
      <style:text-properties fo:font-size="10pt" style:font-size-asian="10pt"/>
    </style:style>
    <style:style style:name="ListLabel_20_941" style:display-name="ListLabel 941" style:family="text">
      <style:text-properties fo:font-size="10pt" style:font-size-asian="10pt"/>
    </style:style>
    <style:style style:name="ListLabel_20_942" style:display-name="ListLabel 942" style:family="text">
      <style:text-properties fo:font-size="10pt" style:font-size-asian="10pt"/>
    </style:style>
    <style:style style:name="ListLabel_20_943" style:display-name="ListLabel 943" style:family="text">
      <style:text-properties fo:font-size="10pt" style:font-size-asian="10pt"/>
    </style:style>
    <style:style style:name="ListLabel_20_944" style:display-name="ListLabel 944" style:family="text">
      <style:text-properties fo:font-size="10pt" style:font-size-asian="10pt"/>
    </style:style>
    <style:style style:name="ListLabel_20_945" style:display-name="ListLabel 945" style:family="text">
      <style:text-properties fo:font-size="10pt" style:font-size-asian="10pt"/>
    </style:style>
    <style:style style:name="ListLabel_20_946" style:display-name="ListLabel 946" style:family="text">
      <style:text-properties fo:font-size="10pt" style:font-size-asian="10pt"/>
    </style:style>
    <style:style style:name="ListLabel_20_947" style:display-name="ListLabel 947" style:family="text">
      <style:text-properties fo:font-size="10pt" style:font-size-asian="10pt"/>
    </style:style>
    <style:style style:name="ListLabel_20_948" style:display-name="ListLabel 948" style:family="text">
      <style:text-properties fo:font-size="10pt" style:font-size-asian="10pt"/>
    </style:style>
    <style:style style:name="ListLabel_20_949" style:display-name="ListLabel 949" style:family="text">
      <style:text-properties fo:font-size="10pt" style:font-size-asian="10pt"/>
    </style:style>
    <style:style style:name="ListLabel_20_950" style:display-name="ListLabel 950" style:family="text">
      <style:text-properties fo:font-size="10pt" style:font-size-asian="10pt"/>
    </style:style>
    <style:style style:name="ListLabel_20_951" style:display-name="ListLabel 951" style:family="text">
      <style:text-properties fo:font-size="10pt" style:font-size-asian="10pt"/>
    </style:style>
    <style:style style:name="ListLabel_20_952" style:display-name="ListLabel 952" style:family="text">
      <style:text-properties fo:font-size="10pt" style:font-size-asian="10pt"/>
    </style:style>
    <style:style style:name="ListLabel_20_953" style:display-name="ListLabel 953" style:family="text">
      <style:text-properties fo:font-size="10pt" style:font-size-asian="10pt"/>
    </style:style>
    <style:style style:name="ListLabel_20_954" style:display-name="ListLabel 954" style:family="text">
      <style:text-properties fo:font-size="10pt" style:font-size-asian="10pt"/>
    </style:style>
    <style:style style:name="ListLabel_20_955" style:display-name="ListLabel 955" style:family="text">
      <style:text-properties fo:font-size="10pt" style:font-size-asian="10pt"/>
    </style:style>
    <style:style style:name="ListLabel_20_956" style:display-name="ListLabel 956" style:family="text">
      <style:text-properties fo:font-size="10pt" style:font-size-asian="10pt"/>
    </style:style>
    <style:style style:name="ListLabel_20_957" style:display-name="ListLabel 957" style:family="text">
      <style:text-properties fo:font-size="10pt" style:font-size-asian="10pt"/>
    </style:style>
    <style:style style:name="ListLabel_20_958" style:display-name="ListLabel 958" style:family="text">
      <style:text-properties fo:font-size="10pt" style:font-size-asian="10pt"/>
    </style:style>
    <style:style style:name="ListLabel_20_959" style:display-name="ListLabel 959" style:family="text">
      <style:text-properties fo:font-size="10pt" style:font-size-asian="10pt"/>
    </style:style>
    <style:style style:name="ListLabel_20_960" style:display-name="ListLabel 960" style:family="text">
      <style:text-properties fo:font-size="10pt" style:font-size-asian="10pt"/>
    </style:style>
    <style:style style:name="ListLabel_20_961" style:display-name="ListLabel 961" style:family="text">
      <style:text-properties fo:font-size="10pt" style:font-size-asian="10pt"/>
    </style:style>
    <style:style style:name="ListLabel_20_962" style:display-name="ListLabel 962" style:family="text">
      <style:text-properties fo:font-size="10pt" style:font-size-asian="10pt"/>
    </style:style>
    <style:style style:name="ListLabel_20_963" style:display-name="ListLabel 963" style:family="text">
      <style:text-properties fo:font-size="10pt" style:font-size-asian="10pt"/>
    </style:style>
    <style:style style:name="ListLabel_20_964" style:display-name="ListLabel 964" style:family="text">
      <style:text-properties fo:font-size="10pt" style:font-size-asian="10pt"/>
    </style:style>
    <style:style style:name="ListLabel_20_965" style:display-name="ListLabel 965" style:family="text">
      <style:text-properties fo:font-size="10pt" style:font-size-asian="10pt"/>
    </style:style>
    <style:style style:name="ListLabel_20_966" style:display-name="ListLabel 966" style:family="text">
      <style:text-properties fo:font-size="10pt" style:font-size-asian="10pt"/>
    </style:style>
    <style:style style:name="ListLabel_20_967" style:display-name="ListLabel 967" style:family="text">
      <style:text-properties fo:font-size="10pt" style:font-size-asian="10pt"/>
    </style:style>
    <style:style style:name="ListLabel_20_968" style:display-name="ListLabel 968" style:family="text">
      <style:text-properties fo:font-size="10pt" style:font-size-asian="10pt"/>
    </style:style>
    <style:style style:name="ListLabel_20_969" style:display-name="ListLabel 969" style:family="text">
      <style:text-properties fo:font-size="10pt" style:font-size-asian="10pt"/>
    </style:style>
    <style:style style:name="ListLabel_20_970" style:display-name="ListLabel 970" style:family="text">
      <style:text-properties fo:font-size="10pt" style:font-size-asian="10pt"/>
    </style:style>
    <style:style style:name="ListLabel_20_971" style:display-name="ListLabel 971" style:family="text">
      <style:text-properties fo:font-size="10pt" style:font-size-asian="10pt"/>
    </style:style>
    <style:style style:name="ListLabel_20_972" style:display-name="ListLabel 972" style:family="text">
      <style:text-properties fo:font-size="10pt" style:font-size-asian="10pt"/>
    </style:style>
    <style:style style:name="ListLabel_20_973" style:display-name="ListLabel 973" style:family="text">
      <style:text-properties fo:font-size="10pt" style:font-size-asian="10pt"/>
    </style:style>
    <style:style style:name="ListLabel_20_974" style:display-name="ListLabel 974" style:family="text">
      <style:text-properties fo:font-size="10pt" style:font-size-asian="10pt"/>
    </style:style>
    <style:style style:name="ListLabel_20_975" style:display-name="ListLabel 975" style:family="text">
      <style:text-properties fo:font-size="10pt" style:font-size-asian="10pt"/>
    </style:style>
    <style:style style:name="ListLabel_20_976" style:display-name="ListLabel 976" style:family="text">
      <style:text-properties fo:font-size="10pt" style:font-size-asian="10pt"/>
    </style:style>
    <style:style style:name="ListLabel_20_977" style:display-name="ListLabel 977" style:family="text">
      <style:text-properties fo:font-size="10pt" style:font-size-asian="10pt"/>
    </style:style>
    <style:style style:name="ListLabel_20_978" style:display-name="ListLabel 978" style:family="text">
      <style:text-properties fo:font-size="10pt" style:font-size-asian="10pt"/>
    </style:style>
    <style:style style:name="ListLabel_20_979" style:display-name="ListLabel 979" style:family="text">
      <style:text-properties fo:font-size="10pt" style:font-size-asian="10pt"/>
    </style:style>
    <style:style style:name="ListLabel_20_980" style:display-name="ListLabel 980" style:family="text">
      <style:text-properties fo:font-size="10pt" style:font-size-asian="10pt"/>
    </style:style>
    <style:style style:name="ListLabel_20_981" style:display-name="ListLabel 981" style:family="text">
      <style:text-properties fo:font-size="10pt" style:font-size-asian="10pt"/>
    </style:style>
    <style:style style:name="ListLabel_20_982" style:display-name="ListLabel 982" style:family="text">
      <style:text-properties fo:font-size="10pt" style:font-size-asian="10pt"/>
    </style:style>
    <style:style style:name="ListLabel_20_983" style:display-name="ListLabel 983" style:family="text">
      <style:text-properties fo:font-size="10pt" style:font-size-asian="10pt"/>
    </style:style>
    <style:style style:name="ListLabel_20_984" style:display-name="ListLabel 984" style:family="text">
      <style:text-properties fo:font-size="10pt" style:font-size-asian="10pt"/>
    </style:style>
    <style:style style:name="ListLabel_20_985" style:display-name="ListLabel 985" style:family="text">
      <style:text-properties fo:font-size="10pt" style:font-size-asian="10pt"/>
    </style:style>
    <style:style style:name="ListLabel_20_986" style:display-name="ListLabel 986" style:family="text">
      <style:text-properties fo:font-size="10pt" style:font-size-asian="10pt"/>
    </style:style>
    <style:style style:name="ListLabel_20_987" style:display-name="ListLabel 987" style:family="text">
      <style:text-properties fo:font-size="10pt" style:font-size-asian="10pt"/>
    </style:style>
    <style:style style:name="ListLabel_20_988" style:display-name="ListLabel 988" style:family="text">
      <style:text-properties fo:font-size="10pt" style:font-size-asian="10pt"/>
    </style:style>
    <style:style style:name="ListLabel_20_989" style:display-name="ListLabel 989" style:family="text">
      <style:text-properties fo:font-size="10pt" style:font-size-asian="10pt"/>
    </style:style>
    <style:style style:name="ListLabel_20_990" style:display-name="ListLabel 990" style:family="text">
      <style:text-properties fo:font-size="10pt" style:font-size-asian="10pt"/>
    </style:style>
    <style:style style:name="ListLabel_20_991" style:display-name="ListLabel 991" style:family="text">
      <style:text-properties fo:font-size="10pt" style:font-size-asian="10pt"/>
    </style:style>
    <style:style style:name="ListLabel_20_992" style:display-name="ListLabel 992" style:family="text">
      <style:text-properties fo:font-size="10pt" style:font-size-asian="10pt"/>
    </style:style>
    <style:style style:name="ListLabel_20_993" style:display-name="ListLabel 993" style:family="text">
      <style:text-properties fo:font-size="10pt" style:font-size-asian="10pt"/>
    </style:style>
    <style:style style:name="ListLabel_20_994" style:display-name="ListLabel 994" style:family="text">
      <style:text-properties fo:font-size="10pt" style:font-size-asian="10pt"/>
    </style:style>
    <style:style style:name="ListLabel_20_995" style:display-name="ListLabel 995" style:family="text">
      <style:text-properties fo:font-size="10pt" style:font-size-asian="10pt"/>
    </style:style>
    <style:style style:name="ListLabel_20_996" style:display-name="ListLabel 996" style:family="text">
      <style:text-properties fo:font-size="10pt" style:font-size-asian="10pt"/>
    </style:style>
    <style:style style:name="ListLabel_20_997" style:display-name="ListLabel 997" style:family="text">
      <style:text-properties fo:font-size="10pt" style:font-size-asian="10pt"/>
    </style:style>
    <style:style style:name="ListLabel_20_998" style:display-name="ListLabel 998" style:family="text">
      <style:text-properties fo:font-size="10pt" style:font-size-asian="10pt"/>
    </style:style>
    <style:style style:name="ListLabel_20_999" style:display-name="ListLabel 999" style:family="text">
      <style:text-properties fo:font-size="10pt" style:font-size-asian="10pt"/>
    </style:style>
    <style:style style:name="ListLabel_20_1000" style:display-name="ListLabel 1000" style:family="text">
      <style:text-properties fo:font-size="10pt" style:font-size-asian="10pt"/>
    </style:style>
    <style:style style:name="ListLabel_20_1001" style:display-name="ListLabel 1001" style:family="text">
      <style:text-properties fo:font-size="10pt" style:font-size-asian="10pt"/>
    </style:style>
    <style:style style:name="ListLabel_20_1002" style:display-name="ListLabel 1002" style:family="text">
      <style:text-properties fo:font-size="10pt" style:font-size-asian="10pt"/>
    </style:style>
    <style:style style:name="ListLabel_20_1003" style:display-name="ListLabel 1003" style:family="text">
      <style:text-properties fo:font-size="10pt" style:font-size-asian="10pt"/>
    </style:style>
    <style:style style:name="ListLabel_20_1004" style:display-name="ListLabel 1004" style:family="text">
      <style:text-properties fo:font-size="10pt" style:font-size-asian="10pt"/>
    </style:style>
    <style:style style:name="ListLabel_20_1005" style:display-name="ListLabel 1005" style:family="text">
      <style:text-properties fo:font-size="10pt" style:font-size-asian="10pt"/>
    </style:style>
    <style:style style:name="ListLabel_20_1006" style:display-name="ListLabel 1006" style:family="text">
      <style:text-properties fo:font-size="10pt" style:font-size-asian="10pt"/>
    </style:style>
    <style:style style:name="ListLabel_20_1007" style:display-name="ListLabel 1007" style:family="text">
      <style:text-properties fo:font-size="10pt" style:font-size-asian="10pt"/>
    </style:style>
    <style:style style:name="ListLabel_20_1008" style:display-name="ListLabel 1008" style:family="text">
      <style:text-properties fo:font-size="10pt" style:font-size-asian="10pt"/>
    </style:style>
    <style:style style:name="ListLabel_20_1009" style:display-name="ListLabel 1009" style:family="text">
      <style:text-properties fo:font-size="10pt" style:font-size-asian="10pt"/>
    </style:style>
    <style:style style:name="ListLabel_20_1010" style:display-name="ListLabel 1010" style:family="text">
      <style:text-properties fo:font-size="10pt" style:font-size-asian="10pt"/>
    </style:style>
    <style:style style:name="ListLabel_20_1011" style:display-name="ListLabel 1011" style:family="text">
      <style:text-properties fo:font-size="10pt" style:font-size-asian="10pt"/>
    </style:style>
    <style:style style:name="ListLabel_20_1012" style:display-name="ListLabel 1012" style:family="text">
      <style:text-properties fo:font-size="10pt" style:font-size-asian="10pt"/>
    </style:style>
    <style:style style:name="ListLabel_20_1013" style:display-name="ListLabel 1013" style:family="text">
      <style:text-properties fo:font-size="10pt" style:font-size-asian="10pt"/>
    </style:style>
    <style:style style:name="ListLabel_20_1014" style:display-name="ListLabel 1014" style:family="text">
      <style:text-properties fo:font-size="10pt" style:font-size-asian="10pt"/>
    </style:style>
    <style:style style:name="ListLabel_20_1015" style:display-name="ListLabel 1015" style:family="text">
      <style:text-properties fo:font-size="10pt" style:font-size-asian="10pt"/>
    </style:style>
    <style:style style:name="ListLabel_20_1016" style:display-name="ListLabel 1016" style:family="text">
      <style:text-properties fo:font-size="10pt" style:font-size-asian="10pt"/>
    </style:style>
    <style:style style:name="ListLabel_20_1017" style:display-name="ListLabel 1017" style:family="text">
      <style:text-properties fo:font-size="10pt" style:font-size-asian="10pt"/>
    </style:style>
    <style:style style:name="ListLabel_20_1018" style:display-name="ListLabel 1018" style:family="text">
      <style:text-properties fo:font-size="10pt" style:font-size-asian="10pt"/>
    </style:style>
    <style:style style:name="ListLabel_20_1019" style:display-name="ListLabel 1019" style:family="text">
      <style:text-properties fo:font-size="10pt" style:font-size-asian="10pt"/>
    </style:style>
    <style:style style:name="ListLabel_20_1020" style:display-name="ListLabel 1020" style:family="text">
      <style:text-properties fo:font-size="10pt" style:font-size-asian="10pt"/>
    </style:style>
    <style:style style:name="ListLabel_20_1021" style:display-name="ListLabel 1021" style:family="text">
      <style:text-properties fo:font-size="10pt" style:font-size-asian="10pt"/>
    </style:style>
    <style:style style:name="ListLabel_20_1022" style:display-name="ListLabel 1022" style:family="text">
      <style:text-properties fo:font-size="10pt" style:font-size-asian="10pt"/>
    </style:style>
    <style:style style:name="ListLabel_20_1023" style:display-name="ListLabel 1023" style:family="text">
      <style:text-properties fo:font-size="10pt" style:font-size-asian="10pt"/>
    </style:style>
    <style:style style:name="ListLabel_20_1024" style:display-name="ListLabel 1024" style:family="text">
      <style:text-properties fo:font-size="10pt" style:font-size-asian="10pt"/>
    </style:style>
    <style:style style:name="ListLabel_20_1025" style:display-name="ListLabel 1025" style:family="text">
      <style:text-properties fo:font-size="10pt" style:font-size-asian="10pt"/>
    </style:style>
    <style:style style:name="ListLabel_20_1026" style:display-name="ListLabel 1026" style:family="text">
      <style:text-properties fo:font-size="10pt" style:font-size-asian="10pt"/>
    </style:style>
    <style:style style:name="ListLabel_20_1027" style:display-name="ListLabel 1027" style:family="text">
      <style:text-properties fo:font-size="10pt" style:font-size-asian="10pt"/>
    </style:style>
    <style:style style:name="ListLabel_20_1028" style:display-name="ListLabel 1028" style:family="text">
      <style:text-properties fo:font-size="10pt" style:font-size-asian="10pt"/>
    </style:style>
    <style:style style:name="ListLabel_20_1029" style:display-name="ListLabel 1029" style:family="text">
      <style:text-properties fo:font-size="10pt" style:font-size-asian="10pt"/>
    </style:style>
    <style:style style:name="ListLabel_20_1030" style:display-name="ListLabel 1030" style:family="text">
      <style:text-properties fo:font-size="10pt" style:font-size-asian="10pt"/>
    </style:style>
    <style:style style:name="ListLabel_20_1031" style:display-name="ListLabel 1031" style:family="text">
      <style:text-properties fo:font-size="10pt" style:font-size-asian="10pt"/>
    </style:style>
    <style:style style:name="ListLabel_20_1032" style:display-name="ListLabel 1032" style:family="text">
      <style:text-properties fo:font-size="10pt" style:font-size-asian="10pt"/>
    </style:style>
    <style:style style:name="ListLabel_20_1033" style:display-name="ListLabel 1033" style:family="text">
      <style:text-properties fo:font-size="10pt" style:font-size-asian="10pt"/>
    </style:style>
    <style:style style:name="ListLabel_20_1034" style:display-name="ListLabel 1034" style:family="text">
      <style:text-properties fo:font-size="10pt" style:font-size-asian="10pt"/>
    </style:style>
    <style:style style:name="ListLabel_20_1035" style:display-name="ListLabel 1035" style:family="text">
      <style:text-properties fo:font-size="10pt" style:font-size-asian="10pt"/>
    </style:style>
    <style:style style:name="ListLabel_20_1036" style:display-name="ListLabel 1036" style:family="text">
      <style:text-properties fo:font-size="10pt" style:font-size-asian="10pt"/>
    </style:style>
    <style:style style:name="ListLabel_20_1037" style:display-name="ListLabel 1037" style:family="text">
      <style:text-properties fo:font-size="10pt" style:font-size-asian="10pt"/>
    </style:style>
    <style:style style:name="ListLabel_20_1038" style:display-name="ListLabel 1038" style:family="text">
      <style:text-properties fo:font-size="10pt" style:font-size-asian="10pt"/>
    </style:style>
    <style:style style:name="ListLabel_20_1039" style:display-name="ListLabel 1039" style:family="text">
      <style:text-properties fo:font-size="10pt" style:font-size-asian="10pt"/>
    </style:style>
    <style:style style:name="ListLabel_20_1040" style:display-name="ListLabel 1040" style:family="text">
      <style:text-properties fo:font-size="10pt" style:font-size-asian="10pt"/>
    </style:style>
    <style:style style:name="ListLabel_20_1041" style:display-name="ListLabel 1041" style:family="text">
      <style:text-properties fo:font-size="10pt" style:font-size-asian="10pt"/>
    </style:style>
    <style:style style:name="ListLabel_20_1042" style:display-name="ListLabel 1042" style:family="text">
      <style:text-properties fo:font-size="10pt" style:font-size-asian="10pt"/>
    </style:style>
    <style:style style:name="ListLabel_20_1043" style:display-name="ListLabel 1043" style:family="text">
      <style:text-properties fo:font-size="10pt" style:font-size-asian="10pt"/>
    </style:style>
    <style:style style:name="ListLabel_20_1044" style:display-name="ListLabel 1044" style:family="text">
      <style:text-properties fo:font-size="10pt" style:font-size-asian="10pt"/>
    </style:style>
    <style:style style:name="ListLabel_20_1045" style:display-name="ListLabel 1045" style:family="text">
      <style:text-properties fo:font-size="10pt" style:font-size-asian="10pt"/>
    </style:style>
    <style:style style:name="ListLabel_20_1046" style:display-name="ListLabel 1046" style:family="text">
      <style:text-properties fo:font-size="10pt" style:font-size-asian="10pt"/>
    </style:style>
    <style:style style:name="ListLabel_20_1047" style:display-name="ListLabel 1047" style:family="text">
      <style:text-properties fo:font-size="10pt" style:font-size-asian="10pt"/>
    </style:style>
    <style:style style:name="ListLabel_20_1048" style:display-name="ListLabel 1048" style:family="text">
      <style:text-properties fo:font-size="10pt" style:font-size-asian="10pt"/>
    </style:style>
    <style:style style:name="ListLabel_20_1049" style:display-name="ListLabel 1049" style:family="text">
      <style:text-properties fo:font-size="10pt" style:font-size-asian="10pt"/>
    </style:style>
    <style:style style:name="ListLabel_20_1050" style:display-name="ListLabel 1050" style:family="text">
      <style:text-properties fo:font-size="10pt" style:font-size-asian="10pt"/>
    </style:style>
    <style:style style:name="ListLabel_20_1051" style:display-name="ListLabel 1051" style:family="text">
      <style:text-properties fo:font-size="10pt" style:font-size-asian="10pt"/>
    </style:style>
    <style:style style:name="ListLabel_20_1052" style:display-name="ListLabel 1052" style:family="text">
      <style:text-properties fo:font-size="10pt" style:font-size-asian="10pt"/>
    </style:style>
    <style:style style:name="ListLabel_20_1053" style:display-name="ListLabel 1053" style:family="text">
      <style:text-properties fo:font-size="10pt" style:font-size-asian="10pt"/>
    </style:style>
    <style:style style:name="ListLabel_20_1054" style:display-name="ListLabel 1054" style:family="text">
      <style:text-properties fo:font-size="10pt" style:font-size-asian="10pt"/>
    </style:style>
    <style:style style:name="ListLabel_20_1055" style:display-name="ListLabel 1055" style:family="text">
      <style:text-properties fo:font-size="10pt" style:font-size-asian="10pt"/>
    </style:style>
    <style:style style:name="ListLabel_20_1056" style:display-name="ListLabel 1056" style:family="text">
      <style:text-properties fo:font-size="10pt" style:font-size-asian="10pt"/>
    </style:style>
    <style:style style:name="ListLabel_20_1057" style:display-name="ListLabel 1057" style:family="text">
      <style:text-properties fo:font-size="10pt" style:font-size-asian="10pt"/>
    </style:style>
    <style:style style:name="ListLabel_20_1058" style:display-name="ListLabel 1058" style:family="text">
      <style:text-properties fo:font-size="10pt" style:font-size-asian="10pt"/>
    </style:style>
    <style:style style:name="ListLabel_20_1059" style:display-name="ListLabel 1059" style:family="text">
      <style:text-properties fo:font-size="10pt" style:font-size-asian="10pt"/>
    </style:style>
    <style:style style:name="ListLabel_20_1060" style:display-name="ListLabel 1060" style:family="text">
      <style:text-properties fo:font-size="10pt" style:font-size-asian="10pt"/>
    </style:style>
    <style:style style:name="ListLabel_20_1061" style:display-name="ListLabel 1061" style:family="text">
      <style:text-properties fo:font-size="10pt" style:font-size-asian="10pt"/>
    </style:style>
    <style:style style:name="ListLabel_20_1062" style:display-name="ListLabel 1062" style:family="text">
      <style:text-properties fo:font-size="10pt" style:font-size-asian="10pt"/>
    </style:style>
    <style:style style:name="ListLabel_20_1063" style:display-name="ListLabel 1063" style:family="text">
      <style:text-properties fo:font-size="10pt" style:font-size-asian="10pt"/>
    </style:style>
    <style:style style:name="ListLabel_20_1064" style:display-name="ListLabel 1064" style:family="text">
      <style:text-properties fo:font-size="10pt" style:font-size-asian="10pt"/>
    </style:style>
    <style:style style:name="ListLabel_20_1065" style:display-name="ListLabel 1065" style:family="text">
      <style:text-properties fo:font-size="10pt" style:font-size-asian="10pt"/>
    </style:style>
    <style:style style:name="ListLabel_20_1066" style:display-name="ListLabel 1066" style:family="text">
      <style:text-properties fo:font-size="10pt" style:font-size-asian="10pt"/>
    </style:style>
    <style:style style:name="ListLabel_20_1067" style:display-name="ListLabel 1067" style:family="text">
      <style:text-properties fo:font-size="10pt" style:font-size-asian="10pt"/>
    </style:style>
    <style:style style:name="ListLabel_20_1068" style:display-name="ListLabel 1068" style:family="text">
      <style:text-properties fo:font-size="10pt" style:font-size-asian="10pt"/>
    </style:style>
    <style:style style:name="ListLabel_20_1069" style:display-name="ListLabel 1069" style:family="text">
      <style:text-properties fo:font-size="10pt" style:font-size-asian="10pt"/>
    </style:style>
    <style:style style:name="ListLabel_20_1070" style:display-name="ListLabel 1070" style:family="text">
      <style:text-properties fo:font-size="10pt" style:font-size-asian="10pt"/>
    </style:style>
    <style:style style:name="ListLabel_20_1071" style:display-name="ListLabel 1071" style:family="text">
      <style:text-properties fo:font-size="10pt" style:font-size-asian="10pt"/>
    </style:style>
    <style:style style:name="ListLabel_20_1072" style:display-name="ListLabel 1072" style:family="text">
      <style:text-properties fo:font-size="10pt" style:font-size-asian="10pt"/>
    </style:style>
    <style:style style:name="ListLabel_20_1073" style:display-name="ListLabel 1073" style:family="text">
      <style:text-properties fo:font-size="10pt" style:font-size-asian="10pt"/>
    </style:style>
    <style:style style:name="ListLabel_20_1074" style:display-name="ListLabel 1074" style:family="text">
      <style:text-properties fo:font-size="10pt" style:font-size-asian="10pt"/>
    </style:style>
    <style:style style:name="ListLabel_20_1075" style:display-name="ListLabel 1075" style:family="text">
      <style:text-properties fo:font-size="10pt" style:font-size-asian="10pt"/>
    </style:style>
    <style:style style:name="ListLabel_20_1076" style:display-name="ListLabel 1076" style:family="text">
      <style:text-properties fo:font-size="10pt" style:font-size-asian="10pt"/>
    </style:style>
    <style:style style:name="ListLabel_20_1077" style:display-name="ListLabel 1077" style:family="text">
      <style:text-properties fo:font-size="10pt" style:font-size-asian="10pt"/>
    </style:style>
    <style:style style:name="ListLabel_20_1078" style:display-name="ListLabel 1078" style:family="text">
      <style:text-properties fo:font-size="10pt" style:font-size-asian="10pt"/>
    </style:style>
    <style:style style:name="ListLabel_20_1079" style:display-name="ListLabel 1079" style:family="text">
      <style:text-properties fo:font-size="10pt" style:font-size-asian="10pt"/>
    </style:style>
    <style:style style:name="ListLabel_20_1080" style:display-name="ListLabel 1080" style:family="text">
      <style:text-properties fo:font-size="10pt" style:font-size-asian="10pt"/>
    </style:style>
    <style:style style:name="ListLabel_20_1081" style:display-name="ListLabel 1081" style:family="text">
      <style:text-properties fo:font-size="10pt" style:font-size-asian="10pt"/>
    </style:style>
    <style:style style:name="ListLabel_20_1082" style:display-name="ListLabel 1082" style:family="text">
      <style:text-properties fo:font-size="10pt" style:font-size-asian="10pt"/>
    </style:style>
    <style:style style:name="ListLabel_20_1083" style:display-name="ListLabel 1083" style:family="text">
      <style:text-properties fo:font-size="10pt" style:font-size-asian="10pt"/>
    </style:style>
    <style:style style:name="ListLabel_20_1084" style:display-name="ListLabel 1084" style:family="text">
      <style:text-properties fo:font-size="10pt" style:font-size-asian="10pt"/>
    </style:style>
    <style:style style:name="ListLabel_20_1085" style:display-name="ListLabel 1085" style:family="text">
      <style:text-properties fo:font-size="10pt" style:font-size-asian="10pt"/>
    </style:style>
    <style:style style:name="ListLabel_20_1086" style:display-name="ListLabel 1086" style:family="text">
      <style:text-properties fo:font-size="10pt" style:font-size-asian="10pt"/>
    </style:style>
    <style:style style:name="ListLabel_20_1087" style:display-name="ListLabel 1087" style:family="text">
      <style:text-properties fo:font-size="10pt" style:font-size-asian="10pt"/>
    </style:style>
    <style:style style:name="ListLabel_20_1088" style:display-name="ListLabel 1088" style:family="text">
      <style:text-properties fo:font-size="10pt" style:font-size-asian="10pt"/>
    </style:style>
    <style:style style:name="ListLabel_20_1089" style:display-name="ListLabel 1089" style:family="text">
      <style:text-properties fo:font-size="10pt" style:font-size-asian="10pt"/>
    </style:style>
    <style:style style:name="ListLabel_20_1090" style:display-name="ListLabel 1090" style:family="text">
      <style:text-properties fo:font-size="10pt" style:font-size-asian="10pt"/>
    </style:style>
    <style:style style:name="ListLabel_20_1091" style:display-name="ListLabel 1091" style:family="text">
      <style:text-properties fo:font-size="10pt" style:font-size-asian="10pt"/>
    </style:style>
    <style:style style:name="ListLabel_20_1092" style:display-name="ListLabel 1092" style:family="text">
      <style:text-properties fo:font-size="10pt" style:font-size-asian="10pt"/>
    </style:style>
    <style:style style:name="ListLabel_20_1093" style:display-name="ListLabel 1093" style:family="text">
      <style:text-properties fo:font-size="10pt" style:font-size-asian="10pt"/>
    </style:style>
    <style:style style:name="ListLabel_20_1094" style:display-name="ListLabel 1094" style:family="text">
      <style:text-properties fo:font-size="10pt" style:font-size-asian="10pt"/>
    </style:style>
    <style:style style:name="ListLabel_20_1095" style:display-name="ListLabel 1095" style:family="text">
      <style:text-properties fo:font-size="10pt" style:font-size-asian="10pt"/>
    </style:style>
    <style:style style:name="ListLabel_20_1096" style:display-name="ListLabel 1096" style:family="text">
      <style:text-properties fo:font-size="10pt" style:font-size-asian="10pt"/>
    </style:style>
    <style:style style:name="ListLabel_20_1097" style:display-name="ListLabel 1097" style:family="text">
      <style:text-properties fo:font-size="10pt" style:font-size-asian="10pt"/>
    </style:style>
    <style:style style:name="ListLabel_20_1098" style:display-name="ListLabel 1098" style:family="text">
      <style:text-properties fo:font-size="10pt" style:font-size-asian="10pt"/>
    </style:style>
    <style:style style:name="ListLabel_20_1099" style:display-name="ListLabel 1099" style:family="text">
      <style:text-properties fo:font-size="10pt" style:font-size-asian="10pt"/>
    </style:style>
    <style:style style:name="ListLabel_20_1100" style:display-name="ListLabel 1100" style:family="text">
      <style:text-properties fo:font-size="10pt" style:font-size-asian="10pt"/>
    </style:style>
    <style:style style:name="ListLabel_20_1101" style:display-name="ListLabel 1101" style:family="text">
      <style:text-properties fo:font-size="10pt" style:font-size-asian="10pt"/>
    </style:style>
    <style:style style:name="ListLabel_20_1102" style:display-name="ListLabel 1102" style:family="text">
      <style:text-properties fo:font-size="10pt" style:font-size-asian="10pt"/>
    </style:style>
    <style:style style:name="ListLabel_20_1103" style:display-name="ListLabel 1103" style:family="text">
      <style:text-properties fo:font-size="10pt" style:font-size-asian="10pt"/>
    </style:style>
    <style:style style:name="ListLabel_20_1104" style:display-name="ListLabel 1104" style:family="text">
      <style:text-properties fo:font-size="10pt" style:font-size-asian="10pt"/>
    </style:style>
    <style:style style:name="ListLabel_20_1105" style:display-name="ListLabel 1105" style:family="text">
      <style:text-properties fo:font-size="10pt" style:font-size-asian="10pt"/>
    </style:style>
    <style:style style:name="ListLabel_20_1106" style:display-name="ListLabel 1106" style:family="text">
      <style:text-properties fo:font-size="10pt" style:font-size-asian="10pt"/>
    </style:style>
    <style:style style:name="ListLabel_20_1107" style:display-name="ListLabel 1107" style:family="text">
      <style:text-properties fo:font-size="10pt" style:font-size-asian="10pt"/>
    </style:style>
    <style:style style:name="ListLabel_20_1108" style:display-name="ListLabel 1108" style:family="text">
      <style:text-properties fo:font-size="10pt" style:font-size-asian="10pt"/>
    </style:style>
    <style:style style:name="ListLabel_20_1109" style:display-name="ListLabel 1109" style:family="text">
      <style:text-properties fo:font-size="10pt" style:font-size-asian="10pt"/>
    </style:style>
    <style:style style:name="ListLabel_20_1110" style:display-name="ListLabel 1110" style:family="text">
      <style:text-properties fo:font-size="10pt" style:font-size-asian="10pt"/>
    </style:style>
    <style:style style:name="ListLabel_20_1111" style:display-name="ListLabel 1111" style:family="text">
      <style:text-properties fo:font-size="10pt" style:font-size-asian="10pt"/>
    </style:style>
    <style:style style:name="ListLabel_20_1112" style:display-name="ListLabel 1112" style:family="text">
      <style:text-properties fo:font-size="10pt" style:font-size-asian="10pt"/>
    </style:style>
    <style:style style:name="ListLabel_20_1113" style:display-name="ListLabel 1113" style:family="text">
      <style:text-properties fo:font-size="10pt" style:font-size-asian="10pt"/>
    </style:style>
    <style:style style:name="ListLabel_20_1114" style:display-name="ListLabel 1114" style:family="text">
      <style:text-properties fo:font-size="10pt" style:font-size-asian="10pt"/>
    </style:style>
    <style:style style:name="ListLabel_20_1115" style:display-name="ListLabel 1115" style:family="text">
      <style:text-properties fo:font-size="10pt" style:font-size-asian="10pt"/>
    </style:style>
    <style:style style:name="ListLabel_20_1116" style:display-name="ListLabel 1116" style:family="text">
      <style:text-properties fo:font-size="10pt" style:font-size-asian="10pt"/>
    </style:style>
    <style:style style:name="ListLabel_20_1117" style:display-name="ListLabel 1117" style:family="text">
      <style:text-properties fo:font-size="10pt" style:font-size-asian="10pt"/>
    </style:style>
    <style:style style:name="ListLabel_20_1118" style:display-name="ListLabel 1118" style:family="text">
      <style:text-properties fo:font-size="10pt" style:font-size-asian="10pt"/>
    </style:style>
    <style:style style:name="ListLabel_20_1119" style:display-name="ListLabel 1119" style:family="text">
      <style:text-properties fo:font-size="10pt" style:font-size-asian="10pt"/>
    </style:style>
    <style:style style:name="ListLabel_20_1120" style:display-name="ListLabel 1120" style:family="text">
      <style:text-properties fo:font-size="10pt" style:font-size-asian="10pt"/>
    </style:style>
    <style:style style:name="ListLabel_20_1121" style:display-name="ListLabel 1121" style:family="text">
      <style:text-properties fo:font-size="10pt" style:font-size-asian="10pt"/>
    </style:style>
    <style:style style:name="ListLabel_20_1122" style:display-name="ListLabel 1122" style:family="text">
      <style:text-properties fo:font-size="10pt" style:font-size-asian="10pt"/>
    </style:style>
    <style:style style:name="ListLabel_20_1123" style:display-name="ListLabel 1123" style:family="text">
      <style:text-properties fo:font-size="10pt" style:font-size-asian="10pt"/>
    </style:style>
    <style:style style:name="ListLabel_20_1124" style:display-name="ListLabel 1124" style:family="text">
      <style:text-properties fo:font-size="10pt" style:font-size-asian="10pt"/>
    </style:style>
    <style:style style:name="ListLabel_20_1125" style:display-name="ListLabel 1125" style:family="text">
      <style:text-properties fo:font-size="10pt" style:font-size-asian="10pt"/>
    </style:style>
    <style:style style:name="ListLabel_20_1126" style:display-name="ListLabel 1126" style:family="text">
      <style:text-properties fo:font-size="10pt" style:font-size-asian="10pt"/>
    </style:style>
    <style:style style:name="ListLabel_20_1127" style:display-name="ListLabel 1127" style:family="text">
      <style:text-properties fo:font-size="10pt" style:font-size-asian="10pt"/>
    </style:style>
    <style:style style:name="ListLabel_20_1128" style:display-name="ListLabel 1128" style:family="text">
      <style:text-properties fo:font-size="10pt" style:font-size-asian="10pt"/>
    </style:style>
    <style:style style:name="ListLabel_20_1129" style:display-name="ListLabel 1129" style:family="text">
      <style:text-properties fo:font-size="10pt" style:font-size-asian="10pt"/>
    </style:style>
    <style:style style:name="ListLabel_20_1130" style:display-name="ListLabel 1130" style:family="text">
      <style:text-properties fo:font-size="10pt" style:font-size-asian="10pt"/>
    </style:style>
    <style:style style:name="ListLabel_20_1131" style:display-name="ListLabel 1131" style:family="text">
      <style:text-properties fo:font-size="10pt" style:font-size-asian="10pt"/>
    </style:style>
    <style:style style:name="ListLabel_20_1132" style:display-name="ListLabel 1132" style:family="text">
      <style:text-properties fo:font-size="10pt" style:font-size-asian="10pt"/>
    </style:style>
    <style:style style:name="ListLabel_20_1133" style:display-name="ListLabel 1133" style:family="text">
      <style:text-properties fo:font-size="10pt" style:font-size-asian="10pt"/>
    </style:style>
    <style:style style:name="ListLabel_20_1134" style:display-name="ListLabel 1134" style:family="text">
      <style:text-properties fo:font-size="10pt" style:font-size-asian="10pt"/>
    </style:style>
    <style:style style:name="ListLabel_20_1135" style:display-name="ListLabel 1135" style:family="text">
      <style:text-properties fo:font-size="10pt" style:font-size-asian="10pt"/>
    </style:style>
    <style:style style:name="ListLabel_20_1136" style:display-name="ListLabel 1136" style:family="text">
      <style:text-properties fo:font-size="10pt" style:font-size-asian="10pt"/>
    </style:style>
    <style:style style:name="ListLabel_20_1137" style:display-name="ListLabel 1137" style:family="text">
      <style:text-properties fo:font-size="10pt" style:font-size-asian="10pt"/>
    </style:style>
    <style:style style:name="ListLabel_20_1138" style:display-name="ListLabel 1138" style:family="text">
      <style:text-properties fo:font-size="10pt" style:font-size-asian="10pt"/>
    </style:style>
    <style:style style:name="ListLabel_20_1139" style:display-name="ListLabel 1139" style:family="text">
      <style:text-properties fo:font-size="10pt" style:font-size-asian="10pt"/>
    </style:style>
    <style:style style:name="ListLabel_20_1140" style:display-name="ListLabel 1140" style:family="text">
      <style:text-properties fo:font-size="10pt" style:font-size-asian="10pt"/>
    </style:style>
    <style:style style:name="ListLabel_20_1141" style:display-name="ListLabel 1141" style:family="text">
      <style:text-properties fo:font-size="10pt" style:font-size-asian="10pt"/>
    </style:style>
    <style:style style:name="ListLabel_20_1142" style:display-name="ListLabel 1142" style:family="text">
      <style:text-properties fo:font-size="10pt" style:font-size-asian="10pt"/>
    </style:style>
    <style:style style:name="ListLabel_20_1143" style:display-name="ListLabel 1143" style:family="text">
      <style:text-properties fo:font-size="10pt" style:font-size-asian="10pt"/>
    </style:style>
    <style:style style:name="ListLabel_20_1144" style:display-name="ListLabel 1144" style:family="text">
      <style:text-properties fo:font-size="10pt" style:font-size-asian="10pt"/>
    </style:style>
    <style:style style:name="ListLabel_20_1145" style:display-name="ListLabel 1145" style:family="text">
      <style:text-properties fo:font-size="10pt" style:font-size-asian="10pt"/>
    </style:style>
    <style:style style:name="ListLabel_20_1146" style:display-name="ListLabel 1146" style:family="text">
      <style:text-properties fo:font-size="10pt" style:font-size-asian="10pt"/>
    </style:style>
    <style:style style:name="ListLabel_20_1147" style:display-name="ListLabel 1147" style:family="text">
      <style:text-properties fo:font-size="10pt" style:font-size-asian="10pt"/>
    </style:style>
    <style:style style:name="ListLabel_20_1148" style:display-name="ListLabel 1148" style:family="text">
      <style:text-properties fo:font-size="10pt" style:font-size-asian="10pt"/>
    </style:style>
    <style:style style:name="ListLabel_20_1149" style:display-name="ListLabel 1149" style:family="text">
      <style:text-properties fo:font-size="10pt" style:font-size-asian="10pt"/>
    </style:style>
    <style:style style:name="ListLabel_20_1150" style:display-name="ListLabel 1150" style:family="text">
      <style:text-properties fo:font-size="10pt" style:font-size-asian="10pt"/>
    </style:style>
    <style:style style:name="ListLabel_20_1151" style:display-name="ListLabel 1151" style:family="text">
      <style:text-properties fo:font-size="10pt" style:font-size-asian="10pt"/>
    </style:style>
    <style:style style:name="ListLabel_20_1152" style:display-name="ListLabel 1152" style:family="text">
      <style:text-properties fo:font-size="10pt" style:font-size-asian="10pt"/>
    </style:style>
    <style:style style:name="ListLabel_20_1153" style:display-name="ListLabel 1153" style:family="text">
      <style:text-properties fo:font-size="10pt" style:font-size-asian="10pt"/>
    </style:style>
    <style:style style:name="ListLabel_20_1154" style:display-name="ListLabel 1154" style:family="text">
      <style:text-properties fo:font-size="10pt" style:font-size-asian="10pt"/>
    </style:style>
    <style:style style:name="ListLabel_20_1155" style:display-name="ListLabel 1155" style:family="text">
      <style:text-properties fo:font-size="10pt" style:font-size-asian="10pt"/>
    </style:style>
    <style:style style:name="ListLabel_20_1156" style:display-name="ListLabel 1156" style:family="text">
      <style:text-properties fo:font-size="10pt" style:font-size-asian="10pt"/>
    </style:style>
    <style:style style:name="ListLabel_20_1157" style:display-name="ListLabel 1157" style:family="text">
      <style:text-properties fo:font-size="10pt" style:font-size-asian="10pt"/>
    </style:style>
    <style:style style:name="ListLabel_20_1158" style:display-name="ListLabel 1158" style:family="text">
      <style:text-properties fo:font-size="10pt" style:font-size-asian="10pt"/>
    </style:style>
    <style:style style:name="ListLabel_20_1159" style:display-name="ListLabel 1159" style:family="text">
      <style:text-properties fo:font-size="10pt" style:font-size-asian="10pt"/>
    </style:style>
    <style:style style:name="ListLabel_20_1160" style:display-name="ListLabel 1160" style:family="text">
      <style:text-properties fo:font-size="10pt" style:font-size-asian="10pt"/>
    </style:style>
    <style:style style:name="ListLabel_20_1161" style:display-name="ListLabel 1161" style:family="text">
      <style:text-properties fo:font-size="10pt" style:font-size-asian="10pt"/>
    </style:style>
    <style:style style:name="ListLabel_20_1162" style:display-name="ListLabel 1162" style:family="text">
      <style:text-properties fo:font-size="10pt" style:font-size-asian="10pt"/>
    </style:style>
    <style:style style:name="ListLabel_20_1163" style:display-name="ListLabel 1163" style:family="text">
      <style:text-properties fo:font-size="10pt" style:font-size-asian="10pt"/>
    </style:style>
    <style:style style:name="ListLabel_20_1164" style:display-name="ListLabel 1164" style:family="text">
      <style:text-properties fo:font-size="10pt" style:font-size-asian="10pt"/>
    </style:style>
    <style:style style:name="ListLabel_20_1165" style:display-name="ListLabel 1165" style:family="text">
      <style:text-properties fo:font-size="10pt" style:font-size-asian="10pt"/>
    </style:style>
    <style:style style:name="ListLabel_20_1166" style:display-name="ListLabel 1166" style:family="text">
      <style:text-properties fo:font-size="10pt" style:font-size-asian="10pt"/>
    </style:style>
    <style:style style:name="ListLabel_20_1167" style:display-name="ListLabel 1167" style:family="text">
      <style:text-properties fo:font-size="10pt" style:font-size-asian="10pt"/>
    </style:style>
    <style:style style:name="ListLabel_20_1168" style:display-name="ListLabel 1168" style:family="text">
      <style:text-properties fo:font-size="10pt" style:font-size-asian="10pt"/>
    </style:style>
    <style:style style:name="ListLabel_20_1169" style:display-name="ListLabel 1169" style:family="text">
      <style:text-properties fo:font-size="10pt" style:font-size-asian="10pt"/>
    </style:style>
    <style:style style:name="ListLabel_20_1170" style:display-name="ListLabel 1170" style:family="text">
      <style:text-properties fo:font-size="10pt" style:font-size-asian="10pt"/>
    </style:style>
    <style:style style:name="ListLabel_20_1171" style:display-name="ListLabel 1171" style:family="text">
      <style:text-properties fo:font-size="10pt" style:font-size-asian="10pt"/>
    </style:style>
    <style:style style:name="ListLabel_20_1172" style:display-name="ListLabel 1172" style:family="text">
      <style:text-properties fo:font-size="10pt" style:font-size-asian="10pt"/>
    </style:style>
    <style:style style:name="ListLabel_20_1173" style:display-name="ListLabel 1173" style:family="text">
      <style:text-properties fo:font-size="10pt" style:font-size-asian="10pt"/>
    </style:style>
    <style:style style:name="ListLabel_20_1174" style:display-name="ListLabel 1174" style:family="text">
      <style:text-properties fo:font-size="10pt" style:font-size-asian="10pt"/>
    </style:style>
    <style:style style:name="ListLabel_20_1175" style:display-name="ListLabel 1175" style:family="text">
      <style:text-properties fo:font-size="10pt" style:font-size-asian="10pt"/>
    </style:style>
    <style:style style:name="ListLabel_20_1176" style:display-name="ListLabel 1176" style:family="text">
      <style:text-properties fo:font-size="10pt" style:font-size-asian="10pt"/>
    </style:style>
    <style:style style:name="ListLabel_20_1177" style:display-name="ListLabel 1177" style:family="text">
      <style:text-properties fo:font-size="10pt" style:font-size-asian="10pt"/>
    </style:style>
    <style:style style:name="ListLabel_20_1178" style:display-name="ListLabel 1178" style:family="text">
      <style:text-properties fo:font-size="10pt" style:font-size-asian="10pt"/>
    </style:style>
    <style:style style:name="ListLabel_20_1179" style:display-name="ListLabel 1179" style:family="text">
      <style:text-properties fo:font-size="10pt" style:font-size-asian="10pt"/>
    </style:style>
    <style:style style:name="ListLabel_20_1180" style:display-name="ListLabel 1180" style:family="text">
      <style:text-properties fo:font-size="10pt" style:font-size-asian="10pt"/>
    </style:style>
    <style:style style:name="ListLabel_20_1181" style:display-name="ListLabel 1181" style:family="text">
      <style:text-properties fo:font-size="10pt" style:font-size-asian="10pt"/>
    </style:style>
    <style:style style:name="ListLabel_20_1182" style:display-name="ListLabel 1182" style:family="text">
      <style:text-properties fo:font-size="10pt" style:font-size-asian="10pt"/>
    </style:style>
    <style:style style:name="ListLabel_20_1183" style:display-name="ListLabel 1183" style:family="text">
      <style:text-properties fo:font-size="10pt" style:font-size-asian="10pt"/>
    </style:style>
    <style:style style:name="ListLabel_20_1184" style:display-name="ListLabel 1184" style:family="text">
      <style:text-properties fo:font-size="10pt" style:font-size-asian="10pt"/>
    </style:style>
    <style:style style:name="ListLabel_20_1185" style:display-name="ListLabel 1185" style:family="text">
      <style:text-properties fo:font-size="10pt" style:font-size-asian="10pt"/>
    </style:style>
    <style:style style:name="ListLabel_20_1186" style:display-name="ListLabel 1186" style:family="text">
      <style:text-properties fo:font-size="10pt" style:font-size-asian="10pt"/>
    </style:style>
    <style:style style:name="ListLabel_20_1187" style:display-name="ListLabel 1187" style:family="text">
      <style:text-properties fo:font-size="10pt" style:font-size-asian="10pt"/>
    </style:style>
    <style:style style:name="ListLabel_20_1188" style:display-name="ListLabel 1188" style:family="text">
      <style:text-properties fo:font-size="10pt" style:font-size-asian="10pt"/>
    </style:style>
    <style:style style:name="ListLabel_20_1189" style:display-name="ListLabel 1189" style:family="text">
      <style:text-properties fo:font-size="10pt" style:font-size-asian="10pt"/>
    </style:style>
    <style:style style:name="ListLabel_20_1190" style:display-name="ListLabel 1190" style:family="text">
      <style:text-properties fo:font-size="10pt" style:font-size-asian="10pt"/>
    </style:style>
    <style:style style:name="ListLabel_20_1191" style:display-name="ListLabel 1191" style:family="text">
      <style:text-properties fo:font-size="10pt" style:font-size-asian="10pt"/>
    </style:style>
    <style:style style:name="ListLabel_20_1192" style:display-name="ListLabel 1192" style:family="text">
      <style:text-properties fo:font-size="10pt" style:font-size-asian="10pt"/>
    </style:style>
    <style:style style:name="ListLabel_20_1193" style:display-name="ListLabel 1193" style:family="text">
      <style:text-properties fo:font-size="10pt" style:font-size-asian="10pt"/>
    </style:style>
    <style:style style:name="ListLabel_20_1194" style:display-name="ListLabel 1194" style:family="text">
      <style:text-properties fo:font-size="10pt" style:font-size-asian="10pt"/>
    </style:style>
    <style:style style:name="ListLabel_20_1195" style:display-name="ListLabel 1195" style:family="text">
      <style:text-properties fo:font-size="10pt" style:font-size-asian="10pt"/>
    </style:style>
    <style:style style:name="ListLabel_20_1196" style:display-name="ListLabel 1196" style:family="text">
      <style:text-properties fo:font-size="10pt" style:font-size-asian="10pt"/>
    </style:style>
    <style:style style:name="ListLabel_20_1197" style:display-name="ListLabel 1197" style:family="text">
      <style:text-properties fo:font-size="10pt" style:font-size-asian="10pt"/>
    </style:style>
    <style:style style:name="Numbering_20_Symbols" style:display-name="Numbering Symbols" style:family="text"/>
    <style:style style:name="Drop_20_Caps" style:display-name="Drop Caps" style:family="text">
      <style:text-properties style:font-name="Linux Libertine S.O.Cist.1" fo:font-family="'Linux Libertine S.O.Cist.'" style:font-style-name="Regular" style:font-pitch="variable" fo:font-size="26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space" fo:text-indent="0.0799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3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5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6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7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8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9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0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1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1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2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3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4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5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6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7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8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9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0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0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1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2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3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bullet text:level="1" text:style-name="ListLabel_20_24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4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
      <text:list-level-style-bullet text:level="1" text:style-name="ListLabel_20_25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5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a">
      <text:list-level-style-bullet text:level="1" text:style-name="ListLabel_20_26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6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a">
      <text:list-level-style-bullet text:level="1" text:style-name="ListLabel_20_27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7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a">
      <text:list-level-style-bullet text:level="1" text:style-name="ListLabel_20_28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8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8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8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a">
      <text:list-level-style-bullet text:level="1" text:style-name="ListLabel_20_28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9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9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9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a">
      <text:list-level-style-bullet text:level="1" text:style-name="ListLabel_20_29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9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30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30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30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30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30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30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30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a">
      <text:list-level-style-bullet text:level="1" text:style-name="ListLabel_20_30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30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30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31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31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31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31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31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31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a">
      <text:list-level-style-bullet text:level="1" text:style-name="ListLabel_20_31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31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32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32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a">
      <text:list-level-style-bullet text:level="1" text:style-name="ListLabel_20_32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32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33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33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a">
      <text:list-level-style-bullet text:level="1" text:style-name="ListLabel_20_33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33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33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33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34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34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34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a">
      <text:list-level-style-bullet text:level="1" text:style-name="ListLabel_20_34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34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34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34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34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34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34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35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35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a">
      <text:list-level-style-bullet text:level="1" text:style-name="ListLabel_20_35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35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35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35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35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35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35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35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36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a">
      <text:list-level-style-bullet text:level="1" text:style-name="ListLabel_20_36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36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36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36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36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36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36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36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36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a">
      <text:list-level-style-bullet text:level="1" text:style-name="ListLabel_20_37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37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37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37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37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37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37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37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37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a">
      <text:list-level-style-bullet text:level="1" text:style-name="ListLabel_20_37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38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38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38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38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38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38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38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38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a">
      <text:list-level-style-bullet text:level="1" text:style-name="ListLabel_20_38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38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39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39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39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39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39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39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39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a">
      <text:list-level-style-bullet text:level="1" text:style-name="ListLabel_20_39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39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39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0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40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40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40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40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40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a">
      <text:list-level-style-bullet text:level="1" text:style-name="ListLabel_20_40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40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40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0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41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41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41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41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41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a">
      <text:list-level-style-bullet text:level="1" text:style-name="ListLabel_20_41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41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41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1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41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42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42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42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42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a">
      <text:list-level-style-bullet text:level="1" text:style-name="ListLabel_20_42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42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42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2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42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42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43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43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43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a">
      <text:list-level-style-bullet text:level="1" text:style-name="ListLabel_20_43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43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43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3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43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43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43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44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44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a">
      <text:list-level-style-bullet text:level="1" text:style-name="ListLabel_20_44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44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44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4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44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44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44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44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45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a">
      <text:list-level-style-bullet text:level="1" text:style-name="ListLabel_20_45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45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45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5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45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45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45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45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45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a">
      <text:list-level-style-bullet text:level="1" text:style-name="ListLabel_20_46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46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46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6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46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46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46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46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46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a">
      <text:list-level-style-bullet text:level="1" text:style-name="ListLabel_20_46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47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47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7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47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47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47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47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47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a">
      <text:list-level-style-bullet text:level="1" text:style-name="ListLabel_20_47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47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48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8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48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48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48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48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48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48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48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48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9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49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49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49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49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49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49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49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49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9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0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50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50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50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50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50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50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50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50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0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51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51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51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51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51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51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51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51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1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51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52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52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52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52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52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52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52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2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52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52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53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53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53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53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53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53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3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53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53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53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54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54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54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54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54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4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54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54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54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54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55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55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55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55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5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55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55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55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55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55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56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56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56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6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56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56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56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56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56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56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57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57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7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57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57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57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57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57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57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57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58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8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58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58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58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58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58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58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58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58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9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59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59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59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59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59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59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59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59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9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0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60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60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60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60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60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60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60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60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0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61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61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61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61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61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61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61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61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1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61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62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62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62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62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62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62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62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2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62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62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63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63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63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63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63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63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3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63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63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63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64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64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64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64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64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4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64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64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64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64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65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65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65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65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5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65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65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65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65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65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66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66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66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6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66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66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66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66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66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66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67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67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7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67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67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67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67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67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67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67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68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8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68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68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68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68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68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68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68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68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9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69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69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69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69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69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69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69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69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9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0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70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70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70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70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70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70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70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70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0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71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71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71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71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71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71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71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71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1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71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72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72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72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72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72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72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72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2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72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72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73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73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73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73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73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73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3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73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73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73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74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74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74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74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74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4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74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74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74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74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75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75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75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75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5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75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75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75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75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75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76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76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76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6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76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76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76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76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76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76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77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77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7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77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77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77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77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77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77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77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78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8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78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78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78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78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78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78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78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78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9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79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79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79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79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79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79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79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79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9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0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80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80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80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80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80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80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80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80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0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81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81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81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81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81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81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81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81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1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81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82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82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82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82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82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82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82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2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82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bullet text:level="1" text:style-name="ListLabel_20_82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83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83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83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83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83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83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3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83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83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83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84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84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84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84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84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4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84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text:style-name="ListLabel_20_84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84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84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85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85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85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85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5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85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85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85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85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85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86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86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86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6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86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text:style-name="ListLabel_20_86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86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86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86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86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87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87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7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87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bullet text:level="1" text:style-name="ListLabel_20_87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87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87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87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87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87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88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8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88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bullet text:level="1" text:style-name="ListLabel_20_88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88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88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88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88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88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88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9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89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bullet text:level="1" text:style-name="ListLabel_20_89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89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89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89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89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89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89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9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0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bullet text:level="1" text:style-name="ListLabel_20_90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90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90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90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90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90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90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90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0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bullet text:level="1" text:style-name="ListLabel_20_9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91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91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91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91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91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91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91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1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bullet text:level="1" text:style-name="ListLabel_20_9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92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92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92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92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92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92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92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2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
      <text:list-level-style-bullet text:level="1" text:style-name="ListLabel_20_9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92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93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93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93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93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93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93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3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8">
      <text:list-level-style-bullet text:level="1" text:style-name="ListLabel_20_9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93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93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94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94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94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94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94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4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9">
      <text:list-level-style-bullet text:level="1" text:style-name="ListLabel_20_94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94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94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94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95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95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95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95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5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0">
      <text:list-level-style-bullet text:level="1" text:style-name="ListLabel_20_95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95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95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95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95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96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96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96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6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1">
      <text:list-level-style-bullet text:level="1" text:style-name="ListLabel_20_96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96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96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96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96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96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97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97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7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2">
      <text:list-level-style-bullet text:level="1" text:style-name="ListLabel_20_97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97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97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97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97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97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97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98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8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3">
      <text:list-level-style-bullet text:level="1" text:style-name="ListLabel_20_98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98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98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98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98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98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98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98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9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4">
      <text:list-level-style-bullet text:level="1" text:style-name="ListLabel_20_99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99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99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99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99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99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99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99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9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5">
      <text:list-level-style-bullet text:level="1" text:style-name="ListLabel_20_100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00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00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00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00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00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00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00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00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6">
      <text:list-level-style-bullet text:level="1" text:style-name="ListLabel_20_100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01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01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01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01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01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01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01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01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7">
      <text:list-level-style-bullet text:level="1" text:style-name="ListLabel_20_101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01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02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02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02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02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02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02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02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8">
      <text:list-level-style-bullet text:level="1" text:style-name="ListLabel_20_102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02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02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03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03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03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03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03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03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9">
      <text:list-level-style-bullet text:level="1" text:style-name="ListLabel_20_103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03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03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03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04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04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04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04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04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0">
      <text:list-level-style-bullet text:level="1" text:style-name="ListLabel_20_104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04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04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04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04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05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05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05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05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1">
      <text:list-level-style-bullet text:level="1" text:style-name="ListLabel_20_105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05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05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05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05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05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06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06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06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2">
      <text:list-level-style-bullet text:level="1" text:style-name="ListLabel_20_106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06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06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06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06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06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06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07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07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3">
      <text:list-level-style-bullet text:level="1" text:style-name="ListLabel_20_107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07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07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07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07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07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07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07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08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4">
      <text:list-level-style-bullet text:level="1" text:style-name="ListLabel_20_108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08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08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08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08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08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08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08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08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5">
      <text:list-level-style-bullet text:level="1" text:style-name="ListLabel_20_109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09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09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09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09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09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09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09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09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6">
      <text:list-level-style-bullet text:level="1" text:style-name="ListLabel_20_109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10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10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10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10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10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10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10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10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7">
      <text:list-level-style-bullet text:level="1" text:style-name="ListLabel_20_110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10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11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11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11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11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11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11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11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8">
      <text:list-level-style-bullet text:level="1" text:style-name="ListLabel_20_111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11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11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12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12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12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12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12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12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9">
      <text:list-level-style-bullet text:level="1" text:style-name="ListLabel_20_112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12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12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12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13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13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13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13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13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
      <text:list-level-style-bullet text:level="1" text:style-name="ListLabel_20_113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13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13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13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13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14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14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14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14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
      <text:list-level-style-bullet text:level="1" text:style-name="ListLabel_20_114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14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14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14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14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14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15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15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15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
      <text:list-level-style-bullet text:level="1" text:style-name="ListLabel_20_115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15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15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15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15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15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15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16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16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
      <text:list-level-style-bullet text:level="1" text:style-name="ListLabel_20_116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16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16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16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16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16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16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16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17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
      <text:list-level-style-bullet text:level="1" text:style-name="ListLabel_20_117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17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17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17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17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17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17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17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17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
      <text:list-level-style-bullet text:level="1" text:style-name="ListLabel_20_118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18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18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18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18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18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18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18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18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
      <text:list-level-style-bullet text:level="1" text:style-name="ListLabel_20_118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19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19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19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19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19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19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19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19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text-properties style:font-name="Bookman Old Style S.O.Cist.1" fo:font-weight="bold" officeooo:paragraph-rsid="00090cbf" style:font-weight-asian="bold" style:font-weight-complex="bold"/>
    </style:style>
    <style:style style:name="MT1" style:family="text">
      <style:text-properties officeooo:rsid="00090cbf"/>
    </style:style>
    <style:page-layout style:name="Mpm1">
      <style:page-layout-properties fo:page-width="8.2701in" fo:page-height="11.6902in" style:num-format="1" style:print-orientation="portrait" fo:margin-top="0.3807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svg:height="0.3083in" fo:margin-left="0in" fo:margin-right="0in" fo:margin-bottom="0in" fo:background-color="transparent" style:dynamic-spacing="true"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UGUSTUS 202<text:span text:style-name="MT1">4</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5T13:28:21.866620602</meta:creation-date>
    <dc:date>2024-06-15T17:02:31.507207369</dc:date>
    <meta:editing-duration>PT3H34M8S</meta:editing-duration>
    <meta:editing-cycles>4</meta:editing-cycles>
    <meta:generator>LibreOffice/7.5.3.2$MacOSX_AARCH64 LibreOffice_project/9f56dff12ba03b9acd7730a5a481eea045e468f3</meta:generator>
    <meta:document-statistic meta:table-count="0" meta:image-count="0" meta:object-count="0" meta:page-count="8" meta:paragraph-count="132" meta:word-count="2799" meta:character-count="16171" meta:non-whitespace-character-count="13266"/>
  </office:meta>
</office:document-meta>
</file>